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6eed0e" officeooo:paragraph-rsid="006eed0e"/>
    </style:style>
    <style:style style:name="P2" style:family="paragraph" style:parent-style-name="Footer">
      <style:text-properties officeooo:rsid="00fed142" officeooo:paragraph-rsid="00fed142"/>
    </style:style>
    <style:style style:name="P3" style:family="paragraph" style:parent-style-name="Preformatted_20_Text">
      <style:text-properties fo:color="#0000ff"/>
    </style:style>
    <style:style style:name="P4" style:family="paragraph" style:parent-style-name="Preformatted_20_Text">
      <style:text-properties fo:color="#0000ff" officeooo:rsid="00a018ea" officeooo:paragraph-rsid="00a018ea"/>
    </style:style>
    <style:style style:name="P5" style:family="paragraph" style:parent-style-name="Standard">
      <style:text-properties fo:font-weight="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3de497" officeooo:paragraph-rsid="003edb80" style:font-weight-asian="bold" style:font-weight-complex="bold"/>
    </style:style>
    <style:style style:name="P8" style:family="paragraph" style:parent-style-name="Standard">
      <style:text-properties fo:font-weight="bold" officeooo:rsid="003de497" officeooo:paragraph-rsid="00a53849" style:font-weight-asian="bold" style:font-weight-complex="bold"/>
    </style:style>
    <style:style style:name="P9" style:family="paragraph" style:parent-style-name="Standard">
      <style:text-properties fo:font-weight="bold" officeooo:rsid="003edb80" officeooo:paragraph-rsid="003edb80" style:font-weight-asian="bold" style:font-weight-complex="bold"/>
    </style:style>
    <style:style style:name="P10" style:family="paragraph" style:parent-style-name="Standard">
      <style:text-properties fo:font-weight="bold" officeooo:rsid="005be627" officeooo:paragraph-rsid="005be627" style:font-weight-asian="bold" style:font-weight-complex="bold"/>
    </style:style>
    <style:style style:name="P11" style:family="paragraph" style:parent-style-name="Standard">
      <style:text-properties fo:font-weight="bold" officeooo:rsid="006b96f8" officeooo:paragraph-rsid="006cb23b" style:font-weight-asian="bold" style:font-weight-complex="bold"/>
    </style:style>
    <style:style style:name="P12" style:family="paragraph" style:parent-style-name="Standard">
      <style:text-properties fo:font-weight="bold" officeooo:rsid="007eac24" officeooo:paragraph-rsid="00800dd1" style:font-weight-asian="bold" style:font-weight-complex="bold"/>
    </style:style>
    <style:style style:name="P13" style:family="paragraph" style:parent-style-name="Standard">
      <style:text-properties fo:font-weight="bold" officeooo:rsid="00800dd1" officeooo:paragraph-rsid="00800dd1" style:font-weight-asian="bold" style:font-weight-complex="bold"/>
    </style:style>
    <style:style style:name="P14" style:family="paragraph" style:parent-style-name="Standard">
      <style:text-properties fo:font-weight="bold" officeooo:rsid="00629e69" officeooo:paragraph-rsid="0060d85f" style:font-weight-asian="bold" style:font-weight-complex="bold"/>
    </style:style>
    <style:style style:name="P15" style:family="paragraph" style:parent-style-name="Standard">
      <style:text-properties fo:font-weight="bold" officeooo:rsid="005f6197" officeooo:paragraph-rsid="00689cfc" style:font-weight-asian="bold" style:font-weight-complex="bold"/>
    </style:style>
    <style:style style:name="P16" style:family="paragraph" style:parent-style-name="Standard">
      <style:text-properties fo:font-weight="bold" officeooo:rsid="00600135" officeooo:paragraph-rsid="00600135" style:font-weight-asian="bold" style:font-weight-complex="bold"/>
    </style:style>
    <style:style style:name="P17" style:family="paragraph" style:parent-style-name="Standard">
      <style:text-properties fo:font-weight="bold" officeooo:rsid="00600135" officeooo:paragraph-rsid="00a18400" style:font-weight-asian="bold" style:font-weight-complex="bold"/>
    </style:style>
    <style:style style:name="P18" style:family="paragraph" style:parent-style-name="Standard">
      <style:text-properties fo:font-weight="bold" officeooo:rsid="004689bb" officeooo:paragraph-rsid="004689bb" style:font-weight-asian="bold" style:font-weight-complex="bold"/>
    </style:style>
    <style:style style:name="P19" style:family="paragraph" style:parent-style-name="Standard">
      <style:text-properties officeooo:paragraph-rsid="003b6d54"/>
    </style:style>
    <style:style style:name="P20" style:family="paragraph" style:parent-style-name="Standard">
      <style:text-properties style:font-name="Liberation Serif" fo:font-size="12pt" style:font-size-asian="12pt" style:font-size-complex="12pt"/>
    </style:style>
    <style:style style:name="P21" style:family="paragraph" style:parent-style-name="Standard">
      <style:text-properties style:font-name="Liberation Serif" fo:font-size="12pt" officeooo:rsid="008365b4" officeooo:paragraph-rsid="008365b4" style:font-size-asian="12pt" style:font-size-complex="12pt"/>
    </style:style>
    <style:style style:name="P22" style:family="paragraph" style:parent-style-name="Standard">
      <style:text-properties style:font-name="Liberation Serif" fo:font-size="12pt" officeooo:rsid="0091927c" officeooo:paragraph-rsid="0091927c" style:font-size-asian="12pt" style:font-size-complex="12pt"/>
    </style:style>
    <style:style style:name="P23" style:family="paragraph" style:parent-style-name="Standard">
      <style:text-properties style:font-name="Liberation Serif" fo:font-size="12pt" officeooo:rsid="00be2054" officeooo:paragraph-rsid="00be2054" style:font-size-asian="12pt" style:font-size-complex="12pt"/>
    </style:style>
    <style:style style:name="P24" style:family="paragraph" style:parent-style-name="Standard">
      <style:text-properties style:font-name="Liberation Serif" fo:font-size="12pt" officeooo:rsid="00ffdd41" officeooo:paragraph-rsid="00ffdd41" style:font-size-asian="12pt" style:font-size-complex="12pt"/>
    </style:style>
    <style:style style:name="P25" style:family="paragraph" style:parent-style-name="Standard">
      <style:text-properties style:font-name="Liberation Serif" fo:font-size="12pt" officeooo:rsid="0112635e" officeooo:paragraph-rsid="0112635e" style:font-size-asian="12pt" style:font-size-complex="12pt"/>
    </style:style>
    <style:style style:name="P26" style:family="paragraph" style:parent-style-name="Standard">
      <style:text-properties style:font-name="Liberation Serif" fo:font-size="12pt" officeooo:rsid="007964f9" officeooo:paragraph-rsid="007964f9" style:font-size-asian="10.5pt" style:font-size-complex="12pt"/>
    </style:style>
    <style:style style:name="P27" style:family="paragraph" style:parent-style-name="Standard">
      <style:text-properties style:font-name="Liberation Serif" fo:font-size="12pt" officeooo:rsid="00600135" officeooo:paragraph-rsid="007aa0d5" style:font-size-asian="10.5pt" style:font-size-complex="12pt"/>
    </style:style>
    <style:style style:name="P28" style:family="paragraph" style:parent-style-name="Standard">
      <style:text-properties style:font-name="Liberation Serif" fo:font-size="12pt" officeooo:rsid="00600135" officeooo:paragraph-rsid="007d3504" style:font-size-asian="10.5pt" style:font-size-complex="12pt"/>
    </style:style>
    <style:style style:name="P29" style:family="paragraph" style:parent-style-name="Standard">
      <style:text-properties style:font-name="Liberation Serif" fo:font-size="12pt" officeooo:rsid="00e728e5" officeooo:paragraph-rsid="00e728e5" style:font-size-asian="10.5pt" style:font-size-complex="12pt"/>
    </style:style>
    <style:style style:name="P30"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31" style:family="paragraph" style:parent-style-name="Standard">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P32"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42"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43"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44"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45" style:family="paragraph" style:parent-style-name="Standard">
      <style:text-properties style:font-name="Liberation Serif" officeooo:rsid="003de497" officeooo:paragraph-rsid="003de497"/>
    </style:style>
    <style:style style:name="P46" style:family="paragraph" style:parent-style-name="Standard">
      <style:text-properties style:font-name="Liberation Serif" officeooo:rsid="004fae59" officeooo:paragraph-rsid="004fae59"/>
    </style:style>
    <style:style style:name="P47" style:family="paragraph" style:parent-style-name="Standard">
      <style:text-properties style:font-name="Liberation Serif" fo:font-weight="normal" officeooo:rsid="005cf296" officeooo:paragraph-rsid="005cf296" style:font-weight-asian="normal" style:font-weight-complex="normal"/>
    </style:style>
    <style:style style:name="P48" style:family="paragraph" style:parent-style-name="Standard">
      <style:text-properties style:font-name="Liberation Serif" officeooo:rsid="00675f3d" officeooo:paragraph-rsid="00675f3d"/>
    </style:style>
    <style:style style:name="P49" style:family="paragraph" style:parent-style-name="Standard">
      <style:text-properties style:font-name="Liberation Serif" fo:font-weight="bold" officeooo:rsid="00842328" officeooo:paragraph-rsid="00842328" style:font-weight-asian="bold" style:font-weight-complex="bold"/>
    </style:style>
    <style:style style:name="P50" style:family="paragraph" style:parent-style-name="Standard">
      <style:text-properties style:font-name="Liberation Serif" fo:font-weight="bold" officeooo:rsid="0085470d" officeooo:paragraph-rsid="0085470d" style:font-weight-asian="bold" style:font-weight-complex="bold"/>
    </style:style>
    <style:style style:name="P51" style:family="paragraph" style:parent-style-name="Standard">
      <style:text-properties style:font-name="Liberation Serif" fo:font-weight="bold" officeooo:rsid="008b0d58" officeooo:paragraph-rsid="008b0d58" style:font-weight-asian="bold" style:font-weight-complex="bold"/>
    </style:style>
    <style:style style:name="P52" style:family="paragraph" style:parent-style-name="Standard">
      <style:text-properties style:font-name="Liberation Serif" officeooo:rsid="00811a6a" officeooo:paragraph-rsid="00811a6a"/>
    </style:style>
    <style:style style:name="P53" style:family="paragraph" style:parent-style-name="Standard">
      <style:text-properties style:font-name="Liberation Serif" officeooo:rsid="00830027" officeooo:paragraph-rsid="00830027"/>
    </style:style>
    <style:style style:name="P54" style:family="paragraph" style:parent-style-name="Standard">
      <style:text-properties style:font-name="Liberation Serif" officeooo:rsid="008365b4" officeooo:paragraph-rsid="008365b4"/>
    </style:style>
    <style:style style:name="P55" style:family="paragraph" style:parent-style-name="Standard">
      <style:text-properties style:font-name="Liberation Serif" officeooo:rsid="00842328" officeooo:paragraph-rsid="00842328"/>
    </style:style>
    <style:style style:name="P56" style:family="paragraph" style:parent-style-name="Standard">
      <style:text-properties style:font-name="Liberation Serif" officeooo:rsid="0085470d" officeooo:paragraph-rsid="0085470d"/>
    </style:style>
    <style:style style:name="P57" style:family="paragraph" style:parent-style-name="Standard">
      <style:text-properties style:font-name="Liberation Serif" fo:font-style="normal" officeooo:rsid="008bd0b2" officeooo:paragraph-rsid="008bd0b2" style:font-style-asian="normal" style:font-style-complex="normal"/>
    </style:style>
    <style:style style:name="P58" style:family="paragraph" style:parent-style-name="Standard">
      <style:text-properties style:font-name="Liberation Serif" fo:font-style="normal" officeooo:rsid="008cb86d" officeooo:paragraph-rsid="008cb86d" style:font-style-asian="normal" style:font-style-complex="normal"/>
    </style:style>
    <style:style style:name="P59" style:family="paragraph" style:parent-style-name="Standard">
      <style:text-properties style:font-name="Liberation Serif" fo:font-style="normal" officeooo:rsid="008cb86d" officeooo:paragraph-rsid="0091927c" style:font-style-asian="normal" style:font-style-complex="normal"/>
    </style:style>
    <style:style style:name="P60" style:family="paragraph" style:parent-style-name="Standard">
      <style:text-properties style:font-name="Liberation Serif" fo:font-style="normal" officeooo:rsid="004f44b7" officeooo:paragraph-rsid="004fae59" style:font-style-asian="normal" style:font-style-complex="normal"/>
    </style:style>
    <style:style style:name="P61"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62"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63"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64"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65"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68"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69"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70" style:family="paragraph" style:parent-style-name="Standard">
      <style:text-properties style:font-name="Liberation Serif" fo:font-style="normal" fo:font-weight="normal" officeooo:rsid="00800dd1" officeooo:paragraph-rsid="00800dd1" style:font-style-asian="normal" style:font-weight-asian="normal" style:font-style-complex="normal" style:font-weight-complex="normal"/>
    </style:style>
    <style:style style:name="P71" style:family="paragraph" style:parent-style-name="Standard">
      <style:text-properties style:font-name="Liberation Serif" officeooo:rsid="00afcd9a" officeooo:paragraph-rsid="00afcd9a"/>
    </style:style>
    <style:style style:name="P72" style:family="paragraph" style:parent-style-name="Standard">
      <style:text-properties style:font-name="Liberation Serif" officeooo:rsid="00bae79c" officeooo:paragraph-rsid="00bae79c"/>
    </style:style>
    <style:style style:name="P73" style:family="paragraph" style:parent-style-name="Standard">
      <style:text-properties style:font-name="Liberation Serif" officeooo:rsid="00be2054" officeooo:paragraph-rsid="00be2054"/>
    </style:style>
    <style:style style:name="P74" style:family="paragraph" style:parent-style-name="Standard">
      <style:text-properties style:font-name="Liberation Serif" officeooo:rsid="00c061bb" officeooo:paragraph-rsid="00c061bb"/>
    </style:style>
    <style:style style:name="P75" style:family="paragraph" style:parent-style-name="Standard">
      <style:text-properties style:font-name="Liberation Serif" officeooo:rsid="00c061bb" officeooo:paragraph-rsid="00c186d0"/>
    </style:style>
    <style:style style:name="P76" style:family="paragraph" style:parent-style-name="Standard">
      <style:text-properties style:font-name="Liberation Serif" officeooo:rsid="00c061bb" officeooo:paragraph-rsid="00bfcebd"/>
    </style:style>
    <style:style style:name="P77" style:family="paragraph" style:parent-style-name="Standard">
      <style:text-properties style:font-name="Liberation Serif" officeooo:rsid="00c186d0" officeooo:paragraph-rsid="00c186d0"/>
    </style:style>
    <style:style style:name="P78" style:family="paragraph" style:parent-style-name="Standard">
      <style:text-properties style:font-name="Liberation Serif" officeooo:rsid="00c6c1d3" officeooo:paragraph-rsid="00c6c1d3"/>
    </style:style>
    <style:style style:name="P79" style:family="paragraph" style:parent-style-name="Standard">
      <style:text-properties style:font-name="Liberation Serif" officeooo:rsid="00c8520f" officeooo:paragraph-rsid="00c8520f"/>
    </style:style>
    <style:style style:name="P80" style:family="paragraph" style:parent-style-name="Standard">
      <style:text-properties style:font-name="Liberation Serif" officeooo:rsid="0045f9a0"/>
    </style:style>
    <style:style style:name="P81" style:family="paragraph" style:parent-style-name="Standard">
      <style:text-properties style:font-name="Liberation Serif" officeooo:rsid="00bfcebd" officeooo:paragraph-rsid="00bfcebd"/>
    </style:style>
    <style:style style:name="P82" style:family="paragraph" style:parent-style-name="Standard">
      <style:text-properties style:font-name="Liberation Serif" officeooo:rsid="00da3083" officeooo:paragraph-rsid="00da3083"/>
    </style:style>
    <style:style style:name="P83" style:family="paragraph" style:parent-style-name="Standard">
      <style:text-properties style:font-name="Liberation Serif" officeooo:rsid="008bd0b2" officeooo:paragraph-rsid="008bd0b2"/>
    </style:style>
    <style:style style:name="P84" style:family="paragraph" style:parent-style-name="Standard">
      <style:text-properties style:font-name="Liberation Serif" officeooo:rsid="00573b56" officeooo:paragraph-rsid="00ff4684"/>
    </style:style>
    <style:style style:name="P85" style:family="paragraph" style:parent-style-name="Standard">
      <style:text-properties style:font-name="Courier New"/>
    </style:style>
    <style:style style:name="P86" style:family="paragraph" style:parent-style-name="Standard">
      <style:text-properties style:font-name="Courier New" fo:font-size="12pt" style:font-size-asian="12pt" style:font-size-complex="12pt"/>
    </style:style>
    <style:style style:name="P87" style:family="paragraph" style:parent-style-name="Standard">
      <style:text-properties style:font-name="Courier New" fo:font-size="12pt" officeooo:rsid="00675f3d" officeooo:paragraph-rsid="00689cfc" style:font-size-asian="12pt" style:font-size-complex="12pt"/>
    </style:style>
    <style:style style:name="P88" style:family="paragraph" style:parent-style-name="Standard">
      <style:text-properties style:font-name="Courier New" fo:font-size="12pt" officeooo:paragraph-rsid="00bc8db6" style:font-size-asian="12pt" style:font-size-complex="12pt"/>
    </style:style>
    <style:style style:name="P89" style:family="paragraph" style:parent-style-name="Standard">
      <style:text-properties style:font-name="Courier New" fo:font-size="12pt" officeooo:paragraph-rsid="00be2054" style:font-size-asian="12pt" style:font-size-complex="12pt"/>
    </style:style>
    <style:style style:name="P90" style:family="paragraph" style:parent-style-name="Standard">
      <style:text-properties style:font-name="Courier New" fo:font-size="12pt" officeooo:paragraph-rsid="00f6fd66" style:font-size-asian="12pt" style:font-size-complex="12pt"/>
    </style:style>
    <style:style style:name="P91" style:family="paragraph" style:parent-style-name="Standard">
      <style:text-properties style:font-name="Courier New" fo:font-size="12pt" officeooo:paragraph-rsid="00fa424c" style:font-size-asian="12pt" style:font-size-complex="12pt"/>
    </style:style>
    <style:style style:name="P92" style:family="paragraph" style:parent-style-name="Standard">
      <style:text-properties style:font-name="Courier New" fo:font-size="12pt" officeooo:rsid="00600135" officeooo:paragraph-rsid="007aa0d5" style:font-size-asian="10.5pt" style:font-size-complex="12pt"/>
    </style:style>
    <style:style style:name="P93"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94" style:family="paragraph" style:parent-style-name="Standard">
      <style:text-properties style:font-name="Courier New"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95" style:family="paragraph" style:parent-style-name="Standard">
      <style:text-properties style:font-name="Courier New" fo:font-size="12pt" fo:font-style="normal" style:text-underline-style="none" officeooo:rsid="00842328" officeooo:paragraph-rsid="00842328" style:font-size-asian="12pt" style:font-style-asian="normal" style:font-size-complex="12pt" style:font-style-complex="normal"/>
    </style:style>
    <style:style style:name="P96"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97" style:family="paragraph" style:parent-style-name="Standard">
      <style:text-properties style:font-name="Courier New" fo:font-weight="normal" officeooo:rsid="005cf296" officeooo:paragraph-rsid="005e8c9c" style:font-weight-asian="normal" style:font-weight-complex="normal"/>
    </style:style>
    <style:style style:name="P98" style:family="paragraph" style:parent-style-name="Standard">
      <style:text-properties style:font-name="Courier New" fo:font-weight="normal" officeooo:rsid="0076556f" officeooo:paragraph-rsid="0076556f" style:font-weight-asian="normal" style:font-weight-complex="normal"/>
    </style:style>
    <style:style style:name="P99" style:family="paragraph" style:parent-style-name="Standard">
      <style:text-properties style:font-name="Courier New" fo:font-weight="normal" officeooo:rsid="007964f9" officeooo:paragraph-rsid="0077ad97" style:font-weight-asian="normal" style:font-weight-complex="normal"/>
    </style:style>
    <style:style style:name="P100" style:family="paragraph" style:parent-style-name="Standard">
      <style:text-properties style:font-name="Courier New" fo:font-weight="normal" officeooo:rsid="00d0cebf" officeooo:paragraph-rsid="00fbcf81" style:font-weight-asian="normal" style:font-weight-complex="normal"/>
    </style:style>
    <style:style style:name="P101" style:family="paragraph" style:parent-style-name="Standard">
      <style:text-properties style:font-name="Courier New" fo:font-weight="normal" officeooo:rsid="00cf4b32" officeooo:paragraph-rsid="00fbcf81" style:font-weight-asian="normal" style:font-weight-complex="normal"/>
    </style:style>
    <style:style style:name="P102" style:family="paragraph" style:parent-style-name="Standard">
      <style:text-properties style:font-name="Courier New" fo:font-weight="normal" officeooo:rsid="00de9b77" officeooo:paragraph-rsid="00fbcf81" style:font-weight-asian="normal" style:font-weight-complex="normal"/>
    </style:style>
    <style:style style:name="P103" style:family="paragraph" style:parent-style-name="Standard">
      <style:text-properties style:font-name="Courier New" officeooo:rsid="0060d85f" officeooo:paragraph-rsid="0060d85f"/>
    </style:style>
    <style:style style:name="P104" style:family="paragraph" style:parent-style-name="Standard">
      <style:text-properties style:font-name="Courier New" officeooo:rsid="006371dd" officeooo:paragraph-rsid="006371dd"/>
    </style:style>
    <style:style style:name="P105"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06" style:family="paragraph" style:parent-style-name="Standard">
      <style:text-properties style:font-name="Courier New" fo:font-size="10pt" style:font-size-asian="10pt" style:font-size-complex="10pt"/>
    </style:style>
    <style:style style:name="P107" style:family="paragraph" style:parent-style-name="Standard">
      <style:text-properties style:font-name="Courier New" fo:font-size="10pt" officeooo:rsid="008152d2" officeooo:paragraph-rsid="008152d2" style:font-size-asian="10pt" style:font-size-complex="10pt"/>
    </style:style>
    <style:style style:name="P108" style:family="paragraph" style:parent-style-name="Standard">
      <style:text-properties style:font-name="Courier New" fo:font-size="10pt" officeooo:rsid="008152d2" officeooo:paragraph-rsid="00eaddd0" style:font-size-asian="10pt" style:font-size-complex="10pt"/>
    </style:style>
    <style:style style:name="P109" style:family="paragraph" style:parent-style-name="Standard">
      <style:text-properties style:font-name="Courier New" fo:font-size="10pt" officeooo:rsid="008152d2" officeooo:paragraph-rsid="00f6fd66" style:font-size-asian="10pt" style:font-size-complex="10pt"/>
    </style:style>
    <style:style style:name="P110" style:family="paragraph" style:parent-style-name="Standard">
      <style:text-properties style:font-name="Courier New" fo:font-size="10pt" officeooo:rsid="008152d2" officeooo:paragraph-rsid="01098e90" style:font-size-asian="10pt" style:font-size-complex="10pt"/>
    </style:style>
    <style:style style:name="P111" style:family="paragraph" style:parent-style-name="Standard">
      <style:text-properties style:font-name="Courier New" fo:font-size="10pt" officeooo:rsid="00afcd9a" officeooo:paragraph-rsid="00afcd9a" style:font-size-asian="10pt" style:font-size-complex="10pt"/>
    </style:style>
    <style:style style:name="P112" style:family="paragraph" style:parent-style-name="Standard">
      <style:text-properties style:font-name="Courier New" fo:font-size="10pt" officeooo:rsid="00afcd9a" officeooo:paragraph-rsid="010ea344" style:font-size-asian="10pt" style:font-size-complex="10pt"/>
    </style:style>
    <style:style style:name="P113" style:family="paragraph" style:parent-style-name="Standard">
      <style:text-properties style:font-name="Courier New" fo:font-size="10pt" officeooo:rsid="00c8520f" officeooo:paragraph-rsid="00c8520f" style:font-size-asian="10pt" style:font-size-complex="10pt"/>
    </style:style>
    <style:style style:name="P114" style:family="paragraph" style:parent-style-name="Standard">
      <style:text-properties style:font-name="Courier New" fo:font-size="10pt" officeooo:rsid="00c8520f" officeooo:paragraph-rsid="00faca01" style:font-size-asian="10pt" style:font-size-complex="10pt"/>
    </style:style>
    <style:style style:name="P115" style:family="paragraph" style:parent-style-name="Standard">
      <style:text-properties style:font-name="Courier New" fo:font-size="10pt" officeooo:rsid="00ae3e9c" officeooo:paragraph-rsid="00afcd9a" style:font-size-asian="10pt" style:font-size-complex="10pt"/>
    </style:style>
    <style:style style:name="P116" style:family="paragraph" style:parent-style-name="Standard">
      <style:text-properties style:font-name="Courier New" fo:font-size="10pt" officeooo:paragraph-rsid="00e728e5" style:font-size-asian="10pt" style:font-size-complex="10pt"/>
    </style:style>
    <style:style style:name="P117" style:family="paragraph" style:parent-style-name="Standard">
      <style:text-properties style:font-name="Courier New" fo:font-size="10pt" officeooo:paragraph-rsid="010ee828" style:font-size-asian="10pt" style:font-size-complex="10pt"/>
    </style:style>
    <style:style style:name="P118" style:family="paragraph" style:parent-style-name="Standard">
      <style:text-properties style:font-name="Courier New" fo:font-size="10pt" officeooo:rsid="0112635e" officeooo:paragraph-rsid="0113abd1" style:font-size-asian="10pt" style:font-size-complex="10pt"/>
    </style:style>
    <style:style style:name="P119"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20"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21"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22"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23"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24"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25"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26"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127"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28"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29" style:family="paragraph" style:parent-style-name="Standard">
      <style:text-properties style:font-name="Courier New" fo:font-size="10pt" fo:font-style="normal" fo:font-weight="normal" officeooo:rsid="0112635e" officeooo:paragraph-rsid="006a29c0" style:font-size-asian="10pt" style:font-style-asian="normal" style:font-weight-asian="normal" style:font-size-complex="10pt" style:font-style-complex="normal" style:font-weight-complex="normal"/>
    </style:style>
    <style:style style:name="P130" style:family="paragraph" style:parent-style-name="Standard">
      <style:text-properties style:font-name="Courier New" fo:font-size="10pt" fo:font-style="normal" fo:font-weight="normal" officeooo:rsid="0112635e" officeooo:paragraph-rsid="0112635e" style:font-size-asian="10pt" style:font-style-asian="normal" style:font-weight-asian="normal" style:font-size-complex="10pt" style:font-style-complex="normal" style:font-weight-complex="normal"/>
    </style:style>
    <style:style style:name="P131" style:family="paragraph" style:parent-style-name="Standard">
      <style:text-properties style:font-name="Courier New" fo:font-size="10pt" fo:font-style="normal" fo:font-weight="normal" officeooo:rsid="0112635e" officeooo:paragraph-rsid="0113abd1" style:font-size-asian="10pt" style:font-style-asian="normal" style:font-weight-asian="normal" style:font-size-complex="10pt" style:font-style-complex="normal" style:font-weight-complex="normal"/>
    </style:style>
    <style:style style:name="P132" style:family="paragraph" style:parent-style-name="Standard">
      <style:text-properties style:font-name="Courier New" fo:font-size="10pt" fo:font-style="normal" fo:font-weight="bold" officeooo:rsid="0112635e" officeooo:paragraph-rsid="0113abd1" style:font-size-asian="10pt" style:font-style-asian="normal" style:font-weight-asian="bold" style:font-size-complex="10pt" style:font-style-complex="normal" style:font-weight-complex="bold"/>
    </style:style>
    <style:style style:name="P133"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34"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35"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36"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37"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38" style:family="paragraph" style:parent-style-name="Standard">
      <style:text-properties style:font-name="Courier New" officeooo:rsid="0076556f" officeooo:paragraph-rsid="0076556f"/>
    </style:style>
    <style:style style:name="P139" style:family="paragraph" style:parent-style-name="Standard">
      <style:text-properties style:font-name="Courier New" officeooo:rsid="007d3504" officeooo:paragraph-rsid="007d3504"/>
    </style:style>
    <style:style style:name="P140" style:family="paragraph" style:parent-style-name="Standard">
      <style:text-properties style:font-name="Courier New" officeooo:rsid="00811a6a" officeooo:paragraph-rsid="00811a6a"/>
    </style:style>
    <style:style style:name="P141" style:family="paragraph" style:parent-style-name="Standard">
      <style:text-properties style:font-name="Courier New" officeooo:paragraph-rsid="00bae79c"/>
    </style:style>
    <style:style style:name="P142" style:family="paragraph" style:parent-style-name="Standard">
      <style:text-properties style:font-name="Courier New" officeooo:rsid="00bc8db6" officeooo:paragraph-rsid="00bc8db6"/>
    </style:style>
    <style:style style:name="P143" style:family="paragraph" style:parent-style-name="Standard">
      <style:text-properties style:font-name="Courier New" officeooo:rsid="00bc8db6" officeooo:paragraph-rsid="00bfcebd"/>
    </style:style>
    <style:style style:name="P144" style:family="paragraph" style:parent-style-name="Standard">
      <style:text-properties style:font-name="Courier New" officeooo:rsid="00be2054" officeooo:paragraph-rsid="00be2054"/>
    </style:style>
    <style:style style:name="P145" style:family="paragraph" style:parent-style-name="Standard">
      <style:text-properties style:font-name="Courier New" officeooo:rsid="00c8520f" officeooo:paragraph-rsid="00c8520f"/>
    </style:style>
    <style:style style:name="P146" style:family="paragraph" style:parent-style-name="Standard">
      <style:text-properties style:font-name="Courier New" officeooo:rsid="00c6c1d3" officeooo:paragraph-rsid="00c6c1d3"/>
    </style:style>
    <style:style style:name="P147" style:family="paragraph" style:parent-style-name="Standard">
      <style:text-properties style:font-name="Courier New" officeooo:rsid="004fae59" officeooo:paragraph-rsid="004fae59"/>
    </style:style>
    <style:style style:name="P148"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49" style:family="paragraph" style:parent-style-name="Standard">
      <style:text-properties style:font-name="Courier New" fo:font-style="normal" officeooo:rsid="0060d85f" officeooo:paragraph-rsid="0060d85f" style:font-style-asian="normal" style:font-style-complex="normal"/>
    </style:style>
    <style:style style:name="P150"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51" style:family="paragraph" style:parent-style-name="Standard">
      <style:text-properties style:font-name="Courier New" fo:font-style="normal" fo:font-weight="normal" officeooo:rsid="006cb23b" officeooo:paragraph-rsid="006cb23b" style:font-style-asian="normal" style:font-weight-asian="normal" style:font-style-complex="normal" style:font-weight-complex="normal"/>
    </style:style>
    <style:style style:name="P152" style:family="paragraph" style:parent-style-name="Standard">
      <style:text-properties style:font-name="Courier New" fo:font-style="normal" fo:font-weight="normal" officeooo:rsid="006cb23b" officeooo:paragraph-rsid="006b96f8" style:font-style-asian="normal" style:font-weight-asian="normal" style:font-style-complex="normal" style:font-weight-complex="normal"/>
    </style:style>
    <style:style style:name="P153" style:family="paragraph" style:parent-style-name="Standard">
      <style:text-properties style:font-name="Courier New" fo:font-style="normal" fo:font-weight="normal" officeooo:rsid="006cb23b" officeooo:paragraph-rsid="00b7982d" style:font-style-asian="normal" style:font-weight-asian="normal" style:font-style-complex="normal" style:font-weight-complex="normal"/>
    </style:style>
    <style:style style:name="P154"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155"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156" style:family="paragraph" style:parent-style-name="Standard">
      <style:text-properties style:font-name="Courier New" officeooo:rsid="00bfcebd" officeooo:paragraph-rsid="00bfcebd"/>
    </style:style>
    <style:style style:name="P157" style:family="paragraph" style:parent-style-name="Standard">
      <style:text-properties style:font-name="Courier New" officeooo:rsid="00c186d0" officeooo:paragraph-rsid="00c186d0"/>
    </style:style>
    <style:style style:name="P158" style:family="paragraph" style:parent-style-name="Standard">
      <style:text-properties style:font-name="Courier New" officeooo:paragraph-rsid="00f6fd66"/>
    </style:style>
    <style:style style:name="P159" style:family="paragraph" style:parent-style-name="Standard">
      <style:text-properties style:font-name="Courier New" fo:font-size="10.5pt" officeooo:paragraph-rsid="00f6fd66" style:font-size-asian="10.5pt" style:font-size-complex="10.5pt"/>
    </style:style>
    <style:style style:name="P160" style:family="paragraph" style:parent-style-name="Standard">
      <style:text-properties officeooo:paragraph-rsid="003d3d07"/>
    </style:style>
    <style:style style:name="P161" style:family="paragraph" style:parent-style-name="Standard">
      <style:text-properties fo:font-size="12pt" officeooo:rsid="0082cff2" officeooo:paragraph-rsid="0082cff2" style:font-size-asian="10.5pt" style:font-size-complex="12pt"/>
    </style:style>
    <style:style style:name="P162" style:family="paragraph" style:parent-style-name="Standard">
      <style:text-properties fo:font-size="12pt" officeooo:paragraph-rsid="00fa424c" style:font-size-asian="12pt" style:font-size-complex="12pt"/>
    </style:style>
    <style:style style:name="P163" style:family="paragraph" style:parent-style-name="Standard">
      <style:text-properties officeooo:rsid="003de497" officeooo:paragraph-rsid="003de497"/>
    </style:style>
    <style:style style:name="P164" style:family="paragraph" style:parent-style-name="Standard">
      <style:text-properties fo:font-weight="normal" officeooo:rsid="0044d660" officeooo:paragraph-rsid="0044d660" style:font-weight-asian="normal" style:font-weight-complex="normal"/>
    </style:style>
    <style:style style:name="P165" style:family="paragraph" style:parent-style-name="Standard">
      <style:text-properties fo:font-weight="normal" officeooo:rsid="004689bb" officeooo:paragraph-rsid="004850b7" style:font-weight-asian="normal" style:font-weight-complex="normal"/>
    </style:style>
    <style:style style:name="P166" style:family="paragraph" style:parent-style-name="Standard">
      <style:text-properties fo:font-weight="normal" officeooo:rsid="005be627" officeooo:paragraph-rsid="005be627" style:font-weight-asian="normal" style:font-weight-complex="normal"/>
    </style:style>
    <style:style style:name="P167" style:family="paragraph" style:parent-style-name="Standard">
      <style:text-properties fo:font-weight="normal" officeooo:rsid="005cf296" officeooo:paragraph-rsid="005cf296" style:font-weight-asian="normal" style:font-weight-complex="normal"/>
    </style:style>
    <style:style style:name="P168" style:family="paragraph" style:parent-style-name="Standard">
      <style:text-properties fo:font-weight="normal" officeooo:rsid="00490226" officeooo:paragraph-rsid="003edb80" style:font-weight-asian="normal" style:font-weight-complex="normal"/>
    </style:style>
    <style:style style:name="P169" style:family="paragraph" style:parent-style-name="Standard">
      <style:text-properties fo:font-weight="normal" officeooo:rsid="0076556f" officeooo:paragraph-rsid="0076556f" style:font-weight-asian="normal" style:font-weight-complex="normal"/>
    </style:style>
    <style:style style:name="P170" style:family="paragraph" style:parent-style-name="Standard">
      <style:text-properties fo:font-weight="normal" officeooo:rsid="00de9b77" officeooo:paragraph-rsid="00fbcf81" style:font-weight-asian="normal" style:font-weight-complex="normal"/>
    </style:style>
    <style:style style:name="P171" style:family="paragraph" style:parent-style-name="Standard">
      <style:text-properties fo:font-weight="normal" officeooo:rsid="00e5ad39" officeooo:paragraph-rsid="00e728e5" style:font-weight-asian="normal" style:font-weight-complex="normal"/>
    </style:style>
    <style:style style:name="P172" style:family="paragraph" style:parent-style-name="Standard">
      <style:text-properties fo:font-weight="normal" officeooo:rsid="00cf4b32" officeooo:paragraph-rsid="00fbcf81" style:font-weight-asian="normal" style:font-weight-complex="normal"/>
    </style:style>
    <style:style style:name="P173" style:family="paragraph" style:parent-style-name="Standard">
      <style:text-properties officeooo:paragraph-rsid="003edb80"/>
    </style:style>
    <style:style style:name="P174" style:family="paragraph" style:parent-style-name="Standard">
      <style:text-properties officeooo:paragraph-rsid="0045f9a0"/>
    </style:style>
    <style:style style:name="P175" style:family="paragraph" style:parent-style-name="Standard">
      <style:text-properties officeooo:rsid="004689bb" officeooo:paragraph-rsid="004689bb"/>
    </style:style>
    <style:style style:name="P176" style:family="paragraph" style:parent-style-name="Standard">
      <style:text-properties officeooo:paragraph-rsid="004fae59"/>
    </style:style>
    <style:style style:name="P177" style:family="paragraph" style:parent-style-name="Standard">
      <style:text-properties officeooo:paragraph-rsid="00515020"/>
    </style:style>
    <style:style style:name="P178" style:family="paragraph" style:parent-style-name="Standard">
      <style:text-properties officeooo:paragraph-rsid="005b5e05"/>
    </style:style>
    <style:style style:name="P179" style:family="paragraph" style:parent-style-name="Standard">
      <style:text-properties officeooo:rsid="005be627" officeooo:paragraph-rsid="005be627"/>
    </style:style>
    <style:style style:name="P180" style:family="paragraph" style:parent-style-name="Standard">
      <style:text-properties officeooo:paragraph-rsid="005cf296"/>
    </style:style>
    <style:style style:name="P181" style:family="paragraph" style:parent-style-name="Standard">
      <style:text-properties officeooo:paragraph-rsid="005e8c9c"/>
    </style:style>
    <style:style style:name="P182" style:family="paragraph" style:parent-style-name="Standard">
      <style:text-properties officeooo:rsid="005e8c9c" officeooo:paragraph-rsid="005e8c9c"/>
    </style:style>
    <style:style style:name="P183" style:family="paragraph" style:parent-style-name="Standard">
      <style:text-properties officeooo:rsid="005e8c9c" officeooo:paragraph-rsid="00600135"/>
    </style:style>
    <style:style style:name="P184" style:family="paragraph" style:parent-style-name="Standard">
      <style:text-properties officeooo:rsid="005e8c9c" officeooo:paragraph-rsid="00efbf55"/>
    </style:style>
    <style:style style:name="P185" style:family="paragraph" style:parent-style-name="Standard">
      <style:text-properties officeooo:rsid="005f6197" officeooo:paragraph-rsid="005f6197"/>
    </style:style>
    <style:style style:name="P186" style:family="paragraph" style:parent-style-name="Standard">
      <style:text-properties officeooo:rsid="005f6197" officeooo:paragraph-rsid="00600135"/>
    </style:style>
    <style:style style:name="P187" style:family="paragraph" style:parent-style-name="Standard">
      <style:text-properties officeooo:rsid="00600135" officeooo:paragraph-rsid="00600135"/>
    </style:style>
    <style:style style:name="P188" style:family="paragraph" style:parent-style-name="Standard">
      <style:text-properties officeooo:rsid="00600135" officeooo:paragraph-rsid="007964f9"/>
    </style:style>
    <style:style style:name="P189" style:family="paragraph" style:parent-style-name="Standard">
      <style:text-properties officeooo:rsid="00600135" officeooo:paragraph-rsid="007d3504"/>
    </style:style>
    <style:style style:name="P190" style:family="paragraph" style:parent-style-name="Standard">
      <style:text-properties officeooo:rsid="00600135" officeooo:paragraph-rsid="007eac24"/>
    </style:style>
    <style:style style:name="P191" style:family="paragraph" style:parent-style-name="Standard">
      <style:text-properties officeooo:rsid="0060d85f" officeooo:paragraph-rsid="0060d85f"/>
    </style:style>
    <style:style style:name="P192" style:family="paragraph" style:parent-style-name="Standard">
      <style:text-properties officeooo:paragraph-rsid="00629e69"/>
    </style:style>
    <style:style style:name="P193" style:family="paragraph" style:parent-style-name="Standard">
      <style:text-properties officeooo:rsid="006371dd" officeooo:paragraph-rsid="006371dd"/>
    </style:style>
    <style:style style:name="P194" style:family="paragraph" style:parent-style-name="Standard">
      <style:text-properties officeooo:paragraph-rsid="00675f3d"/>
    </style:style>
    <style:style style:name="P195" style:family="paragraph" style:parent-style-name="Standard">
      <style:text-properties officeooo:paragraph-rsid="006a7c21"/>
    </style:style>
    <style:style style:name="P196" style:family="paragraph" style:parent-style-name="Standard">
      <style:text-properties officeooo:paragraph-rsid="006d4001"/>
    </style:style>
    <style:style style:name="P197" style:family="paragraph" style:parent-style-name="Standard">
      <style:text-properties officeooo:paragraph-rsid="006cb23b"/>
    </style:style>
    <style:style style:name="P198" style:family="paragraph" style:parent-style-name="Standard">
      <style:text-properties officeooo:rsid="0076556f" officeooo:paragraph-rsid="0076556f"/>
    </style:style>
    <style:style style:name="P199" style:family="paragraph" style:parent-style-name="Standard">
      <style:text-properties officeooo:rsid="0077ad97" officeooo:paragraph-rsid="0077ad97"/>
    </style:style>
    <style:style style:name="P200" style:family="paragraph" style:parent-style-name="Standard">
      <style:text-properties officeooo:rsid="007964f9" officeooo:paragraph-rsid="007964f9"/>
    </style:style>
    <style:style style:name="P201" style:family="paragraph" style:parent-style-name="Standard">
      <style:text-properties officeooo:rsid="007d3504" officeooo:paragraph-rsid="007d3504"/>
    </style:style>
    <style:style style:name="P202" style:family="paragraph" style:parent-style-name="Standard">
      <style:text-properties officeooo:paragraph-rsid="007d3504"/>
    </style:style>
    <style:style style:name="P203" style:family="paragraph" style:parent-style-name="Standard">
      <style:text-properties officeooo:paragraph-rsid="00800dd1"/>
    </style:style>
    <style:style style:name="P204" style:family="paragraph" style:parent-style-name="Standard">
      <style:text-properties officeooo:rsid="00811a6a" officeooo:paragraph-rsid="00811a6a"/>
    </style:style>
    <style:style style:name="P205" style:family="paragraph" style:parent-style-name="Standard">
      <style:text-properties officeooo:paragraph-rsid="00811a6a"/>
    </style:style>
    <style:style style:name="P206" style:family="paragraph" style:parent-style-name="Standard">
      <style:text-properties officeooo:paragraph-rsid="008152d2"/>
    </style:style>
    <style:style style:name="P207" style:family="paragraph" style:parent-style-name="Standard">
      <style:text-properties officeooo:paragraph-rsid="008365b4"/>
    </style:style>
    <style:style style:name="P208" style:family="paragraph" style:parent-style-name="Standard">
      <style:text-properties officeooo:paragraph-rsid="00842328"/>
    </style:style>
    <style:style style:name="P209" style:family="paragraph" style:parent-style-name="Standard">
      <style:text-properties officeooo:paragraph-rsid="0085470d"/>
    </style:style>
    <style:style style:name="P210" style:family="paragraph" style:parent-style-name="Standard">
      <style:text-properties officeooo:paragraph-rsid="008b0d58"/>
    </style:style>
    <style:style style:name="P211" style:family="paragraph" style:parent-style-name="Standard">
      <style:text-properties officeooo:paragraph-rsid="0090bf46"/>
    </style:style>
    <style:style style:name="P212" style:family="paragraph" style:parent-style-name="Standard">
      <style:text-properties style:font-name="Arial" fo:font-size="15pt" fo:font-weight="bold" style:font-size-asian="15pt" style:font-weight-asian="bold" style:font-size-complex="15pt" style:font-weight-complex="bold"/>
    </style:style>
    <style:style style:name="P213" style:family="paragraph" style:parent-style-name="Standard">
      <style:text-properties officeooo:paragraph-rsid="00a18400"/>
    </style:style>
    <style:style style:name="P214" style:family="paragraph" style:parent-style-name="Standard">
      <style:text-properties officeooo:paragraph-rsid="00a6d2f6"/>
    </style:style>
    <style:style style:name="P215" style:family="paragraph" style:parent-style-name="Standard">
      <style:text-properties officeooo:paragraph-rsid="00ae3e9c"/>
    </style:style>
    <style:style style:name="P216" style:family="paragraph" style:parent-style-name="Standard">
      <style:text-properties officeooo:paragraph-rsid="00b8b8da"/>
    </style:style>
    <style:style style:name="P217" style:family="paragraph" style:parent-style-name="Standard">
      <style:text-properties officeooo:paragraph-rsid="00bae79c"/>
    </style:style>
    <style:style style:name="P218" style:family="paragraph" style:parent-style-name="Standard">
      <style:text-properties officeooo:paragraph-rsid="00bc8db6"/>
    </style:style>
    <style:style style:name="P219" style:family="paragraph" style:parent-style-name="Standard">
      <style:text-properties officeooo:rsid="00bc8db6" officeooo:paragraph-rsid="00bc8db6"/>
    </style:style>
    <style:style style:name="P220" style:family="paragraph" style:parent-style-name="Standard">
      <style:text-properties officeooo:paragraph-rsid="00be2054"/>
    </style:style>
    <style:style style:name="P221" style:family="paragraph" style:parent-style-name="Standard">
      <style:text-properties officeooo:rsid="00bf5dff" officeooo:paragraph-rsid="00bf5dff"/>
    </style:style>
    <style:style style:name="P222" style:family="paragraph" style:parent-style-name="Standard">
      <style:text-properties officeooo:paragraph-rsid="00bf5dff"/>
    </style:style>
    <style:style style:name="P223" style:family="paragraph" style:parent-style-name="Standard">
      <style:text-properties officeooo:paragraph-rsid="00bfcebd"/>
    </style:style>
    <style:style style:name="P224" style:family="paragraph" style:parent-style-name="Standard">
      <style:text-properties officeooo:paragraph-rsid="00c061bb"/>
    </style:style>
    <style:style style:name="P225" style:family="paragraph" style:parent-style-name="Standard">
      <style:text-properties officeooo:paragraph-rsid="00c186d0"/>
    </style:style>
    <style:style style:name="P226" style:family="paragraph" style:parent-style-name="Standard">
      <style:text-properties fo:font-style="normal" fo:font-weight="bold" officeooo:rsid="0040728c" style:font-style-asian="normal" style:font-weight-asian="normal" style:font-style-complex="normal" style:font-weight-complex="normal"/>
    </style:style>
    <style:style style:name="P227"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28"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29" style:family="paragraph" style:parent-style-name="Standard">
      <style:text-properties fo:font-style="normal" style:text-underline-style="none" fo:font-weight="normal" officeooo:rsid="00515020" officeooo:paragraph-rsid="00515020" style:font-style-asian="normal" style:font-weight-asian="normal" style:font-style-complex="normal" style:font-weight-complex="normal"/>
    </style:style>
    <style:style style:name="P230" style:family="paragraph" style:parent-style-name="Standard">
      <style:text-properties fo:font-style="normal" style:text-underline-style="none" fo:font-weight="normal" officeooo:rsid="007235b0" officeooo:paragraph-rsid="00a6d2f6" style:font-style-asian="normal" style:font-weight-asian="normal" style:font-style-complex="normal" style:font-weight-complex="normal"/>
    </style:style>
    <style:style style:name="P231" style:family="paragraph" style:parent-style-name="Standard">
      <style:text-properties fo:font-style="normal" officeooo:rsid="0060d85f" officeooo:paragraph-rsid="0060d85f" style:font-style-asian="normal" style:font-style-complex="normal"/>
    </style:style>
    <style:style style:name="P232"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33" style:family="paragraph" style:parent-style-name="Standard">
      <style:text-properties fo:font-style="normal" fo:font-weight="normal" officeooo:rsid="006a29c0" officeooo:paragraph-rsid="00b7982d" style:font-style-asian="normal" style:font-weight-asian="normal" style:font-style-complex="normal" style:font-weight-complex="normal"/>
    </style:style>
    <style:style style:name="P234" style:family="paragraph" style:parent-style-name="Standard">
      <style:text-properties fo:font-style="normal" fo:font-weight="normal" officeooo:rsid="006cb23b" officeooo:paragraph-rsid="006b96f8" style:font-style-asian="normal" style:font-weight-asian="normal" style:font-style-complex="normal" style:font-weight-complex="normal"/>
    </style:style>
    <style:style style:name="P235" style:family="paragraph" style:parent-style-name="Standard">
      <style:text-properties fo:font-style="normal" fo:font-weight="normal" officeooo:rsid="006cb23b" officeooo:paragraph-rsid="006d4001" style:font-style-asian="normal" style:font-weight-asian="normal" style:font-style-complex="normal" style:font-weight-complex="normal"/>
    </style:style>
    <style:style style:name="P236" style:family="paragraph" style:parent-style-name="Standard">
      <style:text-properties officeooo:paragraph-rsid="00d52b5c"/>
    </style:style>
    <style:style style:name="P237" style:family="paragraph" style:parent-style-name="Standard">
      <style:text-properties officeooo:rsid="00d660db" officeooo:paragraph-rsid="00d660db"/>
    </style:style>
    <style:style style:name="P238" style:family="paragraph" style:parent-style-name="Standard">
      <style:text-properties officeooo:paragraph-rsid="00da3083"/>
    </style:style>
    <style:style style:name="P239" style:family="paragraph" style:parent-style-name="Standard">
      <style:text-properties officeooo:paragraph-rsid="008cb86d"/>
    </style:style>
    <style:style style:name="P240" style:family="paragraph" style:parent-style-name="Standard">
      <style:text-properties officeooo:paragraph-rsid="008cc44b"/>
    </style:style>
    <style:style style:name="P241" style:family="paragraph" style:parent-style-name="Standard">
      <style:text-properties officeooo:rsid="00d0cebf" officeooo:paragraph-rsid="00fbcf81"/>
    </style:style>
    <style:style style:name="P242" style:family="paragraph" style:parent-style-name="Standard">
      <style:text-properties officeooo:paragraph-rsid="00e3c07c"/>
    </style:style>
    <style:style style:name="P243" style:family="paragraph" style:parent-style-name="Standard">
      <style:text-properties officeooo:rsid="00e5ad39" officeooo:paragraph-rsid="00e5ad39"/>
    </style:style>
    <style:style style:name="P244" style:family="paragraph" style:parent-style-name="Standard">
      <style:text-properties officeooo:paragraph-rsid="00e728e5"/>
    </style:style>
    <style:style style:name="P245" style:family="paragraph" style:parent-style-name="Standard">
      <style:text-properties officeooo:paragraph-rsid="00e8410e"/>
    </style:style>
    <style:style style:name="P246" style:family="paragraph" style:parent-style-name="Standard">
      <style:text-properties officeooo:paragraph-rsid="00f6fd66"/>
    </style:style>
    <style:style style:name="P247" style:family="paragraph" style:parent-style-name="Standard">
      <style:text-properties officeooo:rsid="00e3c07c" officeooo:paragraph-rsid="00f71e66"/>
    </style:style>
    <style:style style:name="P248" style:family="paragraph" style:parent-style-name="Standard">
      <style:text-properties officeooo:paragraph-rsid="00faca01"/>
    </style:style>
    <style:style style:name="P249" style:family="paragraph" style:parent-style-name="Standard">
      <style:text-properties officeooo:paragraph-rsid="00fbcf81"/>
    </style:style>
    <style:style style:name="P250" style:family="paragraph" style:parent-style-name="Standard">
      <style:text-properties officeooo:rsid="00ff4684" officeooo:paragraph-rsid="00ff4684"/>
    </style:style>
    <style:style style:name="P251" style:family="paragraph" style:parent-style-name="Standard">
      <style:text-properties officeooo:paragraph-rsid="00efbf55"/>
    </style:style>
    <style:style style:name="P252" style:family="paragraph" style:parent-style-name="Standard">
      <style:text-properties officeooo:paragraph-rsid="008974d3"/>
    </style:style>
    <style:style style:name="P253" style:family="paragraph" style:parent-style-name="Standard">
      <style:text-properties officeooo:rsid="010c64c6" officeooo:paragraph-rsid="010c64c6"/>
    </style:style>
    <style:style style:name="P254" style:family="paragraph" style:parent-style-name="Standard">
      <style:text-properties officeooo:paragraph-rsid="006a29c0"/>
    </style:style>
    <style:style style:name="P255" style:family="paragraph" style:parent-style-name="Standard">
      <style:text-properties officeooo:paragraph-rsid="0113abd1"/>
    </style:style>
    <style:style style:name="P256" style:family="paragraph" style:parent-style-name="Standard">
      <style:text-properties officeooo:rsid="0113abd1" officeooo:paragraph-rsid="0113abd1"/>
    </style:style>
    <style:style style:name="P257" style:family="paragraph" style:parent-style-name="Standard">
      <style:text-properties officeooo:rsid="006a7c21" officeooo:paragraph-rsid="0113abd1"/>
    </style:style>
    <style:style style:name="P258" style:family="paragraph" style:parent-style-name="Standard">
      <style:text-properties officeooo:rsid="005405a2" officeooo:paragraph-rsid="005405a2"/>
    </style:style>
    <style:style style:name="P259" style:family="paragraph" style:parent-style-name="Text_20_body">
      <style:text-properties style:font-name="Liberation Serif" officeooo:rsid="0080f498" officeooo:paragraph-rsid="0080f498"/>
    </style:style>
    <style:style style:name="P260" style:family="paragraph" style:parent-style-name="Text_20_body">
      <style:text-properties style:font-name="Liberation Serif" officeooo:rsid="00fa424c" officeooo:paragraph-rsid="00fa424c"/>
    </style:style>
    <style:style style:name="P261" style:family="paragraph" style:parent-style-name="Text_20_body">
      <style:text-properties style:font-name="Liberation Serif" officeooo:rsid="01182430" officeooo:paragraph-rsid="01182430"/>
    </style:style>
    <style:style style:name="P262" style:family="paragraph" style:parent-style-name="Text_20_body">
      <style:text-properties style:font-name="Liberation Serif" officeooo:rsid="011a0c3f" officeooo:paragraph-rsid="011a0c3f"/>
    </style:style>
    <style:style style:name="P263" style:family="paragraph" style:parent-style-name="Text_20_body">
      <style:text-properties style:font-name="Liberation Serif" officeooo:rsid="011cca4b" officeooo:paragraph-rsid="011cca4b"/>
    </style:style>
    <style:style style:name="P264" style:family="paragraph" style:parent-style-name="Text_20_body">
      <style:text-properties fo:font-weight="bold" officeooo:rsid="00496f60" officeooo:paragraph-rsid="004be5a7" style:font-weight-asian="bold" style:font-weight-complex="bold"/>
    </style:style>
    <style:style style:name="P265" style:family="paragraph" style:parent-style-name="Text_20_body">
      <style:text-properties fo:font-weight="bold" officeooo:rsid="004be5a7" officeooo:paragraph-rsid="004be5a7" style:font-weight-asian="bold" style:font-weight-complex="bold"/>
    </style:style>
    <style:style style:name="P266" style:family="paragraph" style:parent-style-name="Text_20_body">
      <style:text-properties officeooo:rsid="0040728c" officeooo:paragraph-rsid="00426c46"/>
    </style:style>
    <style:style style:name="P267" style:family="paragraph" style:parent-style-name="Text_20_body">
      <style:text-properties officeooo:rsid="00944f04" officeooo:paragraph-rsid="00944f04"/>
    </style:style>
    <style:style style:name="P268" style:family="paragraph" style:parent-style-name="Text_20_body">
      <style:text-properties officeooo:rsid="00973d7d" officeooo:paragraph-rsid="00973d7d"/>
    </style:style>
    <style:style style:name="P269" style:family="paragraph" style:parent-style-name="Text_20_body">
      <style:text-properties officeooo:rsid="009813a5" officeooo:paragraph-rsid="009813a5"/>
    </style:style>
    <style:style style:name="P270" style:family="paragraph" style:parent-style-name="Text_20_body">
      <style:text-properties officeooo:rsid="00ce2296" officeooo:paragraph-rsid="00fbcf81"/>
    </style:style>
    <style:style style:name="P271" style:family="paragraph" style:parent-style-name="Text_20_body">
      <style:text-properties officeooo:rsid="00d0cebf" officeooo:paragraph-rsid="00fbcf81"/>
    </style:style>
    <style:style style:name="P272" style:family="paragraph" style:parent-style-name="Text_20_body">
      <style:text-properties officeooo:paragraph-rsid="00f113e7"/>
    </style:style>
    <style:style style:name="P273" style:family="paragraph" style:parent-style-name="Text_20_body">
      <style:text-properties officeooo:rsid="00fa424c" officeooo:paragraph-rsid="00fa424c"/>
    </style:style>
    <style:style style:name="P274" style:family="paragraph" style:parent-style-name="Text_20_body">
      <style:text-properties officeooo:paragraph-rsid="00fa424c"/>
    </style:style>
    <style:style style:name="P275" style:family="paragraph" style:parent-style-name="Text_20_body">
      <style:text-properties fo:font-style="italic" officeooo:rsid="00ff6c4a" officeooo:paragraph-rsid="00ff6c4a" style:font-style-asian="italic" style:font-style-complex="italic"/>
    </style:style>
    <style:style style:name="P276" style:family="paragraph" style:parent-style-name="Text_20_body">
      <style:text-properties officeooo:rsid="0117158d" officeooo:paragraph-rsid="0117158d"/>
    </style:style>
    <style:style style:name="P277" style:family="paragraph" style:parent-style-name="Contents_20_1">
      <style:paragraph-properties>
        <style:tab-stops>
          <style:tab-stop style:position="6.9252in" style:type="right" style:leader-style="dotted" style:leader-text="."/>
        </style:tab-stops>
      </style:paragraph-properties>
    </style:style>
    <style:style style:name="P278" style:family="paragraph" style:parent-style-name="Contents_20_2">
      <style:paragraph-properties>
        <style:tab-stops>
          <style:tab-stop style:position="6.7283in" style:type="right" style:leader-style="dotted" style:leader-text="."/>
        </style:tab-stops>
      </style:paragraph-properties>
    </style:style>
    <style:style style:name="P279" style:family="paragraph" style:parent-style-name="Contents_20_3">
      <style:paragraph-properties>
        <style:tab-stops>
          <style:tab-stop style:position="6.5319in" style:type="right" style:leader-style="dotted" style:leader-text="."/>
        </style:tab-stops>
      </style:paragraph-properties>
    </style:style>
    <style:style style:name="P280" style:family="paragraph" style:parent-style-name="Standard">
      <style:paragraph-properties fo:break-before="page"/>
      <style:text-properties style:font-name="Courier New" fo:font-style="normal" fo:font-weight="normal" officeooo:rsid="006cb23b" officeooo:paragraph-rsid="006b96f8" style:font-style-asian="normal" style:font-weight-asian="normal" style:font-style-complex="normal" style:font-weight-complex="normal"/>
    </style:style>
    <style:style style:name="P281" style:family="paragraph" style:parent-style-name="Standard">
      <style:paragraph-properties fo:break-before="page"/>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282" style:family="paragraph" style:parent-style-name="Preformatted_20_Text">
      <style:paragraph-properties fo:margin-top="0in" fo:margin-bottom="0.1965in" loext:contextual-spacing="false"/>
      <style:text-properties fo:color="#0000ff" officeooo:paragraph-rsid="01157f4b"/>
    </style:style>
    <style:style style:name="P283" style:family="paragraph" style:parent-style-name="Title" style:master-page-name="Standard">
      <style:paragraph-properties style:page-number="auto"/>
      <style:text-properties officeooo:paragraph-rsid="005ba8c6"/>
    </style:style>
    <style:style style:name="P284" style:family="paragraph" style:parent-style-name="Contents_20_1">
      <style:paragraph-properties>
        <style:tab-stops>
          <style:tab-stop style:position="6.9252in" style:type="right" style:leader-style="dotted" style:leader-text="."/>
        </style:tab-stops>
      </style:paragraph-properties>
    </style:style>
    <style:style style:name="P285" style:family="paragraph" style:parent-style-name="Contents_20_2">
      <style:paragraph-properties>
        <style:tab-stops>
          <style:tab-stop style:position="6.7283in" style:type="right" style:leader-style="dotted" style:leader-text="."/>
        </style:tab-stops>
      </style:paragraph-properties>
    </style:style>
    <style:style style:name="P286" style:family="paragraph" style:parent-style-name="Contents_20_3">
      <style:paragraph-properties>
        <style:tab-stops>
          <style:tab-stop style:position="6.5319in" style:type="right" style:leader-style="dotted" style:leader-text="."/>
        </style:tab-stops>
      </style:paragraph-properties>
    </style:style>
    <style:style style:name="P287" style:family="paragraph" style:parent-style-name="Heading_20_1">
      <style:text-properties officeooo:rsid="0026d699" officeooo:paragraph-rsid="0026d699"/>
    </style:style>
    <style:style style:name="P288" style:family="paragraph" style:parent-style-name="Heading_20_1">
      <style:text-properties officeooo:paragraph-rsid="0117158d"/>
    </style:style>
    <style:style style:name="P289" style:family="paragraph" style:parent-style-name="Heading_20_1">
      <style:text-properties officeooo:rsid="0023ea58" officeooo:paragraph-rsid="0023ea58"/>
    </style:style>
    <style:style style:name="P290" style:family="paragraph" style:parent-style-name="Heading_20_1">
      <style:text-properties officeooo:paragraph-rsid="01157f4b"/>
    </style:style>
    <style:style style:name="P291" style:family="paragraph" style:parent-style-name="Heading_20_1">
      <style:text-properties officeooo:rsid="00b996f7" officeooo:paragraph-rsid="00b996f7"/>
    </style:style>
    <style:style style:name="P292" style:family="paragraph" style:parent-style-name="Heading_20_1">
      <style:text-properties officeooo:rsid="0117158d" officeooo:paragraph-rsid="0117158d"/>
    </style:style>
    <style:style style:name="P293" style:family="paragraph" style:parent-style-name="Heading_20_1" style:list-style-name="">
      <style:text-properties officeooo:rsid="00944f04" officeooo:paragraph-rsid="00944f04"/>
    </style:style>
    <style:style style:name="P294" style:family="paragraph" style:parent-style-name="Heading_20_1">
      <style:text-properties officeooo:rsid="011fdaf3" officeooo:paragraph-rsid="011fdaf3"/>
    </style:style>
    <style:style style:name="P295" style:family="paragraph" style:parent-style-name="Heading_20_1">
      <style:paragraph-properties fo:break-before="page"/>
    </style:style>
    <style:style style:name="P296" style:family="paragraph" style:parent-style-name="Heading_20_1">
      <style:paragraph-properties fo:break-before="page"/>
      <style:text-properties officeooo:rsid="00225a0b" officeooo:paragraph-rsid="00225a0b"/>
    </style:style>
    <style:style style:name="P297" style:family="paragraph" style:parent-style-name="Heading_20_1">
      <style:paragraph-properties fo:break-before="page"/>
      <style:text-properties officeooo:rsid="00944f04" officeooo:paragraph-rsid="00944f04"/>
    </style:style>
    <style:style style:name="P298" style:family="paragraph" style:parent-style-name="Heading_20_1">
      <style:paragraph-properties fo:break-before="page"/>
      <style:text-properties officeooo:rsid="00973d7d" officeooo:paragraph-rsid="00973d7d"/>
    </style:style>
    <style:style style:name="P299" style:family="paragraph" style:parent-style-name="Heading_20_2">
      <style:text-properties officeooo:paragraph-rsid="005b5e05"/>
    </style:style>
    <style:style style:name="P300" style:family="paragraph" style:parent-style-name="Heading_20_2">
      <style:text-properties officeooo:rsid="009813a5" officeooo:paragraph-rsid="009813a5"/>
    </style:style>
    <style:style style:name="P301"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302" style:family="paragraph" style:parent-style-name="Heading_20_3">
      <style:text-properties officeooo:rsid="00288563" officeooo:paragraph-rsid="00288563"/>
    </style:style>
    <style:style style:name="P303" style:family="paragraph" style:parent-style-name="Heading_20_3">
      <style:text-properties officeooo:paragraph-rsid="00ff4684"/>
    </style:style>
    <style:style style:name="P304" style:family="paragraph" style:parent-style-name="Heading_20_3">
      <style:text-properties officeooo:rsid="005e8c9c" officeooo:paragraph-rsid="005e8c9c"/>
    </style:style>
    <style:style style:name="P305" style:family="paragraph" style:parent-style-name="Standard" style:list-style-name="L1"/>
    <style:style style:name="P306" style:family="paragraph" style:parent-style-name="Standard" style:list-style-name="L2"/>
    <style:style style:name="P307" style:family="paragraph" style:parent-style-name="Standard" style:list-style-name="L3"/>
    <style:style style:name="P308" style:family="paragraph" style:parent-style-name="Standard" style:list-style-name="L4"/>
    <style:style style:name="P309" style:family="paragraph" style:parent-style-name="Standard" style:list-style-name="L5"/>
    <style:style style:name="P310" style:family="paragraph" style:parent-style-name="Standard" style:list-style-name="L6"/>
    <style:style style:name="P311" style:family="paragraph" style:parent-style-name="Standard" style:list-style-name="L7"/>
    <style:style style:name="P312" style:family="paragraph" style:parent-style-name="Standard" style:list-style-name="L8"/>
    <style:style style:name="P313" style:family="paragraph" style:parent-style-name="Standard" style:list-style-name="L8">
      <style:text-properties officeooo:rsid="00f6fd66" officeooo:paragraph-rsid="00f6fd66"/>
    </style:style>
    <style:style style:name="P314" style:family="paragraph" style:parent-style-name="Standard" style:list-style-name="L9"/>
    <style:style style:name="P315" style:family="paragraph" style:parent-style-name="Standard" style:list-style-name="L10"/>
    <style:style style:name="P316" style:family="paragraph" style:parent-style-name="Standard" style:list-style-name="L11"/>
    <style:style style:name="P317" style:family="paragraph" style:parent-style-name="Standard" style:list-style-name="L12"/>
    <style:style style:name="P318" style:family="paragraph" style:parent-style-name="Standard" style:list-style-name="L13"/>
    <style:style style:name="P319" style:family="paragraph" style:parent-style-name="Standard" style:list-style-name="L14"/>
    <style:style style:name="P320" style:family="paragraph" style:parent-style-name="Standard" style:list-style-name="L15"/>
    <style:style style:name="P321" style:family="paragraph" style:parent-style-name="Standard" style:list-style-name="L15">
      <style:text-properties officeooo:paragraph-rsid="005775cb"/>
    </style:style>
    <style:style style:name="P322" style:family="paragraph" style:parent-style-name="Standard" style:list-style-name="L15">
      <style:text-properties officeooo:rsid="004fae59" officeooo:paragraph-rsid="004fae59"/>
    </style:style>
    <style:style style:name="P323" style:family="paragraph" style:parent-style-name="Standard" style:list-style-name="L16"/>
    <style:style style:name="P324" style:family="paragraph" style:parent-style-name="Standard" style:list-style-name="L17"/>
    <style:style style:name="P325" style:family="paragraph" style:parent-style-name="Standard" style:list-style-name="L18"/>
    <style:style style:name="P326"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327" style:family="paragraph" style:parent-style-name="Standard" style:list-style-name="L18">
      <style:text-properties style:font-name="Liberation Serif" fo:font-style="italic" officeooo:rsid="0117158d" officeooo:paragraph-rsid="01182430" style:font-style-asian="italic" style:font-style-complex="italic"/>
    </style:style>
    <style:style style:name="P328" style:family="paragraph" style:parent-style-name="Standard" style:list-style-name="L19"/>
    <style:style style:name="P329" style:family="paragraph" style:parent-style-name="Standard" style:list-style-name="L22"/>
    <style:style style:name="P330" style:family="paragraph" style:parent-style-name="Standard" style:list-style-name="L22">
      <style:text-properties officeooo:paragraph-rsid="00d52b5c"/>
    </style:style>
    <style:style style:name="P331" style:family="paragraph" style:parent-style-name="Standard">
      <style:text-properties officeooo:rsid="011fdaf3" officeooo:paragraph-rsid="011fdaf3"/>
    </style:style>
    <style:style style:name="P332" style:family="paragraph" style:parent-style-name="Standard">
      <style:text-properties officeooo:rsid="012054b5" officeooo:paragraph-rsid="012054b5"/>
    </style:style>
    <style:style style:name="P333" style:family="paragraph" style:parent-style-name="Text_20_body" style:list-style-name="L20">
      <style:text-properties officeooo:paragraph-rsid="00944f04"/>
    </style:style>
    <style:style style:name="P334" style:family="paragraph" style:parent-style-name="Text_20_body" style:list-style-name="L21"/>
    <style:style style:name="P335" style:family="paragraph" style:parent-style-name="Text_20_body">
      <style:text-properties style:font-name="Liberation Serif" officeooo:rsid="011cca4b" officeooo:paragraph-rsid="011cca4b"/>
    </style:style>
    <style:style style:name="P336" style:family="paragraph" style:parent-style-name="Text_20_body" style:list-style-name="L21">
      <style:paragraph-properties fo:margin-top="0in" fo:margin-bottom="0in" loext:contextual-spacing="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98ff0" style:font-style-asian="normal" style:font-weight-asian="normal" style:font-style-complex="normal" style:font-weight-complex="normal"/>
    </style:style>
    <style:style style:name="T3" style:family="text">
      <style:text-properties fo:font-style="normal" fo:font-weight="normal" officeooo:rsid="0032f984" style:font-style-asian="normal" style:font-weight-asian="normal" style:font-style-complex="normal" style:font-weight-complex="normal"/>
    </style:style>
    <style:style style:name="T4" style:family="text">
      <style:text-properties fo:font-style="normal" fo:font-weight="normal" officeooo:rsid="00337642" style:font-style-asian="normal" style:font-weight-asian="normal" style:font-style-complex="normal" style:font-weight-complex="normal"/>
    </style:style>
    <style:style style:name="T5" style:family="text">
      <style:text-properties fo:font-style="normal" fo:font-weight="normal" officeooo:rsid="003d3d07" style:font-style-asian="normal" style:font-weight-asian="normal" style:font-style-complex="normal" style:font-weight-complex="normal"/>
    </style:style>
    <style:style style:name="T6" style:family="text">
      <style:text-properties fo:font-style="normal" fo:font-weight="normal" officeooo:rsid="0040728c" style:font-style-asian="normal" style:font-weight-asian="normal" style:font-style-complex="normal" style:font-weight-complex="normal"/>
    </style:style>
    <style:style style:name="T7" style:family="text">
      <style:text-properties fo:font-style="normal" fo:font-weight="normal" officeooo:rsid="004be5a7" style:font-style-asian="normal" style:font-weight-asian="normal" style:font-style-complex="normal" style:font-weight-complex="normal"/>
    </style:style>
    <style:style style:name="T8" style:family="text">
      <style:text-properties fo:font-style="normal" fo:font-weight="normal" officeooo:rsid="004c1657" style:font-style-asian="normal" style:font-weight-asian="normal" style:font-style-complex="normal" style:font-weight-complex="normal"/>
    </style:style>
    <style:style style:name="T9" style:family="text">
      <style:text-properties fo:font-style="normal" fo:font-weight="normal" officeooo:rsid="004e0e43" style:font-style-asian="normal" style:font-weight-asian="normal" style:font-style-complex="normal" style:font-weight-complex="normal"/>
    </style:style>
    <style:style style:name="T10" style:family="text">
      <style:text-properties fo:font-style="normal" fo:font-weight="normal" officeooo:rsid="004f44b7" style:font-style-asian="normal" style:font-weight-asian="normal" style:font-style-complex="normal" style:font-weight-complex="normal"/>
    </style:style>
    <style:style style:name="T11" style:family="text">
      <style:text-properties fo:font-style="normal" fo:font-weight="normal" officeooo:rsid="0052122a" style:font-style-asian="normal" style:font-weight-asian="normal" style:font-style-complex="normal" style:font-weight-complex="normal"/>
    </style:style>
    <style:style style:name="T12" style:family="text">
      <style:text-properties fo:font-style="normal" fo:font-weight="normal" officeooo:rsid="005405a2" style:font-style-asian="normal" style:font-weight-asian="normal" style:font-style-complex="normal" style:font-weight-complex="normal"/>
    </style:style>
    <style:style style:name="T13" style:family="text">
      <style:text-properties fo:font-style="normal" fo:font-weight="normal" officeooo:rsid="005775cb" style:font-style-asian="normal" style:font-weight-asian="normal" style:font-style-complex="normal" style:font-weight-complex="normal"/>
    </style:style>
    <style:style style:name="T14" style:family="text">
      <style:text-properties fo:font-style="normal" fo:font-weight="normal" officeooo:rsid="006371dd" style:font-style-asian="normal" style:font-weight-asian="normal" style:font-style-complex="normal" style:font-weight-complex="normal"/>
    </style:style>
    <style:style style:name="T15" style:family="text">
      <style:text-properties fo:font-style="normal" fo:font-weight="normal" officeooo:rsid="0065679b" style:font-style-asian="normal" style:font-weight-asian="normal" style:font-style-complex="normal" style:font-weight-complex="normal"/>
    </style:style>
    <style:style style:name="T16" style:family="text">
      <style:text-properties fo:font-style="normal" fo:font-weight="normal" officeooo:rsid="00675f3d" style:font-style-asian="normal" style:font-weight-asian="normal" style:font-style-complex="normal" style:font-weight-complex="normal"/>
    </style:style>
    <style:style style:name="T17" style:family="text">
      <style:text-properties fo:font-style="normal" fo:font-weight="normal" officeooo:rsid="00629e69" style:font-style-asian="normal" style:font-weight-asian="normal" style:font-style-complex="normal" style:font-weight-complex="normal"/>
    </style:style>
    <style:style style:name="T18" style:family="text">
      <style:text-properties fo:font-style="normal" fo:font-weight="normal" officeooo:rsid="00600135" style:font-style-asian="normal" style:font-weight-asian="normal" style:font-style-complex="normal" style:font-weight-complex="normal"/>
    </style:style>
    <style:style style:name="T19" style:family="text">
      <style:text-properties fo:font-style="normal" fo:font-weight="normal" officeooo:rsid="00689cfc" style:font-style-asian="normal" style:font-weight-asian="normal" style:font-style-complex="normal" style:font-weight-complex="normal"/>
    </style:style>
    <style:style style:name="T20" style:family="text">
      <style:text-properties fo:font-style="normal" fo:font-weight="normal" officeooo:rsid="006a29c0" style:font-style-asian="normal" style:font-weight-asian="normal" style:font-style-complex="normal" style:font-weight-complex="normal"/>
    </style:style>
    <style:style style:name="T21" style:family="text">
      <style:text-properties fo:font-style="normal" fo:font-weight="normal" officeooo:rsid="006a7c21" style:font-style-asian="normal" style:font-weight-asian="normal" style:font-style-complex="normal" style:font-weight-complex="normal"/>
    </style:style>
    <style:style style:name="T22" style:family="text">
      <style:text-properties fo:font-style="normal" fo:font-weight="normal" officeooo:rsid="006cb23b" style:font-style-asian="normal" style:font-weight-asian="normal" style:font-style-complex="normal" style:font-weight-complex="normal"/>
    </style:style>
    <style:style style:name="T23" style:family="text">
      <style:text-properties fo:font-style="normal" fo:font-weight="normal" officeooo:rsid="006d4001" style:font-style-asian="normal" style:font-weight-asian="normal" style:font-style-complex="normal" style:font-weight-complex="normal"/>
    </style:style>
    <style:style style:name="T24" style:family="text">
      <style:text-properties fo:font-style="normal" fo:font-weight="normal" officeooo:rsid="006eed0e" style:font-style-asian="normal" style:font-weight-asian="normal" style:font-style-complex="normal" style:font-weight-complex="normal"/>
    </style:style>
    <style:style style:name="T25" style:family="text">
      <style:text-properties fo:font-style="normal" fo:font-weight="normal" officeooo:rsid="006fa7ce" style:font-style-asian="normal" style:font-weight-asian="normal" style:font-style-complex="normal" style:font-weight-complex="normal"/>
    </style:style>
    <style:style style:name="T26" style:family="text">
      <style:text-properties fo:font-style="normal" fo:font-weight="normal" officeooo:rsid="00712b01" style:font-style-asian="normal" style:font-weight-asian="normal" style:font-style-complex="normal" style:font-weight-complex="normal"/>
    </style:style>
    <style:style style:name="T27" style:family="text">
      <style:text-properties fo:font-style="normal" fo:font-weight="normal" officeooo:rsid="007d3504" style:font-style-asian="normal" style:font-weight-asian="normal" style:font-style-complex="normal" style:font-weight-complex="normal"/>
    </style:style>
    <style:style style:name="T28" style:family="text">
      <style:text-properties fo:font-style="normal" fo:font-weight="normal" officeooo:rsid="00811a6a" style:font-style-asian="normal" style:font-weight-asian="normal" style:font-style-complex="normal" style:font-weight-complex="normal"/>
    </style:style>
    <style:style style:name="T29" style:family="text">
      <style:text-properties fo:font-style="normal" fo:font-weight="normal" officeooo:rsid="0077ad97" style:font-style-asian="normal" style:font-weight-asian="normal" style:font-style-complex="normal" style:font-weight-complex="normal"/>
    </style:style>
    <style:style style:name="T30" style:family="text">
      <style:text-properties fo:font-style="normal" fo:font-weight="normal" officeooo:rsid="00a8ba49" style:font-style-asian="normal" style:font-weight-asian="normal" style:font-style-complex="normal" style:font-weight-complex="normal"/>
    </style:style>
    <style:style style:name="T31" style:family="text">
      <style:text-properties fo:font-style="normal" fo:font-weight="normal" officeooo:rsid="006b96f8" style:font-style-asian="normal" style:font-weight-asian="normal" style:font-style-complex="normal" style:font-weight-complex="normal"/>
    </style:style>
    <style:style style:name="T32" style:family="text">
      <style:text-properties fo:font-style="normal" fo:font-weight="normal" officeooo:rsid="00b7982d" style:font-style-asian="normal" style:font-weight-asian="normal" style:font-style-complex="normal" style:font-weight-complex="normal"/>
    </style:style>
    <style:style style:name="T33" style:family="text">
      <style:text-properties fo:font-style="normal" fo:font-weight="normal" officeooo:rsid="00b7a62e" style:font-style-asian="normal" style:font-weight-asian="normal" style:font-style-complex="normal" style:font-weight-complex="normal"/>
    </style:style>
    <style:style style:name="T34" style:family="text">
      <style:text-properties fo:font-style="normal" fo:font-weight="normal" officeooo:rsid="00b823a4" style:font-style-asian="normal" style:font-weight-asian="normal" style:font-style-complex="normal" style:font-weight-complex="normal"/>
    </style:style>
    <style:style style:name="T35" style:family="text">
      <style:text-properties fo:font-style="normal" fo:font-weight="normal" officeooo:rsid="00d724f1" style:font-style-asian="normal" style:font-weight-asian="normal" style:font-style-complex="normal" style:font-weight-complex="normal"/>
    </style:style>
    <style:style style:name="T36" style:family="text">
      <style:text-properties fo:font-style="normal" fo:font-weight="normal" officeooo:rsid="00d76b81" style:font-style-asian="normal" style:font-weight-asian="normal" style:font-style-complex="normal" style:font-weight-complex="normal"/>
    </style:style>
    <style:style style:name="T37" style:family="text">
      <style:text-properties fo:font-style="normal" fo:font-weight="normal" officeooo:rsid="00d8b567" style:font-style-asian="normal" style:font-weight-asian="normal" style:font-style-complex="normal" style:font-weight-complex="normal"/>
    </style:style>
    <style:style style:name="T38" style:family="text">
      <style:text-properties fo:font-style="normal" fo:font-weight="normal" officeooo:rsid="00da3083" style:font-style-asian="normal" style:font-weight-asian="normal" style:font-style-complex="normal" style:font-weight-complex="normal"/>
    </style:style>
    <style:style style:name="T39" style:family="text">
      <style:text-properties fo:font-style="normal" fo:font-weight="normal" officeooo:rsid="00dba29c" style:font-style-asian="normal" style:font-weight-asian="normal" style:font-style-complex="normal" style:font-weight-complex="normal"/>
    </style:style>
    <style:style style:name="T40" style:family="text">
      <style:text-properties fo:font-style="normal" fo:font-weight="normal" officeooo:rsid="00eb8f06" style:font-style-asian="normal" style:font-weight-asian="normal" style:font-style-complex="normal" style:font-weight-complex="normal"/>
    </style:style>
    <style:style style:name="T41" style:family="text">
      <style:text-properties fo:font-style="normal" fo:font-weight="normal" officeooo:rsid="00efbf55" style:font-style-asian="normal" style:font-weight-asian="normal" style:font-style-complex="normal" style:font-weight-complex="normal"/>
    </style:style>
    <style:style style:name="T42" style:family="text">
      <style:text-properties fo:font-style="normal" fo:font-weight="normal" officeooo:rsid="00f113e7" style:font-style-asian="normal" style:font-weight-asian="normal" style:font-style-complex="normal" style:font-weight-complex="normal"/>
    </style:style>
    <style:style style:name="T43" style:family="text">
      <style:text-properties fo:font-style="normal" fo:font-weight="normal" officeooo:rsid="00f3a842" style:font-style-asian="normal" style:font-weight-asian="normal" style:font-style-complex="normal" style:font-weight-complex="normal"/>
    </style:style>
    <style:style style:name="T44" style:family="text">
      <style:text-properties fo:font-style="normal" fo:font-weight="normal" officeooo:rsid="00ce2296" style:font-style-asian="normal" style:font-weight-asian="normal" style:font-style-complex="normal" style:font-weight-complex="normal"/>
    </style:style>
    <style:style style:name="T45" style:family="text">
      <style:text-properties fo:font-style="normal" fo:font-weight="normal" officeooo:rsid="00fbcf81" style:font-style-asian="normal" style:font-weight-asian="normal" style:font-style-complex="normal" style:font-weight-complex="normal"/>
    </style:style>
    <style:style style:name="T46" style:family="text">
      <style:text-properties fo:font-style="normal" fo:font-weight="normal" officeooo:rsid="00ff6c4a" style:font-style-asian="normal" style:font-weight-asian="normal" style:font-style-complex="normal" style:font-weight-complex="normal"/>
    </style:style>
    <style:style style:name="T47" style:family="text">
      <style:text-properties fo:font-style="normal" fo:font-weight="normal" officeooo:rsid="00fa424c" style:font-style-asian="normal" style:font-weight-asian="normal" style:font-style-complex="normal" style:font-weight-complex="normal"/>
    </style:style>
    <style:style style:name="T48" style:family="text">
      <style:text-properties fo:font-style="normal" fo:font-weight="normal" officeooo:rsid="01107038" style:font-style-asian="normal" style:font-weight-asian="normal" style:font-style-complex="normal" style:font-weight-complex="normal"/>
    </style:style>
    <style:style style:name="T49" style:family="text">
      <style:text-properties fo:font-style="normal" fo:font-weight="normal" officeooo:rsid="0112635e" style:font-style-asian="normal" style:font-weight-asian="normal" style:font-style-complex="normal" style:font-weight-complex="normal"/>
    </style:style>
    <style:style style:name="T50" style:family="text">
      <style:text-properties fo:font-style="normal" fo:font-weight="normal" officeooo:rsid="0113abd1" style:font-style-asian="normal" style:font-weight-asian="normal"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4c1657" style:font-style-asian="normal" style:font-style-complex="normal"/>
    </style:style>
    <style:style style:name="T53" style:family="text">
      <style:text-properties fo:font-style="normal" officeooo:rsid="0060d85f" style:font-style-asian="normal" style:font-style-complex="normal"/>
    </style:style>
    <style:style style:name="T54" style:family="text">
      <style:text-properties fo:font-style="normal" officeooo:rsid="006fa7ce" style:font-style-asian="normal" style:font-style-complex="normal"/>
    </style:style>
    <style:style style:name="T55" style:family="text">
      <style:text-properties fo:font-style="normal" officeooo:rsid="00afcd9a" style:font-style-asian="normal" style:font-style-complex="normal"/>
    </style:style>
    <style:style style:name="T56" style:family="text">
      <style:text-properties fo:font-style="normal" officeooo:rsid="00d70857" style:font-style-asian="normal" style:font-style-complex="normal"/>
    </style:style>
    <style:style style:name="T57" style:family="text">
      <style:text-properties fo:font-style="normal" officeooo:rsid="002b82b9" style:font-style-asian="normal" style:font-style-complex="normal"/>
    </style:style>
    <style:style style:name="T58" style:family="text">
      <style:text-properties fo:font-style="normal" officeooo:rsid="01182430"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officeooo:rsid="0032f984" style:font-style-asian="normal" style:font-weight-asian="bold" style:font-style-complex="normal" style:font-weight-complex="bold"/>
    </style:style>
    <style:style style:name="T61" style:family="text">
      <style:text-properties fo:font-style="normal" fo:font-weight="bold" officeooo:rsid="00337642" style:font-style-asian="normal" style:font-weight-asian="bold" style:font-style-complex="normal" style:font-weight-complex="bold"/>
    </style:style>
    <style:style style:name="T62" style:family="text">
      <style:text-properties fo:font-style="normal" fo:font-weight="bold" officeooo:rsid="0040728c" style:font-style-asian="normal" style:font-weight-asian="bold" style:font-style-complex="normal" style:font-weight-complex="bold"/>
    </style:style>
    <style:style style:name="T63" style:family="text">
      <style:text-properties fo:font-style="normal" fo:font-weight="bold" officeooo:rsid="0060d85f" style:font-style-asian="normal" style:font-weight-asian="bold" style:font-style-complex="normal" style:font-weight-complex="bold"/>
    </style:style>
    <style:style style:name="T64" style:family="text">
      <style:text-properties fo:font-style="normal" fo:font-weight="bold" officeooo:rsid="006371dd" style:font-style-asian="normal" style:font-weight-asian="bold" style:font-style-complex="normal" style:font-weight-complex="bold"/>
    </style:style>
    <style:style style:name="T65" style:family="text">
      <style:text-properties fo:font-style="normal" fo:font-weight="bold" officeooo:rsid="00629e69" style:font-style-asian="normal" style:font-weight-asian="bold" style:font-style-complex="normal" style:font-weight-complex="bold"/>
    </style:style>
    <style:style style:name="T66" style:family="text">
      <style:text-properties fo:font-style="normal" fo:font-weight="bold" officeooo:rsid="006a29c0" style:font-style-asian="normal" style:font-weight-asian="bold" style:font-style-complex="normal" style:font-weight-complex="bold"/>
    </style:style>
    <style:style style:name="T67" style:family="text">
      <style:text-properties fo:font-style="normal" fo:font-weight="bold" officeooo:rsid="007d3504" style:font-style-asian="normal" style:font-weight-asian="bold" style:font-style-complex="normal" style:font-weight-complex="bold"/>
    </style:style>
    <style:style style:name="T68" style:family="text">
      <style:text-properties fo:font-style="normal" fo:font-weight="bold" officeooo:rsid="00811a6a" style:font-style-asian="normal" style:font-weight-asian="bold" style:font-style-complex="normal" style:font-weight-complex="bold"/>
    </style:style>
    <style:style style:name="T69" style:family="text">
      <style:text-properties fo:font-style="normal" fo:font-weight="bold" officeooo:rsid="00a18400" style:font-style-asian="normal" style:font-weight-asian="bold" style:font-style-complex="normal" style:font-weight-complex="bold"/>
    </style:style>
    <style:style style:name="T70" style:family="text">
      <style:text-properties fo:font-style="normal" fo:font-weight="bold" officeooo:rsid="006b96f8" style:font-style-asian="normal" style:font-weight-asian="bold" style:font-style-complex="normal" style:font-weight-complex="bold"/>
    </style:style>
    <style:style style:name="T71" style:family="text">
      <style:text-properties fo:font-style="normal" fo:font-weight="bold" officeooo:rsid="00a8ba49" style:font-style-asian="normal" style:font-weight-asian="bold" style:font-style-complex="normal" style:font-weight-complex="bold"/>
    </style:style>
    <style:style style:name="T72" style:family="text">
      <style:text-properties fo:font-style="normal" fo:font-weight="bold" officeooo:rsid="00b7982d" style:font-style-asian="normal" style:font-weight-asian="bold" style:font-style-complex="normal" style:font-weight-complex="bold"/>
    </style:style>
    <style:style style:name="T73" style:family="text">
      <style:text-properties fo:font-style="normal" fo:font-weight="bold" officeooo:rsid="00d70857" style:font-style-asian="normal" style:font-weight-asian="bold" style:font-style-complex="normal" style:font-weight-complex="bold"/>
    </style:style>
    <style:style style:name="T74" style:family="text">
      <style:text-properties fo:font-style="normal" fo:font-weight="bold" officeooo:rsid="00efbf55" style:font-style-asian="normal" style:font-weight-asian="bold" style:font-style-complex="normal" style:font-weight-complex="bold"/>
    </style:style>
    <style:style style:name="T75" style:family="text">
      <style:text-properties fo:font-style="normal" fo:font-weight="bold" officeooo:rsid="00dba29c" style:font-style-asian="normal" style:font-weight-asian="bold" style:font-style-complex="normal" style:font-weight-complex="bold"/>
    </style:style>
    <style:style style:name="T76" style:family="text">
      <style:text-properties fo:font-style="normal" fo:font-weight="bold" officeooo:rsid="00fa424c" style:font-style-asian="normal" style:font-weight-asian="bold" style:font-style-complex="normal" style:font-weight-complex="bold"/>
    </style:style>
    <style:style style:name="T77" style:family="text">
      <style:text-properties fo:font-style="normal" fo:font-weight="bold" officeooo:rsid="00ff6c4a" style:font-style-asian="normal" style:font-weight-asian="bold" style:font-style-complex="normal" style:font-weight-complex="bold"/>
    </style:style>
    <style:style style:name="T78" style:family="text">
      <style:text-properties fo:font-style="normal" fo:font-weight="bold" officeooo:rsid="0040728c" style:font-style-asian="normal" style:font-weight-asian="normal" style:font-style-complex="normal" style:font-weight-complex="normal"/>
    </style:style>
    <style:style style:name="T79" style:family="text">
      <style:text-properties fo:font-style="normal" style:text-underline-style="none" fo:font-weight="normal" style:font-style-asian="normal" style:font-weight-asian="normal" style:font-style-complex="normal" style:font-weight-complex="normal"/>
    </style:style>
    <style:style style:name="T80" style:family="text">
      <style:text-properties fo:font-style="normal" style:text-underline-style="none" fo:font-weight="normal" officeooo:rsid="00337642" style:font-style-asian="normal" style:font-weight-asian="normal" style:font-style-complex="normal" style:font-weight-complex="normal"/>
    </style:style>
    <style:style style:name="T81" style:family="text">
      <style:text-properties fo:font-style="normal" style:text-underline-style="none" fo:font-weight="normal" officeooo:rsid="00515020" style:font-style-asian="normal" style:font-weight-asian="normal" style:font-style-complex="normal" style:font-weight-complex="normal"/>
    </style:style>
    <style:style style:name="T82" style:family="text">
      <style:text-properties fo:font-style="normal" style:text-underline-style="none" fo:font-weight="normal" officeooo:rsid="004fae59" style:font-style-asian="normal" style:font-weight-asian="normal" style:font-style-complex="normal" style:font-weight-complex="normal"/>
    </style:style>
    <style:style style:name="T83" style:family="text">
      <style:text-properties fo:font-style="normal" style:text-underline-style="none" fo:font-weight="normal" officeooo:rsid="0052122a" style:font-style-asian="normal" style:font-weight-asian="normal" style:font-style-complex="normal" style:font-weight-complex="normal"/>
    </style:style>
    <style:style style:name="T84" style:family="text">
      <style:text-properties fo:font-style="normal" style:text-underline-style="none" fo:font-weight="normal" officeooo:rsid="0072a0eb" style:font-style-asian="normal" style:font-weight-asian="normal" style:font-style-complex="normal" style:font-weight-complex="normal"/>
    </style:style>
    <style:style style:name="T85" style:family="text">
      <style:text-properties fo:font-style="normal" style:text-underline-style="none" fo:font-weight="normal" officeooo:rsid="007235b0" style:font-style-asian="normal" style:font-weight-asian="normal" style:font-style-complex="normal" style:font-weight-complex="normal"/>
    </style:style>
    <style:style style:name="T86" style:family="text">
      <style:text-properties fo:font-style="normal" style:text-underline-style="none" fo:font-weight="normal" officeooo:rsid="008f0e5f" style:font-style-asian="normal" style:font-weight-asian="normal" style:font-style-complex="normal" style:font-weight-complex="normal"/>
    </style:style>
    <style:style style:name="T87" style:family="text">
      <style:text-properties fo:font-style="normal" style:text-underline-style="none" fo:font-weight="normal" officeooo:rsid="00a3695b" style:font-style-asian="normal" style:font-weight-asian="normal" style:font-style-complex="normal" style:font-weight-complex="normal"/>
    </style:style>
    <style:style style:name="T88" style:family="text">
      <style:text-properties fo:font-style="normal" style:text-underline-style="none" fo:font-weight="normal" officeooo:rsid="00a6d2f6" style:font-style-asian="normal" style:font-weight-asian="normal" style:font-style-complex="normal" style:font-weight-complex="normal"/>
    </style:style>
    <style:style style:name="T89" style:family="text">
      <style:text-properties fo:font-style="normal" style:text-underline-style="none" fo:font-weight="normal" officeooo:rsid="00b1af9a" style:font-style-asian="normal" style:font-weight-asian="normal" style:font-style-complex="normal" style:font-weight-complex="normal"/>
    </style:style>
    <style:style style:name="T90" style:family="text">
      <style:text-properties fo:font-style="normal" style:text-underline-style="none" fo:font-weight="normal" officeooo:rsid="00d724f1" style:font-style-asian="normal" style:font-weight-asian="normal" style:font-style-complex="normal" style:font-weight-complex="normal"/>
    </style:style>
    <style:style style:name="T91" style:family="text">
      <style:text-properties fo:font-style="normal" style:text-underline-style="none" style:font-style-asian="normal" style:font-style-complex="normal"/>
    </style:style>
    <style:style style:name="T92" style:family="text">
      <style:text-properties fo:font-style="normal" style:text-underline-style="none" officeooo:rsid="004346d3" style:font-style-asian="normal" style:font-style-complex="normal"/>
    </style:style>
    <style:style style:name="T93" style:family="text">
      <style:text-properties fo:font-style="normal" style:text-underline-style="none" officeooo:rsid="00490226" style:font-style-asian="normal" style:font-style-complex="normal"/>
    </style:style>
    <style:style style:name="T94" style:family="text">
      <style:text-properties fo:font-style="normal" style:text-underline-style="none" officeooo:rsid="005ae1d5" style:font-style-asian="normal" style:font-style-complex="normal"/>
    </style:style>
    <style:style style:name="T95" style:family="text">
      <style:text-properties fo:font-style="normal" style:text-underline-style="none" officeooo:rsid="00a53849" style:font-style-asian="normal" style:font-style-complex="normal"/>
    </style:style>
    <style:style style:name="T96" style:family="text">
      <style:text-properties fo:font-style="normal" style:text-underline-style="none" fo:font-weight="bold" style:font-style-asian="normal" style:font-weight-asian="bold" style:font-style-complex="normal" style:font-weight-complex="bold"/>
    </style:style>
    <style:style style:name="T97" style:family="text">
      <style:text-properties fo:font-style="normal" style:text-underline-style="none" fo:font-weight="bold" officeooo:rsid="004346d3" style:font-style-asian="normal" style:font-weight-asian="bold" style:font-style-complex="normal" style:font-weight-complex="bold"/>
    </style:style>
    <style:style style:name="T98" style:family="text">
      <style:text-properties fo:font-style="normal" style:text-underline-style="none" fo:font-weight="bold" officeooo:rsid="00490226" style:font-style-asian="normal" style:font-weight-asian="bold" style:font-style-complex="normal" style:font-weight-complex="bold"/>
    </style:style>
    <style:style style:name="T99" style:family="text">
      <style:text-properties fo:font-style="normal" style:text-underline-style="none" fo:font-weight="bold" officeooo:rsid="004fae59" style:font-style-asian="normal" style:font-weight-asian="bold" style:font-style-complex="normal" style:font-weight-complex="bold"/>
    </style:style>
    <style:style style:name="T100" style:family="text">
      <style:text-properties fo:font-style="normal" style:text-underline-style="none" fo:font-weight="bold" officeooo:rsid="0052122a" style:font-style-asian="normal" style:font-weight-asian="bold" style:font-style-complex="normal" style:font-weight-complex="bold"/>
    </style:style>
    <style:style style:name="T101" style:family="text">
      <style:text-properties fo:font-style="normal" style:text-underline-style="none" fo:font-weight="bold" officeooo:rsid="007235b0" style:font-style-asian="normal" style:font-weight-asian="bold" style:font-style-complex="normal" style:font-weight-complex="bold"/>
    </style:style>
    <style:style style:name="T102" style:family="text">
      <style:text-properties fo:font-style="normal" style:text-underline-style="none" fo:font-weight="bold" officeooo:rsid="00a6d2f6" style:font-style-asian="normal" style:font-weight-asian="bold" style:font-style-complex="normal" style:font-weight-complex="bold"/>
    </style:style>
    <style:style style:name="T103" style:family="text">
      <style:text-properties fo:font-style="normal" style:text-underline-style="none" fo:font-weight="bold" officeooo:rsid="00515020" style:font-style-asian="normal" style:font-weight-asian="bold" style:font-style-complex="normal" style:font-weight-complex="bold"/>
    </style:style>
    <style:style style:name="T104" style:family="text">
      <style:text-properties fo:font-style="normal" style:text-underline-style="none" fo:font-weight="bold" officeooo:rsid="00b1af9a" style:font-style-asian="normal" style:font-weight-asian="bold" style:font-style-complex="normal" style:font-weight-complex="bold"/>
    </style:style>
    <style:style style:name="T105" style:family="text">
      <style:text-properties fo:font-style="normal" style:text-underline-style="none" fo:font-weight="bold" style:font-style-asian="normal" style:font-style-complex="normal"/>
    </style:style>
    <style:style style:name="T106"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07" style:family="text">
      <style:text-properties fo:color="#000000"/>
    </style:style>
    <style:style style:name="T108"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09"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10" style:family="text">
      <style:text-properties fo:color="#000000" style:font-name="Courier New" fo:font-style="normal" style:text-underline-style="none" style:font-style-asian="normal" style:font-style-complex="normal"/>
    </style:style>
    <style:style style:name="T111" style:family="text">
      <style:text-properties fo:color="#000000" style:text-underline-style="none" fo:font-weight="bold"/>
    </style:style>
    <style:style style:name="T112" style:family="text">
      <style:text-properties fo:color="#000000" fo:font-weight="normal" style:font-weight-asian="normal" style:font-weight-complex="normal"/>
    </style:style>
    <style:style style:name="T113" style:family="text">
      <style:text-properties fo:color="#000000" fo:font-weight="normal" officeooo:rsid="00944f04" style:font-weight-asian="normal" style:font-weight-complex="normal"/>
    </style:style>
    <style:style style:name="T114" style:family="text">
      <style:text-properties style:font-name="Arial1" fo:font-size="32pt" fo:font-weight="bold" officeooo:rsid="00225a0b" style:font-size-asian="32pt" style:font-weight-asian="bold" style:font-name-complex="Arial1" style:font-size-complex="32pt"/>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fo:font-weight="normal" style:font-weight-asian="normal" style:font-weight-complex="normal"/>
    </style:style>
    <style:style style:name="T117" style:family="text">
      <style:text-properties style:text-underline-style="solid" style:text-underline-width="auto" style:text-underline-color="font-color" fo:font-weight="normal" officeooo:rsid="003d3d07" style:font-weight-asian="normal" style:font-weight-complex="normal"/>
    </style:style>
    <style:style style:name="T118" style:family="text">
      <style:text-properties style:text-underline-style="solid" style:text-underline-width="auto" style:text-underline-color="font-color" fo:font-weight="normal" officeooo:rsid="0035fef6" style:font-weight-asian="normal" style:font-weight-complex="normal"/>
    </style:style>
    <style:style style:name="T119" style:family="text">
      <style:text-properties style:text-underline-style="solid" style:text-underline-width="auto" style:text-underline-color="font-color" fo:font-weight="normal" officeooo:rsid="004689bb" style:font-weight-asian="normal" style:font-weight-complex="normal"/>
    </style:style>
    <style:style style:name="T120" style:family="text">
      <style:text-properties style:text-underline-style="solid" style:text-underline-width="auto" style:text-underline-color="font-color" officeooo:rsid="0037ddc5"/>
    </style:style>
    <style:style style:name="T121" style:family="text">
      <style:text-properties style:text-underline-style="solid" style:text-underline-width="auto" style:text-underline-color="font-color" officeooo:rsid="004f44b7"/>
    </style:style>
    <style:style style:name="T122" style:family="text">
      <style:text-properties style:text-underline-style="solid" style:text-underline-width="auto" style:text-underline-color="font-color" officeooo:rsid="003a5e59"/>
    </style:style>
    <style:style style:name="T123" style:family="text">
      <style:text-properties style:text-underline-style="solid" style:text-underline-width="auto" style:text-underline-color="font-color" officeooo:rsid="00d0cebf"/>
    </style:style>
    <style:style style:name="T124" style:family="text">
      <style:text-properties style:text-underline-style="solid" style:text-underline-width="auto" style:text-underline-color="font-color" fo:font-weight="bold" style:font-weight-asian="bold" style:font-weight-complex="bold"/>
    </style:style>
    <style:style style:name="T125" style:family="text">
      <style:text-properties officeooo:rsid="0023ea58"/>
    </style:style>
    <style:style style:name="T126" style:family="text">
      <style:text-properties officeooo:rsid="002563bc"/>
    </style:style>
    <style:style style:name="T127" style:family="text">
      <style:text-properties officeooo:rsid="0026d699"/>
    </style:style>
    <style:style style:name="T128" style:family="text">
      <style:text-properties style:text-underline-style="none"/>
    </style:style>
    <style:style style:name="T129" style:family="text">
      <style:text-properties style:text-underline-style="none" fo:font-weight="normal" style:font-weight-asian="normal" style:font-weight-complex="normal"/>
    </style:style>
    <style:style style:name="T130" style:family="text">
      <style:text-properties style:text-underline-style="none" fo:font-weight="normal" officeooo:rsid="0030b508" style:font-weight-asian="normal" style:font-weight-complex="normal"/>
    </style:style>
    <style:style style:name="T131" style:family="text">
      <style:text-properties style:text-underline-style="none" fo:font-weight="normal" officeooo:rsid="00323d46" style:font-weight-asian="normal" style:font-weight-complex="normal"/>
    </style:style>
    <style:style style:name="T132" style:family="text">
      <style:text-properties style:text-underline-style="none" fo:font-weight="normal" officeooo:rsid="0032f984" style:font-weight-asian="normal" style:font-weight-complex="normal"/>
    </style:style>
    <style:style style:name="T133" style:family="text">
      <style:text-properties style:text-underline-style="none" fo:font-weight="normal" officeooo:rsid="003d3d07" style:font-weight-asian="normal" style:font-weight-complex="normal"/>
    </style:style>
    <style:style style:name="T134" style:family="text">
      <style:text-properties style:text-underline-style="none" fo:font-weight="normal" officeooo:rsid="0090bf46" style:font-weight-asian="normal" style:font-weight-complex="normal"/>
    </style:style>
    <style:style style:name="T135" style:family="text">
      <style:text-properties style:text-underline-style="none" fo:font-weight="normal" officeooo:rsid="0091927c" style:font-weight-asian="normal" style:font-weight-complex="normal"/>
    </style:style>
    <style:style style:name="T136" style:family="text">
      <style:text-properties style:text-underline-style="none" fo:font-weight="normal" officeooo:rsid="008cc44b" style:font-weight-asian="normal" style:font-weight-complex="normal"/>
    </style:style>
    <style:style style:name="T137" style:family="text">
      <style:text-properties style:text-underline-style="none" fo:font-weight="normal" officeooo:rsid="00b8b8da" style:font-weight-asian="normal" style:font-weight-complex="normal"/>
    </style:style>
    <style:style style:name="T138" style:family="text">
      <style:text-properties style:text-underline-style="none" fo:font-weight="normal" officeooo:rsid="00c0dd32" style:font-weight-asian="normal" style:font-weight-complex="normal"/>
    </style:style>
    <style:style style:name="T139" style:family="text">
      <style:text-properties style:text-underline-style="none" fo:font-weight="normal" officeooo:rsid="00dae627" style:font-weight-asian="normal" style:font-weight-complex="normal"/>
    </style:style>
    <style:style style:name="T140" style:family="text">
      <style:text-properties style:text-underline-style="none" fo:font-weight="bold" style:font-weight-asian="bold" style:font-weight-complex="bold"/>
    </style:style>
    <style:style style:name="T141" style:family="text">
      <style:text-properties style:text-underline-style="none" fo:font-weight="bold" officeooo:rsid="00323d46" style:font-weight-asian="bold" style:font-weight-complex="bold"/>
    </style:style>
    <style:style style:name="T142" style:family="text">
      <style:text-properties officeooo:rsid="00298ff0"/>
    </style:style>
    <style:style style:name="T143" style:family="text">
      <style:text-properties fo:font-weight="bold"/>
    </style:style>
    <style:style style:name="T144" style:family="text">
      <style:text-properties fo:font-weight="bold" style:font-weight-asian="bold" style:font-weight-complex="bold"/>
    </style:style>
    <style:style style:name="T145" style:family="text">
      <style:text-properties fo:font-weight="bold" officeooo:rsid="003b6d54" style:font-weight-asian="bold" style:font-weight-complex="bold"/>
    </style:style>
    <style:style style:name="T146" style:family="text">
      <style:text-properties fo:font-weight="bold" officeooo:rsid="0023ea58" style:font-weight-asian="bold" style:font-weight-complex="bold"/>
    </style:style>
    <style:style style:name="T147" style:family="text">
      <style:text-properties fo:font-weight="bold" officeooo:rsid="0032f984" style:font-weight-asian="bold" style:font-weight-complex="bold"/>
    </style:style>
    <style:style style:name="T148" style:family="text">
      <style:text-properties fo:font-weight="bold" officeooo:rsid="0034111a" style:font-weight-asian="bold" style:font-weight-complex="bold"/>
    </style:style>
    <style:style style:name="T149" style:family="text">
      <style:text-properties fo:font-weight="bold" officeooo:rsid="0035fef6" style:font-weight-asian="bold" style:font-weight-complex="bold"/>
    </style:style>
    <style:style style:name="T150" style:family="text">
      <style:text-properties fo:font-weight="bold" officeooo:rsid="00363d2c" style:font-weight-asian="bold" style:font-weight-complex="bold"/>
    </style:style>
    <style:style style:name="T151" style:family="text">
      <style:text-properties fo:font-weight="bold" officeooo:rsid="003a5e59" style:font-weight-asian="bold" style:font-weight-complex="bold"/>
    </style:style>
    <style:style style:name="T152" style:family="text">
      <style:text-properties fo:font-weight="bold" officeooo:rsid="003de497" style:font-weight-asian="bold" style:font-weight-complex="bold"/>
    </style:style>
    <style:style style:name="T153" style:family="text">
      <style:text-properties fo:font-weight="bold" officeooo:rsid="003edb80" style:font-weight-asian="bold" style:font-weight-complex="bold"/>
    </style:style>
    <style:style style:name="T154" style:family="text">
      <style:text-properties fo:font-weight="bold" officeooo:rsid="0040728c" style:font-weight-asian="bold" style:font-weight-complex="bold"/>
    </style:style>
    <style:style style:name="T155" style:family="text">
      <style:text-properties fo:font-weight="bold" officeooo:rsid="005cf296" style:font-weight-asian="bold" style:font-weight-complex="bold"/>
    </style:style>
    <style:style style:name="T156" style:family="text">
      <style:text-properties fo:font-weight="bold" officeooo:rsid="005f6197" style:font-weight-asian="bold" style:font-weight-complex="bold"/>
    </style:style>
    <style:style style:name="T157" style:family="text">
      <style:text-properties fo:font-weight="bold" officeooo:rsid="00629e69" style:font-weight-asian="bold" style:font-weight-complex="bold"/>
    </style:style>
    <style:style style:name="T158" style:family="text">
      <style:text-properties fo:font-weight="bold" officeooo:rsid="00689cfc" style:font-weight-asian="bold" style:font-weight-complex="bold"/>
    </style:style>
    <style:style style:name="T159" style:family="text">
      <style:text-properties fo:font-weight="bold" officeooo:rsid="006a29c0" style:font-weight-asian="bold" style:font-weight-complex="bold"/>
    </style:style>
    <style:style style:name="T160" style:family="text">
      <style:text-properties fo:font-weight="bold" officeooo:rsid="006fa7ce" style:font-weight-asian="bold" style:font-weight-complex="bold"/>
    </style:style>
    <style:style style:name="T161" style:family="text">
      <style:text-properties fo:font-weight="bold" officeooo:rsid="0077ad97" style:font-weight-asian="bold" style:font-weight-complex="bold"/>
    </style:style>
    <style:style style:name="T162" style:family="text">
      <style:text-properties fo:font-weight="bold" officeooo:rsid="00600135" style:font-weight-asian="bold" style:font-weight-complex="bold"/>
    </style:style>
    <style:style style:name="T163" style:family="text">
      <style:text-properties fo:font-weight="bold" officeooo:rsid="007aa0d5" style:font-weight-asian="bold" style:font-weight-complex="bold"/>
    </style:style>
    <style:style style:name="T164" style:family="text">
      <style:text-properties fo:font-weight="bold" officeooo:rsid="007b89a1" style:font-weight-asian="bold" style:font-weight-complex="bold"/>
    </style:style>
    <style:style style:name="T165" style:family="text">
      <style:text-properties fo:font-weight="bold" officeooo:rsid="007d3504" style:font-weight-asian="bold" style:font-weight-complex="bold"/>
    </style:style>
    <style:style style:name="T166" style:family="text">
      <style:text-properties fo:font-weight="bold" officeooo:rsid="007eac24" style:font-weight-asian="bold" style:font-weight-complex="bold"/>
    </style:style>
    <style:style style:name="T167" style:family="text">
      <style:text-properties fo:font-weight="bold" officeooo:rsid="00811a6a" style:font-weight-asian="bold" style:font-weight-complex="bold"/>
    </style:style>
    <style:style style:name="T168" style:family="text">
      <style:text-properties fo:font-weight="bold" officeooo:rsid="00842328" style:font-weight-asian="bold" style:font-weight-complex="bold"/>
    </style:style>
    <style:style style:name="T169" style:family="text">
      <style:text-properties fo:font-weight="bold" officeooo:rsid="0085470d" style:font-weight-asian="bold" style:font-weight-complex="bold"/>
    </style:style>
    <style:style style:name="T170" style:family="text">
      <style:text-properties fo:font-weight="bold" officeooo:rsid="0086e418" style:font-weight-asian="bold" style:font-weight-complex="bold"/>
    </style:style>
    <style:style style:name="T171" style:family="text">
      <style:text-properties fo:font-weight="bold" officeooo:rsid="00878375" style:font-weight-asian="bold" style:font-weight-complex="bold"/>
    </style:style>
    <style:style style:name="T172" style:family="text">
      <style:text-properties fo:font-weight="bold" officeooo:rsid="006b96f8" style:font-weight-asian="bold" style:font-weight-complex="bold"/>
    </style:style>
    <style:style style:name="T173" style:family="text">
      <style:text-properties fo:font-weight="bold" officeooo:rsid="00a8ba49" style:font-weight-asian="bold" style:font-weight-complex="bold"/>
    </style:style>
    <style:style style:name="T174" style:family="text">
      <style:text-properties fo:font-weight="bold" officeooo:rsid="00ab369b" style:font-weight-asian="bold" style:font-weight-complex="bold"/>
    </style:style>
    <style:style style:name="T175" style:family="text">
      <style:text-properties fo:font-weight="bold" officeooo:rsid="00ae3031" style:font-weight-asian="bold" style:font-weight-complex="bold"/>
    </style:style>
    <style:style style:name="T176" style:family="text">
      <style:text-properties fo:font-weight="bold" officeooo:rsid="00be2054" style:font-weight-asian="bold" style:font-weight-complex="bold"/>
    </style:style>
    <style:style style:name="T177" style:family="text">
      <style:text-properties fo:font-weight="bold" officeooo:rsid="00c8520f" style:font-weight-asian="bold" style:font-weight-complex="bold"/>
    </style:style>
    <style:style style:name="T178" style:family="text">
      <style:text-properties fo:font-weight="bold" officeooo:rsid="00cf4b32" style:font-weight-asian="bold" style:font-weight-complex="bold"/>
    </style:style>
    <style:style style:name="T179" style:family="text">
      <style:text-properties fo:font-weight="bold" officeooo:rsid="009643c1" style:font-weight-asian="bold" style:font-weight-complex="bold"/>
    </style:style>
    <style:style style:name="T180" style:family="text">
      <style:text-properties fo:font-weight="bold" officeooo:rsid="00d40daf" style:font-weight-asian="bold" style:font-weight-complex="bold"/>
    </style:style>
    <style:style style:name="T181" style:family="text">
      <style:text-properties fo:font-weight="bold" officeooo:rsid="008365b4" style:font-weight-asian="bold" style:font-weight-complex="bold"/>
    </style:style>
    <style:style style:name="T182" style:family="text">
      <style:text-properties fo:font-weight="bold" officeooo:rsid="00d724f1" style:font-weight-asian="bold" style:font-weight-complex="bold"/>
    </style:style>
    <style:style style:name="T183" style:family="text">
      <style:text-properties fo:font-weight="bold" officeooo:rsid="00de334d" style:font-weight-asian="bold" style:font-weight-complex="bold"/>
    </style:style>
    <style:style style:name="T184" style:family="text">
      <style:text-properties fo:font-weight="bold" officeooo:rsid="00e11b01" style:font-weight-asian="bold" style:font-weight-complex="bold"/>
    </style:style>
    <style:style style:name="T185" style:family="text">
      <style:text-properties fo:font-weight="bold" officeooo:rsid="00e8410e" style:font-weight-asian="bold" style:font-weight-complex="bold"/>
    </style:style>
    <style:style style:name="T186" style:family="text">
      <style:text-properties fo:font-weight="bold" officeooo:rsid="00e3c07c" style:font-weight-asian="bold" style:font-weight-complex="bold"/>
    </style:style>
    <style:style style:name="T187" style:family="text">
      <style:text-properties fo:font-weight="bold" officeooo:rsid="00fa424c" style:font-weight-asian="bold" style:font-weight-complex="bold"/>
    </style:style>
    <style:style style:name="T188" style:family="text">
      <style:text-properties fo:font-weight="bold" officeooo:rsid="00faa64f" style:font-weight-asian="bold" style:font-weight-complex="bold"/>
    </style:style>
    <style:style style:name="T189" style:family="text">
      <style:text-properties fo:font-weight="bold" officeooo:rsid="00faca01" style:font-weight-asian="bold" style:font-weight-complex="bold"/>
    </style:style>
    <style:style style:name="T190" style:family="text">
      <style:text-properties fo:font-weight="bold" officeooo:rsid="00ff4684" style:font-weight-asian="bold" style:font-weight-complex="bold"/>
    </style:style>
    <style:style style:name="T191" style:family="text">
      <style:text-properties fo:font-weight="bold" officeooo:rsid="010ee828" style:font-weight-asian="bold" style:font-weight-complex="bold"/>
    </style:style>
    <style:style style:name="T192" style:family="text">
      <style:text-properties fo:font-weight="bold" officeooo:rsid="0113abd1" style:font-weight-asian="bold" style:font-weight-complex="bold"/>
    </style:style>
    <style:style style:name="T193" style:family="text">
      <style:text-properties fo:font-weight="bold" officeooo:rsid="0040728c"/>
    </style:style>
    <style:style style:name="T194" style:family="text">
      <style:text-properties fo:font-weight="bold" officeooo:rsid="004850b7"/>
    </style:style>
    <style:style style:name="T195" style:family="text">
      <style:text-properties fo:font-weight="bold" officeooo:rsid="0052122a"/>
    </style:style>
    <style:style style:name="T196" style:family="text">
      <style:text-properties style:font-name="Courier New"/>
    </style:style>
    <style:style style:name="T197" style:family="text">
      <style:text-properties style:font-name="Courier New" fo:font-style="normal" fo:font-weight="normal" style:font-style-asian="normal" style:font-weight-asian="normal" style:font-style-complex="normal" style:font-weight-complex="normal"/>
    </style:style>
    <style:style style:name="T198" style:family="text">
      <style:text-properties style:font-name="Courier New" fo:font-style="normal" fo:font-weight="normal" officeooo:rsid="0040728c" style:font-style-asian="normal" style:font-weight-asian="normal" style:font-style-complex="normal" style:font-weight-complex="normal"/>
    </style:style>
    <style:style style:name="T199" style:family="text">
      <style:text-properties style:font-name="Courier New" fo:font-style="normal" fo:font-weight="normal" officeooo:rsid="0045f9a0" style:font-style-asian="normal" style:font-weight-asian="normal" style:font-style-complex="normal" style:font-weight-complex="normal"/>
    </style:style>
    <style:style style:name="T200" style:family="text">
      <style:text-properties style:font-name="Courier New" fo:font-style="normal" fo:font-weight="normal" officeooo:rsid="0052122a" style:font-style-asian="normal" style:font-weight-asian="normal" style:font-style-complex="normal" style:font-weight-complex="normal"/>
    </style:style>
    <style:style style:name="T201" style:family="text">
      <style:text-properties style:font-name="Courier New" fo:font-style="normal" fo:font-weight="normal" officeooo:rsid="00675f3d" style:font-style-asian="normal" style:font-weight-asian="normal" style:font-style-complex="normal" style:font-weight-complex="normal"/>
    </style:style>
    <style:style style:name="T202" style:family="text">
      <style:text-properties style:font-name="Courier New" fo:font-style="normal" fo:font-weight="normal" officeooo:rsid="00689cfc" style:font-style-asian="normal" style:font-weight-asian="normal" style:font-style-complex="normal" style:font-weight-complex="normal"/>
    </style:style>
    <style:style style:name="T203" style:family="text">
      <style:text-properties style:font-name="Courier New" fo:font-style="normal" fo:font-weight="normal" officeooo:rsid="00a8ba49" style:font-style-asian="normal" style:font-weight-asian="normal" style:font-style-complex="normal" style:font-weight-complex="normal"/>
    </style:style>
    <style:style style:name="T204" style:family="text">
      <style:text-properties style:font-name="Courier New" fo:font-style="normal" fo:font-weight="normal" officeooo:rsid="00f3a842" style:font-style-asian="normal" style:font-weight-asian="normal" style:font-style-complex="normal" style:font-weight-complex="normal"/>
    </style:style>
    <style:style style:name="T205" style:family="text">
      <style:text-properties style:font-name="Courier New" fo:font-style="normal" fo:font-weight="normal" officeooo:rsid="00fa424c" style:font-style-asian="normal" style:font-weight-asian="normal" style:font-style-complex="normal" style:font-weight-complex="normal"/>
    </style:style>
    <style:style style:name="T206" style:family="text">
      <style:text-properties style:font-name="Courier New" fo:font-style="normal" style:font-style-asian="normal" style:font-style-complex="normal"/>
    </style:style>
    <style:style style:name="T207" style:family="text">
      <style:text-properties style:font-name="Courier New" fo:font-style="normal" style:text-underline-style="none" style:font-style-asian="normal" style:font-style-complex="normal"/>
    </style:style>
    <style:style style:name="T208" style:family="text">
      <style:text-properties style:font-name="Courier New" fo:font-style="normal" style:text-underline-style="none" officeooo:rsid="004346d3" style:font-style-asian="normal" style:font-style-complex="normal"/>
    </style:style>
    <style:style style:name="T209" style:family="text">
      <style:text-properties style:font-name="Courier New" fo:font-style="normal" style:text-underline-style="none" officeooo:rsid="0052122a" style:font-style-asian="normal" style:font-style-complex="normal"/>
    </style:style>
    <style:style style:name="T210"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11"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12" style:family="text">
      <style:text-properties style:font-name="Courier New" fo:font-style="normal" fo:font-weight="bold" style:font-style-asian="normal" style:font-weight-asian="bold" style:font-style-complex="normal" style:font-weight-complex="bold"/>
    </style:style>
    <style:style style:name="T213" style:family="text">
      <style:text-properties style:font-name="Courier New" style:text-underline-style="none" fo:font-weight="normal" style:font-weight-asian="normal" style:font-weight-complex="normal"/>
    </style:style>
    <style:style style:name="T214" style:family="text">
      <style:text-properties style:font-name="Courier New" style:text-underline-style="none" fo:font-weight="normal" officeooo:rsid="0032f984" style:font-weight-asian="normal" style:font-weight-complex="normal"/>
    </style:style>
    <style:style style:name="T215" style:family="text">
      <style:text-properties style:font-name="Courier New" fo:font-weight="normal" style:font-weight-asian="normal" style:font-weight-complex="normal"/>
    </style:style>
    <style:style style:name="T216" style:family="text">
      <style:text-properties style:font-name="Courier New" fo:font-weight="normal" officeooo:rsid="00378a58" style:font-weight-asian="normal" style:font-weight-complex="normal"/>
    </style:style>
    <style:style style:name="T217" style:family="text">
      <style:text-properties style:font-name="Courier New" fo:font-weight="normal" officeooo:rsid="0035fef6" style:font-weight-asian="normal" style:font-weight-complex="normal"/>
    </style:style>
    <style:style style:name="T218" style:family="text">
      <style:text-properties style:font-name="Courier New" fo:font-weight="normal" officeooo:rsid="003edb80" style:font-weight-asian="normal" style:font-weight-complex="normal"/>
    </style:style>
    <style:style style:name="T219" style:family="text">
      <style:text-properties style:font-name="Courier New" fo:font-weight="normal" officeooo:rsid="0046f97d" style:font-weight-asian="normal" style:font-weight-complex="normal"/>
    </style:style>
    <style:style style:name="T220" style:family="text">
      <style:text-properties style:font-name="Courier New" fo:font-weight="normal" officeooo:rsid="004689bb" style:font-weight-asian="normal" style:font-weight-complex="normal"/>
    </style:style>
    <style:style style:name="T221" style:family="text">
      <style:text-properties style:font-name="Courier New" fo:font-weight="normal" officeooo:rsid="00496f60" style:font-weight-asian="normal" style:font-weight-complex="normal"/>
    </style:style>
    <style:style style:name="T222" style:family="text">
      <style:text-properties style:font-name="Courier New" fo:font-weight="normal" officeooo:rsid="004fb2a5" style:font-weight-asian="normal" style:font-weight-complex="normal"/>
    </style:style>
    <style:style style:name="T223" style:family="text">
      <style:text-properties style:font-name="Courier New" fo:font-weight="normal" officeooo:rsid="005775cb" style:font-weight-asian="normal" style:font-weight-complex="normal"/>
    </style:style>
    <style:style style:name="T224" style:family="text">
      <style:text-properties style:font-name="Courier New" fo:font-weight="normal" officeooo:rsid="005cf296" style:font-weight-asian="normal" style:font-weight-complex="normal"/>
    </style:style>
    <style:style style:name="T225" style:family="text">
      <style:text-properties style:font-name="Courier New" fo:font-weight="normal" officeooo:rsid="005e8c9c" style:font-weight-asian="normal" style:font-weight-complex="normal"/>
    </style:style>
    <style:style style:name="T226" style:family="text">
      <style:text-properties style:font-name="Courier New" fo:font-weight="normal" officeooo:rsid="007964f9" style:font-weight-asian="normal" style:font-weight-complex="normal"/>
    </style:style>
    <style:style style:name="T227" style:family="text">
      <style:text-properties style:font-name="Courier New" fo:font-weight="normal" officeooo:rsid="00a53849" style:font-weight-asian="normal" style:font-weight-complex="normal"/>
    </style:style>
    <style:style style:name="T228" style:family="text">
      <style:text-properties style:font-name="Courier New" fo:font-weight="normal" officeooo:rsid="00de9b77" style:font-weight-asian="normal" style:font-weight-complex="normal"/>
    </style:style>
    <style:style style:name="T229" style:family="text">
      <style:text-properties style:font-name="Courier New" fo:font-weight="normal" officeooo:rsid="00e728e5" style:font-weight-asian="normal" style:font-weight-complex="normal"/>
    </style:style>
    <style:style style:name="T230" style:family="text">
      <style:text-properties style:font-name="Courier New" fo:font-weight="normal" officeooo:rsid="00e5ad39" style:font-weight-asian="normal" style:font-weight-complex="normal"/>
    </style:style>
    <style:style style:name="T231" style:family="text">
      <style:text-properties style:font-name="Courier New" fo:font-weight="normal" officeooo:rsid="010cd5b6" style:font-weight-asian="normal" style:font-weight-complex="normal"/>
    </style:style>
    <style:style style:name="T232" style:family="text">
      <style:text-properties style:font-name="Courier New" officeooo:rsid="0035fef6"/>
    </style:style>
    <style:style style:name="T233" style:family="text">
      <style:text-properties style:font-name="Courier New" officeooo:rsid="003d3d07"/>
    </style:style>
    <style:style style:name="T234" style:family="text">
      <style:text-properties style:font-name="Courier New" officeooo:rsid="00363d2c"/>
    </style:style>
    <style:style style:name="T235" style:family="text">
      <style:text-properties style:font-name="Courier New" fo:font-weight="bold" style:font-weight-asian="bold" style:font-weight-complex="bold"/>
    </style:style>
    <style:style style:name="T236" style:family="text">
      <style:text-properties style:font-name="Courier New" fo:font-weight="bold" officeooo:rsid="0030b508" style:font-weight-asian="bold" style:font-weight-complex="bold"/>
    </style:style>
    <style:style style:name="T237" style:family="text">
      <style:text-properties style:font-name="Courier New" fo:font-weight="bold" officeooo:rsid="004f44b7" style:font-weight-asian="bold" style:font-weight-complex="bold"/>
    </style:style>
    <style:style style:name="T238" style:family="text">
      <style:text-properties style:font-name="Courier New" fo:font-weight="bold" officeooo:rsid="009e0bce" style:font-weight-asian="bold" style:font-weight-complex="bold"/>
    </style:style>
    <style:style style:name="T239" style:family="text">
      <style:text-properties style:font-name="Courier New" fo:font-weight="bold" officeooo:rsid="007964f9" style:font-weight-asian="bold" style:font-weight-complex="bold"/>
    </style:style>
    <style:style style:name="T240" style:family="text">
      <style:text-properties style:font-name="Courier New" fo:font-weight="bold" officeooo:rsid="00bf5dff" style:font-weight-asian="bold" style:font-weight-complex="bold"/>
    </style:style>
    <style:style style:name="T241" style:family="text">
      <style:text-properties style:font-name="Courier New" officeooo:rsid="0030b508"/>
    </style:style>
    <style:style style:name="T242" style:family="text">
      <style:text-properties style:font-name="Courier New" officeooo:rsid="004e0e43"/>
    </style:style>
    <style:style style:name="T243" style:family="text">
      <style:text-properties style:font-name="Courier New" officeooo:rsid="002c7742"/>
    </style:style>
    <style:style style:name="T244" style:family="text">
      <style:text-properties style:font-name="Courier New" officeooo:rsid="002b82b9"/>
    </style:style>
    <style:style style:name="T245" style:family="text">
      <style:text-properties style:font-name="Courier New" fo:font-style="italic" officeooo:rsid="004f44b7" style:font-style-asian="italic" style:font-style-complex="italic"/>
    </style:style>
    <style:style style:name="T246" style:family="text">
      <style:text-properties style:font-name="Courier New" officeooo:rsid="004f44b7"/>
    </style:style>
    <style:style style:name="T247" style:family="text">
      <style:text-properties style:font-name="Courier New" officeooo:rsid="005ae1d5"/>
    </style:style>
    <style:style style:name="T248" style:family="text">
      <style:text-properties style:font-name="Courier New" fo:font-size="10pt" officeooo:rsid="00ae3e9c" style:font-size-asian="10pt" style:font-size-complex="10pt"/>
    </style:style>
    <style:style style:name="T249" style:family="text">
      <style:text-properties style:font-name="Courier New" fo:font-size="10pt" officeooo:rsid="00afcd9a" style:font-size-asian="10pt" style:font-size-complex="10pt"/>
    </style:style>
    <style:style style:name="T250" style:family="text">
      <style:text-properties style:font-name="Courier New" fo:font-size="10pt" officeooo:rsid="010ea344" style:font-size-asian="10pt" style:font-size-complex="10pt"/>
    </style:style>
    <style:style style:name="T251"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252"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253"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254"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255" style:family="text">
      <style:text-properties style:font-name="Courier New" officeooo:rsid="00ae3031"/>
    </style:style>
    <style:style style:name="T256" style:family="text">
      <style:text-properties style:font-name="Courier New" officeooo:rsid="00ae3e9c"/>
    </style:style>
    <style:style style:name="T257" style:family="text">
      <style:text-properties style:font-name="Courier New" officeooo:rsid="00bae79c"/>
    </style:style>
    <style:style style:name="T258" style:family="text">
      <style:text-properties style:font-name="Courier New" fo:font-size="12pt" style:font-size-asian="12pt" style:font-size-complex="12pt"/>
    </style:style>
    <style:style style:name="T259" style:family="text">
      <style:text-properties style:font-name="Courier New" fo:font-size="12pt" officeooo:rsid="00bc8db6" style:font-size-asian="12pt" style:font-size-complex="12pt"/>
    </style:style>
    <style:style style:name="T260" style:family="text">
      <style:text-properties style:font-name="Courier New" fo:font-size="12pt" officeooo:rsid="00bae79c" style:font-size-asian="12pt" style:font-size-complex="12pt"/>
    </style:style>
    <style:style style:name="T261" style:family="text">
      <style:text-properties style:font-name="Courier New" fo:font-size="12pt" officeooo:rsid="00b996f7" style:font-size-asian="12pt" style:font-size-complex="12pt"/>
    </style:style>
    <style:style style:name="T262" style:family="text">
      <style:text-properties style:font-name="Courier New" fo:font-size="12pt" fo:font-weight="bold" style:font-size-asian="12pt" style:font-weight-asian="bold" style:font-size-complex="12pt" style:font-weight-complex="bold"/>
    </style:style>
    <style:style style:name="T263" style:family="text">
      <style:text-properties style:font-name="Courier New" fo:font-size="12pt" fo:font-weight="bold" officeooo:rsid="00be2054" style:font-size-asian="12pt" style:font-weight-asian="bold" style:font-size-complex="12pt" style:font-weight-complex="bold"/>
    </style:style>
    <style:style style:name="T264" style:family="text">
      <style:text-properties style:font-name="Courier New" fo:font-size="12pt" fo:font-weight="bold" officeooo:rsid="00e728e5" style:font-size-asian="10.5pt" style:font-weight-asian="bold" style:font-size-complex="12pt" style:font-weight-complex="bold"/>
    </style:style>
    <style:style style:name="T265" style:family="text">
      <style:text-properties style:font-name="Courier New" fo:font-size="12pt" fo:font-style="normal" style:text-underline-style="none" fo:font-weight="normal" officeooo:rsid="008cb86d" style:font-size-asian="12pt" style:font-style-asian="normal" style:font-weight-asian="normal" style:font-size-complex="12pt" style:font-style-complex="normal" style:font-weight-complex="normal"/>
    </style:style>
    <style:style style:name="T266" style:family="text">
      <style:text-properties style:font-name="Courier New" fo:font-size="12pt" fo:font-style="normal" style:text-underline-style="none" fo:font-weight="normal" officeooo:rsid="00dae627" style:font-size-asian="12pt" style:font-style-asian="normal" style:font-weight-asian="normal" style:font-size-complex="12pt" style:font-style-complex="normal" style:font-weight-complex="normal"/>
    </style:style>
    <style:style style:name="T267" style:family="text">
      <style:text-properties style:font-name="Courier New" fo:font-size="12pt" fo:font-weight="normal" officeooo:rsid="00de9b77" style:font-size-asian="10.5pt" style:font-weight-asian="normal" style:font-size-complex="12pt" style:font-weight-complex="normal"/>
    </style:style>
    <style:style style:name="T268" style:family="text">
      <style:text-properties style:font-name="Courier New" fo:font-size="12pt" fo:font-weight="normal" officeooo:rsid="00df2d15" style:font-size-asian="10.5pt" style:font-weight-asian="normal" style:font-size-complex="12pt" style:font-weight-complex="normal"/>
    </style:style>
    <style:style style:name="T269" style:family="text">
      <style:text-properties style:font-name="Courier New" fo:font-size="12pt" fo:font-weight="normal" officeooo:rsid="00e728e5" style:font-size-asian="10.5pt" style:font-weight-asian="normal" style:font-size-complex="12pt" style:font-weight-complex="normal"/>
    </style:style>
    <style:style style:name="T270"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271"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272"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273"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274" style:family="text">
      <style:text-properties style:font-name="Courier New" fo:font-size="12pt" fo:font-weight="normal" officeooo:rsid="00f7ee6b" style:font-size-asian="12pt" style:font-weight-asian="normal" style:font-size-complex="12pt" style:font-weight-complex="normal"/>
    </style:style>
    <style:style style:name="T275" style:family="text">
      <style:text-properties style:font-name="Courier New" officeooo:rsid="00bf5dff"/>
    </style:style>
    <style:style style:name="T276" style:family="text">
      <style:text-properties style:font-name="Courier New" officeooo:rsid="00bfcebd"/>
    </style:style>
    <style:style style:name="T277" style:family="text">
      <style:text-properties style:font-name="Courier New" officeooo:rsid="00c186d0"/>
    </style:style>
    <style:style style:name="T278" style:family="text">
      <style:text-properties style:font-name="Courier New" officeooo:rsid="00d0cebf"/>
    </style:style>
    <style:style style:name="T279" style:family="text">
      <style:text-properties style:font-name="Courier New" officeooo:rsid="00d70857"/>
    </style:style>
    <style:style style:name="T280" style:family="text">
      <style:text-properties style:font-name="Courier New" fo:font-size="10.5pt" style:font-size-asian="10.5pt" style:font-size-complex="10.5pt"/>
    </style:style>
    <style:style style:name="T281" style:family="text">
      <style:text-properties style:font-name="Courier New" fo:font-size="10.5pt" officeooo:rsid="00f6fd66" style:font-size-asian="10.5pt" style:font-size-complex="10.5pt"/>
    </style:style>
    <style:style style:name="T282" style:family="text">
      <style:text-properties style:font-name="Courier New" officeooo:rsid="00811a6a"/>
    </style:style>
    <style:style style:name="T283" style:family="text">
      <style:text-properties style:font-name="Courier New" officeooo:rsid="010c64c6"/>
    </style:style>
    <style:style style:name="T284" style:family="text">
      <style:text-properties style:font-name="Courier New" officeooo:rsid="011a0c3f"/>
    </style:style>
    <style:style style:name="T285" style:family="text">
      <style:text-properties style:font-name="Courier New" officeooo:rsid="011af76a"/>
    </style:style>
    <style:style style:name="T286" style:family="text">
      <style:text-properties style:font-name="Courier New" officeooo:rsid="011d55e6"/>
    </style:style>
    <style:style style:name="T287" style:family="text">
      <style:text-properties fo:font-style="italic" style:font-style-asian="italic" style:font-style-complex="italic"/>
    </style:style>
    <style:style style:name="T288" style:family="text">
      <style:text-properties fo:font-style="italic" officeooo:rsid="002b82b9" style:font-style-asian="italic" style:font-style-complex="italic"/>
    </style:style>
    <style:style style:name="T289" style:family="text">
      <style:text-properties fo:font-style="italic" officeooo:rsid="0035fef6" style:font-style-asian="italic" style:font-style-complex="italic"/>
    </style:style>
    <style:style style:name="T290" style:family="text">
      <style:text-properties fo:font-style="italic" officeooo:rsid="0060d85f" style:font-style-asian="italic" style:font-style-complex="italic"/>
    </style:style>
    <style:style style:name="T291" style:family="text">
      <style:text-properties fo:font-style="italic" officeooo:rsid="00600135" style:font-style-asian="italic" style:font-style-complex="italic"/>
    </style:style>
    <style:style style:name="T292" style:family="text">
      <style:text-properties fo:font-style="italic" officeooo:rsid="006371dd" style:font-style-asian="italic" style:font-style-complex="italic"/>
    </style:style>
    <style:style style:name="T293" style:family="text">
      <style:text-properties fo:font-style="italic" officeooo:rsid="00629e69" style:font-style-asian="italic" style:font-style-complex="italic"/>
    </style:style>
    <style:style style:name="T294" style:family="text">
      <style:text-properties fo:font-style="italic" officeooo:rsid="00ae3031" style:font-style-asian="italic" style:font-style-complex="italic"/>
    </style:style>
    <style:style style:name="T295" style:family="text">
      <style:text-properties fo:font-style="italic" officeooo:rsid="00afcd9a" style:font-style-asian="italic" style:font-style-complex="italic"/>
    </style:style>
    <style:style style:name="T296" style:family="text">
      <style:text-properties fo:font-style="italic" officeooo:rsid="00e11b01" style:font-style-asian="italic" style:font-style-complex="italic"/>
    </style:style>
    <style:style style:name="T297" style:family="text">
      <style:text-properties fo:font-style="italic" officeooo:rsid="0101d296" style:font-style-asian="italic" style:font-style-complex="italic"/>
    </style:style>
    <style:style style:name="T298" style:family="text">
      <style:text-properties fo:font-style="italic" officeooo:rsid="010ee828" style:font-style-asian="italic" style:font-style-complex="italic"/>
    </style:style>
    <style:style style:name="T299" style:family="text">
      <style:text-properties fo:font-style="italic" fo:font-weight="normal" style:font-style-asian="italic" style:font-weight-asian="normal" style:font-style-complex="italic" style:font-weight-complex="normal"/>
    </style:style>
    <style:style style:name="T300" style:family="text">
      <style:text-properties fo:font-style="italic" fo:font-weight="normal" officeooo:rsid="00298ff0" style:font-style-asian="italic" style:font-weight-asian="normal" style:font-style-complex="italic" style:font-weight-complex="normal"/>
    </style:style>
    <style:style style:name="T301" style:family="text">
      <style:text-properties fo:font-style="italic" fo:font-weight="normal" officeooo:rsid="0032f984" style:font-style-asian="italic" style:font-weight-asian="normal" style:font-style-complex="italic" style:font-weight-complex="normal"/>
    </style:style>
    <style:style style:name="T302" style:family="text">
      <style:text-properties fo:font-style="italic" fo:font-weight="normal" officeooo:rsid="00337642" style:font-style-asian="italic" style:font-weight-asian="normal" style:font-style-complex="italic" style:font-weight-complex="normal"/>
    </style:style>
    <style:style style:name="T303" style:family="text">
      <style:text-properties fo:font-style="italic" fo:font-weight="normal" officeooo:rsid="0035fef6" style:font-style-asian="italic" style:font-weight-asian="normal" style:font-style-complex="italic" style:font-weight-complex="normal"/>
    </style:style>
    <style:style style:name="T304" style:family="text">
      <style:text-properties fo:font-style="italic" fo:font-weight="normal" officeooo:rsid="0034111a" style:font-style-asian="italic" style:font-weight-asian="normal" style:font-style-complex="italic" style:font-weight-complex="normal"/>
    </style:style>
    <style:style style:name="T305" style:family="text">
      <style:text-properties fo:font-style="italic" fo:font-weight="normal" officeooo:rsid="0040728c" style:font-style-asian="italic" style:font-weight-asian="normal" style:font-style-complex="italic" style:font-weight-complex="normal"/>
    </style:style>
    <style:style style:name="T306" style:family="text">
      <style:text-properties fo:font-style="italic" fo:font-weight="normal" officeooo:rsid="0042f523" style:font-style-asian="italic" style:font-weight-asian="normal" style:font-style-complex="italic" style:font-weight-complex="normal"/>
    </style:style>
    <style:style style:name="T307" style:family="text">
      <style:text-properties fo:font-style="italic" fo:font-weight="normal" officeooo:rsid="004be5a7" style:font-style-asian="italic" style:font-weight-asian="normal" style:font-style-complex="italic" style:font-weight-complex="normal"/>
    </style:style>
    <style:style style:name="T308" style:family="text">
      <style:text-properties fo:font-style="italic" fo:font-weight="normal" officeooo:rsid="003de497" style:font-style-asian="italic" style:font-weight-asian="normal" style:font-style-complex="italic" style:font-weight-complex="normal"/>
    </style:style>
    <style:style style:name="T309" style:family="text">
      <style:text-properties fo:font-style="italic" fo:font-weight="normal" officeooo:rsid="006371dd" style:font-style-asian="italic" style:font-weight-asian="normal" style:font-style-complex="italic" style:font-weight-complex="normal"/>
    </style:style>
    <style:style style:name="T310" style:family="text">
      <style:text-properties fo:font-style="italic" fo:font-weight="normal" officeooo:rsid="00600135" style:font-style-asian="italic" style:font-weight-asian="normal" style:font-style-complex="italic" style:font-weight-complex="normal"/>
    </style:style>
    <style:style style:name="T311" style:family="text">
      <style:text-properties fo:font-style="italic" fo:font-weight="normal" officeooo:rsid="00629e69" style:font-style-asian="italic" style:font-weight-asian="normal" style:font-style-complex="italic" style:font-weight-complex="normal"/>
    </style:style>
    <style:style style:name="T312" style:family="text">
      <style:text-properties fo:font-style="italic" fo:font-weight="normal" officeooo:rsid="006a29c0" style:font-style-asian="italic" style:font-weight-asian="normal" style:font-style-complex="italic" style:font-weight-complex="normal"/>
    </style:style>
    <style:style style:name="T313" style:family="text">
      <style:text-properties fo:font-style="italic" fo:font-weight="normal" officeooo:rsid="0077ad97" style:font-style-asian="italic" style:font-weight-asian="normal" style:font-style-complex="italic" style:font-weight-complex="normal"/>
    </style:style>
    <style:style style:name="T314" style:family="text">
      <style:text-properties fo:font-style="italic" fo:font-weight="normal" officeooo:rsid="007b89a1" style:font-style-asian="italic" style:font-weight-asian="normal" style:font-style-complex="italic" style:font-weight-complex="normal"/>
    </style:style>
    <style:style style:name="T315" style:family="text">
      <style:text-properties fo:font-style="italic" fo:font-weight="normal" officeooo:rsid="007d3504" style:font-style-asian="italic" style:font-weight-asian="normal" style:font-style-complex="italic" style:font-weight-complex="normal"/>
    </style:style>
    <style:style style:name="T316" style:family="text">
      <style:text-properties fo:font-style="italic" fo:font-weight="normal" officeooo:rsid="00811a6a" style:font-style-asian="italic" style:font-weight-asian="normal" style:font-style-complex="italic" style:font-weight-complex="normal"/>
    </style:style>
    <style:style style:name="T317" style:family="text">
      <style:text-properties fo:font-style="italic" fo:font-weight="normal" officeooo:rsid="006b96f8" style:font-style-asian="italic" style:font-weight-asian="normal" style:font-style-complex="italic" style:font-weight-complex="normal"/>
    </style:style>
    <style:style style:name="T318" style:family="text">
      <style:text-properties fo:font-style="italic" fo:font-weight="normal" officeooo:rsid="00a8ba49" style:font-style-asian="italic" style:font-weight-asian="normal" style:font-style-complex="italic" style:font-weight-complex="normal"/>
    </style:style>
    <style:style style:name="T319" style:family="text">
      <style:text-properties fo:font-style="italic" fo:font-weight="normal" officeooo:rsid="00b7982d" style:font-style-asian="italic" style:font-weight-asian="normal" style:font-style-complex="italic" style:font-weight-complex="normal"/>
    </style:style>
    <style:style style:name="T320" style:family="text">
      <style:text-properties fo:font-style="italic" fo:font-weight="normal" officeooo:rsid="00cf4b32" style:font-style-asian="italic" style:font-weight-asian="normal" style:font-style-complex="italic" style:font-weight-complex="normal"/>
    </style:style>
    <style:style style:name="T321" style:family="text">
      <style:text-properties fo:font-style="italic" fo:font-weight="normal" officeooo:rsid="00de334d" style:font-style-asian="italic" style:font-weight-asian="normal" style:font-style-complex="italic" style:font-weight-complex="normal"/>
    </style:style>
    <style:style style:name="T322" style:family="text">
      <style:text-properties fo:font-style="italic" fo:font-weight="normal" officeooo:rsid="00e11b01" style:font-style-asian="italic" style:font-weight-asian="normal" style:font-style-complex="italic" style:font-weight-complex="normal"/>
    </style:style>
    <style:style style:name="T323" style:family="text">
      <style:text-properties fo:font-style="italic" fo:font-weight="normal" officeooo:rsid="00ffdd41" style:font-style-asian="italic" style:font-weight-asian="normal" style:font-style-complex="italic" style:font-weight-complex="normal"/>
    </style:style>
    <style:style style:name="T324" style:family="text">
      <style:text-properties fo:font-style="italic" fo:font-weight="normal" officeooo:rsid="0113abd1" style:font-style-asian="italic" style:font-weight-asian="normal" style:font-style-complex="italic" style:font-weight-complex="normal"/>
    </style:style>
    <style:style style:name="T32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26" style:family="text">
      <style:text-properties fo:font-style="italic" style:text-underline-style="none" fo:font-weight="normal" style:font-style-asian="italic" style:font-weight-asian="normal" style:font-style-complex="italic" style:font-weight-complex="normal"/>
    </style:style>
    <style:style style:name="T327" style:family="text">
      <style:text-properties fo:font-style="italic" style:text-underline-style="none" fo:font-weight="normal" officeooo:rsid="00323d46" style:font-style-asian="italic" style:font-weight-asian="normal" style:font-style-complex="italic" style:font-weight-complex="normal"/>
    </style:style>
    <style:style style:name="T328" style:family="text">
      <style:text-properties fo:font-style="italic" style:text-underline-style="none" fo:font-weight="normal" officeooo:rsid="00337642" style:font-style-asian="italic" style:font-weight-asian="normal" style:font-style-complex="italic" style:font-weight-complex="normal"/>
    </style:style>
    <style:style style:name="T329" style:family="text">
      <style:text-properties fo:font-style="italic" style:text-underline-style="none" fo:font-weight="normal" officeooo:rsid="004fae59" style:font-style-asian="italic" style:font-weight-asian="normal" style:font-style-complex="italic" style:font-weight-complex="normal"/>
    </style:style>
    <style:style style:name="T330" style:family="text">
      <style:text-properties fo:font-style="italic" style:text-underline-style="none" fo:font-weight="normal" officeooo:rsid="007235b0" style:font-style-asian="italic" style:font-weight-asian="normal" style:font-style-complex="italic" style:font-weight-complex="normal"/>
    </style:style>
    <style:style style:name="T331" style:family="text">
      <style:text-properties fo:font-style="italic" style:text-underline-style="none" fo:font-weight="normal" officeooo:rsid="00a3695b" style:font-style-asian="italic" style:font-weight-asian="normal" style:font-style-complex="italic" style:font-weight-complex="normal"/>
    </style:style>
    <style:style style:name="T332" style:family="text">
      <style:text-properties fo:font-style="italic" style:text-underline-style="none" fo:font-weight="normal" officeooo:rsid="00ae3031" style:font-style-asian="italic" style:font-weight-asian="normal" style:font-style-complex="italic" style:font-weight-complex="normal"/>
    </style:style>
    <style:style style:name="T333" style:family="text">
      <style:text-properties fo:font-style="italic" style:text-underline-style="none" fo:font-weight="normal" officeooo:rsid="00c0dd32" style:font-style-asian="italic" style:font-weight-asian="normal" style:font-style-complex="italic" style:font-weight-complex="normal"/>
    </style:style>
    <style:style style:name="T334" style:family="text">
      <style:text-properties fo:font-style="italic" style:text-underline-style="none" fo:font-weight="normal" officeooo:rsid="00d660db" style:font-style-asian="italic" style:font-weight-asian="normal" style:font-style-complex="italic" style:font-weight-complex="normal"/>
    </style:style>
    <style:style style:name="T335" style:family="text">
      <style:text-properties fo:font-style="italic" style:text-underline-style="none" officeooo:rsid="004346d3" style:font-style-asian="italic" style:font-style-complex="italic"/>
    </style:style>
    <style:style style:name="T336" style:family="text">
      <style:text-properties fo:font-style="italic" style:text-underline-style="none" officeooo:rsid="00490226" style:font-style-asian="italic" style:font-style-complex="italic"/>
    </style:style>
    <style:style style:name="T337" style:family="text">
      <style:text-properties fo:font-style="italic" fo:font-weight="bold" officeooo:rsid="006371dd" style:font-style-asian="italic" style:font-weight-asian="bold" style:font-style-complex="italic" style:font-weight-complex="bold"/>
    </style:style>
    <style:style style:name="T338" style:family="text">
      <style:text-properties fo:font-style="italic" fo:font-weight="bold" officeooo:rsid="00629e69" style:font-style-asian="italic" style:font-weight-asian="bold" style:font-style-complex="italic" style:font-weight-complex="bold"/>
    </style:style>
    <style:style style:name="T339" style:family="text">
      <style:text-properties fo:font-style="italic" fo:font-weight="bold" officeooo:rsid="00de334d" style:font-style-asian="italic" style:font-weight-asian="bold" style:font-style-complex="italic" style:font-weight-complex="bold"/>
    </style:style>
    <style:style style:name="T340" style:family="text">
      <style:text-properties fo:font-weight="normal" style:font-weight-asian="normal" style:font-weight-complex="normal"/>
    </style:style>
    <style:style style:name="T341" style:family="text">
      <style:text-properties fo:font-weight="normal" officeooo:rsid="003b6d54" style:font-weight-asian="normal" style:font-weight-complex="normal"/>
    </style:style>
    <style:style style:name="T342" style:family="text">
      <style:text-properties fo:font-weight="normal" officeooo:rsid="0034111a" style:font-weight-asian="normal" style:font-weight-complex="normal"/>
    </style:style>
    <style:style style:name="T343" style:family="text">
      <style:text-properties fo:font-weight="normal" officeooo:rsid="00378a58" style:font-weight-asian="normal" style:font-weight-complex="normal"/>
    </style:style>
    <style:style style:name="T344" style:family="text">
      <style:text-properties fo:font-weight="normal" officeooo:rsid="0035fef6" style:font-weight-asian="normal" style:font-weight-complex="normal"/>
    </style:style>
    <style:style style:name="T345" style:family="text">
      <style:text-properties fo:font-weight="normal" officeooo:rsid="003d3d07" style:font-weight-asian="normal" style:font-weight-complex="normal"/>
    </style:style>
    <style:style style:name="T346" style:family="text">
      <style:text-properties fo:font-weight="normal" officeooo:rsid="003edb80" style:font-weight-asian="normal" style:font-weight-complex="normal"/>
    </style:style>
    <style:style style:name="T347" style:family="text">
      <style:text-properties fo:font-weight="normal" officeooo:rsid="0046f97d" style:font-weight-asian="normal" style:font-weight-complex="normal"/>
    </style:style>
    <style:style style:name="T348" style:family="text">
      <style:text-properties fo:font-weight="normal" officeooo:rsid="00490226" style:font-weight-asian="normal" style:font-weight-complex="normal"/>
    </style:style>
    <style:style style:name="T349" style:family="text">
      <style:text-properties fo:font-weight="normal" officeooo:rsid="00496f60" style:font-weight-asian="normal" style:font-weight-complex="normal"/>
    </style:style>
    <style:style style:name="T350" style:family="text">
      <style:text-properties fo:font-weight="normal" officeooo:rsid="004689bb" style:font-weight-asian="normal" style:font-weight-complex="normal"/>
    </style:style>
    <style:style style:name="T351" style:family="text">
      <style:text-properties fo:font-weight="normal" officeooo:rsid="004f44b7" style:font-weight-asian="normal" style:font-weight-complex="normal"/>
    </style:style>
    <style:style style:name="T352" style:family="text">
      <style:text-properties fo:font-weight="normal" officeooo:rsid="004fb2a5" style:font-weight-asian="normal" style:font-weight-complex="normal"/>
    </style:style>
    <style:style style:name="T353" style:family="text">
      <style:text-properties fo:font-weight="normal" officeooo:rsid="0059203c" style:font-weight-asian="normal" style:font-weight-complex="normal"/>
    </style:style>
    <style:style style:name="T354" style:family="text">
      <style:text-properties fo:font-weight="normal" officeooo:rsid="003de497" style:font-weight-asian="normal" style:font-weight-complex="normal"/>
    </style:style>
    <style:style style:name="T355" style:family="text">
      <style:text-properties fo:font-weight="normal" officeooo:rsid="005f6197" style:font-weight-asian="normal" style:font-weight-complex="normal"/>
    </style:style>
    <style:style style:name="T356" style:family="text">
      <style:text-properties fo:font-weight="normal" officeooo:rsid="0077ad97" style:font-weight-asian="normal" style:font-weight-complex="normal"/>
    </style:style>
    <style:style style:name="T357" style:family="text">
      <style:text-properties fo:font-weight="normal" officeooo:rsid="007964f9" style:font-weight-asian="normal" style:font-weight-complex="normal"/>
    </style:style>
    <style:style style:name="T358" style:family="text">
      <style:text-properties fo:font-weight="normal" officeooo:rsid="007aa0d5" style:font-weight-asian="normal" style:font-weight-complex="normal"/>
    </style:style>
    <style:style style:name="T359" style:family="text">
      <style:text-properties fo:font-weight="normal" officeooo:rsid="007b89a1" style:font-weight-asian="normal" style:font-weight-complex="normal"/>
    </style:style>
    <style:style style:name="T360" style:family="text">
      <style:text-properties fo:font-weight="normal" officeooo:rsid="007d3504" style:font-weight-asian="normal" style:font-weight-complex="normal"/>
    </style:style>
    <style:style style:name="T361" style:family="text">
      <style:text-properties fo:font-weight="normal" officeooo:rsid="007eac24" style:font-weight-asian="normal" style:font-weight-complex="normal"/>
    </style:style>
    <style:style style:name="T362" style:family="text">
      <style:text-properties fo:font-weight="normal" officeooo:rsid="0085470d" style:font-weight-asian="normal" style:font-weight-complex="normal"/>
    </style:style>
    <style:style style:name="T363" style:family="text">
      <style:text-properties fo:font-weight="normal" officeooo:rsid="0086e418" style:font-weight-asian="normal" style:font-weight-complex="normal"/>
    </style:style>
    <style:style style:name="T364" style:family="text">
      <style:text-properties fo:font-weight="normal" officeooo:rsid="00878375" style:font-weight-asian="normal" style:font-weight-complex="normal"/>
    </style:style>
    <style:style style:name="T365" style:family="text">
      <style:text-properties fo:font-weight="normal" officeooo:rsid="008943f8" style:font-weight-asian="normal" style:font-weight-complex="normal"/>
    </style:style>
    <style:style style:name="T366" style:family="text">
      <style:text-properties fo:font-weight="normal" officeooo:rsid="00ab369b" style:font-weight-asian="normal" style:font-weight-complex="normal"/>
    </style:style>
    <style:style style:name="T367" style:family="text">
      <style:text-properties fo:font-weight="normal" officeooo:rsid="00ae3031" style:font-weight-asian="normal" style:font-weight-complex="normal"/>
    </style:style>
    <style:style style:name="T368" style:family="text">
      <style:text-properties fo:font-weight="normal" officeooo:rsid="00ae3e9c" style:font-weight-asian="normal" style:font-weight-complex="normal"/>
    </style:style>
    <style:style style:name="T369" style:family="text">
      <style:text-properties fo:font-weight="normal" officeooo:rsid="00cf4b32" style:font-weight-asian="normal" style:font-weight-complex="normal"/>
    </style:style>
    <style:style style:name="T370" style:family="text">
      <style:text-properties fo:font-weight="normal" officeooo:rsid="00d0cebf" style:font-weight-asian="normal" style:font-weight-complex="normal"/>
    </style:style>
    <style:style style:name="T371" style:family="text">
      <style:text-properties fo:font-weight="normal" officeooo:rsid="00d3c28e" style:font-weight-asian="normal" style:font-weight-complex="normal"/>
    </style:style>
    <style:style style:name="T372" style:family="text">
      <style:text-properties fo:font-weight="normal" officeooo:rsid="00dc7a1e" style:font-weight-asian="normal" style:font-weight-complex="normal"/>
    </style:style>
    <style:style style:name="T373" style:family="text">
      <style:text-properties fo:font-weight="normal" officeooo:rsid="00de334d" style:font-weight-asian="normal" style:font-weight-complex="normal"/>
    </style:style>
    <style:style style:name="T374" style:family="text">
      <style:text-properties fo:font-weight="normal" officeooo:rsid="00de9b77" style:font-weight-asian="normal" style:font-weight-complex="normal"/>
    </style:style>
    <style:style style:name="T375" style:family="text">
      <style:text-properties fo:font-weight="normal" officeooo:rsid="00e11b01" style:font-weight-asian="normal" style:font-weight-complex="normal"/>
    </style:style>
    <style:style style:name="T376" style:family="text">
      <style:text-properties fo:font-weight="normal" officeooo:rsid="00e5ad39" style:font-weight-asian="normal" style:font-weight-complex="normal"/>
    </style:style>
    <style:style style:name="T377" style:family="text">
      <style:text-properties fo:font-weight="normal" officeooo:rsid="00e728e5" style:font-weight-asian="normal" style:font-weight-complex="normal"/>
    </style:style>
    <style:style style:name="T378" style:family="text">
      <style:text-properties fo:font-weight="normal" officeooo:rsid="00eb8f06" style:font-weight-asian="normal" style:font-weight-complex="normal"/>
    </style:style>
    <style:style style:name="T379" style:family="text">
      <style:text-properties fo:font-weight="normal" officeooo:rsid="00ee2103" style:font-weight-asian="normal" style:font-weight-complex="normal"/>
    </style:style>
    <style:style style:name="T380" style:family="text">
      <style:text-properties fo:font-weight="normal" officeooo:rsid="00f7ee6b" style:font-weight-asian="normal" style:font-weight-complex="normal"/>
    </style:style>
    <style:style style:name="T381" style:family="text">
      <style:text-properties fo:font-weight="normal" officeooo:rsid="00fa424c" style:font-weight-asian="normal" style:font-weight-complex="normal"/>
    </style:style>
    <style:style style:name="T382" style:family="text">
      <style:text-properties fo:font-weight="normal" officeooo:rsid="00faa64f" style:font-weight-asian="normal" style:font-weight-complex="normal"/>
    </style:style>
    <style:style style:name="T383" style:family="text">
      <style:text-properties fo:font-weight="normal" officeooo:rsid="00faca01" style:font-weight-asian="normal" style:font-weight-complex="normal"/>
    </style:style>
    <style:style style:name="T384" style:family="text">
      <style:text-properties fo:font-weight="normal" officeooo:rsid="00ff4684" style:font-weight-asian="normal" style:font-weight-complex="normal"/>
    </style:style>
    <style:style style:name="T385" style:family="text">
      <style:text-properties fo:font-weight="normal" officeooo:rsid="00ffdd41" style:font-weight-asian="normal" style:font-weight-complex="normal"/>
    </style:style>
    <style:style style:name="T386" style:family="text">
      <style:text-properties style:font-name="Liberation Serif"/>
    </style:style>
    <style:style style:name="T387" style:family="text">
      <style:text-properties style:font-name="Liberation Serif" fo:font-style="normal" fo:font-weight="normal" style:font-style-asian="normal" style:font-weight-asian="normal" style:font-style-complex="normal" style:font-weight-complex="normal"/>
    </style:style>
    <style:style style:name="T388" style:family="text">
      <style:text-properties style:font-name="Liberation Serif" fo:font-style="normal" fo:font-weight="normal" officeooo:rsid="002acde6" style:font-style-asian="normal" style:font-weight-asian="normal" style:font-style-complex="normal" style:font-weight-complex="normal"/>
    </style:style>
    <style:style style:name="T389" style:family="text">
      <style:text-properties style:font-name="Liberation Serif" fo:font-style="normal" fo:font-weight="normal" officeooo:rsid="0045f9a0" style:font-style-asian="normal" style:font-weight-asian="normal" style:font-style-complex="normal" style:font-weight-complex="normal"/>
    </style:style>
    <style:style style:name="T390" style:family="text">
      <style:text-properties style:font-name="Liberation Serif" fo:font-style="normal" fo:font-weight="normal" officeooo:rsid="004689bb" style:font-style-asian="normal" style:font-weight-asian="normal" style:font-style-complex="normal" style:font-weight-complex="normal"/>
    </style:style>
    <style:style style:name="T391" style:family="text">
      <style:text-properties style:font-name="Liberation Serif" fo:font-style="normal" fo:font-weight="normal" officeooo:rsid="005ae1d5" style:font-style-asian="normal" style:font-weight-asian="normal" style:font-style-complex="normal" style:font-weight-complex="normal"/>
    </style:style>
    <style:style style:name="T392" style:family="text">
      <style:text-properties style:font-name="Liberation Serif" fo:font-style="normal" fo:font-weight="normal" officeooo:rsid="006cb23b" style:font-style-asian="normal" style:font-weight-asian="normal" style:font-style-complex="normal" style:font-weight-complex="normal"/>
    </style:style>
    <style:style style:name="T393" style:family="text">
      <style:text-properties style:font-name="Liberation Serif" fo:font-style="normal" fo:font-weight="normal" officeooo:rsid="006d4001" style:font-style-asian="normal" style:font-weight-asian="normal" style:font-style-complex="normal" style:font-weight-complex="normal"/>
    </style:style>
    <style:style style:name="T394" style:family="text">
      <style:text-properties style:font-name="Liberation Serif" fo:font-style="normal" fo:font-weight="normal" officeooo:rsid="007d3504" style:font-style-asian="normal" style:font-weight-asian="normal" style:font-style-complex="normal" style:font-weight-complex="normal"/>
    </style:style>
    <style:style style:name="T395" style:family="text">
      <style:text-properties style:font-name="Liberation Serif" fo:font-style="normal" fo:font-weight="normal" officeooo:rsid="007eac24" style:font-style-asian="normal" style:font-weight-asian="normal" style:font-style-complex="normal" style:font-weight-complex="normal"/>
    </style:style>
    <style:style style:name="T396" style:family="text">
      <style:text-properties style:font-name="Liberation Serif" fo:font-style="normal" fo:font-weight="normal" officeooo:rsid="00800dd1" style:font-style-asian="normal" style:font-weight-asian="normal" style:font-style-complex="normal" style:font-weight-complex="normal"/>
    </style:style>
    <style:style style:name="T397" style:family="text">
      <style:text-properties style:font-name="Liberation Serif" fo:font-style="normal" fo:font-weight="normal" officeooo:rsid="008bd0b2" style:font-style-asian="normal" style:font-weight-asian="normal" style:font-style-complex="normal" style:font-weight-complex="normal"/>
    </style:style>
    <style:style style:name="T398" style:family="text">
      <style:text-properties style:font-name="Liberation Serif" fo:font-style="normal" fo:font-weight="normal" officeooo:rsid="00a8ba49" style:font-style-asian="normal" style:font-weight-asian="normal" style:font-style-complex="normal" style:font-weight-complex="normal"/>
    </style:style>
    <style:style style:name="T399" style:family="text">
      <style:text-properties style:font-name="Liberation Serif" fo:font-style="normal" fo:font-weight="normal" officeooo:rsid="00b7a62e" style:font-style-asian="normal" style:font-weight-asian="normal" style:font-style-complex="normal" style:font-weight-complex="normal"/>
    </style:style>
    <style:style style:name="T400" style:family="text">
      <style:text-properties style:font-name="Liberation Serif" fo:font-style="normal" fo:font-weight="normal" officeooo:rsid="008b0d58" style:font-style-asian="normal" style:font-weight-asian="normal" style:font-style-complex="normal" style:font-weight-complex="normal"/>
    </style:style>
    <style:style style:name="T401" style:family="text">
      <style:text-properties style:font-name="Liberation Serif" fo:font-style="normal" fo:font-weight="normal" officeooo:rsid="00da3083" style:font-style-asian="normal" style:font-weight-asian="normal" style:font-style-complex="normal" style:font-weight-complex="normal"/>
    </style:style>
    <style:style style:name="T402" style:family="text">
      <style:text-properties style:font-name="Liberation Serif" fo:font-style="normal" fo:font-weight="bold" style:font-style-asian="normal" style:font-weight-asian="bold" style:font-style-complex="normal" style:font-weight-complex="bold"/>
    </style:style>
    <style:style style:name="T403" style:family="text">
      <style:text-properties style:font-name="Liberation Serif" fo:font-style="normal" fo:font-weight="bold" officeooo:rsid="004f44b7" style:font-style-asian="normal" style:font-weight-asian="bold" style:font-style-complex="normal" style:font-weight-complex="bold"/>
    </style:style>
    <style:style style:name="T404" style:family="text">
      <style:text-properties style:font-name="Liberation Serif" fo:font-style="normal" fo:font-weight="bold" officeooo:rsid="007d3504" style:font-style-asian="normal" style:font-weight-asian="bold" style:font-style-complex="normal" style:font-weight-complex="bold"/>
    </style:style>
    <style:style style:name="T405" style:family="text">
      <style:text-properties style:font-name="Liberation Serif" fo:font-style="normal" fo:font-weight="bold" officeooo:rsid="007eac24" style:font-style-asian="normal" style:font-weight-asian="bold" style:font-style-complex="normal" style:font-weight-complex="bold"/>
    </style:style>
    <style:style style:name="T406" style:family="text">
      <style:text-properties style:font-name="Liberation Serif" fo:font-style="normal" fo:font-weight="bold" officeooo:rsid="00800dd1" style:font-style-asian="normal" style:font-weight-asian="bold" style:font-style-complex="normal" style:font-weight-complex="bold"/>
    </style:style>
    <style:style style:name="T407" style:family="text">
      <style:text-properties style:font-name="Liberation Serif" fo:font-style="normal" fo:font-weight="bold" officeooo:rsid="008b0d58" style:font-style-asian="normal" style:font-weight-asian="bold" style:font-style-complex="normal" style:font-weight-complex="bold"/>
    </style:style>
    <style:style style:name="T408" style:family="text">
      <style:text-properties style:font-name="Liberation Serif" fo:font-style="normal" fo:font-weight="bold" officeooo:rsid="00da3083" style:font-style-asian="normal" style:font-weight-asian="bold" style:font-style-complex="normal" style:font-weight-complex="bold"/>
    </style:style>
    <style:style style:name="T409" style:family="text">
      <style:text-properties style:font-name="Liberation Serif" fo:font-style="normal" style:font-style-asian="normal" style:font-style-complex="normal"/>
    </style:style>
    <style:style style:name="T410" style:family="text">
      <style:text-properties style:font-name="Liberation Serif" fo:font-style="normal" officeooo:rsid="004f44b7" style:font-style-asian="normal" style:font-style-complex="normal"/>
    </style:style>
    <style:style style:name="T411" style:family="text">
      <style:text-properties style:font-name="Liberation Serif" fo:font-style="normal" officeooo:rsid="0057cab2" style:font-style-asian="normal" style:font-style-complex="normal"/>
    </style:style>
    <style:style style:name="T412" style:family="text">
      <style:text-properties style:font-name="Liberation Serif" fo:font-style="normal" officeooo:rsid="00800dd1" style:font-style-asian="normal" style:font-style-complex="normal"/>
    </style:style>
    <style:style style:name="T413" style:family="text">
      <style:text-properties style:font-name="Liberation Serif" fo:font-style="normal" officeooo:rsid="0107266d" style:font-style-asian="normal" style:font-style-complex="normal"/>
    </style:style>
    <style:style style:name="T414" style:family="text">
      <style:text-properties style:font-name="Liberation Serif" fo:font-style="normal" style:text-underline-style="none" officeooo:rsid="00a6d2f6" style:font-style-asian="normal" style:font-style-complex="normal"/>
    </style:style>
    <style:style style:name="T415" style:family="text">
      <style:text-properties style:font-name="Liberation Serif" style:text-underline-style="none" fo:font-weight="normal" style:font-weight-asian="normal" style:font-weight-complex="normal"/>
    </style:style>
    <style:style style:name="T416" style:family="text">
      <style:text-properties style:font-name="Liberation Serif" fo:font-style="italic" fo:font-weight="normal" style:font-style-asian="italic" style:font-weight-asian="normal" style:font-style-complex="italic" style:font-weight-complex="normal"/>
    </style:style>
    <style:style style:name="T417" style:family="text">
      <style:text-properties style:font-name="Liberation Serif" fo:font-style="italic" fo:font-weight="normal" officeooo:rsid="002acde6" style:font-style-asian="italic" style:font-weight-asian="normal" style:font-style-complex="italic" style:font-weight-complex="normal"/>
    </style:style>
    <style:style style:name="T418" style:family="text">
      <style:text-properties style:font-name="Liberation Serif" fo:font-style="italic" fo:font-weight="normal" officeooo:rsid="0045f9a0" style:font-style-asian="italic" style:font-weight-asian="normal" style:font-style-complex="italic" style:font-weight-complex="normal"/>
    </style:style>
    <style:style style:name="T419" style:family="text">
      <style:text-properties style:font-name="Liberation Serif" fo:font-style="italic" fo:font-weight="normal" officeooo:rsid="004fb2a5" style:font-style-asian="italic" style:font-weight-asian="normal" style:font-style-complex="italic" style:font-weight-complex="normal"/>
    </style:style>
    <style:style style:name="T420" style:family="text">
      <style:text-properties style:font-name="Liberation Serif" fo:font-style="italic" fo:font-weight="normal" officeooo:rsid="005775cb" style:font-style-asian="italic" style:font-weight-asian="normal" style:font-style-complex="italic" style:font-weight-complex="normal"/>
    </style:style>
    <style:style style:name="T421" style:family="text">
      <style:text-properties style:font-name="Liberation Serif" fo:font-style="italic" fo:font-weight="normal" officeooo:rsid="00800dd1" style:font-style-asian="italic" style:font-weight-asian="normal" style:font-style-complex="italic" style:font-weight-complex="normal"/>
    </style:style>
    <style:style style:name="T422" style:family="text">
      <style:text-properties style:font-name="Liberation Serif" fo:font-style="italic" fo:font-weight="normal" officeooo:rsid="008bd0b2" style:font-style-asian="italic" style:font-weight-asian="normal" style:font-style-complex="italic" style:font-weight-complex="normal"/>
    </style:style>
    <style:style style:name="T423" style:family="text">
      <style:text-properties style:font-name="Liberation Serif" fo:font-style="italic" officeooo:rsid="004f44b7" style:font-style-asian="italic" style:font-style-complex="italic"/>
    </style:style>
    <style:style style:name="T424"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425"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426"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427"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428"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429"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430"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431"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432"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433" style:family="text">
      <style:text-properties style:font-name="Liberation Serif" fo:font-size="12pt" fo:font-style="normal" officeooo:rsid="0032f984" style:font-size-asian="12pt" style:font-style-asian="normal" style:font-size-complex="12pt" style:font-style-complex="normal"/>
    </style:style>
    <style:style style:name="T434" style:family="text">
      <style:text-properties style:font-name="Liberation Serif" fo:font-size="12pt" fo:font-style="normal" officeooo:rsid="00ae3031" style:font-size-asian="12pt" style:font-style-asian="normal" style:font-size-complex="12pt" style:font-style-complex="normal"/>
    </style:style>
    <style:style style:name="T435" style:family="text">
      <style:text-properties style:font-name="Liberation Serif" fo:font-size="12pt" style:font-size-asian="12pt" style:font-size-complex="12pt"/>
    </style:style>
    <style:style style:name="T436" style:family="text">
      <style:text-properties style:font-name="Liberation Serif" fo:font-size="12pt" officeooo:rsid="0057cab2" style:font-size-asian="12pt" style:font-size-complex="12pt"/>
    </style:style>
    <style:style style:name="T437" style:family="text">
      <style:text-properties style:font-name="Liberation Serif" fo:font-size="12pt" officeooo:rsid="004f44b7" style:font-size-asian="12pt" style:font-size-complex="12pt"/>
    </style:style>
    <style:style style:name="T438" style:family="text">
      <style:text-properties style:font-name="Liberation Serif" fo:font-size="12pt" fo:font-weight="bold" style:font-size-asian="12pt" style:font-weight-asian="bold" style:font-size-complex="12pt" style:font-weight-complex="bold"/>
    </style:style>
    <style:style style:name="T439" style:family="text">
      <style:text-properties style:font-name="Liberation Serif" fo:font-size="12pt" fo:font-weight="bold" officeooo:rsid="00dc7a1e" style:font-size-asian="12pt" style:font-weight-asian="bold" style:font-size-complex="12pt" style:font-weight-complex="bold"/>
    </style:style>
    <style:style style:name="T440" style:family="text">
      <style:text-properties style:font-name="Liberation Serif" fo:font-size="12pt" fo:font-weight="bold" officeooo:rsid="00df2d15" style:font-size-asian="10.5pt" style:font-weight-asian="bold" style:font-size-complex="12pt" style:font-weight-complex="bold"/>
    </style:style>
    <style:style style:name="T441" style:family="text">
      <style:text-properties style:font-name="Liberation Serif" fo:font-size="12pt" fo:font-weight="bold" officeooo:rsid="00e728e5" style:font-size-asian="10.5pt" style:font-weight-asian="bold" style:font-size-complex="12pt" style:font-weight-complex="bold"/>
    </style:style>
    <style:style style:name="T442" style:family="text">
      <style:text-properties style:font-name="Liberation Serif" fo:font-size="12pt" fo:font-weight="normal" officeooo:rsid="0032f984" style:font-size-asian="12pt" style:font-weight-asian="normal" style:font-size-complex="12pt" style:font-weight-complex="normal"/>
    </style:style>
    <style:style style:name="T443" style:family="text">
      <style:text-properties style:font-name="Liberation Serif" fo:font-size="12pt" fo:font-weight="normal" officeooo:rsid="00de334d" style:font-size-asian="12pt" style:font-weight-asian="normal" style:font-size-complex="12pt" style:font-weight-complex="normal"/>
    </style:style>
    <style:style style:name="T444" style:family="text">
      <style:text-properties style:font-name="Liberation Serif" fo:font-size="12pt" fo:font-weight="normal" officeooo:rsid="00dc7a1e" style:font-size-asian="12pt" style:font-weight-asian="normal" style:font-size-complex="12pt" style:font-weight-complex="normal"/>
    </style:style>
    <style:style style:name="T445" style:family="text">
      <style:text-properties style:font-name="Liberation Serif" fo:font-size="12pt" fo:font-weight="normal" officeooo:rsid="00de9b77" style:font-size-asian="12pt" style:font-weight-asian="normal" style:font-size-complex="12pt" style:font-weight-complex="normal"/>
    </style:style>
    <style:style style:name="T446" style:family="text">
      <style:text-properties style:font-name="Liberation Serif" fo:font-size="12pt" fo:font-weight="normal" officeooo:rsid="00df2d15" style:font-size-asian="12pt" style:font-weight-asian="normal" style:font-size-complex="12pt" style:font-weight-complex="normal"/>
    </style:style>
    <style:style style:name="T447" style:family="text">
      <style:text-properties style:font-name="Liberation Serif" fo:font-size="12pt" fo:font-weight="normal" officeooo:rsid="00df2d15" style:font-size-asian="10.5pt" style:font-weight-asian="normal" style:font-size-complex="12pt" style:font-weight-complex="normal"/>
    </style:style>
    <style:style style:name="T448" style:family="text">
      <style:text-properties style:font-name="Liberation Serif" fo:font-size="12pt" fo:font-weight="normal" officeooo:rsid="00e2f20f" style:font-size-asian="10.5pt" style:font-weight-asian="normal" style:font-size-complex="12pt" style:font-weight-complex="normal"/>
    </style:style>
    <style:style style:name="T449" style:family="text">
      <style:text-properties style:font-name="Liberation Serif" fo:font-size="12pt" fo:font-weight="normal" officeooo:rsid="00e728e5" style:font-size-asian="10.5pt" style:font-weight-asian="normal" style:font-size-complex="12pt" style:font-weight-complex="normal"/>
    </style:style>
    <style:style style:name="T450" style:family="text">
      <style:text-properties style:font-name="Liberation Serif" fo:font-size="12pt" fo:font-weight="normal" officeooo:rsid="00dc7a1e" style:font-size-asian="10.5pt" style:font-weight-asian="normal" style:font-size-complex="12pt" style:font-weight-complex="normal"/>
    </style:style>
    <style:style style:name="T451" style:family="text">
      <style:text-properties style:font-name="Liberation Serif" fo:font-size="12pt" fo:font-weight="normal" officeooo:rsid="00ee2103" style:font-size-asian="10.5pt" style:font-weight-asian="normal" style:font-size-complex="12pt" style:font-weight-complex="normal"/>
    </style:style>
    <style:style style:name="T452"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453" style:family="text">
      <style:text-properties style:font-name="Liberation Serif" fo:font-size="12pt" style:text-underline-style="none" fo:font-weight="normal" style:font-size-asian="10.5pt" style:font-weight-asian="normal" style:font-size-complex="12pt" style:font-weight-complex="normal"/>
    </style:style>
    <style:style style:name="T454"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455"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456" style:family="text">
      <style:text-properties style:font-name="Liberation Serif" officeooo:rsid="0045f9a0"/>
    </style:style>
    <style:style style:name="T457" style:family="text">
      <style:text-properties style:font-name="Liberation Serif" fo:font-weight="normal" officeooo:rsid="0045f9a0" style:font-weight-asian="normal" style:font-weight-complex="normal"/>
    </style:style>
    <style:style style:name="T458" style:family="text">
      <style:text-properties style:font-name="Liberation Serif" fo:font-weight="normal" officeooo:rsid="00496f60" style:font-weight-asian="normal" style:font-weight-complex="normal"/>
    </style:style>
    <style:style style:name="T459" style:family="text">
      <style:text-properties style:font-name="Liberation Serif" fo:font-weight="normal" officeooo:rsid="0046f97d" style:font-weight-asian="normal" style:font-weight-complex="normal"/>
    </style:style>
    <style:style style:name="T460" style:family="text">
      <style:text-properties style:font-name="Liberation Serif" fo:font-weight="normal" officeooo:rsid="004c1657" style:font-weight-asian="normal" style:font-weight-complex="normal"/>
    </style:style>
    <style:style style:name="T461" style:family="text">
      <style:text-properties style:font-name="Liberation Serif" fo:font-weight="normal" officeooo:rsid="004c76ec" style:font-weight-asian="normal" style:font-weight-complex="normal"/>
    </style:style>
    <style:style style:name="T462" style:family="text">
      <style:text-properties style:font-name="Liberation Serif" fo:font-weight="normal" officeooo:rsid="0052122a" style:font-weight-asian="normal" style:font-weight-complex="normal"/>
    </style:style>
    <style:style style:name="T463" style:family="text">
      <style:text-properties style:font-name="Liberation Serif" fo:font-weight="normal" officeooo:rsid="005775cb" style:font-weight-asian="normal" style:font-weight-complex="normal"/>
    </style:style>
    <style:style style:name="T464" style:family="text">
      <style:text-properties style:font-name="Liberation Serif" fo:font-weight="normal" officeooo:rsid="005ae1d5" style:font-weight-asian="normal" style:font-weight-complex="normal"/>
    </style:style>
    <style:style style:name="T465" style:family="text">
      <style:text-properties style:font-name="Liberation Serif" fo:font-weight="normal" officeooo:rsid="005cf296" style:font-weight-asian="normal" style:font-weight-complex="normal"/>
    </style:style>
    <style:style style:name="T466" style:family="text">
      <style:text-properties style:font-name="Liberation Serif" fo:font-weight="normal" officeooo:rsid="005e8c9c" style:font-weight-asian="normal" style:font-weight-complex="normal"/>
    </style:style>
    <style:style style:name="T467" style:family="text">
      <style:text-properties style:font-name="Liberation Serif" fo:font-weight="normal" officeooo:rsid="007235b0" style:font-weight-asian="normal" style:font-weight-complex="normal"/>
    </style:style>
    <style:style style:name="T468" style:family="text">
      <style:text-properties style:font-name="Liberation Serif" fo:font-weight="normal" officeooo:rsid="007964f9" style:font-weight-asian="normal" style:font-weight-complex="normal"/>
    </style:style>
    <style:style style:name="T469" style:family="text">
      <style:text-properties style:font-name="Liberation Serif" fo:font-weight="normal" officeooo:rsid="00842328" style:font-weight-asian="normal" style:font-weight-complex="normal"/>
    </style:style>
    <style:style style:name="T470" style:family="text">
      <style:text-properties style:font-name="Liberation Serif" fo:font-weight="normal" officeooo:rsid="00b823a4" style:font-weight-asian="normal" style:font-weight-complex="normal"/>
    </style:style>
    <style:style style:name="T471" style:family="text">
      <style:text-properties style:font-name="Liberation Serif" fo:font-weight="normal" officeooo:rsid="00c0dd32" style:font-weight-asian="normal" style:font-weight-complex="normal"/>
    </style:style>
    <style:style style:name="T472" style:family="text">
      <style:text-properties style:font-name="Liberation Serif" fo:font-weight="normal" officeooo:rsid="00da3083" style:font-weight-asian="normal" style:font-weight-complex="normal"/>
    </style:style>
    <style:style style:name="T473" style:family="text">
      <style:text-properties style:font-name="Liberation Serif" fo:font-weight="normal" officeooo:rsid="00e728e5" style:font-weight-asian="normal" style:font-weight-complex="normal"/>
    </style:style>
    <style:style style:name="T474" style:family="text">
      <style:text-properties style:font-name="Liberation Serif" fo:font-weight="normal" officeooo:rsid="008974d3" style:font-weight-asian="normal" style:font-weight-complex="normal"/>
    </style:style>
    <style:style style:name="T475" style:family="text">
      <style:text-properties style:font-name="Liberation Serif" fo:font-weight="normal" officeooo:rsid="01098e90" style:font-weight-asian="normal" style:font-weight-complex="normal"/>
    </style:style>
    <style:style style:name="T476" style:family="text">
      <style:text-properties style:font-name="Liberation Serif" fo:font-weight="normal" officeooo:rsid="008b0d58" style:font-weight-asian="normal" style:font-weight-complex="normal"/>
    </style:style>
    <style:style style:name="T477" style:family="text">
      <style:text-properties style:font-name="Liberation Serif" fo:font-weight="normal" officeooo:rsid="010ee828" style:font-weight-asian="normal" style:font-weight-complex="normal"/>
    </style:style>
    <style:style style:name="T478" style:family="text">
      <style:text-properties style:font-name="Liberation Serif" fo:font-weight="bold" officeooo:rsid="0040728c"/>
    </style:style>
    <style:style style:name="T479" style:family="text">
      <style:text-properties style:font-name="Liberation Serif" fo:font-weight="bold" officeooo:rsid="0045f9a0" style:font-weight-asian="bold" style:font-weight-complex="bold"/>
    </style:style>
    <style:style style:name="T480" style:family="text">
      <style:text-properties style:font-name="Liberation Serif" fo:font-weight="bold" officeooo:rsid="0040728c" style:font-weight-asian="bold" style:font-weight-complex="bold"/>
    </style:style>
    <style:style style:name="T481" style:family="text">
      <style:text-properties style:font-name="Liberation Serif" fo:font-weight="bold" officeooo:rsid="004c76ec" style:font-weight-asian="bold" style:font-weight-complex="bold"/>
    </style:style>
    <style:style style:name="T482" style:family="text">
      <style:text-properties style:font-name="Liberation Serif" fo:font-weight="bold" officeooo:rsid="005cf296" style:font-weight-asian="bold" style:font-weight-complex="bold"/>
    </style:style>
    <style:style style:name="T483" style:family="text">
      <style:text-properties style:font-name="Liberation Serif" fo:font-weight="bold" officeooo:rsid="00842328" style:font-weight-asian="bold" style:font-weight-complex="bold"/>
    </style:style>
    <style:style style:name="T484" style:family="text">
      <style:text-properties style:font-name="Liberation Serif" fo:font-weight="bold" officeooo:rsid="00be2054" style:font-weight-asian="bold" style:font-weight-complex="bold"/>
    </style:style>
    <style:style style:name="T485" style:family="text">
      <style:text-properties style:font-name="Liberation Serif" fo:font-weight="bold" officeooo:rsid="00c186d0" style:font-weight-asian="bold" style:font-weight-complex="bold"/>
    </style:style>
    <style:style style:name="T486" style:family="text">
      <style:text-properties style:font-name="Liberation Serif" fo:font-weight="bold" officeooo:rsid="00e728e5" style:font-weight-asian="bold" style:font-weight-complex="bold"/>
    </style:style>
    <style:style style:name="T487" style:family="text">
      <style:text-properties style:font-name="Liberation Serif" fo:font-weight="bold" officeooo:rsid="008974d3" style:font-weight-asian="bold" style:font-weight-complex="bold"/>
    </style:style>
    <style:style style:name="T488" style:family="text">
      <style:text-properties style:font-name="Liberation Serif" fo:font-weight="bold" officeooo:rsid="00ab369b" style:font-weight-asian="bold" style:font-weight-complex="bold"/>
    </style:style>
    <style:style style:name="T489" style:family="text">
      <style:text-properties style:font-name="Liberation Serif" officeooo:rsid="002c7742"/>
    </style:style>
    <style:style style:name="T490" style:family="text">
      <style:text-properties style:font-name="Liberation Serif" officeooo:rsid="004f44b7"/>
    </style:style>
    <style:style style:name="T491" style:family="text">
      <style:text-properties style:font-name="Liberation Serif" officeooo:rsid="00bc8db6"/>
    </style:style>
    <style:style style:name="T492" style:family="text">
      <style:text-properties style:font-name="Liberation Serif" officeooo:rsid="00bae79c"/>
    </style:style>
    <style:style style:name="T493" style:family="text">
      <style:text-properties style:font-name="Liberation Serif" officeooo:rsid="00be2054"/>
    </style:style>
    <style:style style:name="T494" style:family="text">
      <style:text-properties style:font-name="Liberation Serif" officeooo:rsid="00bfcebd"/>
    </style:style>
    <style:style style:name="T495" style:family="text">
      <style:text-properties style:font-name="Liberation Serif" officeooo:rsid="00c061bb"/>
    </style:style>
    <style:style style:name="T496" style:family="text">
      <style:text-properties style:font-name="Liberation Serif" officeooo:rsid="00c186d0"/>
    </style:style>
    <style:style style:name="T497" style:family="text">
      <style:text-properties style:font-name="Liberation Serif" style:text-underline-style="solid" style:text-underline-width="auto" style:text-underline-color="font-color" officeooo:rsid="00c186d0"/>
    </style:style>
    <style:style style:name="T498" style:family="text">
      <style:text-properties style:font-name="Liberation Serif" officeooo:rsid="00c2b6c2"/>
    </style:style>
    <style:style style:name="T499" style:family="text">
      <style:text-properties style:font-name="Liberation Serif" officeooo:rsid="00dae627"/>
    </style:style>
    <style:style style:name="T500" style:family="text">
      <style:text-properties officeooo:rsid="002b82b9"/>
    </style:style>
    <style:style style:name="T501" style:family="text">
      <style:text-properties officeooo:rsid="002c7742"/>
    </style:style>
    <style:style style:name="T502" style:family="text">
      <style:text-properties officeooo:rsid="002e461d"/>
    </style:style>
    <style:style style:name="T503" style:family="text">
      <style:text-properties officeooo:rsid="0030b508"/>
    </style:style>
    <style:style style:name="T504" style:family="text">
      <style:text-properties officeooo:rsid="00337642"/>
    </style:style>
    <style:style style:name="T505" style:family="text">
      <style:text-properties officeooo:rsid="0035fef6"/>
    </style:style>
    <style:style style:name="T506" style:family="text">
      <style:text-properties officeooo:rsid="00363d2c"/>
    </style:style>
    <style:style style:name="T507" style:family="text">
      <style:text-properties officeooo:rsid="00378a58"/>
    </style:style>
    <style:style style:name="T508" style:family="text">
      <style:text-properties officeooo:rsid="0037ddc5"/>
    </style:style>
    <style:style style:name="T509" style:family="text">
      <style:text-properties officeooo:rsid="003a5e59"/>
    </style:style>
    <style:style style:name="T510" style:family="text">
      <style:text-properties officeooo:rsid="003d3d07"/>
    </style:style>
    <style:style style:name="T511" style:family="text">
      <style:text-properties fo:font-size="12pt" style:font-size-asian="12pt" style:font-size-complex="12pt"/>
    </style:style>
    <style:style style:name="T512" style:family="text">
      <style:text-properties fo:font-size="12pt" officeooo:rsid="00830027" style:font-size-asian="12pt" style:font-size-complex="12pt"/>
    </style:style>
    <style:style style:name="T513" style:family="text">
      <style:text-properties fo:font-size="12pt" officeooo:rsid="00f6fd66" style:font-size-asian="12pt" style:font-size-complex="12pt"/>
    </style:style>
    <style:style style:name="T514" style:family="text">
      <style:text-properties fo:font-size="12pt" style:text-underline-style="none" fo:font-weight="normal" style:font-size-asian="12pt" style:font-weight-asian="normal" style:font-size-complex="12pt" style:font-weight-complex="normal"/>
    </style:style>
    <style:style style:name="T515" style:family="text">
      <style:text-properties fo:font-size="12pt" style:text-underline-style="none" fo:font-weight="normal" officeooo:rsid="008cb86d" style:font-size-asian="12pt" style:font-weight-asian="normal" style:font-size-complex="12pt" style:font-weight-complex="normal"/>
    </style:style>
    <style:style style:name="T516" style:family="text">
      <style:text-properties fo:font-size="12pt" style:text-underline-style="none" fo:font-weight="normal" officeooo:rsid="0091927c" style:font-size-asian="12pt" style:font-weight-asian="normal" style:font-size-complex="12pt" style:font-weight-complex="normal"/>
    </style:style>
    <style:style style:name="T517" style:family="text">
      <style:text-properties fo:font-size="12pt" style:text-underline-style="none" fo:font-weight="normal" officeooo:rsid="008bd0b2" style:font-size-asian="12pt" style:font-weight-asian="normal" style:font-size-complex="12pt" style:font-weight-complex="normal"/>
    </style:style>
    <style:style style:name="T518" style:family="text">
      <style:text-properties fo:font-size="12pt" style:text-underline-style="none" fo:font-weight="normal" officeooo:rsid="00ab369b" style:font-size-asian="12pt" style:font-weight-asian="normal" style:font-size-complex="12pt" style:font-weight-complex="normal"/>
    </style:style>
    <style:style style:name="T519" style:family="text">
      <style:text-properties fo:font-size="12pt" style:text-underline-style="none" fo:font-weight="normal" officeooo:rsid="00c0dd32" style:font-size-asian="12pt" style:font-weight-asian="normal" style:font-size-complex="12pt" style:font-weight-complex="normal"/>
    </style:style>
    <style:style style:name="T520" style:family="text">
      <style:text-properties fo:font-size="12pt" style:text-underline-style="none" fo:font-weight="normal" officeooo:rsid="00dae627" style:font-size-asian="12pt" style:font-weight-asian="normal" style:font-size-complex="12pt" style:font-weight-complex="normal"/>
    </style:style>
    <style:style style:name="T521" style:family="text">
      <style:text-properties fo:font-size="12pt" style:text-underline-style="none" fo:font-weight="normal" officeooo:rsid="00ffdd41" style:font-size-asian="12pt" style:font-weight-asian="normal" style:font-size-complex="12pt" style:font-weight-complex="normal"/>
    </style:style>
    <style:style style:name="T522" style:family="text">
      <style:text-properties fo:font-size="12pt" style:text-underline-style="none" fo:font-weight="normal" style:font-size-asian="10.5pt" style:font-weight-asian="normal" style:font-size-complex="12pt" style:font-weight-complex="normal"/>
    </style:style>
    <style:style style:name="T523" style:family="text">
      <style:text-properties fo:font-size="12pt" style:text-underline-style="none" fo:font-weight="normal" officeooo:rsid="0090bf46" style:font-size-asian="10.5pt" style:font-weight-asian="normal" style:font-size-complex="12pt" style:font-weight-complex="normal"/>
    </style:style>
    <style:style style:name="T524" style:family="text">
      <style:text-properties fo:font-size="12pt" style:text-underline-style="none" fo:font-weight="normal" officeooo:rsid="00c0dd32" style:font-size-asian="10.5pt" style:font-weight-asian="normal" style:font-size-complex="12pt" style:font-weight-complex="normal"/>
    </style:style>
    <style:style style:name="T525" style:family="text">
      <style:text-properties fo:font-size="12pt" style:text-underline-style="none" fo:font-weight="bold" style:font-size-asian="12pt" style:font-weight-asian="bold" style:font-size-complex="12pt" style:font-weight-complex="bold"/>
    </style:style>
    <style:style style:name="T526" style:family="text">
      <style:text-properties officeooo:rsid="003de497"/>
    </style:style>
    <style:style style:name="T527" style:family="text">
      <style:text-properties officeooo:rsid="003edb80"/>
    </style:style>
    <style:style style:name="T528" style:family="text">
      <style:text-properties officeooo:rsid="0042f523"/>
    </style:style>
    <style:style style:name="T529" style:family="text">
      <style:text-properties officeooo:rsid="0044d660"/>
    </style:style>
    <style:style style:name="T530" style:family="text">
      <style:text-properties officeooo:rsid="0045f9a0"/>
    </style:style>
    <style:style style:name="T531" style:family="text">
      <style:text-properties officeooo:rsid="004850b7"/>
    </style:style>
    <style:style style:name="T532" style:family="text">
      <style:text-properties officeooo:rsid="00490226"/>
    </style:style>
    <style:style style:name="T533" style:family="text">
      <style:text-properties officeooo:rsid="004c76ec"/>
    </style:style>
    <style:style style:name="T534" style:family="text">
      <style:text-properties officeooo:rsid="004e0e43"/>
    </style:style>
    <style:style style:name="T535" style:family="text">
      <style:text-properties officeooo:rsid="004f44b7"/>
    </style:style>
    <style:style style:name="T536" style:family="text">
      <style:text-properties fo:color="#0000ff" fo:font-style="normal" style:text-underline-style="none" style:font-style-asian="normal" style:font-style-complex="normal"/>
    </style:style>
    <style:style style:name="T537" style:family="text">
      <style:text-properties officeooo:rsid="0052122a"/>
    </style:style>
    <style:style style:name="T538" style:family="text">
      <style:text-properties officeooo:rsid="005405a2"/>
    </style:style>
    <style:style style:name="T539" style:family="text">
      <style:text-properties officeooo:rsid="00574fd1"/>
    </style:style>
    <style:style style:name="T540" style:family="text">
      <style:text-properties officeooo:rsid="005775cb"/>
    </style:style>
    <style:style style:name="T541" style:family="text">
      <style:text-properties officeooo:rsid="0057cab2"/>
    </style:style>
    <style:style style:name="T542" style:family="text">
      <style:text-properties officeooo:rsid="005ae1d5"/>
    </style:style>
    <style:style style:name="T543" style:family="text">
      <style:text-properties officeooo:rsid="005b5e05"/>
    </style:style>
    <style:style style:name="T544" style:family="text">
      <style:text-properties fo:font-size="32pt" officeooo:rsid="001a2b7d" style:font-size-asian="32pt" style:font-size-complex="32pt"/>
    </style:style>
    <style:style style:name="T545" style:family="text">
      <style:text-properties officeooo:rsid="005ba8c6"/>
    </style:style>
    <style:style style:name="T546"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547" style:family="text">
      <style:text-properties officeooo:rsid="005cf296"/>
    </style:style>
    <style:style style:name="T548" style:family="text">
      <style:text-properties officeooo:rsid="005e8c9c"/>
    </style:style>
    <style:style style:name="T549" style:family="text">
      <style:text-properties officeooo:rsid="005f6197"/>
    </style:style>
    <style:style style:name="T550" style:family="text">
      <style:text-properties officeooo:rsid="00600135"/>
    </style:style>
    <style:style style:name="T551" style:family="text">
      <style:text-properties officeooo:rsid="00629e69"/>
    </style:style>
    <style:style style:name="T552" style:family="text">
      <style:text-properties officeooo:rsid="006a7c21"/>
    </style:style>
    <style:style style:name="T553" style:family="text">
      <style:text-properties officeooo:rsid="006fa7ce"/>
    </style:style>
    <style:style style:name="T554" style:family="text">
      <style:text-properties officeooo:rsid="00712b01"/>
    </style:style>
    <style:style style:name="T555" style:family="text">
      <style:text-properties officeooo:rsid="007aa0d5"/>
    </style:style>
    <style:style style:name="T556" style:family="text">
      <style:text-properties officeooo:rsid="00811a6a"/>
    </style:style>
    <style:style style:name="T557" style:family="text">
      <style:text-properties officeooo:rsid="008152d2"/>
    </style:style>
    <style:style style:name="T558" style:family="text">
      <style:text-properties officeooo:rsid="00830027"/>
    </style:style>
    <style:style style:name="T559" style:family="text">
      <style:text-properties officeooo:rsid="008365b4"/>
    </style:style>
    <style:style style:name="T560" style:family="text">
      <style:text-properties officeooo:rsid="00842328"/>
    </style:style>
    <style:style style:name="T561" style:family="text">
      <style:text-properties officeooo:rsid="00878375"/>
    </style:style>
    <style:style style:name="T562" style:family="text">
      <style:text-properties officeooo:rsid="00944f04"/>
    </style:style>
    <style:style style:name="T563" style:family="text">
      <style:text-properties officeooo:rsid="009643c1"/>
    </style:style>
    <style:style style:name="T564" style:family="text">
      <style:text-properties officeooo:rsid="009d5251"/>
    </style:style>
    <style:style style:name="T565" style:family="text">
      <style:text-properties officeooo:rsid="009e0bce"/>
    </style:style>
    <style:style style:name="T566" style:family="text">
      <style:text-properties officeooo:rsid="00a018ea"/>
    </style:style>
    <style:style style:name="T567" style:family="text">
      <style:text-properties officeooo:rsid="00a969e0"/>
    </style:style>
    <style:style style:name="T568" style:family="text">
      <style:text-properties officeooo:rsid="00acb43b"/>
    </style:style>
    <style:style style:name="T569" style:family="text">
      <style:text-properties officeooo:rsid="00ae3031"/>
    </style:style>
    <style:style style:name="T570" style:family="text">
      <style:text-properties officeooo:rsid="00afcd9a"/>
    </style:style>
    <style:style style:name="T571" style:family="text">
      <style:text-properties officeooo:rsid="00b7982d"/>
    </style:style>
    <style:style style:name="T572" style:family="text">
      <style:text-properties officeooo:rsid="00b7a62e"/>
    </style:style>
    <style:style style:name="T573" style:family="text">
      <style:text-properties officeooo:rsid="00b996f7"/>
    </style:style>
    <style:style style:name="T574" style:family="text">
      <style:text-properties officeooo:rsid="00bae79c"/>
    </style:style>
    <style:style style:name="T575" style:family="text">
      <style:text-properties officeooo:rsid="00bc8db6"/>
    </style:style>
    <style:style style:name="T576" style:family="text">
      <style:text-properties officeooo:rsid="00be2054"/>
    </style:style>
    <style:style style:name="T577" style:family="text">
      <style:text-properties officeooo:rsid="00bf5dff"/>
    </style:style>
    <style:style style:name="T578" style:family="text">
      <style:text-properties officeooo:rsid="00bfcebd"/>
    </style:style>
    <style:style style:name="T579" style:family="text">
      <style:text-properties officeooo:rsid="00c061bb"/>
    </style:style>
    <style:style style:name="T580" style:family="text">
      <style:text-properties officeooo:rsid="00c0dd32"/>
    </style:style>
    <style:style style:name="T581" style:family="text">
      <style:text-properties officeooo:rsid="00c186d0"/>
    </style:style>
    <style:style style:name="T582" style:family="text">
      <style:text-properties officeooo:rsid="00c5d931"/>
    </style:style>
    <style:style style:name="T583" style:family="text">
      <style:text-properties officeooo:rsid="00c8520f"/>
    </style:style>
    <style:style style:name="T584" style:family="text">
      <style:text-properties officeooo:rsid="00cc348f"/>
    </style:style>
    <style:style style:name="T585" style:family="text">
      <style:text-properties officeooo:rsid="00ce2296"/>
    </style:style>
    <style:style style:name="T586" style:family="text">
      <style:text-properties officeooo:rsid="00d0cebf"/>
    </style:style>
    <style:style style:name="T587" style:family="text">
      <style:text-properties officeooo:rsid="00d3c28e"/>
    </style:style>
    <style:style style:name="T588" style:family="text">
      <style:text-properties officeooo:rsid="00d40daf"/>
    </style:style>
    <style:style style:name="T589" style:family="text">
      <style:text-properties officeooo:rsid="00d52b5c"/>
    </style:style>
    <style:style style:name="T590" style:family="text">
      <style:text-properties officeooo:rsid="00d660db"/>
    </style:style>
    <style:style style:name="T591" style:family="text">
      <style:text-properties officeooo:rsid="00d70857"/>
    </style:style>
    <style:style style:name="T592" style:family="text">
      <style:text-properties officeooo:rsid="00d724f1"/>
    </style:style>
    <style:style style:name="T593" style:family="text">
      <style:text-properties officeooo:rsid="00d76b81"/>
    </style:style>
    <style:style style:name="T594" style:family="text">
      <style:text-properties officeooo:rsid="00d8b567"/>
    </style:style>
    <style:style style:name="T595" style:family="text">
      <style:text-properties officeooo:rsid="00da3083"/>
    </style:style>
    <style:style style:name="T596" style:family="text">
      <style:text-properties officeooo:rsid="00dae627"/>
    </style:style>
    <style:style style:name="T597" style:family="text">
      <style:text-properties officeooo:rsid="00dba29c"/>
    </style:style>
    <style:style style:name="T598" style:family="text">
      <style:text-properties officeooo:rsid="00de9b77"/>
    </style:style>
    <style:style style:name="T599" style:family="text">
      <style:text-properties officeooo:rsid="00df2d15"/>
    </style:style>
    <style:style style:name="T600" style:family="text">
      <style:text-properties officeooo:rsid="00e11b01"/>
    </style:style>
    <style:style style:name="T601" style:family="text">
      <style:text-properties officeooo:rsid="00e3c07c"/>
    </style:style>
    <style:style style:name="T602" style:family="text">
      <style:text-properties officeooo:rsid="00e5ad39"/>
    </style:style>
    <style:style style:name="T603" style:family="text">
      <style:text-properties officeooo:rsid="00e8410e"/>
    </style:style>
    <style:style style:name="T604" style:family="text">
      <style:text-properties officeooo:rsid="00eb8f06"/>
    </style:style>
    <style:style style:name="T605" style:family="text">
      <style:text-properties officeooo:rsid="00ed2719"/>
    </style:style>
    <style:style style:name="T606" style:family="text">
      <style:text-properties officeooo:rsid="0052122a" fo:background-color="#ffff00" loext:char-shading-value="0"/>
    </style:style>
    <style:style style:name="T607" style:family="text">
      <style:text-properties officeooo:rsid="00f38ea3"/>
    </style:style>
    <style:style style:name="T608" style:family="text">
      <style:text-properties fo:color="#c9211e" fo:font-weight="normal" officeooo:rsid="00e728e5" style:font-weight-asian="normal" style:font-weight-complex="normal"/>
    </style:style>
    <style:style style:name="T609" style:family="text">
      <style:text-properties fo:color="#c9211e" fo:font-weight="bold" style:font-weight-asian="bold" style:font-weight-complex="bold"/>
    </style:style>
    <style:style style:name="T610" style:family="text">
      <style:text-properties fo:color="#c9211e" fo:font-weight="bold" officeooo:rsid="00e728e5" style:font-weight-asian="bold" style:font-weight-complex="bold"/>
    </style:style>
    <style:style style:name="T611" style:family="text">
      <style:text-properties fo:color="#c9211e" fo:font-weight="bold" officeooo:rsid="00e5ad39" style:font-weight-asian="bold" style:font-weight-complex="bold"/>
    </style:style>
    <style:style style:name="T612" style:family="text">
      <style:text-properties fo:color="#c9211e" fo:font-weight="bold" officeooo:rsid="00e8410e" style:font-weight-asian="bold" style:font-weight-complex="bold"/>
    </style:style>
    <style:style style:name="T613" style:family="text">
      <style:text-properties fo:color="#c9211e" fo:font-weight="bold" officeooo:rsid="00f71e66" style:font-weight-asian="bold" style:font-weight-complex="bold"/>
    </style:style>
    <style:style style:name="T614" style:family="text">
      <style:text-properties fo:color="#c9211e" style:font-name="Courier New" fo:font-size="12pt" fo:font-weight="bold" style:font-size-asian="12pt" style:font-weight-asian="bold" style:font-size-complex="12pt" style:font-weight-complex="bold"/>
    </style:style>
    <style:style style:name="T615" style:family="text">
      <style:text-properties fo:color="#c9211e" style:font-name="Courier New" fo:font-size="12pt" fo:font-weight="bold" officeooo:rsid="00df2d15" style:font-size-asian="10.5pt" style:font-weight-asian="bold" style:font-size-complex="12pt" style:font-weight-complex="bold"/>
    </style:style>
    <style:style style:name="T616" style:family="text">
      <style:text-properties fo:color="#c9211e" style:font-name="Liberation Serif" fo:font-style="normal" fo:font-weight="bold" officeooo:rsid="007eac24" style:font-style-asian="normal" style:font-weight-asian="bold" style:font-style-complex="normal" style:font-weight-complex="bold"/>
    </style:style>
    <style:style style:name="T617"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618"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619" style:family="text">
      <style:text-properties fo:color="#c9211e" fo:font-size="12pt" style:text-underline-style="none" fo:font-weight="bold" officeooo:rsid="00c0dd32" style:font-size-asian="10.5pt" style:font-weight-asian="bold" style:font-size-complex="12pt" style:font-weight-complex="bold"/>
    </style:style>
    <style:style style:name="T620" style:family="text">
      <style:text-properties fo:color="#c9211e" style:text-underline-style="none" fo:font-weight="bold" officeooo:rsid="008cc44b" style:font-weight-asian="bold" style:font-weight-complex="bold"/>
    </style:style>
    <style:style style:name="T621" style:family="text">
      <style:text-properties fo:color="#c9211e" style:text-underline-style="none" fo:font-weight="bold" officeooo:rsid="00c0dd32" style:font-weight-asian="bold" style:font-weight-complex="bold"/>
    </style:style>
    <style:style style:name="T622" style:family="text">
      <style:text-properties officeooo:rsid="00f3a842"/>
    </style:style>
    <style:style style:name="T623" style:family="text">
      <style:text-properties officeooo:rsid="00f6fd66"/>
    </style:style>
    <style:style style:name="T624" style:family="text">
      <style:text-properties officeooo:rsid="00f71e66"/>
    </style:style>
    <style:style style:name="T625" style:family="text">
      <style:text-properties officeooo:rsid="00f7ee6b"/>
    </style:style>
    <style:style style:name="T626" style:family="text">
      <style:text-properties officeooo:rsid="00f82666"/>
    </style:style>
    <style:style style:name="T627" style:family="text">
      <style:text-properties officeooo:rsid="00fa424c"/>
    </style:style>
    <style:style style:name="T628" style:family="text">
      <style:text-properties officeooo:rsid="00faa64f"/>
    </style:style>
    <style:style style:name="T629" style:family="text">
      <style:text-properties officeooo:rsid="00fd0ac2"/>
    </style:style>
    <style:style style:name="T630" style:family="text">
      <style:text-properties officeooo:rsid="00ff4684"/>
    </style:style>
    <style:style style:name="T631" style:family="text">
      <style:text-properties officeooo:rsid="00ff6c4a"/>
    </style:style>
    <style:style style:name="T632" style:family="text">
      <style:text-properties officeooo:rsid="00ffdd41"/>
    </style:style>
    <style:style style:name="T633" style:family="text">
      <style:text-properties officeooo:rsid="0101d296"/>
    </style:style>
    <style:style style:name="T634"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635"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T636" style:family="text">
      <style:text-properties officeooo:rsid="01088754"/>
    </style:style>
    <style:style style:name="T637" style:family="text">
      <style:text-properties officeooo:rsid="01098e90"/>
    </style:style>
    <style:style style:name="T638" style:family="text">
      <style:text-properties officeooo:rsid="010c64c6"/>
    </style:style>
    <style:style style:name="T639" style:family="text">
      <style:text-properties officeooo:rsid="010ea344"/>
    </style:style>
    <style:style style:name="T640" style:family="text">
      <style:text-properties officeooo:rsid="0113abd1"/>
    </style:style>
    <style:style style:name="T641" style:family="text">
      <style:text-properties officeooo:rsid="01182430"/>
    </style:style>
    <style:style style:name="T642" style:family="text">
      <style:text-properties officeooo:rsid="011a0c3f"/>
    </style:style>
    <style:style style:name="T643" style:family="text">
      <style:text-properties officeooo:rsid="011af76a"/>
    </style:style>
    <style:style style:name="T644" style:family="text">
      <style:text-properties officeooo:rsid="011cca4b"/>
    </style:style>
    <style:style style:name="T645" style:family="text">
      <style:text-properties officeooo:rsid="011d55e6"/>
    </style:style>
    <style:style style:name="T646" style:family="text">
      <style:text-properties style:font-name="Courier New"/>
    </style:style>
    <style:style style:name="T647" style:family="text">
      <style:text-properties officeooo:rsid="012054b5"/>
    </style:style>
    <style:style style:name="T648" style:family="text">
      <style:text-properties officeooo:rsid="0122236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3"><text:bookmark text:name="TOC"/><text:span text:style-name="T114">Dealer V.2 User Documentation</text:span><text:span text:style-name="T544">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4"><text:a xlink:type="simple" xlink:href="#__RefHeading___Toc2466_3691053158" text:style-name="Index_20_Link" text:visited-style-name="Index_20_Link">Preamble<text:tab/>2</text:a></text:p>
          <text:p text:style-name="P284"><text:a xlink:type="simple" xlink:href="#__RefHeading___Toc2546_3691053158" text:style-name="Index_20_Link" text:visited-style-name="Index_20_Link">Description<text:tab/>2</text:a></text:p>
          <text:p text:style-name="P284"><text:a xlink:type="simple" xlink:href="#__RefHeading___Toc2468_3691053158" text:style-name="Index_20_Link" text:visited-style-name="Index_20_Link">V2.0 Release Notes<text:tab/>2</text:a></text:p>
          <text:p text:style-name="P286"><text:a xlink:type="simple" xlink:href="#__RefHeading___Toc2548_3691053158" text:style-name="Index_20_Link" text:visited-style-name="Index_20_Link">Major Changes<text:tab/>2</text:a></text:p>
          <text:p text:style-name="P286"><text:a xlink:type="simple" xlink:href="#__RefHeading___Toc2550_3691053158" text:style-name="Index_20_Link" text:visited-style-name="Index_20_Link">Extra Functionality<text:tab/>3</text:a></text:p>
          <text:p text:style-name="P286"><text:a xlink:type="simple" xlink:href="#__RefHeading___Toc2552_3691053158" text:style-name="Index_20_Link" text:visited-style-name="Index_20_Link">Minor Bug Fixes<text:tab/>3</text:a></text:p>
          <text:p text:style-name="P286"><text:a xlink:type="simple" xlink:href="#__RefHeading___Toc2554_3691053158" text:style-name="Index_20_Link" text:visited-style-name="Index_20_Link">Removed Functionality<text:tab/>3</text:a></text:p>
          <text:p text:style-name="P284"><text:a xlink:type="simple" xlink:href="#__RefHeading___Toc2470_3691053158" text:style-name="Index_20_Link" text:visited-style-name="Index_20_Link">Conventions Used in this Document<text:tab/>4</text:a></text:p>
          <text:p text:style-name="P284"><text:a xlink:type="simple" xlink:href="#__RefHeading___Toc2472_3691053158" text:style-name="Index_20_Link" text:visited-style-name="Index_20_Link">Definitions of Terms<text:tab/>4</text:a></text:p>
          <text:p text:style-name="P284"><text:a xlink:type="simple" xlink:href="#__RefHeading___Toc2474_3691053158" text:style-name="Index_20_Link" text:visited-style-name="Index_20_Link">The Input File<text:tab/>5</text:a></text:p>
          <text:p text:style-name="P285"><text:a xlink:type="simple" xlink:href="#__RefHeading___Toc2476_3691053158" text:style-name="Index_20_Link" text:visited-style-name="Index_20_Link">Environment Set-up &amp; Scripting<text:tab/>5</text:a></text:p>
          <text:p text:style-name="P285"><text:a xlink:type="simple" xlink:href="#__RefHeading___Toc2556_3691053158" text:style-name="Index_20_Link" text:visited-style-name="Index_20_Link">Variables<text:tab/>6</text:a></text:p>
          <text:p text:style-name="P285"><text:a xlink:type="simple" xlink:href="#__RefHeading___Toc2478_3691053158" text:style-name="Index_20_Link" text:visited-style-name="Index_20_Link">Condition Statement<text:tab/>7</text:a></text:p>
          <text:p text:style-name="P286"><text:a xlink:type="simple" xlink:href="#__RefHeading___Toc2480_3691053158" text:style-name="Index_20_Link" text:visited-style-name="Index_20_Link">Commonly Used Clauses<text:tab/>8</text:a></text:p>
          <text:p text:style-name="P286"><text:a xlink:type="simple" xlink:href="#__RefHeading___Toc2482_3691053158" text:style-name="Index_20_Link" text:visited-style-name="Index_20_Link">Clauses Using Dotnums<text:tab/>10</text:a></text:p>
          <text:p text:style-name="P286"><text:a xlink:type="simple" xlink:href="#__RefHeading___Toc2486_3691053158" text:style-name="Index_20_Link" text:visited-style-name="Index_20_Link">Double Dummy Solvers ( DDSx2, Par, and GIB Tricks )<text:tab/>11</text:a></text:p>
          <text:p text:style-name="P286"><text:a xlink:type="simple" xlink:href="#__RefHeading___Toc7140_2696138024" text:style-name="Index_20_Link" text:visited-style-name="Index_20_Link">Arithmetic and Logical Operators<text:tab/>12</text:a></text:p>
          <text:p text:style-name="P285"><text:a xlink:type="simple" xlink:href="#__RefHeading___Toc2488_3691053158" text:style-name="Index_20_Link" text:visited-style-name="Index_20_Link">The Action Statement<text:tab/>13</text:a></text:p>
          <text:p text:style-name="P286"><text:a xlink:type="simple" xlink:href="#__RefHeading___Toc2565_3691053158" text:style-name="Index_20_Link" text:visited-style-name="Index_20_Link">General Description<text:tab/>13</text:a></text:p>
          <text:p text:style-name="P286"><text:a xlink:type="simple" xlink:href="#__RefHeading___Toc2567_3691053158" text:style-name="Index_20_Link" text:visited-style-name="Index_20_Link">Actions That Produce Output at End of Run<text:tab/>14</text:a></text:p>
          <text:p text:style-name="P286"><text:a xlink:type="simple" xlink:href="#__RefHeading___Toc2490_3691053158" text:style-name="Index_20_Link" text:visited-style-name="Index_20_Link">Actions Outputting for Each Interesting Deal<text:tab/>18</text:a></text:p>
          <text:p text:style-name="P284"><text:a xlink:type="simple" xlink:href="#__RefHeading___Toc21319_670075485" text:style-name="Index_20_Link" text:visited-style-name="Index_20_Link"><text:span text:style-name="T51">CSV Report</text:span></text:a><text:a xlink:type="simple" xlink:href="#__RefHeading___Toc21319_670075485" text:style-name="Index_20_Link" text:visited-style-name="Index_20_Link"><text:span text:style-name="T51">s</text:span></text:a><text:a xlink:type="simple" xlink:href="#__RefHeading___Toc21319_670075485" text:style-name="Index_20_Link" text:visited-style-name="Index_20_Link"><text:tab/>20</text:a></text:p>
          <text:p text:style-name="P284"><text:a xlink:type="simple" xlink:href="#__RefHeading___Toc6857_3691053158" text:style-name="Index_20_Link" text:visited-style-name="Index_20_Link">A Complete Example<text:tab/>22</text:a></text:p>
          <text:p text:style-name="P284"><text:a xlink:type="simple" xlink:href="#__RefHeading___Toc2494_3691053158" text:style-name="Index_20_Link" text:visited-style-name="Index_20_Link">End of Run Statistics<text:tab/>23</text:a></text:p>
          <text:p text:style-name="P284"><text:a xlink:type="simple" xlink:href="#__RefHeading___Toc2496_3691053158" text:style-name="Index_20_Link" text:visited-style-name="Index_20_Link">Command Line Parameters<text:tab/>23</text:a></text:p>
          <text:p text:style-name="P286"><text:a xlink:type="simple" xlink:href="#__RefHeading___Toc2943_3691053158" text:style-name="Index_20_Link" text:visited-style-name="Index_20_Link">Example Simulation Exercise<text:tab/>26</text:a></text:p>
          <text:p text:style-name="P284"><text:a xlink:type="simple" xlink:href="#__RefHeading___Toc7101_3691053158" text:style-name="Index_20_Link" text:visited-style-name="Index_20_Link">Scripting the Input File<text:tab/>28</text:a></text:p>
          <text:p text:style-name="P284"><text:a xlink:type="simple" xlink:href="#__RefHeading___Toc20444_2914024446" text:style-name="Index_20_Link" text:visited-style-name="Index_20_Link">Running Dealer<text:tab/>31</text:a></text:p>
          <text:p text:style-name="P284"><text:a xlink:type="simple" xlink:href="#__RefHeading___Toc20446_2914024446" text:style-name="Index_20_Link" text:visited-style-name="Index_20_Link">Installing and Building Dealer<text:tab/>31</text:a></text:p>
          <text:p text:style-name="P284"><text:a xlink:type="simple" xlink:href="#__RefHeading___Toc21295_670075485" text:style-name="Index_20_Link" text:visited-style-name="Index_20_Link">Glossary of Reserved Words in Dealer<text:tab/>33</text:a></text:p>
          <text:p text:style-name="P284"><text:a xlink:type="simple" xlink:href="#__RefHeading___Toc2945_3691053158" text:style-name="Index_20_Link" text:visited-style-name="Index_20_Link">Authors<text:tab/>34</text:a></text:p>
          <text:p text:style-name="P284"><text:a xlink:type="simple" xlink:href="#__RefHeading___Toc6770_3691053158" text:style-name="Index_20_Link" text:visited-style-name="Index_20_Link">Copyright<text:tab/>35</text:a></text:p>
          <text:p text:style-name="P285"><text:a xlink:type="simple" xlink:href="#__RefHeading___Toc6772_3691053158" text:style-name="Index_20_Link" text:visited-style-name="Index_20_Link">Copyright Version 2.0<text:tab/>35</text:a></text:p>
        </text:index-body>
      </text:table-of-content>
      <text:p text:style-name="Standard">---------------------------------------------------------------------------------------</text:p>
      <text:h text:style-name="P296" text:outline-level="1"><text:bookmark-start text:name="__RefHeading___Toc2466_3691053158"/>Preamble<text:bookmark-end text:name="__RefHeading___Toc2466_3691053158"/></text:h>
      <text:p text:style-name="Standard"><text:span text:style-name="T126">This release of Dealer, a program originally written by Hans van Staveren and then maintained and extended by </text:span>Henk Uijterwaal <text:span text:style-name="T126">and others</text:span><text:span text:style-name="T127"> (see the Authors section)</text:span><text:span text:style-name="T126">,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538">ly</text:span> Linux did not yet exist, even Windows 95 was not available and second<text:span text:style-name="T538">ly</text:span> hardware of the day was severely limited. <text:line-break/>As of 2022, Linux has pretty much taken over the Unix/Posix space, especially for systems that would be interested in a bridge program. Even Windows, <text:span text:style-name="T568">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568">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287"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258">It can be used to generate hands for bidding practice, simulation, post-mortem discussion and such. Per the original documentation it should not be used to generate hands for tournament play. There are better options, also free software, for that purpose.</text:p>
      <text:h text:style-name="P288" text:outline-level="1"><text:bookmark-start text:name="__RefHeading___Toc2468_3691053158"/>V2.0 Release Notes<text:bookmark-end text:name="__RefHeading___Toc2468_3691053158"/></text:h>
      <text:h text:style-name="P301"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P253">There is the ability to get the Par result on a deal, also using BH's DDS routines.</text:p>
      <text:p text:style-name="Standard"/>
      <text:p text:style-name="Standard">There is the ability to evaluate a pair of hands together, using the Optimal Point Count developed by Patrick Darricades.</text:p>
      <text:p text:style-name="Standard"><text:soft-page-break/></text:p>
      <text:p text:style-name="P237"/>
      <text:p text:style-name="P237">Dealer can now export the hands in a format suitable for predealing in a subsequent <text:span text:style-name="T607">D</text:span>ealer run. The predeal holdings can be specified on the command line allowing this feature to be shell scripted.</text:p>
      <text:p text:style-name="P237"/>
      <text:p text:style-name="Standard">The user can now use a script to run Dealer, and have it study or simulate a variety of conditions without modifying the <text:span text:style-name="T115">Input File <text:s/></text:span><text:span text:style-name="T128"><text:s/>for each run.</text:span></text:p>
      <text:p text:style-name="Standard"/>
      <text:p text:style-name="Standard">Dealer can now export its results to a disk file in CSV<text:span text:style-name="T590"> format</text:span>, for analysis by other programs.<text:span text:style-name="T630"> </text:span></text:p>
      <text:p text:style-name="P250">Dealer can <text:s/>put the same, or different, CSV format results to the screen, while at the same time writing CSV results to a file.</text:p>
      <text:p text:style-name="Standard"/>
      <text:p text:style-name="P19">Some input statements are now handled directly in the Lexer without involving the parser. </text:p>
      <text:h text:style-name="P302"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span text:style-name="T638"> It also allows the user to redefine the usual HCP counts using fractions. For example Aces can be given a value of 4.5, Tens a value of 0.5 and so forth. The user can then input conditions such as</text:span><text:span text:style-name="T283"> hcp(west) &gt;= 14.0 &amp;&amp; hcp(west) &lt; 18.5</text:span></text:p>
      <text:p text:style-name="Standard"/>
      <text:p text:style-name="Standard">The <text:span text:style-name="T538">e</text:span>val<text:span text:style-name="T538">c</text:span>ontract feature has been fixed so that it works properly and it can also evaluate Doubled and Redoubled contracts (which it could not do before.)</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302"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534">, and if available a title</text:span>.</text:p>
      <text:h text:style-name="Heading_20_3" text:outline-level="3"><text:bookmark-start text:name="__RefHeading___Toc2554_3691053158"/>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available anymore, and the new DDS functionality probably supplants it.</text:p>
      <text:p text:style-name="Standard"><text:soft-page-break/></text:p>
      <text:p text:style-name="Standard">Hans van Staveren's clever hack that<text:span text:style-name="T142"> avoided modulo division, and thus sped up random number generation by a factor of two, has been removed. See the maintenance documentation if you want to know why.</text:span></text:p>
      <text:h text:style-name="P289" text:outline-level="1"><text:bookmark-start text:name="__RefHeading___Toc2470_3691053158"/>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2419442041" text:style-name="L1">
        <text:list-item>
          <text:p text:style-name="P305">Dealer<text:span text:style-name="T144"> </text:span><text:span text:style-name="T145">k</text:span><text:span text:style-name="T144">eywords</text:span> are in bold.</text:p>
        </text:list-item>
      </text:list>
      <text:list xml:id="list2982648704" text:style-name="L2">
        <text:list-item>
          <text:p text:style-name="P306">In Dealer <text:span text:style-name="T115">case</text:span> is meaningful. <text:span text:style-name="T144">hcp</text:span> is a <text:span text:style-name="T580">D</text:span>ealer reserved word. HCP is not a reserved word. <text:span text:style-name="T144">spades</text:span> is a reserved word. Spades is not a reserved word.</text:p>
        </text:list-item>
      </text:list>
      <text:list xml:id="list2945181979" text:style-name="L3">
        <text:list-item>
          <text:p text:style-name="P307">Many keywords in <text:span text:style-name="T580">D</text:span>ealer have both the singular and plural form reserved. See the glossary later in this document.</text:p>
        </text:list-item>
      </text:list>
      <text:list xml:id="list2561043986" text:style-name="L4">
        <text:list-item>
          <text:p text:style-name="P308">Examples showing literal input to, and output from, Dealer is in <text:span text:style-name="T196">Courier New</text:span> font.<text:span text:style-name="T623">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1082131211" text:style-name="L5">
        <text:list-item>
          <text:p text:style-name="P309">Generic terms that have specific meaning in a Dealer context are in <text:span text:style-name="T287">italics</text:span>. <text:s/>For example <text:span text:style-name="T287">compass, side, suit,</text:span> etc.</text:p>
        </text:list-item>
      </text:list>
      <text:list xml:id="list772476597" text:style-name="L6">
        <text:list-item>
          <text:p text:style-name="P310">Input that can be omitted in certain cases is shown between square brackets. [...]</text:p>
        </text:list-item>
      </text:list>
      <text:list xml:id="list871593577" text:style-name="L7">
        <text:list-item>
          <text:p text:style-name="P311">When parentheses<text:span text:style-name="T144"> ()</text:span> are shown in this documentation they are <text:span text:style-name="T115">required</text:span> by the Dealer syntax. The previous version of the documentation used <text:s/>parentheses for two purposes which I always found slightly confusing. </text:p>
        </text:list-item>
      </text:list>
      <text:list xml:id="list1894837527" text:style-name="L8">
        <text:list-item>
          <text:p text:style-name="P312">Where the user is expected to make a choice between one of several terms the list is shown between braces {}.</text:p>
          <text:p text:style-name="P313"/>
        </text:list-item>
      </text:list>
      <text:p text:style-name="Standard">For example <text:span text:style-name="T144">hcp</text:span> <text:span text:style-name="T144">(</text:span> <text:span text:style-name="T287">compass</text:span> [,<text:span text:style-name="T287">suit</text:span>] <text:span text:style-name="T144">)</text:span><text:span text:style-name="T340"> can be read as </text:span><text:span text:style-name="T144">hcp</text:span><text:span text:style-name="T340"> is a Dealer keyword that must be entered exactly as shown. The left pare</text:span><text:span text:style-name="T341">n</text:span><text:span text:style-name="T340">thesis is required. </text:span><text:span text:style-name="T299">compass </text:span><text:span text:style-name="T2">is a Dealer term referring to the various seat names, {north, south, east, west}. The comma and term </text:span><text:span text:style-name="T300">suit</text:span><text:span text:style-name="T2"> shown between the square brackets is optional and may be omitted. The closing parenthesis is required.</text:span></text:p>
      <text:p text:style-name="P207"><text:span text:style-name="T2">H</text:span><text:span text:style-name="T1">ence this input: </text:span><text:span text:style-name="T197">hcp(south, clubs) </text:span><text:span text:style-name="T387">is legal, as is </text:span><text:span text:style-name="T197">hcp(west)</text:span><text:span text:style-name="T387">. But this input </text:span><text:span text:style-name="T197">hcp South </text:span><text:span text:style-name="T388">is not legal. The parentheses are missing and the word 'South' with a capital S is not a valid </text:span><text:span text:style-name="T417">compass </text:span><text:span text:style-name="T388">name.</text:span></text:p>
      <text:h text:style-name="P289"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104067130" text:style-name="L9">
        <text:list-item>
          <text:p text:style-name="P314"><text:span text:style-name="T287">compass</text:span><text:span text:style-name="T288">: </text:span><text:span text:style-name="T57">o</text:span><text:span text:style-name="T500">ne of north, south, east, west</text:span></text:p>
        </text:list-item>
      </text:list>
      <text:list xml:id="list3862586269" text:style-name="L10">
        <text:list-item>
          <text:p text:style-name="P315"><text:span text:style-name="T287">side</text:span><text:span text:style-name="T288">:</text:span><text:span text:style-name="T500"> one of NS, EW (note the capitals)</text:span></text:p>
        </text:list-item>
      </text:list>
      <text:list xml:id="list1753693471" text:style-name="L11">
        <text:list-item>
          <text:p text:style-name="P316"><text:span text:style-name="T287">suit</text:span><text:span text:style-name="T288">:</text:span><text:span text:style-name="T500"> one of club, clubs, diamond, diamonds, heart, hearts, spade, spades (singular </text:span><text:span text:style-name="T510">&amp;</text:span><text:span text:style-name="T500"> plural)</text:span></text:p>
        </text:list-item>
      </text:list>
      <text:list xml:id="list1131815183" text:style-name="L12">
        <text:list-item>
          <text:p text:style-name="P317"><text:span text:style-name="T287">strain</text:span><text:span text:style-name="T288">:</text:span><text:span text:style-name="T500"> one of notrump, notrumps, or one of the suits</text:span></text:p>
        </text:list-item>
      </text:list>
      <text:list xml:id="list2609576041" text:style-name="L13">
        <text:list-item>
          <text:p text:style-name="P318"><text:span text:style-name="T287">holding</text:span><text:span text:style-name="T500">: one or more cards in a suit, arranged in descending order of rank</text:span><text:span text:style-name="T501"> preceded by a suit letter. </text:span><text:span text:style-name="T500"><text:s/></text:span><text:span text:style-name="T501">Example: </text:span><text:span text:style-name="T243">H</text:span><text:span text:style-name="T244">AJT432</text:span><text:span text:style-name="T243"> </text:span><text:span text:style-name="T489">or</text:span><text:span text:style-name="T243"> CAKQJT98</text:span></text:p>
        </text:list-item>
      </text:list>
      <text:list xml:id="list1507249357" text:style-name="L14">
        <text:list-item>
          <text:p text:style-name="P319"><text:soft-page-break/><text:span text:style-name="T287">deal:</text:span> 52 cards in random order (shuffled and dealt)</text:p>
        </text:list-item>
      </text:list>
      <text:list xml:id="list3669690079" text:style-name="L15">
        <text:list-item>
          <text:p text:style-name="P320"><text:span text:style-name="T287">shape</text:span>: a 4 character string made up of the digits 0-9 and the letter 'x'. e.g. 4432, 8032, <text:span text:style-name="T569">x5</text:span>x<text:span text:style-name="T569">3</text:span></text:p>
        </text:list-item>
        <text:list-item>
          <text:p text:style-name="P322"><text:span text:style-name="T287">shapelist:</text:span> several shapes joined with plus or minus signs and optionally preceded by the keyword <text:span text:style-name="T144">any.</text:span><text:span text:style-name="T352"> For example to specify a balanced hand that does not include a 5 card Major: </text:span><text:span text:style-name="T222">any</text:span><text:span text:style-name="T352"> </text:span><text:span text:style-name="T222">4432 + </text:span><text:span text:style-name="T231">any 4333 + </text:span><text:span text:style-name="T222">any 5332 - 5xxx - x5xx</text:span></text:p>
        </text:list-item>
        <text:list-item>
          <text:p text:style-name="P321"><text:span text:style-name="T419">c</text:span><text:span text:style-name="T420">ontract</text:span><text:span text:style-name="T223">: </text:span><text:span text:style-name="T463">A string consisting of: the lower case letter 'z', then a <text:s/>digit in the range 1-7, then a capital letter giving the strain from the list {C,D,H,S,N} then 0, 1, or 2 lower case 'x's to indicate whether the contract is un-doubled, doubled, or re-doubled. Ex:</text:span><text:span text:style-name="T223"> z6Sxx</text:span><text:span text:style-name="T463"> or</text:span><text:span text:style-name="T223"> z1N</text:span><text:span text:style-name="T463"> </text:span></text:p>
        </text:list-item>
      </text:list>
      <text:list xml:id="list742554687" text:style-name="L16">
        <text:list-item>
          <text:p text:style-name="P323"><text:span text:style-name="T287">dotnum:</text:span> <text:span text:style-name="T534">a number with 0, 1 or 2 digits before <text:s/>a decimal point which can be followed by 0, 1, or 2 digits. Examples: </text:span><text:span text:style-name="T242">99.99</text:span><text:span text:style-name="T534"> <text:s/>or</text:span><text:span text:style-name="T242"> 0.01</text:span><text:span text:style-name="T534"> or </text:span><text:span text:style-name="T242">.5</text:span><text:span text:style-name="T534"> or </text:span><text:span text:style-name="T242">15.</text:span><text:span text:style-name="T534"> The decimal point is always required; the digits before or after the decimal point may or may not be present.</text:span></text:p>
        </text:list-item>
      </text:list>
      <text:list xml:id="list907223590" text:style-name="L17">
        <text:list-item>
          <text:p text:style-name="P324"><text:span text:style-name="T287">number</text:span>:<text:span text:style-name="T51"> an integer made up of the digits 0-9. No commas, or decimal points. </text:span></text:p>
        </text:list-item>
      </text:list>
      <text:list xml:id="list3344772485" text:style-name="L18">
        <text:list-item>
          <text:p text:style-name="P325"><text:span text:style-name="T287">expression</text:span>: <text:span text:style-name="T51">an expression is made up of other expressions, grouped by parentheses and joined by arithmetic or logical operators. The simplest expression is a single </text:span>term<text:span text:style-name="T51"> such a </text:span><text:span text:style-name="T287">number</text:span><text:span text:style-name="T51"> or a bridge function call such as </text:span><text:span text:style-name="T212">hcp(north)</text:span></text:p>
        </text:list-item>
        <text:list-item>
          <text:p text:style-name="P326">quoted string <text:span text:style-name="T51">Free form text, between double quotes. e.g. </text:span><text:span text:style-name="T206">"Average of North's HCP"</text:span></text:p>
        </text:list-item>
        <text:list-item>
          <text:p text:style-name="P327">csvlist <text:span text:style-name="T51">Terms that can be printed by the </text:span><text:span text:style-name="T59">csvrpt</text:span><text:span text:style-name="T51"> and/or the</text:span><text:span text:style-name="T59"> printrpt</text:span><text:span text:style-name="T51"> action(s). The terms in this list are: any valid Dealer </text:span>expression<text:span text:style-name="T51">, a </text:span>compass,<text:span text:style-name="T51"> a </text:span>side<text:span text:style-name="T51">, </text:span>quoted strings<text:span text:style-name="T641">,</text:span><text:span text:style-name="T58"> and </text:span><text:span text:style-name="T51">the keywords </text:span><text:span text:style-name="T59">deal</text:span><text:span text:style-name="T51">, </text:span><text:span text:style-name="T59">trix(deal)</text:span><text:span text:style-name="T51"> and</text:span><text:span text:style-name="T59"> trix(</text:span><text:span text:style-name="T340">side</text:span><text:span text:style-name="T59">)</text:span><text:span text:style-name="T51"> </text:span></text:p>
        </text:list-item>
      </text:list>
      <text:h text:style-name="P289" text:outline-level="1"><text:bookmark-start text:name="__RefHeading___Toc2474_3691053158"/>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540">analyzing</text:span> each one until one of two things occurs: either it<text:span text:style-name="T144"> </text:span><text:span text:style-name="T116">produces</text:span><text:span text:style-name="T130"> the number of interesting deals the user called for, or it reaches the limit on how many deals it is required to </text:span><text:span text:style-name="T117">generate</text:span><text:span text:style-name="T130"> before giving up.</text:span></text:p>
      <text:p text:style-name="Standard"><text:span text:style-name="T129">The input file can be thought of as consisting of the following parts: </text:span><text:span text:style-name="T133">e</text:span><text:span text:style-name="T129">nvironment</text:span><text:span text:style-name="T133"> s</text:span><text:span text:style-name="T129">et-</text:span><text:span text:style-name="T133">u</text:span><text:span text:style-name="T129">p, variable definition, condition clause, list of actions to perform, and end of run</text:span><text:span text:style-name="T131"> output actions.</text:span></text:p>
      <text:p text:style-name="Standard"><text:span text:style-name="T131">D</text:span><text:span text:style-name="T129">ealer also understands </text:span><text:span text:style-name="T325">expressions</text:span><text:span text:style-name="T131"> That is</text:span><text:span text:style-name="T132">,</text:span><text:span text:style-name="T131"> in most places where a single </text:span><text:span text:style-name="T327">term </text:span><text:span text:style-name="T131">is allowed such as a </text:span><text:span text:style-name="T327">number,</text:span><text:span text:style-name="T131"> or a term such as </text:span><text:span text:style-name="T141">hearts(south)</text:span><text:span text:style-name="T131"> you can also put two or more terms connected by either an arithmetic, or a logical, operator. Most expressions that would be valid in C are also valid in Dealer.</text:span></text:p>
      <text:p text:style-name="Standard"><text:span text:style-name="T129">Examples: </text:span><text:span text:style-name="T213">hcp(south) + hcp(north) </text:span><text:span text:style-name="T415">or <text:s/></text:span><text:span text:style-name="T213">hearts(south) + spades(south) </text:span><text:span text:style-name="T415">or </text:span></text:p>
      <text:p text:style-name="Standard"><text:span text:style-name="T213">hcp(south,hearts)&gt;=hcp(south,spades)and</text:span><text:span text:style-name="T214"> </text:span><text:span text:style-name="T213">hcp(south)+hcp(north)&gt;26</text:span></text:p>
      <text:h text:style-name="Heading_20_2" text:outline-level="2"><text:bookmark-start text:name="__RefHeading___Toc2476_3691053158"/>Environment Set-up &amp; Scripting<text:span text:style-name="T510"> </text:span><text:bookmark-end text:name="__RefHeading___Toc2476_3691053158"/></text:h>
      <text:p text:style-name="P20"><text:span text:style-name="T146">g</text:span><text:span text:style-name="T144">enerate</text:span> <text:span text:style-name="T301">number</text:span><text:span text:style-name="T3"> The maximum number of random deals to try. Terminate the program when this number is reached, even if there were fewer than </text:span><text:span text:style-name="T60">produce</text:span><text:span text:style-name="T3"> 'interesting' deals.</text:span></text:p>
      <text:p text:style-name="P20"><text:span text:style-name="T144">produce</text:span> <text:s/><text:span text:style-name="T301">number</text:span><text:span text:style-name="T3"> The maximum number of 'interesting' deals to produce. Terminate the program after this many have been found, and their actions completed.</text:span></text:p>
      <text:p text:style-name="P20"><text:span text:style-name="T144">dealer</text:span><text:span text:style-name="T147"> </text:span><text:span text:style-name="T301">compass </text:span><text:span text:style-name="T3">Set the dealer for the </text:span><text:span text:style-name="T12">PBN</text:span><text:span text:style-name="T3"> printed output. This value has no impact on the deals produced</text:span><text:span text:style-name="T9">;</text:span><text:span text:style-name="T3"> it is strictly for documentation purposes.</text:span><text:span text:style-name="T4"> The default is</text:span><text:span text:style-name="T61"> north</text:span><text:span text:style-name="T4">.</text:span></text:p>
      <text:p text:style-name="Standard"><text:span text:style-name="T438">vulnerable</text:span><text:span text:style-name="T442"> </text:span><text:span text:style-name="T425">{</text:span><text:span text:style-name="T434">NS, EW,</text:span><text:span text:style-name="T433"> both, all, none</text:span><text:span text:style-name="T425"> } Set the vulnerability for the </text:span><text:span text:style-name="T427">PBN</text:span><text:span text:style-name="T425"> printed output. </text:span><text:span text:style-name="T426">I</text:span><text:span text:style-name="T425">f </text:span><text:span text:style-name="T428">par</text:span><text:span text:style-name="T433"> </text:span><text:soft-page-break/><text:span text:style-name="T425">calculations are asked for, this is the value that will be used.</text:span><text:span text:style-name="T426"> </text:span><text:span text:style-name="T429">none</text:span><text:span text:style-name="T426"> is the default.</text:span></text:p>
      <text:p text:style-name="P21"><text:span text:style-name="T61">o</text:span><text:span text:style-name="T59">pener</text:span><text:span text:style-name="T1"> </text:span><text:span text:style-name="T299">compass</text:span><text:span text:style-name="T1"> Set the opener for</text:span><text:span text:style-name="T59"> opc</text:span><text:span text:style-name="T1"> evaluations. The default is </text:span><text:span text:style-name="T59">west</text:span><text:span text:style-name="T1">.</text:span></text:p>
      <text:p text:style-name="P20"><text:span text:style-name="T144">predeal </text:span><text:span text:style-name="T302">compass</text:span><text:span text:style-name="T504"> </text:span><text:span text:style-name="T301">holding</text:span><text:span text:style-name="T302"> </text:span><text:span text:style-name="T4">[</text:span><text:span text:style-name="T302">,holding ....</text:span><text:span text:style-name="T4"> ]</text:span><text:span text:style-name="T3"> Predeal these cards</text:span><text:span text:style-name="T4"> to this player.</text:span><text:span text:style-name="T10"> As few as one, and as many as 13 cards may be predealt to any number of players.</text:span></text:p>
      <text:p text:style-name="P20"><text:span text:style-name="T4">E</text:span><text:span text:style-name="T1">xample: </text:span><text:span text:style-name="T206">predeal south </text:span><text:span text:style-name="T197">SAQ542, HKJ87, D32, CAK</text:span></text:p>
      <text:p text:style-name="P20"><text:span text:style-name="T3">An alternate form of </text:span><text:span text:style-name="T60">predeal</text:span><text:span text:style-name="T3"> specification is </text:span><text:span text:style-name="T108">suit</text:span><text:span text:style-name="T109">(</text:span><text:span text:style-name="T108">compass</text:span><text:span text:style-name="T109">)==</text:span><text:span text:style-name="T328">number</text:span><text:span text:style-name="T3"> </text:span><text:span text:style-name="T4">This will ensure that the player gets exactly <text:s/></text:span><text:span text:style-name="T328">number </text:span><text:span text:style-name="T80">in the suit, but the card(s) could be any rank.</text:span><text:span text:style-name="T87"> </text:span><text:span text:style-name="T331">This feature does not work in my copy of </text:span><text:span text:style-name="T333">D</text:span><text:span text:style-name="T331">ealer from Debian. In fact studying the code I cannot find any aspect of the shuffle routine (where the other predeal </text:span><text:span text:style-name="T332">condition </text:span><text:span text:style-name="T331">is taken into account) that uses this feature.</text:span><text:span text:style-name="T334"> Not implemented in V2</text:span></text:p>
      <text:p text:style-name="P31"/>
      <text:p text:style-name="Standard"><text:span text:style-name="T144">pointcount</text:span><text:span text:style-name="T504"> </text:span><text:span text:style-name="T510">{</text:span><text:span text:style-name="T302">list </text:span><text:span text:style-name="T304">of numbers</text:span><text:span text:style-name="T5">}</text:span><text:span text:style-name="T342"> </text:span><text:span text:style-name="T351">Set</text:span><text:span text:style-name="T342"> the HCP value of the cards in a suit starting with the Ace and down to the </text:span><text:span text:style-name="T345">D</text:span><text:span text:style-name="T342">euce. The word </text:span><text:span text:style-name="T148">pointcount</text:span><text:span text:style-name="T342"> by itself will set all values to zero. Not every card needs to be entered. Th</text:span><text:span text:style-name="T367">e purpose of this keyword is to </text:span><text:span text:style-name="T342">allow the player to redefine the usual 4-3-2-1 point count. For example:</text:span><text:span text:style-name="T367"> </text:span><text:span text:style-name="T196">pointcount 6 4 3 2 1</text:span><text:span text:style-name="T255"> </text:span><text:span text:style-name="T342">will give Aces a value of 6, Kings 4, Queens 3, Jacks 2 and Tens 1. </text:span><text:span text:style-name="T343">The remaining cards will be given a value of zero. <text:s/></text:span><text:span text:style-name="T342">As of this version (V2.0) the user can also enter numbers with decimal points, so that Aces can have </text:span><text:span text:style-name="T343">for example</text:span><text:span text:style-name="T342"> a value of 4.5, and Tens 0.5 </text:span></text:p>
      <text:p text:style-name="P160"><text:span text:style-name="T215">e.g. pointcount 4.5 </text:span><text:span text:style-name="T216"><text:s/></text:span><text:span text:style-name="T215">3</text:span><text:span text:style-name="T217">.</text:span><text:span text:style-name="T215"> </text:span><text:span text:style-name="T216"><text:s/></text:span><text:span text:style-name="T215">2</text:span><text:span text:style-name="T217">.</text:span><text:span text:style-name="T227">0</text:span><text:span text:style-name="T215"> </text:span><text:span text:style-name="T216"><text:s/></text:span><text:span text:style-name="T215">1</text:span><text:span text:style-name="T217">.</text:span><text:span text:style-name="T215"> </text:span><text:span text:style-name="T216"><text:s/></text:span><text:span text:style-name="T215">0.5</text:span><text:span text:style-name="T344"> </text:span></text:p>
      <text:p text:style-name="P160"><text:span text:style-name="T344">Note the use of the decimal point in </text:span><text:span text:style-name="T118">all</text:span><text:span text:style-name="T344"> the numbers given.</text:span></text:p>
      <text:p text:style-name="Standard"><text:span text:style-name="T343">U</text:span><text:span text:style-name="T342">sing </text:span><text:span text:style-name="T148">pointcount</text:span><text:span text:style-name="T342"> in this way comes with some caveats.</text:span><text:span text:style-name="T344"> The most important being that if you define HCP with a</text:span><text:span text:style-name="T303"> dotnum </text:span><text:span text:style-name="T344">you must use a </text:span><text:span text:style-name="T303">dotnum </text:span><text:span text:style-name="T344">everywhere that a </text:span><text:span text:style-name="T343">HCP</text:span><text:span text:style-name="T344"> value is being compared against. It would not work to define the HCP as in this example and then to say </text:span><text:span text:style-name="T217">hcp(west)&gt;=13</text:span><text:span text:style-name="T344"> You would </text:span><text:span text:style-name="T118">have to </text:span><text:span text:style-name="T344">say </text:span><text:span text:style-name="T217">hcp(west)&gt;=13.0</text:span></text:p>
      <text:p text:style-name="Standard"><text:span text:style-name="T340"><text:s/></text:span><text:span text:style-name="T116">See the instructions on using </text:span><text:span text:style-name="T325">dotnums</text:span><text:span text:style-name="T116">, later in this document.</text:span></text:p>
      <text:p text:style-name="Standard"><text:span text:style-name="T144">altcount</text:span> <text:span text:style-name="T289">number</text:span><text:span text:style-name="T505"> </text:span><text:span text:style-name="T289">number-list</text:span><text:span text:style-name="T505"> This keyword is similar to </text:span><text:span text:style-name="T149">pointcount</text:span><text:span text:style-name="T505"> in that it lets the user redefine what is being counted by the </text:span><text:span text:style-name="T149">pt0</text:span><text:span text:style-name="T505"> thru </text:span><text:span text:style-name="T149">pt9</text:span><text:span text:style-name="T505"> keywords. The first number is the number of the alternate point</text:span><text:span text:style-name="T507"> </text:span><text:span text:style-name="T505">count e.g. </text:span><text:span text:style-name="T232">altcount 4</text:span><text:span text:style-name="T505"> will set the value of all cards counted by </text:span><text:span text:style-name="T149">pt4 </text:span><text:span text:style-name="T505">to zero. The default of </text:span><text:span text:style-name="T149">pt4</text:span><text:span text:style-name="T505"> is to count the number of Aces</text:span><text:span text:style-name="T507"> </text:span><text:span text:style-name="T506">in </text:span><text:span text:style-name="T505">a hand </text:span><text:span text:style-name="T506"><text:s/>so that </text:span><text:span text:style-name="T507">the default </text:span><text:span text:style-name="T506">altcount 4 array is set </text:span><text:span text:style-name="T507">as if the user had entered</text:span><text:span text:style-name="T506"> </text:span><text:span text:style-name="T233">altcount 4 </text:span><text:span text:style-name="T234">1 0 0 0 0 0 0 0 0 0 0 0 0</text:span></text:p>
      <text:p text:style-name="Standard"><text:span text:style-name="T506">If you want to use </text:span><text:span text:style-name="T150">pt4</text:span><text:span text:style-name="T506"> to count something different, then you can redefine this array with an </text:span><text:span text:style-name="T150">altcount </text:span><text:span text:style-name="T506">4 command. Similarly for the other alternate counts, <text:s/>0 - 9.</text:span><text:span text:style-name="T175"> altcount</text:span><text:span text:style-name="T569"> can also take </text:span><text:span text:style-name="T294">dotnums</text:span><text:span text:style-name="T569"> as values.</text:span></text:p>
      <text:p text:style-name="Standard">Example: <text:span text:style-name="T196">altcount 9 13 9 5 2 1</text:span></text:p>
      <text:p text:style-name="Standard"><text:span text:style-name="T506">This will make </text:span><text:span text:style-name="T150">pt9</text:span><text:span text:style-name="T506"> count in 'Danny Kleinman' points where an Ace has a value of 13, </text:span><text:span text:style-name="T541">a King a value of 9, a Queen a value of 5, </text:span><text:span text:style-name="T506">a Jack a value of 2 and a Ten a value of 1. <text:s/></text:span></text:p>
      <text:p text:style-name="P10">title<text:span text:style-name="T340"> </text:span><text:span text:style-name="T299">quoted string</text:span><text:span text:style-name="T1"> This title will appear on some of the printouts, and also at the end of the run when the statistics are printed out. This allows the user to keep track of what the printouts were intended for.</text:span></text:p>
      <text:p text:style-name="P10"><text:span text:style-name="T1">Ex: </text:span><text:span text:style-name="T197">title "Weak NT Bidding Practice Session 1"</text:span></text:p>
      <text:h text:style-name="Heading_20_2" text:outline-level="2"><text:bookmark-start text:name="__RefHeading___Toc2556_3691053158"/>Variables<text:bookmark-end text:name="__RefHeading___Toc2556_3691053158"/></text:h>
      <text:p text:style-name="P20"><text:span text:style-name="T506">D</text:span>ealer allows the user to define variables which can be used as shorthand for complicated expressions. It is important to realize that that is<text:span text:style-name="T121"> the only thing</text:span> variables are used for. They are <text:span text:style-name="T115">not</text:span> used to store intermediate results. When the user defines a variable, the variable name is added to a linked list of variables; <text:span text:style-name="T508">an expression tree is built that</text:span><text:span text:style-name="T535">,</text:span><text:span text:style-name="T508"> when traversed</text:span><text:span text:style-name="T535">,</text:span><text:span text:style-name="T508"> will calculate and return the value of the variable, and a pointer to that tree is associated with the variable name. But the actual variable does not </text:span><text:soft-page-break/><text:span text:style-name="T508">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20">ach time it is referred to.</text:span></text:p>
      <text:p text:style-name="P20">Example: <text:span text:style-name="T196">HCP_NS </text:span><text:span text:style-name="T235">=</text:span><text:span text:style-name="T196"> hcp(north) + hcp(south)</text:span></text:p>
      <text:p text:style-name="P20"><text:span text:style-name="T235">condition</text:span> <text:span text:style-name="T196">HCP_NS &gt;=</text:span><text:span text:style-name="T279"> </text:span><text:span text:style-name="T196">23 and HCP_NS &lt;= 29</text:span></text:p>
      <text:p text:style-name="P20">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591"> </text:span><text:span text:style-name="T541">the variable list is searched until the name HCP_NS is found, and the pointer to the expression tree is retrieved. T</text:span>he expression tree that calculates the sum is evaluated and the comparison is done. <text:span text:style-name="T541">W</text:span>hen the condition statement wants to compare the number 29 against the variable HCP_NS the exact same process is repeated again<text:span text:style-name="T541">, starting with the search of the variable list. </text:span><text:s/></text:p>
      <text:p text:style-name="P20">This takes slightly more time than just having the condition statement evaluate:</text:p>
      <text:p text:style-name="P86"><text:span text:style-name="T152">condition</text:span><text:span text:style-name="T526"> </text:span>(hcp(north)+hcp(south)&gt;=23)&amp;&amp;(hcp(north)+hcp(south)&lt;=29)</text:p>
      <text:p text:style-name="Standard"><text:span text:style-name="T435">The first is more convenient for the user, but takes more time because the variable name must first be looked up (twice) before the </text:span><text:span text:style-name="T436">summation </text:span><text:span text:style-name="T435">can be done</text:span><text:span text:style-name="T437"> (also twice)</text:span><text:span text:style-name="T435">. </text:span></text:p>
      <text:p text:style-name="P20"><text:span text:style-name="T509">A variable name can be of any length, consisting of the digits 0-9, upper case letters, lower case letters, and</text:span><text:span text:style-name="T541">, </text:span><text:span text:style-name="T509"><text:s/>as of Version 2.0, the underscore character. There are two restrictions; first it must start with a letter (upper or lower case), second the variable name cannot conflict with a Dealer reserved word. For example it is legal to have a variables named hcpn, hcpe, hcpw representing the HCP for North, East, and West but </text:span><text:span text:style-name="T122">not</text:span><text:span text:style-name="T509"> a variable named hcps because both </text:span><text:span text:style-name="T151">hcp</text:span><text:span text:style-name="T509"> and </text:span><text:span text:style-name="T151">hcps</text:span><text:span text:style-name="T509"> are reserved words in Dealer. But hcpS would be </text:span><text:span text:style-name="T535">a </text:span><text:span text:style-name="T509">legal </text:span><text:span text:style-name="T535">variable name </text:span><text:span text:style-name="T509">because case matters.</text:span></text:p>
      <text:h text:style-name="Heading_20_2" text:outline-level="2"><text:bookmark-start text:name="__RefHeading___Toc2478_3691053158"/>Condition Statement<text:bookmark-end text:name="__RefHeading___Toc2478_3691053158"/></text:h>
      <text:p text:style-name="P20"><text:span text:style-name="T125">E</text:span>valuating the condition statement is the most complicated thing that Dealer does. The user has great freedom to build quite compl<text:span text:style-name="T541">ex </text:span>condition statements by using the various <text:span text:style-name="T535">bridge </text:span>hand evaluation metrics and joining them with either arithmetic or logical operators<text:span text:style-name="T541">, and grouping them with parentheses.</text:span></text:p>
      <text:p text:style-name="P45">The arithmetic and logical operators are listed after the glossary of keywords later in this document.</text:p>
      <text:p text:style-name="P176"><text:span text:style-name="T490">The syntax of the condition statement is </text:span><text:span text:style-name="T237">condition</text:span><text:span text:style-name="T246"> </text:span><text:span text:style-name="T245">expression</text:span><text:span text:style-name="T410"> Parentheses are not requi</text:span><text:span text:style-name="T413">r</text:span><text:span text:style-name="T410">ed around </text:span><text:span text:style-name="T423">expression</text:span><text:span text:style-name="T410">, but of course the user will often </text:span><text:span text:style-name="T411">need</text:span><text:span text:style-name="T410"> to use parentheses to ensure that the various clauses are grouped correctly. This is particularly true if the </text:span><text:span text:style-name="T403">condition</text:span><text:span text:style-name="T410"> expression contains an </text:span><text:span text:style-name="T403">or</text:span><text:span text:style-name="T410"> <text:s/>logical operator. </text:span></text:p>
      <text:p text:style-name="P60">Dealer only acts on one condition statement. It is not a fatal error to have more than one condition statement, but only the last condition statement specified has any effect.</text:p>
      <text:p text:style-name="P46">Example: <text:span text:style-name="T196">condition shape(north, any 4432 + any 4333)and hcp(north)&gt;=15 and shape(south, 5xxx + x5xx) and hcp(south)&gt;=8 </text:span></text:p>
      <text:p text:style-name="P147"/>
      <text:p text:style-name="P84"><text:span text:style-name="T115">Efficiency Consideration: </text:span>The condition statement is evaluated in roughly the same sequence as the way it is entered <text:span text:style-name="T539">i</text:span>n the input file. If it is not necessary to evaluate all clauses, then Dealer does not do so. For instance if the condition statement uses many clauses joined by<text:span text:style-name="T144"> and </text:span><text:span text:style-name="T340">then as soon as one of those clauses is false, the whole expression must be false and Dealer does not continue to evaluate clauses that are not necessary. The same is true if the clauses are joined by </text:span><text:span text:style-name="T144">or</text:span><text:span text:style-name="T340"> and one of them becomes true. Since the </text:span><text:span text:style-name="T144">tricks</text:span><text:span text:style-name="T340">,</text:span><text:span text:style-name="T384"> </text:span><text:span text:style-name="T144">dds</text:span><text:span text:style-name="T340">, </text:span><text:span text:style-name="T190">trix,</text:span><text:span text:style-name="T384"> </text:span><text:span text:style-name="T144">par</text:span><text:span text:style-name="T340">, and </text:span><text:span text:style-name="T144">opc</text:span><text:span text:style-name="T340"> functions are much slower than the other ones in </text:span><text:span text:style-name="T368">D</text:span><text:span text:style-name="T340">ealer, </text:span><text:soft-page-break/><text:span text:style-name="T340">it is much more efficient to put them at the end of the condition statement than at the beginning. They will then not be called unless absolutely necessary. See the maintenance documentation for more details.</text:span></text:p>
      <text:h text:style-name="Heading_20_3" text:outline-level="3"><text:bookmark-start text:name="__RefHeading___Toc2480_3691053158"/>Common<text:span text:style-name="T526">ly Used</text:span> Clauses<text:bookmark-end text:name="__RefHeading___Toc2480_3691053158"/></text:h>
      <text:p text:style-name="P163">Most often the condition statement will consist of clauses using common bridge functions, or variables that are shorthand for expressions made up of common bridge functions. <text:span text:style-name="T527">(In all of the following discussion assume that both the singular and plural form of the reserved word can be used. For example </text:span><text:span text:style-name="T153">hcp</text:span><text:span text:style-name="T527"> and </text:span><text:span text:style-name="T153">hcps</text:span><text:span text:style-name="T527"> mean the same thing as do </text:span><text:span text:style-name="T153">spade</text:span><text:span text:style-name="T527"> and </text:span><text:span text:style-name="T153">spades</text:span><text:span text:style-name="T527">). </text:span></text:p>
      <text:p text:style-name="P163"/>
      <text:p text:style-name="P8"><text:span text:style-name="T340"><text:s/></text:span>hcp<text:span text:style-name="T340">(</text:span><text:span text:style-name="T299">compass</text:span>)<text:span text:style-name="T340"> or </text:span>hcp<text:span text:style-name="T340">(</text:span><text:span text:style-name="T299">compass</text:span><text:span text:style-name="T340">, </text:span><text:span text:style-name="T299">suit</text:span>)<text:span text:style-name="T340">. This will return a value based on the contents of the pointcount array. Unless the user has changed this with a </text:span>pointcount<text:span text:style-name="T340"> statement, this array will give a value of zero to each card from Deuce to Ten, and the common 4-3-2-1 value</text:span><text:span text:style-name="T353">s</text:span><text:span text:style-name="T340"> to Ace, King, Queen, and Jack.</text:span><text:span text:style-name="T346"> </text:span></text:p>
      <text:p text:style-name="P8"><text:span text:style-name="T346">Ex1: </text:span><text:span text:style-name="T218">hcp(west)</text:span><text:span text:style-name="T346"> <text:s text:c="2"/>Ex2:</text:span><text:span text:style-name="T218"> hcps(east,club)</text:span></text:p>
      <text:p text:style-name="P7"/>
      <text:p text:style-name="P173"><text:span text:style-name="T152">spades</text:span><text:span text:style-name="T354">(</text:span><text:span text:style-name="T308">compass</text:span><text:span text:style-name="T152">)</text:span><text:span text:style-name="T354">, </text:span><text:span text:style-name="T152">hearts</text:span><text:span text:style-name="T354">(</text:span><text:span text:style-name="T308">compass</text:span><text:span text:style-name="T152">)</text:span><text:span text:style-name="T354">, </text:span><text:span text:style-name="T152">diamonds(</text:span><text:span text:style-name="T308">compass</text:span><text:span text:style-name="T354">), </text:span><text:span text:style-name="T152">clubs(</text:span><text:span text:style-name="T308">compass</text:span><text:span text:style-name="T152">)</text:span><text:span text:style-name="T354">. These functions (and their singular synonyms ) will return the number of cards hand </text:span><text:span text:style-name="T308">compass</text:span><text:span text:style-name="T354"> holds in the suit.</text:span><text:span text:style-name="T348"> A way of obtaining the length </text:span><text:span text:style-name="T353">of</text:span><text:span text:style-name="T348"> the suit in the hand.</text:span></text:p>
      <text:p text:style-name="P168"/>
      <text:p text:style-name="P9">controls(<text:span text:style-name="T299">compass</text:span><text:span text:style-name="T51">), </text:span><text:span text:style-name="T287"><text:s/></text:span><text:span text:style-name="T51">control(</text:span><text:span text:style-name="T299">compass, suit</text:span><text:span text:style-name="T51">)</text:span><text:span text:style-name="T1"> Returns the number of controls in a hand or a suit. An Ace is counted as two controls, a King as one control. Shortness is not counted as a control.</text:span></text:p>
      <text:p text:style-name="P226"/>
      <text:p text:style-name="Standard"><text:bookmark text:name="loser"/><text:span text:style-name="T78">loser (</text:span><text:span text:style-name="T305">compass</text:span><text:span text:style-name="T78">)</text:span><text:span text:style-name="T6">, e</text:span><text:span text:style-name="T11">.</text:span><text:span text:style-name="T6">g </text:span><text:span text:style-name="T11">.</text:span><text:span text:style-name="T198">loser</text:span><text:span text:style-name="T200">s</text:span><text:span text:style-name="T198">(north)</text:span><text:span text:style-name="T6"><text:line-break/>The number of losers in the hand, </text:span><text:span text:style-name="T13">which is </text:span><text:span text:style-name="T6">the sum of the number of losers in each suit. The program does </text:span><text:span text:style-name="T106">not</text:span><text:span text:style-name="T6"> apply any corrections to the loser-count such as "1 loser less if a player has more aces than queens". </text:span></text:p>
      <text:p text:style-name="Standard"><text:span text:style-name="T143">loser</text:span><text:span text:style-name="T195">s</text:span><text:span text:style-name="T143"> (</text:span><text:span text:style-name="T299">compass, suit</text:span><text:span text:style-name="T143">)</text:span>, e<text:span text:style-name="T537">.</text:span>g<text:span text:style-name="T537">.</text:span> <text:span text:style-name="T196">loser(north, spades)</text:span><text:line-break/>The number of losers in a suit. The number of losers in a suit is: </text:p>
      <text:list xml:id="list1735291180" text:style-name="L19">
        <text:list-item>
          <text:p text:style-name="P328">3 cards or more: 3 - 1 for each of A, K or Q held. <text:span text:style-name="T532"><text:s/>(Axx, Kxx</text:span><text:span text:style-name="T591">x</text:span><text:span text:style-name="T532">, and Qxx</text:span><text:span text:style-name="T591">x</text:span><text:span text:style-name="T532"> evaluate to two losers)</text:span></text:p>
        </text:list-item>
        <text:list-item>
          <text:p text:style-name="P328">Void: 0 losers. </text:p>
        </text:list-item>
        <text:list-item>
          <text:p text:style-name="P328">Singleton A: 0 losers, any other singleton 1. </text:p>
        </text:list-item>
        <text:list-item>
          <text:p text:style-name="P328">Doubleton AK: 0 losers, Ax or Kx 1, any other doubleton 2. </text:p>
        </text:list-item>
      </text:list>
      <text:p text:style-name="P6"/>
      <text:p text:style-name="Standard"><text:span text:style-name="T144">pt0(</text:span><text:span text:style-name="T299">compass</text:span><text:span text:style-name="T59">)</text:span><text:span text:style-name="T144">, pt0(</text:span><text:span text:style-name="T299">compass</text:span><text:span text:style-name="T306">,suit</text:span><text:span text:style-name="T59">)</text:span><text:span text:style-name="T144">,</text:span> this will return a count based on the values stored in the altcount 0 array. If the user has not redefined this count, the array is set giving a Ten the value of 1 and all other cards the value of zero. Thus the default for this count is to return the <text:span text:style-name="T528">total </text:span>number of tens in the hand<text:span text:style-name="T528">, or the number of tens in a suit</text:span>. Even if the user <text:span text:style-name="T115">has</text:span><text:span text:style-name="T128"> set this count to something different, using the reserved word </text:span><text:span text:style-name="T140">ten </text:span><text:span text:style-name="T129"><text:s/>or </text:span><text:span text:style-name="T140">tens</text:span><text:span text:style-name="T129"> will still return the same value as using the keyword </text:span><text:span text:style-name="T140">pt0.</text:span></text:p>
      <text:p text:style-name="Standard"><text:span text:style-name="T140">ptN(</text:span><text:span text:style-name="T326">compass</text:span><text:span text:style-name="T96">)</text:span><text:span text:style-name="T140">, ptN(</text:span><text:span text:style-name="T326">compass,suit</text:span><text:span text:style-name="T96">)</text:span><text:span text:style-name="T140">, </text:span><text:span text:style-name="T129">where </text:span><text:span text:style-name="T140">ptN</text:span><text:span text:style-name="T129"> is one of </text:span><text:span text:style-name="T140">pt1, pt2, pt3, pt4, pt5, pt6, pt7, pt8, pt9. </text:span><text:span text:style-name="T129">These</text:span><text:span text:style-name="T140"> </text:span><text:span text:style-name="T129">are used in the same way as </text:span><text:span text:style-name="T140">pt0</text:span><text:span text:style-name="T129">, but refer to the values in the altcount arrays 1 thru 9. <text:s/></text:span></text:p>
      <text:p text:style-name="Standard"><text:span text:style-name="T79">The user can count something different by using the </text:span><text:span text:style-name="T96">altcount</text:span><text:span text:style-name="T79"> keyword to redefine the arrays 1 thru 9. See the description of the </text:span><text:span text:style-name="T91">altcount</text:span><text:span text:style-name="T79"> keyword in the environment and setup section.</text:span></text:p>
      <text:p text:style-name="Standard"/>
      <text:p text:style-name="Standard"><text:span text:style-name="T105">tens, jacks, queens, kings, aces, top2, top3, top4, top5, c13</text:span><text:span text:style-name="T91"><text:line-break/></text:span><text:soft-page-break/><text:span text:style-name="T91">Alternate, readable</text:span><text:span text:style-name="T94">,</text:span><text:span text:style-name="T91"> synonyms for </text:span><text:span text:style-name="T105">pt0</text:span><text:span text:style-name="T91"> to </text:span><text:span text:style-name="T105">pt9</text:span><text:span text:style-name="T91"> in order -- the names correspond to what these alternate-counts do count if not overridden with the </text:span><text:span text:style-name="T105">altcount</text:span><text:span text:style-name="T91"> command: number of </text:span><text:span text:style-name="T95">tens/</text:span><text:span text:style-name="T91">jacks/queens/kings/aces; numbers of honours in the top 2 (AK), 3 (AKQ), 4 (AKQJ), 5 (AKQJT); "c13" points, with A=6, K=4, Q=2, J=1 (a version of the "Four Aces" or "Burnstine" count using only integers, and with points in each suit that sum to 13, whence the name). Example: </text:span><text:span text:style-name="T207">top5(east,spades) </text:span><text:span text:style-name="T91">number of honours that East holds in the Spade suit (unless alternate count number 8 has been overridden with </text:span><text:span text:style-name="T105">altcount </text:span><text:span text:style-name="T92">8</text:span><text:span text:style-name="T95">)</text:span><text:span text:style-name="T92">.</text:span></text:p>
      <text:p text:style-name="P5"/>
      <text:p text:style-name="P215"><text:span text:style-name="T143">score(</text:span><text:span text:style-name="T194"> </text:span><text:span text:style-name="T299">vulnerability, contract, tricks</text:span><text:span text:style-name="T194"> </text:span><text:span text:style-name="T143">)</text:span><text:line-break/>Returns the positive or negative score that declarer will make if the given contract, at the given vulnerability condition, is played and the given number of tricks are made. The syntax for "<text:span text:style-name="T287">contract</text:span>" is of the form "<text:span text:style-name="T531">z</text:span>3N" for 3 no-trumps, "<text:span text:style-name="T531">z</text:span>7C" for 7 clubs, etc; the leading "<text:span text:style-name="T531">z</text:span>" is needed. <text:span text:style-name="T531">This version</text:span><text:span text:style-name="T542"> 2.0</text:span><text:span text:style-name="T531"> also includes the new ability to specify doubled contracts, z6Hx, and re-doubled contracts, z5Sxx. </text:span><text:s/>The result will be positive if the contract makes, negative if it goes down. <text:span text:style-name="T570"><text:s/></text:span><text:span text:style-name="T295">tricks </text:span><text:span text:style-name="T55">can be the result of a double dummy </text:span><text:span text:style-name="T56">(</text:span><text:span text:style-name="T73">dds</text:span><text:span text:style-name="T56"> or </text:span><text:span text:style-name="T73">tricks</text:span><text:span text:style-name="T56">) </text:span><text:span text:style-name="T55">call.</text:span></text:p>
      <text:p text:style-name="P215"><text:span text:style-name="T542">Ex: </text:span><text:span text:style-name="T256"><text:s/></text:span><text:span text:style-name="T248">S</text:span><text:span text:style-name="T250">4</text:span><text:span text:style-name="T248">HxV = score(</text:span><text:span text:style-name="T249"> </text:span><text:span text:style-name="T248">vul, z</text:span><text:span text:style-name="T250">4</text:span><text:span text:style-name="T248">Hx, dds(south,hearts)</text:span><text:span text:style-name="T249"> </text:span><text:span text:style-name="T248">)</text:span></text:p>
      <text:p text:style-name="P115"><text:s/>action printes("S<text:span text:style-name="T639">4</text:span>HxV: ", S<text:span text:style-name="T639">4</text:span>HxV," , ",dds(south,hearts), " :: " ),printoneline</text:p>
      <text:p text:style-name="P71">Gives this output (In actuality the score, tricks, and deal are all on one line)</text:p>
      <text:p text:style-name="P112">S4HxV: 990 , 11 :: n K85.QJ9874.43.Q3 e J92..AK987.T8654 s AQ4.AK652.2.AJ92 w T763.T3.QJT65.K7 </text:p>
      <text:p text:style-name="P112">S4HxV: 790 , 10 :: n JT3.AKJ642.T72.K e 874.87.Q93.A9863 s K96.Q5.AK65.QJ54 w AQ52.T93.J84.T72 </text:p>
      <text:p text:style-name="P112">S4HxV: -200 , 9 :: n KT.A97432.AJT4.2 e .KJT5.KQ75.QJT83 s AQJ5.Q6.962.A974 w 9876432.8.83.K65 </text:p>
      <text:p text:style-name="P111">S3HxV: -500 , 8 :: </text:p>
      <text:p text:style-name="P111"><text:tab/>n AQJ6.AQT9.K873.J e K84.8642.AQJ6.Q8 s 753.KJ73.92.K532 w T92.5.T54.AT9764 </text:p>
      <text:p text:style-name="P5"/>
      <text:p text:style-name="Standard"><text:bookmark text:name="imp"/><text:span text:style-name="T143">imps(</text:span><text:span text:style-name="T194"> </text:span><text:span text:style-name="T299">scoredifference</text:span><text:span text:style-name="T194"> </text:span><text:span text:style-name="T143">)</text:span> <text:line-break/>Translates a score-difference into IMPs (International Match Points). The difference, of course, can be positive or negative, and the result of "imps" will then have that same sign. </text:p>
      <text:p text:style-name="P227"/>
      <text:p text:style-name="P165"><text:span text:style-name="T97">hascard (</text:span><text:span text:style-name="T98"> </text:span><text:span text:style-name="T335">compass, card</text:span><text:span text:style-name="T336"> </text:span><text:span text:style-name="T97">)</text:span><text:span text:style-name="T102"> </text:span><text:span text:style-name="T208">e</text:span><text:span text:style-name="T209">.</text:span><text:span text:style-name="T208">g</text:span><text:span text:style-name="T209">.</text:span><text:span text:style-name="T208"> hascard(east, TC)</text:span><text:span text:style-name="T414">returns 1 or 0 depending on </text:span><text:span text:style-name="T92">whether east holds the 10 (T) of clubs</text:span><text:span text:style-name="T93">. Since </text:span><text:span text:style-name="T98">hascard</text:span><text:span text:style-name="T93"> returns the value 1 if true and 0 if false, <text:s/>it is possible to </text:span><text:span text:style-name="T98">average</text:span><text:span text:style-name="T93">, or </text:span><text:span text:style-name="T98">frequency </text:span><text:span text:style-name="T93">count, the number of times </text:span><text:span text:style-name="T98">hascard</text:span><text:span text:style-name="T93"> returned true over the sample size of produced deals.</text:span><text:span text:style-name="T92"> </text:span></text:p>
      <text:p text:style-name="P228"/>
      <text:p text:style-name="P176"><text:span text:style-name="T97">s</text:span><text:span text:style-name="T99">hape( </text:span><text:span text:style-name="T329">compass</text:span><text:span text:style-name="T82"> , </text:span><text:span text:style-name="T329">shapelist</text:span><text:span text:style-name="T82"> </text:span><text:span text:style-name="T99">) </text:span><text:span text:style-name="T82">The user is able to specify up to a total of 32 different shapes in the input file. </text:span><text:span text:style-name="T83">Hans</text:span><text:span text:style-name="T82"> implemented </text:span><text:span text:style-name="T100">shape</text:span><text:span text:style-name="T83"> </text:span><text:span text:style-name="T82">in a mind-bendingly clever way, so that no matter how complicated the </text:span><text:span text:style-name="T329">shapelist</text:span><text:span text:style-name="T82">, it takes the same amount of time to evaluate whether the hand meets the shape criteria or not. The user should prefer to use the </text:span><text:span text:style-name="T99">shape</text:span><text:span text:style-name="T82"> function whenever possible, rather than checking the individual suit lengths with the </text:span><text:span text:style-name="T99">club, diamond, heart, and spad</text:span><text:span text:style-name="T82">e commands.</text:span></text:p>
      <text:p text:style-name="P177"><text:span text:style-name="T81">Example: </text:span><text:span text:style-name="T536"><text:s/></text:span><text:span text:style-name="T110">shape(north, xx6x + xx7x - any 4xxx - any 5xxx)</text:span></text:p>
      <text:p text:style-name="P177"><text:span text:style-name="T83">The above might be </text:span><text:span text:style-name="T81">used to specify that North has a weak two in diamonds.</text:span><text:span text:style-name="T88"> See the </text:span><text:span text:style-name="T89">Complete Example on page 17 for more ways of using </text:span><text:span text:style-name="T104">shape</text:span><text:span text:style-name="T89">.</text:span></text:p>
      <text:p text:style-name="P229"/>
      <text:p text:style-name="P214"><text:span text:style-name="T103">r</text:span><text:span text:style-name="T101">nd(</text:span><text:span text:style-name="T85"> </text:span><text:span text:style-name="T330">number</text:span><text:span text:style-name="T85"> </text:span><text:span text:style-name="T101">)</text:span><text:span text:style-name="T85"> Generate a random number between zero and </text:span><text:span text:style-name="T330">number</text:span><text:span text:style-name="T85">. This function has nothing to do with bridge hands. It is used primarily to verify the functioning of the RNG. If you generate say </text:span><text:span text:style-name="T88">one</text:span><text:span text:style-name="T85"> </text:span><text:soft-page-break/><text:span text:style-name="T85">million random numbers between 0 and 100 and average them, you should get something close to </text:span><text:span text:style-name="T84">50</text:span><text:span text:style-name="T85"> in </text:span><text:span text:style-name="T84">about a 1.5 sec</text:span><text:span text:style-name="T89">s</text:span><text:span text:style-name="T85">. </text:span></text:p>
      <text:p text:style-name="P230"/>
      <text:p text:style-name="P230"/>
      <text:p text:style-name="P214"><text:span text:style-name="T85">Ex</text:span><text:span text:style-name="T90">: Input file</text:span><text:span text:style-name="T85">: </text:span><text:span text:style-name="T211">produce </text:span><text:span text:style-name="T210">1</text:span><text:span text:style-name="T211">000000 <text:s text:c="2"/>action average</text:span><text:span text:style-name="T210"> "RNG Test"</text:span><text:span text:style-name="T211"> rnd( 100 )</text:span><text:span text:style-name="T210"> </text:span></text:p>
      <text:p text:style-name="P62">Result:</text:p>
      <text:p text:style-name="P148">R<text:span text:style-name="T592">NG</text:span> Test : Mean=49.59, Std Dev=28.86, Var=832.75, Sample Size=1000000 </text:p>
      <text:p text:style-name="P148">Time needed <text:s text:c="3"/>1.294 sec</text:p>
      <text:p text:style-name="P61"/>
      <text:p text:style-name="P61">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537">n</text:span>ums<text:bookmark-end text:name="__RefHeading___Toc2482_3691053158"/></text:h>
      <text:p text:style-name="P164">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144">cccc</text:span> and <text:span text:style-name="T144">quality</text:span> keywords were described in the previous version of Dealer:<text:span text:style-name="T606">&lt;quote&gt;</text:span></text:p>
      <text:p text:style-name="Standard"><text:span text:style-name="T143">cccc</text:span><text:span text:style-name="T154"> (</text:span><text:span text:style-name="T299">compass</text:span><text:span text:style-name="T62">)</text:span><text:span text:style-name="T59"> </text:span></text:p>
      <text:p text:style-name="Standard"><text:span text:style-name="T143">quality</text:span><text:span text:style-name="T193"> </text:span><text:span text:style-name="T340">(</text:span><text:span text:style-name="T299">compass, suit</text:span><text:span text:style-name="T193"> </text:span><text:span text:style-name="T340">)</text:span><text:line-break/>Both <text:span text:style-name="T144">quality</text:span> and <text:span text:style-name="T144">cccc</text:span> use the algorithms described in _The Bridge World_, October 1982, with the single exception that the values are multiplied by 100 (so that we can use integers for them). Thus, a minimum opening bid is about 1200, rather than 12.00 as expressed in the text.<text:span text:style-name="T537"> </text:span><text:span text:style-name="T606">&lt;/quote&gt;</text:span></text:p>
      <text:p text:style-name="P266">Ex1: <text:span text:style-name="T196">cccc(north) &gt;=1325 &amp; cccc(south) &lt;= 650</text:span> refers to cccc values of 13.25 and 6.5</text:p>
      <text:p text:style-name="Standard"><text:span text:style-name="T115">This description is still valid</text:span>; the user can continue to work in this way. As an option the user can now also enter numbers with decimal points in them such as 12.00, 6.5, or even 11.37 if that would make sense. When the input file is parsed all such numbers are immediately converted to integers by multiplying them by 100 so that internally, the two expressions:</text:p>
      <text:p text:style-name="Standard"><text:span text:style-name="T196">cccc(north) &gt;=1325 &amp;</text:span><text:span text:style-name="T247">&amp;</text:span><text:span text:style-name="T196"> cccc(south) &lt;= 650</text:span><text:span text:style-name="T529"> </text:span><text:span text:style-name="T530">and </text:span></text:p>
      <text:p text:style-name="P85">cccc(north)&gt;=13.25 <text:span text:style-name="T542">&amp;</text:span>&amp; cccc(south) &lt;= 6.50<text:span text:style-name="T530"> </text:span><text:span text:style-name="T456">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text:span></text:p>
      <text:p text:style-name="P80"/>
      <text:p text:style-name="P174"><text:span text:style-name="T479">ltc(</text:span><text:span text:style-name="T418"> compass</text:span><text:span text:style-name="T480"> </text:span><text:span text:style-name="T457">) </text:span><text:span text:style-name="T479">ltc( </text:span><text:span text:style-name="T418">compass, suit</text:span><text:span text:style-name="T478"> </text:span><text:span text:style-name="T479">)</text:span><text:span text:style-name="T457"> Returns a 'modern losing trick count' which allows for half losers in a suit. Where</text:span><text:span text:style-name="T458">as</text:span><text:span text:style-name="T457"> the </text:span><text:span text:style-name="T479">losers</text:span><text:span text:style-name="T457"> keyword evaluates AQ- as one loser, and Qxx as two losers, the </text:span><text:span text:style-name="T479">ltc</text:span><text:span text:style-name="T457"> function evaluates them as half a loser, and two and a half losers, respectively. The user can use either </text:span><text:span text:style-name="T418">dotnums</text:span><text:span text:style-name="T389"> or losers multiplied by 100 in the input file. Example: </text:span><text:span text:style-name="T199">ltc(west) &lt; 5.5 </text:span><text:span text:style-name="T389">or </text:span><text:span text:style-name="T199">ltc(west) &lt; 550</text:span><text:span text:style-name="T389"> both mean the same thing.</text:span></text:p>
      <text:p text:style-name="P63"/>
      <text:p text:style-name="Standard"><text:span text:style-name="T402">opc(</text:span><text:span text:style-name="T416">side</text:span><text:span text:style-name="T402">) </text:span><text:span text:style-name="T387">This will return the 'Optimal Point Count' as defined by Patrick Darricades in his books on the subject. To use this function requires the user to have the perl programming language installed, and to have a copy of JGM</text:span><text:span text:style-name="T391">'</text:span><text:span text:style-name="T387">s Optimal Point Count perl program (which is included with Dealer 2.0). This point count also counts in half points and thus uses </text:span><text:span text:style-name="T416">dotnum</text:span><text:span text:style-name="T387">s in the same way as the</text:span><text:span text:style-name="T402"> ltc, cccc</text:span><text:span text:style-name="T387">, and </text:span><text:span text:style-name="T402">quality </text:span><text:span text:style-name="T387">functions. </text:span><text:span text:style-name="T390"><text:s/>One of the unique aspects of OPC is that it evaluates a pair of hands together, </text:span><text:soft-page-break/><text:span text:style-name="T390">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Standard"><text:span text:style-name="T390">B</text:span><text:span text:style-name="T387">ecause this function runs an external program, (much the same way as the </text:span><text:span text:style-name="T402">tricks</text:span><text:span text:style-name="T387"> function runs the external GIB program) it is much slower than simply counting hcp, or even cccc points.</text:span></text:p>
      <text:h text:style-name="P303" text:outline-level="3"><text:bookmark-start text:name="__RefHeading___Toc2486_3691053158"/>Double Dummy Solvers (<text:span text:style-name="T553"> </text:span>DDS<text:span text:style-name="T126">x2</text:span>, <text:s/>Par<text:span text:style-name="T553">, and GIB Tricks </text:span>)<text:bookmark-end text:name="__RefHeading___Toc2486_3691053158"/></text:h>
      <text:p text:style-name="P264">dds( <text:span text:style-name="T299">compass, strain </text:span><text:span text:style-name="T51">) <text:s/></text:span><text:span text:style-name="T1">Calls Bo Haglund's Double Dummy Solver library to calculate the number of tricks that can be taken by the given hand, in the given strain (suit or notrump).</text:span><text:span text:style-name="T7"> <text:s/>Dealer can call DDS in two different ways; if the number of tricks is required for fewer than 5 different </text:span><text:span text:style-name="T307">compass-strain</text:span><text:span text:style-name="T7"> combinations, it is more efficient to use DDS's single result solution</text:span><text:span text:style-name="T8"> (mode 1)</text:span><text:span text:style-name="T7">; if more than 5 different <text:s text:c="2"/></text:span><text:span text:style-name="T307">compass-strain</text:span><text:span text:style-name="T7"> combinations are to be analyzed, then it is more efficient to use DDS's mode in which it calculates all 20 possible </text:span><text:span text:style-name="T307">compass-strain</text:span><text:span text:style-name="T7"> results for the given hand in one go</text:span><text:span text:style-name="T8"> (mode 2)</text:span><text:span text:style-name="T7">.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p>
      <text:p text:style-name="P265"><text:span text:style-name="T51">par( </text:span><text:span text:style-name="T299">side</text:span><text:span text:style-name="T51"> )</text:span><text:span text:style-name="T8">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5">(yet) </text:span><text:span text:style-name="T8">return the contract information to the user. The user can specify the vulnerability when asking for the par result via the </text:span><text:span text:style-name="T52">vulnerable</text:span><text:span text:style-name="T8"> keyword. The default is None Vulnerable.</text:span><text:span text:style-name="T35"> </text:span></text:p>
      <text:p text:style-name="Standard"><text:span text:style-name="T35">E</text:span><text:span text:style-name="T1">xample: This Input File extract</text:span></text:p>
      <text:p text:style-name="P106">condition shape(south, x5xx + x6xx +x7xx) &amp;&amp; shape(north, x3xx + x4xx ) &amp;&amp; hcp(south)+hcp(north) &gt;=24</text:p>
      <text:p text:style-name="P117">action printrpt(NS, par(NS), hcp(north)+hcp(south) ), </text:p>
      <text:p text:style-name="P117">average "Par NS = " par(NS)</text:p>
      <text:p text:style-name="Standard">will generate output like this:</text:p>
      <text:p text:style-name="P85"><text:s/>n AQ93.K953.K42.KT s K75.JT862.A87.Q7 ,450,25</text:p>
      <text:p text:style-name="P85"><text:s/>n K.JT53.KT752.AK7 s .KQ942.AJ8643.83 ,300,24</text:p>
      <text:p text:style-name="P85"><text:s/>n AT842.QJ9.A92.K3 s 976.KT743.KJ5.A5 ,430,25</text:p>
      <text:p text:style-name="P85"><text:s/>n KQJ76.AK8.8.AKT5 s T82.J9654.76.QJ6 ,300,24</text:p>
      <text:p text:style-name="P85"><text:s/>n 9.T93.K953.AQJT3 s A2.AKQ8765.2.K52 ,990,26</text:p>
      <text:p text:style-name="P85">Par NS = : Mean= <text:s/>528.0000, Std Dev= <text:s/>408.2259, Var=166648.4211</text:p>
      <text:p text:style-name="P18"/>
      <text:p text:style-name="P175"><text:span text:style-name="T144">tricks( </text:span><text:span text:style-name="T287">compass, strain </text:span><text:span text:style-name="T144">)</text:span></text:p>
      <text:p text:style-name="Standard"><text:span text:style-name="T350">Runs GIB's double-dummy engine <text:s/>to compute the number of tricks that, at double-dummy par, will be taken by the given declarer in the given strain (suit or notrumps). GIB must be installed separately for this function to work. The executable </text:span><text:span text:style-name="T119">must</text:span><text:span text:style-name="T350"> be </text:span><text:span text:style-name="T349">named</text:span><text:span text:style-name="T350"> </text:span><text:span text:style-name="T220">gib</text:span><text:span text:style-name="T219">cli</text:span><text:span text:style-name="T347"> (lower case) and be in the directory </text:span><text:span text:style-name="T219">/usr/games</text:span><text:span text:style-name="T221">.</text:span><text:span text:style-name="T458"> </text:span><text:span text:style-name="T460">(This is a change from the version currently distributed by Debian.) </text:span><text:span text:style-name="T458">In addition GIB requires that the file </text:span><text:span text:style-name="T221">eval.dat</text:span><text:span text:style-name="T458"> be located in the user's current working directory, not just in the directory where GIB, or Dealer, is in</text:span><text:span text:style-name="T462">s</text:span><text:span text:style-name="T458">talled. If you get an error from GIB when using this function </text:span><text:soft-page-break/><text:span text:style-name="T458">check to see if you have the </text:span><text:span text:style-name="T221">eval.dat</text:span><text:span text:style-name="T458"> file that comes with GIB copied to your current <text:s/>working directory. As of Dealer version 2.0 there should be no need to use this function, since DDS mode 1 does the same thing, is </text:span><text:span text:style-name="T464">5 times faster</text:span><text:span text:style-name="T458"> and does not require extra files or an extra program. A user might have several Dealer input files that he does not want to change, or he might have trouble getting DDS to run, but those are the only possible reasons to continue to use this function.</text:span><text:span text:style-name="T459"> </text:span></text:p>
      <text:h text:style-name="Heading_20_3" text:outline-level="3"><text:bookmark-start text:name="__RefHeading___Toc7140_2696138024"/>Arithmetic and Logical Operators<text:bookmark-end text:name="__RefHeading___Toc7140_2696138024"/></text:h>
      <text:p text:style-name="P242">In the condition statement (and also in the variable definitions) the various terms making up the complete condition are joined together by either arithmetic operators (+ and - being the most common ones used<text:span text:style-name="T601">, but *, / and % are also available</text:span>) or by logical operators. The logical operators come from the following list:</text:p>
      <text:p text:style-name="P245">{<text:span text:style-name="T186">and, &amp;&amp;, or, ||, not, !, <text:s/>&gt;, &gt;=, &lt;, &lt;=, ==, !=</text:span><text:span text:style-name="T185">, </text:span><text:span text:style-name="T186">?:</text:span><text:span text:style-name="T185"> </text:span><text:span text:style-name="T601">}. The use of the arithmetic operators should present no surprises, but some of the logical operators need explaining if you are not familiar with C programming.</text:span></text:p>
      <text:p text:style-name="P247"><text:span text:style-name="T144">&amp;&amp;</text:span> is a synonym for '<text:span text:style-name="T144">and'</text:span>. Note that you need <text:span text:style-name="T115">both</text:span> ampersands, just entering one will result in an error. <text:span text:style-name="T144">||</text:span> is a synonym for '<text:span text:style-name="T144">or</text:span>'. Again you need to enter <text:span text:style-name="T115">two</text:span> vertical bar symbols. <text:s/><text:span text:style-name="T144">!</text:span> is a synonym for '<text:span text:style-name="T144">not</text:span>'. <text:s/>'<text:span text:style-name="T144">&gt;</text:span>' means 'greater than' , '<text:span text:style-name="T144">&gt;=</text:span>' means 'greater than or equal' and similarly for less than (<text:span text:style-name="T144">&lt;</text:span>) and less than or equal (<text:span text:style-name="T144">&lt;=</text:span>). <text:s/>To test for equality you need to enter <text:span text:style-name="T124">TWO</text:span> equal signs<text:span text:style-name="T603">(</text:span><text:span text:style-name="T612">==</text:span><text:span text:style-name="T603">)</text:span>. It is a common error for people not familiar with programming to enter for example hcp(north, spades) = 7 to ensure that north has a good spade suit. This will result in an error; what you need to say is<text:span text:style-name="T630">:</text:span> </text:p>
      <text:p text:style-name="P247"><text:span text:style-name="T196">hcp(north, spades) </text:span><text:span text:style-name="T614">==</text:span><text:span text:style-name="T262"> </text:span><text:span text:style-name="T196">7</text:span><text:span text:style-name="T602"> This will test to see if north has at least AQJ or AK in the spade suit. The opposite of </text:span><text:span text:style-name="T613">==</text:span><text:span text:style-name="T624"> </text:span><text:span text:style-name="T602">is </text:span><text:span text:style-name="T611">!=</text:span><text:span text:style-name="T602"> </text:span><text:span text:style-name="T624">i.e. '</text:span><text:span text:style-name="T602">'not equal'. </text:span></text:p>
      <text:p text:style-name="P243">That leaves the mysterious <text:span text:style-name="T609">?:</text:span><text:span text:style-name="T340"> Dealer uses this combination as a kind of if statement.</text:span></text:p>
      <text:p text:style-name="P171">It can be useful if you want to chose the larger (or smaller) of two quantities. For example the score keyword needs the number of tricks taken, and the contract and vulnerability </text:p>
      <text:p text:style-name="P245"><text:span text:style-name="T376">i.e. </text:span><text:span text:style-name="T230">score(vul, z3Sx, MajTrx</text:span><text:span text:style-name="T229">). </text:span><text:span text:style-name="T473">You want the variable MajTrx to be determined from the deal via a call to the DDS routines as in </text:span><text:span text:style-name="T229">MajTrx = dds(north,hearts) </text:span><text:span text:style-name="T473">But suppose you are trying to compare playing in a 4-4 spade fit <text:s/>vs a 5-3 heart fit. You might want to call </text:span><text:span text:style-name="T486">score</text:span><text:span text:style-name="T473"> with either the tricks in spades or the tricks in hearts, whichever is greater. You can't do that with a </text:span><text:span text:style-name="T486">&gt;=</text:span><text:span text:style-name="T473"> operator because that one just gives <text:s/>a true or false result. </text:span></text:p>
      <text:p text:style-name="P245"><text:span text:style-name="T473">So </text:span><text:span text:style-name="T229">MajTrx = dds(north, hearts) &gt; dds(north,spades)</text:span><text:span text:style-name="T473"> will set MajTrx to 1 if hearts gets more tricks than spades, and 0 if it</text:span><text:span text:style-name="T477">'</text:span><text:span text:style-name="T473">s the other way round. What you want is: </text:span></text:p>
      <text:p text:style-name="P116"><text:span text:style-name="T377">MajTrx=(dds(north,hearts)&gt;dds(north,spades))</text:span><text:span text:style-name="T610">?</text:span><text:span text:style-name="T377"> dds(north,hearts)</text:span><text:span text:style-name="T608">:</text:span><text:span text:style-name="T377">dds(north, spades)</text:span></text:p>
      <text:p text:style-name="P135"/>
      <text:p text:style-name="P29"><text:span text:style-name="T340">This will test hearts vs spades, (the </text:span><text:span text:style-name="T112">clause</text:span><text:span text:style-name="T340"> to the left of the </text:span><text:span text:style-name="T144">?</text:span><text:span text:style-name="T340"> </text:span><text:span text:style-name="T384">) </text:span><text:span text:style-name="T340">and set MajTrx to the heart tricks if the condition is true, and to the spade tricks if the condition is false.</text:span></text:p>
      <text:p text:style-name="P244"><text:span text:style-name="T449">So the syntax for </text:span><text:span text:style-name="T441">?:</text:span><text:span text:style-name="T449"> is </text:span><text:span text:style-name="T270">(logic test)</text:span><text:span text:style-name="T269"> </text:span><text:span text:style-name="T264">?</text:span><text:span text:style-name="T269"> </text:span><text:span text:style-name="T271">action-if-true</text:span><text:span text:style-name="T269"> </text:span><text:span text:style-name="T264">:</text:span><text:span text:style-name="T269"> </text:span><text:span text:style-name="T272">action-if-false</text:span><text:span text:style-name="T273"> </text:span><text:span text:style-name="T452">This </text:span><text:span text:style-name="T617">?:</text:span><text:span text:style-name="T452"> operator is quite powerful; in C you can daisy chain conditional operators together one after the other. If you want to know more read up on C's 'ternary operator', sometimes called the 'trinary operator' or 'conditional evaluation' operator.</text:span></text:p>
      <text:h text:style-name="P299" text:outline-level="2"><text:bookmark-start text:name="__RefHeading___Toc2488_3691053158"/><text:soft-page-break/><text:span text:style-name="T545">The </text:span>Action <text:span text:style-name="T546">Statement</text:span><text:bookmark-end text:name="__RefHeading___Toc2488_3691053158"/></text:h>
      <text:h text:style-name="P304" text:outline-level="3"><text:bookmark-start text:name="__RefHeading___Toc2565_3691053158"/>General Description<text:bookmark-end text:name="__RefHeading___Toc2565_3691053158"/></text:h>
      <text:p text:style-name="P179">Only the last action statement entered in the input file has any effect, even though several action statements can be entered. If there is no action statement entered, the default action is<text:span text:style-name="T144"> printall</text:span><text:span text:style-name="T160">.</text:span><text:span text:style-name="T144"> </text:span></text:p>
      <text:p text:style-name="P179"><text:span text:style-name="T340">The action statement can consist of a </text:span><text:span text:style-name="T116">list</text:span><text:span text:style-name="T340"> of actions, separated by commas. </text:span></text:p>
      <text:p text:style-name="P166"/>
      <text:p text:style-name="P179"><text:span text:style-name="T340">When the condition statement </text:span><text:span text:style-name="T355">as </text:span><text:span text:style-name="T340">entered by the user evaluates to </text:span><text:span text:style-name="T116">true</text:span><text:span text:style-name="T340">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166"/>
      <text:p text:style-name="P166">The <text:span text:style-name="T547">output from the </text:span>actions <text:span text:style-name="T144">export </text:span>and <text:span text:style-name="T144">csvrpt</text:span><text:span text:style-name="T155"> </text:span><text:span text:style-name="T547">go to a file that the user specifies via one of the command line switches (or to stdout). The output of all other actions goes to stdout, generally the user's screen. It usually does not make sense for there to be more than one action generating </text:span><text:span text:style-name="T592">screen </text:span><text:span text:style-name="T547">output at the time each deal is produced because then the several output streams are all mixed together. For this reason the most common occurrence is to have only one </text:span><text:span text:style-name="T592">print </text:span><text:span text:style-name="T547">action in the action list. </text:span><text:span text:style-name="T592">{But </text:span><text:span text:style-name="T182">export</text:span><text:span text:style-name="T592"> and </text:span><text:span text:style-name="T182">csvrpt</text:span><text:span text:style-name="T592"> actions can be mixed with each other and with print actions since they can each be output to their own file</text:span><text:span text:style-name="T597">.</text:span><text:span text:style-name="T592">}</text:span></text:p>
      <text:p text:style-name="P167">Ex: <text:span text:style-name="T196">action printoneline </text:span></text:p>
      <text:p text:style-name="P180"><text:span text:style-name="T465">An exception is using the </text:span><text:span text:style-name="T482">printes </text:span><text:span text:style-name="T465">action as a debugging tool, while keeping the 'real' action also active. See </text:span><text:span text:style-name="T466">the example below.</text:span></text:p>
      <text:p text:style-name="P47">However it is common to have one action that produces immediate output and then (possibly several) other action(s) such as <text:span text:style-name="T144">average</text:span> and <text:span text:style-name="T144">frequency</text:span> that produce output at the end of the run. Action<text:span text:style-name="T553">s</text:span> that produce output at the end of the run do not interfere with each other so you can have as many of them as you want.</text:p>
      <text:p text:style-name="P180"><text:span text:style-name="T467">Here</text:span><text:span text:style-name="T465"> is an example of an action statement (using a variable defined earlier) that illustrates how this is done:</text:span></text:p>
      <text:p text:style-name="P97">action <text:s/>printes("vul 6D= <text:s/>",myscore1u, \n), </text:p>
      <text:p text:style-name="P97"><text:span text:style-name="T548"><text:s text:c="8"/></text:span>printoneline, </text:p>
      <text:p text:style-name="P97"><text:span text:style-name="T548"><text:s text:c="8"/></text:span>printes("...............", \n),</text:p>
      <text:p text:style-name="P181"><text:span text:style-name="T465"><text:s text:c="10"/></text:span><text:span text:style-name="T466"><text:s text:c="8"/></text:span><text:span text:style-name="T465"><text:s/></text:span><text:span text:style-name="T224">average "My 6D score" myscore1u, </text:span></text:p>
      <text:p text:style-name="P181"><text:span text:style-name="T225"><text:s text:c="8"/></text:span><text:span text:style-name="T224">frequency "My </text:span><text:span text:style-name="T225">Tricks</text:span><text:span text:style-name="T224">" </text:span><text:span text:style-name="T225">(myTricks, 6, 13)</text:span></text:p>
      <text:p text:style-name="P182">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182">Then at the end of the run <text:s/>Dealer will print one line with the average score and then a frequency table consisting of a heading line and 10 lines of <text:s/>of numbers.</text:p>
      <text:p text:style-name="P182"/>
      <text:p text:style-name="P182">Note that it is not necessary to put each action on a separate line. </text:p>
      <text:p text:style-name="P185">A further note is that if you want to save the stdout output to a file, you re-direct <text:s/>stdout using standard Linux command line syntax.</text:p>
      <text:h text:style-name="P304" text:outline-level="3"><text:bookmark-start text:name="__RefHeading___Toc2567_3691053158"/><text:soft-page-break/>Actions That Produce Output at End of Run<text:bookmark-end text:name="__RefHeading___Toc2567_3691053158"/></text:h>
      <text:p text:style-name="P183">These actions are: <text:span text:style-name="T144">average</text:span>, <text:span text:style-name="T144">frequency</text:span>, <text:span text:style-name="T156">evalcontract</text:span><text:span text:style-name="T549">, and </text:span><text:span text:style-name="T156">print</text:span><text:span text:style-name="T550">.</text:span></text:p>
      <text:p text:style-name="P187"><text:span text:style-name="T144">average</text:span> [<text:span text:style-name="T287">quoted-string</text:span>] <text:span text:style-name="T287">expression</text:span><text:span text:style-name="T290"> </text:span><text:span text:style-name="T53">The keyword </text:span><text:span text:style-name="T63">average</text:span><text:span text:style-name="T53"> is followed by an optional </text:span><text:span text:style-name="T290">quoted string</text:span><text:span text:style-name="T53">, then by an </text:span><text:span text:style-name="T290">expression</text:span><text:span text:style-name="T53"> whose average is to be calculated. Note that the square brackets shown here do not appear in the input file, they merely indicate that in this instance the </text:span><text:span text:style-name="T290">quoted-string</text:span><text:span text:style-name="T53"> is optional. </text:span></text:p>
      <text:p text:style-name="P231">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31"/>
      <text:p text:style-name="P231">Example: <text:span text:style-name="T593"><text:s/>(Note the comma at the end of the first line. Commas are necessary to link several actions into a list. </text:span><text:span text:style-name="T636">)</text:span></text:p>
      <text:p text:style-name="P149">action average "North GIB Tricks" <text:s/>Ntr4,</text:p>
      <text:p text:style-name="P149"><text:s text:c="7"/>average "South GIB Tricks" <text:s/>Str3</text:p>
      <text:p text:style-name="P231">Output: </text:p>
      <text:p text:style-name="P149">North GIB Tricks: Mean=9.20, Std Dev=2.59, Var=6.70, Sample Size=5 </text:p>
      <text:p text:style-name="P103"><text:span text:style-name="T51">South GIB Tricks: Mean=</text:span><text:span text:style-name="T54">8</text:span><text:span text:style-name="T51">.</text:span><text:span text:style-name="T54">34</text:span><text:span text:style-name="T51">, Std Dev=1.30, Var=1.70, Sample Size=5 </text:span></text:p>
      <text:p text:style-name="P186"><text:s/></text:p>
      <text:p text:style-name="P191">The extra information regarding the standard deviation and sample size is new in Version 2.0</text:p>
      <text:p text:style-name="P191">Previous versions of Dealer did not do this.</text:p>
      <text:p text:style-name="P14"/>
      <text:p text:style-name="P192"><text:span text:style-name="T157">frequency</text:span><text:span text:style-name="T551"> </text:span><text:span text:style-name="T550">[</text:span><text:span text:style-name="T291">quoted-string</text:span><text:span text:style-name="T550">] </text:span><text:span text:style-name="T157">(</text:span><text:span text:style-name="T191"> </text:span><text:span text:style-name="T291">expression</text:span><text:span text:style-name="T293"> </text:span><text:span text:style-name="T338">, </text:span><text:span text:style-name="T292">lowerbound</text:span><text:span text:style-name="T337">, </text:span><text:span text:style-name="T292">upperbound</text:span><text:span text:style-name="T298"> </text:span><text:span text:style-name="T337">) </text:span><text:span text:style-name="T14">The keyword </text:span><text:span text:style-name="T64">frequency</text:span><text:span text:style-name="T14"> is followed by an optional </text:span><text:span text:style-name="T309">quoted string</text:span><text:span text:style-name="T14">,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193"><text:span text:style-name="T16">During the run, for each 'interesting' deal, </text:span><text:span text:style-name="T1">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5">0</text:span><text:span text:style-name="T1"> hands at random with no additional condition attached:</text:span></text:p>
      <text:p text:style-name="P232">Here is the action statement:</text:p>
      <text:p text:style-name="P150">action frequency "HCP North Between 15 and 17" (hcp(north), 15, 17)</text:p>
      <text:p text:style-name="P64">And this is the end of run output:</text:p>
      <text:p text:style-name="P150">Frequency HCP North Between 15 and 17 :</text:p>
      <text:p text:style-name="P104"><text:span text:style-name="T1">Low</text:span><text:span text:style-name="T43"> <text:s text:c="11"/></text:span><text:span text:style-name="T1">849</text:span></text:p>
      <text:p text:style-name="P150"><text:s text:c="3"/>15<text:span text:style-name="T622"> <text:s text:c="10"/></text:span>47</text:p>
      <text:p text:style-name="P150"><text:s text:c="3"/>16<text:span text:style-name="T622"> <text:s text:c="10"/></text:span>33</text:p>
      <text:p text:style-name="P150"><text:s text:c="3"/>1<text:span text:style-name="T622">7 <text:s text:c="10"/></text:span>21</text:p>
      <text:p text:style-name="P193"><text:span text:style-name="T197">High</text:span><text:span text:style-name="T204"> <text:s text:c="11"/></text:span><text:span text:style-name="T197">50</text:span></text:p>
      <text:p text:style-name="P66">Dealer also has a '2 Dimensional' version of a frequency count; instead of just counting the number of times one thing occurs, it can count the number of times two things occur and then plot one versus the other. </text:p>
      <text:p text:style-name="P66">The syntax is:</text:p>
      <text:p text:style-name="P48"><text:span text:style-name="T65">frequency</text:span><text:span text:style-name="T17"> </text:span><text:span text:style-name="T18">[</text:span><text:span text:style-name="T310">quoted-string</text:span><text:span text:style-name="T18">] </text:span><text:span text:style-name="T65">(</text:span><text:span text:style-name="T310">expression</text:span><text:span text:style-name="T299">1</text:span><text:span text:style-name="T311"> </text:span><text:span text:style-name="T338">, </text:span><text:span text:style-name="T309">lowbound</text:span><text:span text:style-name="T299">1</text:span><text:span text:style-name="T337">, </text:span><text:span text:style-name="T309">upbound</text:span><text:span text:style-name="T299">1, expression2, lowbound2, upbound2</text:span><text:span text:style-name="T337">)</text:span></text:p>
      <text:p text:style-name="P64"><text:soft-page-break/></text:p>
      <text:p text:style-name="P64">For example we might compare the number of controls in a hand to the number of high card points in the hand to see how they relate:</text:p>
      <text:p text:style-name="P93">action frequency "Controls(across) Vs HCP(down)" </text:p>
      <text:p text:style-name="P87"><text:span text:style-name="T19"><text:tab/><text:tab/></text:span><text:span text:style-name="T1">( hcp(north), 10, 23, controls(north),1,9)</text:span></text:p>
      <text:p text:style-name="P67">Since there are never fewer than zero, or more than 12, controls we limit the top row accordingly.</text:p>
      <text:p text:style-name="P65">The example limits the range of hcp under discussion to save space on the page.</text:p>
      <text:p text:style-name="P64"/>
      <text:p text:style-name="P64"/>
      <text:p text:style-name="P64">Here is the output of the above action statement for 5000 hands:</text:p>
      <text:p text:style-name="P194"><text:span text:style-name="T201">Frequency Controls</text:span><text:span text:style-name="T202">(across)</text:span><text:span text:style-name="T201"> Vs HCP</text:span><text:span text:style-name="T202">(down)</text:span><text:span text:style-name="T201">:</text:span></text:p>
      <text:p text:style-name="P105"><text:s text:c="8"/>Low <text:s text:c="5"/>1 <text:s text:c="5"/>2 <text:s text:c="5"/>3 <text:s text:c="5"/>4 <text:s text:c="5"/>5 <text:s text:c="5"/>6 <text:s text:c="5"/>7 <text:s text:c="5"/>8 <text:s text:c="5"/>9 <text:s text:c="2"/>High <text:s text:c="3"/>Sum</text:p>
      <text:p text:style-name="P105">Low <text:s text:c="4"/>402 <text:s text:c="3"/>599 <text:s text:c="3"/>823 <text:s text:c="3"/>367 <text:s text:c="4"/>80 <text:s text:c="5"/>0 <text:s text:c="5"/>0 <text:s text:c="5"/>0 <text:s text:c="5"/>0 <text:s text:c="5"/>0 <text:s text:c="5"/>0 <text:s text:c="2"/>2271</text:p>
      <text:p text:style-name="P105"><text:s text:c="2"/>10 <text:s text:c="5"/>0 <text:s text:c="4"/>25 <text:s text:c="3"/>107 <text:s text:c="3"/>210 <text:s text:c="3"/>118 <text:s text:c="5"/>0 <text:s text:c="5"/>0 <text:s text:c="5"/>0 <text:s text:c="5"/>0 <text:s text:c="5"/>0 <text:s text:c="5"/>0 <text:s text:c="3"/>460</text:p>
      <text:p text:style-name="P105"><text:s text:c="2"/>11 <text:s text:c="5"/>0 <text:s text:c="5"/>3 <text:s text:c="4"/>58 <text:s text:c="3"/>166 <text:s text:c="3"/>143 <text:s text:c="4"/>48 <text:s text:c="5"/>0 <text:s text:c="5"/>0 <text:s text:c="5"/>0 <text:s text:c="5"/>0 <text:s text:c="5"/>0 <text:s text:c="3"/>418</text:p>
      <text:p text:style-name="P105"><text:s text:c="2"/>12 <text:s text:c="5"/>0 <text:s text:c="5"/>2 <text:s text:c="4"/>26 <text:s text:c="3"/>128 <text:s text:c="3"/>170 <text:s text:c="4"/>74 <text:s text:c="4"/>11 <text:s text:c="5"/>0 <text:s text:c="5"/>0 <text:s text:c="5"/>0 <text:s text:c="5"/>0 <text:s text:c="3"/>411</text:p>
      <text:p text:style-name="P105"><text:s text:c="2"/>13 <text:s text:c="5"/>0 <text:s text:c="5"/>1 <text:s text:c="5"/>8 <text:s text:c="4"/>72 <text:s text:c="3"/>154 <text:s text:c="3"/>116 <text:s text:c="4"/>11 <text:s text:c="5"/>0 <text:s text:c="5"/>0 <text:s text:c="5"/>0 <text:s text:c="5"/>0 <text:s text:c="3"/>362</text:p>
      <text:p text:style-name="P105"><text:s text:c="2"/>14 <text:s text:c="5"/>0 <text:s text:c="5"/>0 <text:s text:c="5"/>2 <text:s text:c="4"/>34 <text:s text:c="3"/>106 <text:s text:c="3"/>115 <text:s text:c="4"/>39 <text:s text:c="5"/>0 <text:s text:c="5"/>0 <text:s text:c="5"/>0 <text:s text:c="5"/>0 <text:s text:c="3"/>296</text:p>
      <text:p text:style-name="P105"><text:s text:c="2"/>15 <text:s text:c="5"/>0 <text:s text:c="5"/>0 <text:s text:c="5"/>1 <text:s text:c="4"/>13 <text:s text:c="4"/>55 <text:s text:c="3"/>110 <text:s text:c="4"/>48 <text:s text:c="4"/>15 <text:s text:c="5"/>0 <text:s text:c="5"/>0 <text:s text:c="5"/>0 <text:s text:c="3"/>242</text:p>
      <text:p text:style-name="P105"><text:s text:c="2"/>16 <text:s text:c="5"/>0 <text:s text:c="5"/>0 <text:s text:c="5"/>0 <text:s text:c="5"/>2 <text:s text:c="4"/>26 <text:s text:c="4"/>61 <text:s text:c="4"/>73 <text:s text:c="4"/>19 <text:s text:c="5"/>2 <text:s text:c="5"/>0 <text:s text:c="5"/>0 <text:s text:c="3"/>183</text:p>
      <text:p text:style-name="P105"><text:s text:c="2"/>17 <text:s text:c="5"/>0 <text:s text:c="5"/>0 <text:s text:c="5"/>0 <text:s text:c="5"/>1 <text:s text:c="4"/>13 <text:s text:c="4"/>27 <text:s text:c="4"/>46 <text:s text:c="4"/>34 <text:s text:c="5"/>1 <text:s text:c="5"/>0 <text:s text:c="5"/>0 <text:s text:c="3"/>122</text:p>
      <text:p text:style-name="P105"><text:s text:c="2"/>18 <text:s text:c="5"/>0 <text:s text:c="5"/>0 <text:s text:c="5"/>0 <text:s text:c="5"/>0 <text:s text:c="5"/>3 <text:s text:c="4"/>19 <text:s text:c="4"/>34 <text:s text:c="4"/>26 <text:s text:c="5"/>7 <text:s text:c="5"/>0 <text:s text:c="5"/>0 <text:s text:c="4"/>89</text:p>
      <text:p text:style-name="P105"><text:s text:c="2"/>19 <text:s text:c="5"/>0 <text:s text:c="5"/>0 <text:s text:c="5"/>0 <text:s text:c="5"/>0 <text:s text:c="5"/>2 <text:s text:c="5"/>7 <text:s text:c="4"/>22 <text:s text:c="4"/>24 <text:s text:c="5"/>7 <text:s text:c="5"/>2 <text:s text:c="5"/>0 <text:s text:c="4"/>64</text:p>
      <text:p text:style-name="P105"><text:s text:c="2"/>20 <text:s text:c="5"/>0 <text:s text:c="5"/>0 <text:s text:c="5"/>0 <text:s text:c="5"/>0 <text:s text:c="5"/>0 <text:s text:c="5"/>1 <text:s text:c="4"/>10 <text:s text:c="4"/>16 <text:s text:c="4"/>17 <text:s text:c="5"/>0 <text:s text:c="5"/>0 <text:s text:c="4"/>44</text:p>
      <text:p text:style-name="P105"><text:s text:c="2"/>21 <text:s text:c="5"/>0 <text:s text:c="5"/>0 <text:s text:c="5"/>0 <text:s text:c="5"/>0 <text:s text:c="5"/>0 <text:s text:c="5"/>0 <text:s text:c="5"/>2 <text:s text:c="5"/>9 <text:s text:c="5"/>7 <text:s text:c="5"/>3 <text:s text:c="5"/>0 <text:s text:c="4"/>21</text:p>
      <text:p text:style-name="P105"><text:s text:c="2"/>22 <text:s text:c="5"/>0 <text:s text:c="5"/>0 <text:s text:c="5"/>0 <text:s text:c="5"/>0 <text:s text:c="5"/>0 <text:s text:c="5"/>0 <text:s text:c="5"/>1 <text:s text:c="5"/>4 <text:s text:c="5"/>3 <text:s text:c="5"/>2 <text:s text:c="5"/>0 <text:s text:c="4"/>10</text:p>
      <text:p text:style-name="P105"><text:s text:c="2"/>23 <text:s text:c="5"/>0 <text:s text:c="5"/>0 <text:s text:c="5"/>0 <text:s text:c="5"/>0 <text:s text:c="5"/>0 <text:s text:c="5"/>0 <text:s text:c="5"/>0 <text:s text:c="5"/>0 <text:s text:c="5"/>0 <text:s text:c="5"/>3 <text:s text:c="5"/>0 <text:s text:c="5"/>3</text:p>
      <text:p text:style-name="P105">High <text:s text:c="5"/>0 <text:s text:c="5"/>0 <text:s text:c="5"/>0 <text:s text:c="5"/>0 <text:s text:c="5"/>0 <text:s text:c="5"/>0 <text:s text:c="5"/>0 <text:s text:c="5"/>0 <text:s text:c="5"/>0 <text:s text:c="5"/>4 <text:s text:c="5"/>0 <text:s text:c="5"/>4</text:p>
      <text:p text:style-name="P105">Sum <text:s text:c="4"/>402 <text:s text:c="3"/>630 <text:s text:c="2"/>1025 <text:s text:c="3"/>993 <text:s text:c="3"/>870 <text:s text:c="3"/>578 <text:s text:c="3"/>297 <text:s text:c="3"/>147 <text:s text:c="4"/>44 <text:s text:c="4"/>14 <text:s text:c="5"/>0 <text:s text:c="2"/>5000</text:p>
      <text:p text:style-name="P15"/>
      <text:p text:style-name="P184"><text:span text:style-name="T156">evalcontract</text:span><text:span text:style-name="T158"> (</text:span><text:span text:style-name="T159"> </text:span><text:span text:style-name="T312">side, contract, vuln </text:span><text:span text:style-name="T66">) </text:span><text:span text:style-name="T20">The </text:span><text:span text:style-name="T66">evalcontract </text:span><text:span text:style-name="T20">action will cause Dealer to use DDS to find the number of tricks that can be taken in the given strain by the given side, for each 'interesting' deal. </text:span><text:span text:style-name="T41"><text:s/>There can be only one</text:span><text:span text:style-name="T74"> evalcontract </text:span><text:span text:style-name="T41">action</text:span><text:span text:style-name="T48"> per side</text:span><text:span text:style-name="T41">; there is no error message if there is more than one, but there is only one set of counters </text:span><text:span text:style-name="T48">per side </text:span><text:span text:style-name="T41">to store the </text:span><text:span text:style-name="T74">evalcontract</text:span><text:span text:style-name="T41"> counts in. So two </text:span><text:span text:style-name="T74">evalcontract</text:span><text:span text:style-name="T41"> statements</text:span><text:span text:style-name="T48"> for the same side</text:span><text:span text:style-name="T41"> will cause the counters to be twice as large as they should be and you will get garbage results.</text:span></text:p>
      <text:p text:style-name="P251"><text:span text:style-name="T32">The </text:span><text:span text:style-name="T72">evalcontract</text:span><text:span text:style-name="T32"> code calls DDS with </text:span><text:span text:style-name="T319">compass</text:span><text:span text:style-name="T32">=</text:span><text:span text:style-name="T72">west </text:span><text:span text:style-name="T32">if the side is </text:span><text:span text:style-name="T72">EW</text:span><text:span text:style-name="T32"> and with </text:span><text:span text:style-name="T319">compass</text:span><text:span text:style-name="T32">=</text:span><text:span text:style-name="T72">south</text:span><text:span text:style-name="T32"> if the side is </text:span><text:span text:style-name="T72">NS</text:span><text:span text:style-name="T32">. This implies that if the user wants to know how many tricks were taken on average, as well as the average score, he should use the same compass direction in his own </text:span><text:span text:style-name="T72">dds</text:span><text:span text:style-name="T32"> call to take advantage of caching, </text:span><text:span text:style-name="T46">otherwise</text:span><text:span text:style-name="T32"> the run will take twice as long. </text:span></text:p>
      <text:p text:style-name="P233">Dealer will then keep track of the number of times each trick count was achieved. At the end of the run it will generate a score for each of these trick counts (from 0 to 13) and figure out the average.</text:p>
      <text:p text:style-name="P254"><text:span text:style-name="T20">Below is an example </text:span><text:span text:style-name="T21">in which</text:span><text:span text:style-name="T20"> the </text:span><text:span text:style-name="T49">each side has 17 - 23 HCP, NS are balanced and want to play 2NT, and EW have a heart fit and take the push to 3H. <text:s/></text:span></text:p>
      <text:p text:style-name="P129">produce <text:s text:c="3"/>1000</text:p>
      <text:p text:style-name="P129">title " Eval NS in 2NTx vul and EW in 3Hxx nv"</text:p>
      <text:p text:style-name="P130">condition ( hcp(north)+hcp(south)&gt;=17 &amp;&amp; hcp(north)+hcp(south)&lt;=23 &amp;&amp; hearts(east)+ </text:p>
      <text:p text:style-name="P130">hearts(west)&gt;=9 &amp;&amp; (hcp(east)+hcp(west))&gt;=17 &amp;&amp;(hcp(east)+hcp(west))&lt;=23)</text:p>
      <text:p text:style-name="P129">action <text:s text:c="2"/></text:p>
      <text:p text:style-name="P129"><text:s text:c="9"/>evalcontract ( NS , z2Nx , vul ),</text:p>
      <text:p text:style-name="P129"><text:s text:c="9"/>evalcontract ( EW , z3Hxx , nv <text:s/>)</text:p>
      <text:p text:style-name="P25"><text:soft-page-break/><text:span text:style-name="T49">T</text:span><text:span text:style-name="T1">he Result:</text:span></text:p>
      <text:p text:style-name="P118"><text:span text:style-name="T1">Contract 2Nx V by NS Average Result = -519.83, Success pct=</text:span><text:span text:style-name="T50"> </text:span><text:span text:style-name="T1">15.30, Fail pct= 84.70 </text:span></text:p>
      <text:p text:style-name="P118"><text:span text:style-name="T1">Contract 3Hxx <text:s/>by EW Average Result = <text:s/>539.92, Success pct=</text:span><text:span text:style-name="T50"> </text:span><text:span text:style-name="T1">70.20, Fail pct= 29.80 </text:span></text:p>
      <text:p text:style-name="P131"/>
      <text:p text:style-name="P131"><text:s/>Eval NS in 2NTx vul and EW in 3Hxx nv</text:p>
      <text:p text:style-name="P131">Generated 18625 hands</text:p>
      <text:p text:style-name="P131">Produced <text:s/>1000 hands</text:p>
      <text:p text:style-name="P131">Initial random seed 113</text:p>
      <text:p text:style-name="P131">Time needed <text:s text:c="2"/>27.874 sec</text:p>
      <text:p text:style-name="P255"><text:s/></text:p>
      <text:p text:style-name="P257">It is interesting to also look at the time taken as reported by the end of run statistics. <text:s/></text:p>
      <text:p text:style-name="P132">Time needed <text:s text:c="2"/>27.874 sec</text:p>
      <text:p text:style-name="P256">The bulk of the time was taken by the 2000 calls to the DDS library. </text:p>
      <text:p text:style-name="P256"/>
      <text:p text:style-name="P195"><text:span text:style-name="T552">For comparison to produce and analyze 10,000 deals to generate the 2D frequency plot took only 0.038 seconds. This illustrates the </text:span><text:span text:style-name="T571">relative </text:span><text:span text:style-name="T552">slowness of the DDS family of functions. And note also that Version 2.0 uses DDS which is 5x faster than GIB </text:span><text:span text:style-name="T554">as used in </text:span><text:span text:style-name="T552">the previous version. When you are used to 1 sec or less response times, </text:span><text:span text:style-name="T571">2</text:span><text:span text:style-name="T640">7</text:span><text:span text:style-name="T552"> secs feels like an eternity. <text:s/></text:span><text:span text:style-name="T631"><text:s text:c="2"/>:)</text:span><text:span text:style-name="T552"> !</text:span></text:p>
      <text:p text:style-name="P195"/>
      <text:p text:style-name="P197"><text:span text:style-name="T172">print( </text:span><text:span text:style-name="T317">compass [,compass, compass...] </text:span><text:span text:style-name="T70">)</text:span><text:span text:style-name="T31"> This is the action that is used to print the different compass directions on different pages. From one to four compass directions may be specified, but the usual case is to specify two. Th</text:span><text:span text:style-name="T23">u</text:span><text:span text:style-name="T31">s one partner </text:span><text:span text:style-name="T30">can </text:span><text:span text:style-name="T31">have all the 'interesting' hands for one direction, while the other partner gets the hands for the direction opposite. This is ideal for bidding practice. <text:s/>The title, (if there is one)</text:span><text:span text:style-name="T23">, player name,</text:span><text:span text:style-name="T31"> and board number </text:span><text:span text:style-name="T22">are also include</text:span><text:span text:style-name="T36">d</text:span><text:span text:style-name="T22"> on this report. Here is an example of the action statement </text:span></text:p>
      <text:p text:style-name="P151">action print (south, north )</text:p>
      <text:p text:style-name="P11"><text:span text:style-name="T22">and the output</text:span><text:span text:style-name="T23">(with title)</text:span><text:span text:style-name="T22">:</text:span></text:p>
      <text:p text:style-name="P152">Bidding Practice National Teams Session 1 <text:s/></text:p>
      <text:p text:style-name="P234"/>
      <text:p text:style-name="P152">North hands:</text:p>
      <text:p text:style-name="P152"/>
      <text:p text:style-name="P152"><text:s text:c="3"/>1. <text:s text:c="17"/>2. <text:s text:c="17"/>3. <text:s text:c="17"/>4. <text:s text:c="14"/></text:p>
      <text:p text:style-name="P152">J T 6 3 <text:s text:c="12"/>J 6 4 2 <text:s text:c="12"/>7 <text:s text:c="18"/>K J 2 </text:p>
      <text:p text:style-name="P152">K 2 <text:s text:c="16"/>A T <text:s text:c="16"/>J T 3 <text:s text:c="14"/>7 4 2 </text:p>
      <text:p text:style-name="P152">Q T 7 6 5 <text:s text:c="10"/>J 7 4 2 <text:s text:c="12"/>J T 9 8 3 <text:s text:c="10"/>7 </text:p>
      <text:p text:style-name="P152">8 2 <text:s text:c="16"/>J 9 6 <text:s text:c="14"/>A J 9 8 <text:s text:c="12"/>J 9 7 6 4 2 </text:p>
      <text:p text:style-name="P152"/>
      <text:p text:style-name="P152"><text:s text:c="3"/>5. <text:s text:c="17"/>6. <text:s text:c="17"/>7. <text:s text:c="17"/>8. <text:s text:c="14"/></text:p>
      <text:p text:style-name="P152">K T 9 8 <text:s text:c="12"/>A J 8 <text:s text:c="14"/>7 4 <text:s text:c="16"/>J 9 </text:p>
      <text:p text:style-name="P152">K 6 5 2 <text:s text:c="12"/>Q 8 7 3 <text:s text:c="12"/>J 9 3 <text:s text:c="14"/>A T 9 2 </text:p>
      <text:p text:style-name="P152">J 7 6 5 2 <text:s text:c="10"/>7 6 2 <text:s text:c="14"/>Q 9 5 2 <text:s text:c="12"/>Q 7 2 </text:p>
      <text:p text:style-name="P152">- <text:s text:c="18"/>T 5 2 <text:s text:c="14"/>T 8 6 5 <text:s text:c="12"/>T 6 4 3 </text:p>
      <text:p text:style-name="P152"/>
      <text:p text:style-name="P196"><text:span text:style-name="T392">&lt;</text:span><text:span text:style-name="T393">there is a form feed that is output here. This should cause a new page on most printers&gt;</text:span></text:p>
      <text:p text:style-name="P152"/>
      <text:p text:style-name="P152"><text:soft-page-break/></text:p>
      <text:p text:style-name="P280">Bidding Practice National Teams Session 1 <text:s/></text:p>
      <text:p text:style-name="P152"/>
      <text:p text:style-name="P152">South hands:</text:p>
      <text:p text:style-name="P152"/>
      <text:p text:style-name="P152"><text:s text:c="3"/>1. <text:s text:c="17"/>2. <text:s text:c="17"/>3. <text:s text:c="17"/>4. <text:s text:c="14"/></text:p>
      <text:p text:style-name="P152">9 8 2 <text:s text:c="14"/>A Q <text:s text:c="16"/>A J T 9 8 6 3 2 <text:s text:c="4"/>A 9 5 </text:p>
      <text:p text:style-name="P152">A T 3 <text:s text:c="14"/>9 7 4 3 2 <text:s text:c="10"/>8 4 <text:s text:c="16"/>A Q T 6 </text:p>
      <text:p text:style-name="P152">J 4 2 <text:s text:c="14"/>A Q 5 3 <text:s text:c="12"/>Q 5 <text:s text:c="16"/>J 8 3 2 </text:p>
      <text:p text:style-name="P152">K Q 5 3 <text:s text:c="12"/>K 2 <text:s text:c="16"/>2 <text:s text:c="18"/>K 3 </text:p>
      <text:p text:style-name="P152"/>
      <text:p text:style-name="P153"><text:s text:c="3"/></text:p>
      <text:p text:style-name="P153">5. <text:s text:c="17"/>6. <text:s text:c="17"/>7. <text:s text:c="17"/>8. <text:s text:c="14"/></text:p>
      <text:p text:style-name="P152">J 4 2 <text:s text:c="14"/>- <text:s text:c="18"/>T 6 <text:s text:c="16"/>7 6 3 2 </text:p>
      <text:p text:style-name="P152">A T 9 8 7 <text:s text:c="10"/>A K 6 5 2 <text:s text:c="10"/>A T 7 6 5 2 <text:s text:c="8"/>K 8 4 </text:p>
      <text:p text:style-name="P152">A <text:s text:c="18"/>Q T 9 8 5 <text:s text:c="10"/>J 8 6 3 <text:s text:c="12"/>K T 5 4 3 </text:p>
      <text:p text:style-name="P152">A K J 6 <text:s text:c="12"/>A Q 6 <text:s text:c="14"/>7 <text:s text:c="18"/>K </text:p>
      <text:p text:style-name="P235"/>
      <text:p text:style-name="P196"><text:span text:style-name="T22">N</text:span><text:span text:style-name="T23">otice that even though south appeared before north in the action statement the north hands were printed first. </text:span><text:span text:style-name="T26">It </text:span><text:span text:style-name="T23">is always the case that the hands (if asked for) are printed </text:span><text:span text:style-name="T24">in </text:span><text:span text:style-name="T23">player number order: North, East, South, West.</text:span></text:p>
      <text:h text:style-name="Heading_20_3" text:outline-level="3"><text:bookmark-start text:name="__RefHeading___Toc2490_3691053158"/>Actions Outputting<text:span text:style-name="T126"> for</text:span> Each Interesting Deal<text:bookmark-end text:name="__RefHeading___Toc2490_3691053158"/></text:h>
      <text:p text:style-name="P190">These actions are: <text:s/><text:span text:style-name="T144">printpbn,</text:span><text:span text:style-name="T166"> </text:span><text:span text:style-name="T144"><text:s/>printall, printcompact,</text:span><text:span text:style-name="T166"> </text:span><text:span text:style-name="T144">printoneline, <text:s/>printside, printew, printns, printes, export, </text:span><text:span text:style-name="T340"><text:s/></text:span><text:span text:style-name="T144">csvrpt</text:span><text:span text:style-name="T187">, </text:span><text:span text:style-name="T381">and</text:span><text:span text:style-name="T187"> printrpt</text:span></text:p>
      <text:p text:style-name="P16"/>
      <text:p text:style-name="P198"><text:span text:style-name="T144">printpbn </text:span><text:span text:style-name="T340">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169"/>
      <text:p text:style-name="P198"><text:span text:style-name="T144">printall</text:span><text:span text:style-name="T340"> Output each deal, 4 hands across in the order North, East, South, West. <text:s/>This is the default action if nothing else is specified. </text:span><text:span text:style-name="T361">In </text:span><text:span text:style-name="T340">Version 2.0 </text:span><text:span text:style-name="T144">printall</text:span><text:span text:style-name="T340"> also puts out the title, and the seat names on the report as well as the board number.</text:span></text:p>
      <text:p text:style-name="P138"><text:span text:style-name="T340"><text:s text:c="18"/>[Print All </text:span><text:span text:style-name="T356">Misfit </text:span><text:span text:style-name="T340">Example]</text:span></text:p>
      <text:p text:style-name="P98"><text:s text:c="3"/>1. North <text:s text:c="10"/>East <text:s text:c="15"/>South <text:s text:c="13"/>West </text:p>
      <text:p text:style-name="P98"><text:s text:c="5"/>K Q T 9 3 <text:s text:c="7"/>J 5 <text:s text:c="16"/>4 2 <text:s text:c="14"/>A 8 7 6 </text:p>
      <text:p text:style-name="P138"><text:span text:style-name="T340"><text:s text:c="5"/>5 <text:s text:c="15"/>A K J 8 7 2 <text:s text:c="5"/></text:span><text:span text:style-name="T356"><text:s text:c="3"/></text:span><text:span text:style-name="T340">9 6 4 3 <text:s text:c="10"/>Q T </text:span></text:p>
      <text:p text:style-name="P138"><text:span text:style-name="T340"><text:s text:c="5"/>A K T 9 5 2 <text:s text:c="5"/>J 8 4 3 <text:s text:c="9"/></text:span><text:span text:style-name="T356"><text:s text:c="3"/></text:span><text:span text:style-name="T340">7 <text:s text:c="16"/>Q 6 </text:span></text:p>
      <text:p text:style-name="P98"><text:s text:c="5"/>A <text:s text:c="15"/>3 <text:s text:c="18"/>K Q J T 8 4 <text:s text:c="6"/>9 7 6 5 2 </text:p>
      <text:p text:style-name="P98"/>
      <text:p text:style-name="P98"><text:s text:c="3"/>2. North <text:s text:c="10"/>East <text:s text:c="15"/>South <text:s text:c="12"/>West </text:p>
      <text:p text:style-name="P98"><text:s text:c="5"/>K Q 5 3 2 <text:s text:c="7"/>J 8 <text:s text:c="16"/>T <text:s text:c="16"/>A 9 7 6 4 </text:p>
      <text:p text:style-name="P98"><text:s text:c="5"/>A 5 <text:s text:c="13"/>K T <text:s text:c="16"/>Q J 8 3 <text:s text:c="10"/>9 7 6 4 2 </text:p>
      <text:p text:style-name="P138"><text:span text:style-name="T340"><text:s text:c="5"/>A 3 <text:s text:c="13"/>T 9 6 5 2 <text:s text:c="7"/></text:span><text:span text:style-name="T356"><text:s text:c="3"/></text:span><text:span text:style-name="T340">K Q J 7 4 <text:s text:c="5"/></text:span><text:span text:style-name="T356"><text:s text:c="3"/></text:span><text:span text:style-name="T340">8 </text:span></text:p>
      <text:p text:style-name="P138"><text:span text:style-name="T340"><text:s text:c="5"/>K 5 3 2 <text:s text:c="9"/>Q J T 4 <text:s text:c="9"/></text:span><text:span text:style-name="T356"><text:s text:c="3"/></text:span><text:span text:style-name="T340">9 8 6 <text:s text:c="9"/></text:span><text:span text:style-name="T356"><text:s text:c="3"/></text:span><text:span text:style-name="T340">A 7 </text:span></text:p>
      <text:p text:style-name="P17"/>
      <text:p text:style-name="P213"><text:soft-page-break/><text:span text:style-name="T162">printcompact</text:span><text:span text:style-name="T161"> </text:span><text:span text:style-name="T29">[</text:span><text:span text:style-name="T69">(</text:span><text:span text:style-name="T313">optional expression</text:span><text:span text:style-name="T69">)</text:span><text:span text:style-name="T29">]</text:span><text:span text:style-name="T161"> </text:span><text:span text:style-name="T356">This action prints the deal in a compact format, 4 lines per deal. It has been used in the past primarily to output the deal in a format GIB will accept for Double Dummy analysis. </text:span><text:span text:style-name="T357"><text:s/>The optional expression can be used to show something like the number of tricks.</text:span></text:p>
      <text:p text:style-name="P199"><text:span text:style-name="T340">Example:</text:span><text:span text:style-name="T357"> </text:span><text:span text:style-name="T226">printcompact </text:span><text:span text:style-name="T239">(</text:span><text:span text:style-name="T226">dds(north, spades)</text:span><text:span text:style-name="T239">)</text:span><text:span text:style-name="T226"> </text:span><text:span text:style-name="T468">Gives the output:</text:span></text:p>
      <text:p text:style-name="P99">n AT3.JT2.QT6.K942</text:p>
      <text:p text:style-name="P99">e 95.Q54.J8742.QJ8</text:p>
      <text:p text:style-name="P99">s Q764.K63.AK53.A7</text:p>
      <text:p text:style-name="P99">w KJ82.A987.9.T653</text:p>
      <text:p text:style-name="P99">9 <text:s/></text:p>
      <text:p text:style-name="P42">The title is NOT output as part of this report as it is often used as the input to other programs.</text:p>
      <text:p text:style-name="P188"><text:span text:style-name="T144">printoneline</text:span><text:span text:style-name="T29">[</text:span><text:span text:style-name="T69">(</text:span><text:span text:style-name="T313">optional expression</text:span><text:span text:style-name="T69">)</text:span><text:span text:style-name="T29">]</text:span><text:span text:style-name="T192"> </text:span><text:span text:style-name="T357">The output from this action is very similar to the printcompact output but it is all on one line. Example: </text:span><text:span text:style-name="T226">action <text:s/>printoneline </text:span><text:span text:style-name="T239">(</text:span><text:span text:style-name="T226">dds(north,spades)</text:span><text:span text:style-name="T239">)</text:span></text:p>
      <text:p text:style-name="P200">Result: (The number of tricks North can take in a spade contract is at the end of the line.)</text:p>
      <text:p text:style-name="P106">n KQ6.K763.AK85.AT e AJ72.J2.Q763.982 s T954.AT84.94.KQ4 w 83.Q95.JT2.J7653 10</text:p>
      <text:p text:style-name="P106">n KT85.J87.AK8.Q53 e J3.QT.Q432.A8764 s AQ6.AK543.965.K2 w 9742.962.JT7.JT9 11</text:p>
      <text:p text:style-name="P106">n KJT64.AJ3.J8.AQT e 9875.986.T4.7643 s Q3.K42.AK72.KJ92 w A2.QT75.Q9653.85 12</text:p>
      <text:p text:style-name="P106"/>
      <text:p text:style-name="P26">This format is quite efficient, and it is convenient to read also. Each hand takes exactly the same number of characters to show regardless of distribution, so it looks good on the screen. <text:span text:style-name="T555"><text:s/>The title is NOT output as part of this report as it is often used as the input to other programs.</text:span></text:p>
      <text:p text:style-name="P26"/>
      <text:p text:style-name="P27"><text:span text:style-name="T144">printside</text:span><text:span text:style-name="T173">(</text:span><text:span text:style-name="T318">side</text:span><text:span text:style-name="T71">)</text:span><text:span text:style-name="T144">, printew, printns</text:span><text:span text:style-name="T163"> </text:span><text:span text:style-name="T358">These three actions are all related. They print only two of the 4 hands side by side. </text:span><text:span text:style-name="T164"><text:s/>printside( </text:span><text:span text:style-name="T314">EW</text:span><text:span text:style-name="T164"> ) </text:span><text:span text:style-name="T359">and </text:span><text:span text:style-name="T164">printew</text:span><text:span text:style-name="T359"> do the same thing, as do </text:span><text:span text:style-name="T164">printside(</text:span><text:span text:style-name="T359"> </text:span><text:span text:style-name="T314">NS</text:span><text:span text:style-name="T359"> </text:span><text:span text:style-name="T164">) </text:span><text:span text:style-name="T359">and </text:span><text:span text:style-name="T164">printns</text:span><text:span text:style-name="T359">. The output looks like this:</text:span></text:p>
      <text:p text:style-name="P92"><text:span text:style-name="T359"><text:s text:c="4"/>[Example of Reports</text:span><text:span text:style-name="T360"> Title</text:span><text:span text:style-name="T359"> <text:s/>]</text:span></text:p>
      <text:p text:style-name="P96"><text:s text:c="3"/>1. South <text:s text:c="13"/>North</text:p>
      <text:p text:style-name="P96"><text:s text:c="5"/>J 9 8 2 <text:s text:c="12"/>Q 6 </text:p>
      <text:p text:style-name="P96"><text:s text:c="5"/>K <text:s text:c="18"/>Q T 8 </text:p>
      <text:p text:style-name="P96"><text:s text:c="5"/>Q T <text:s text:c="16"/>A K 9 3 2 </text:p>
      <text:p text:style-name="P96"><text:s text:c="5"/>A Q J T 9 5 <text:s text:c="8"/>8 7 6 </text:p>
      <text:p text:style-name="P96"/>
      <text:p text:style-name="P96"><text:s text:c="3"/>2. South <text:s text:c="13"/>North</text:p>
      <text:p text:style-name="P96"><text:s text:c="5"/>5 3 <text:s text:c="16"/>A K Q 9 </text:p>
      <text:p text:style-name="P96"><text:s text:c="5"/>K J 9 2 <text:s text:c="12"/>A 8 </text:p>
      <text:p text:style-name="P96"><text:s text:c="5"/>Q 8 6 3 2 <text:s text:c="10"/>A T 7 </text:p>
      <text:p text:style-name="P96"><text:s text:c="5"/>A 9 <text:s text:c="16"/>K 8 4 3 </text:p>
      <text:p text:style-name="P28"><text:span text:style-name="T358">The previous version of Dealer had only the action </text:span><text:span text:style-name="T163">printew</text:span><text:span text:style-name="T164">.</text:span></text:p>
      <text:p text:style-name="P41"/>
      <text:p text:style-name="P189"><text:span text:style-name="T144">printes</text:span><text:span text:style-name="T165">( </text:span><text:span text:style-name="T315">expression-list </text:span><text:span text:style-name="T67">) </text:span><text:span text:style-name="T27"><text:s/>This action is most often used to print various expressions in order to debug the input file. As shown at the beginning of this section you can have more than one </text:span><text:span text:style-name="T67">printes</text:span><text:span text:style-name="T27"> action intermixed with other actions. The </text:span><text:span text:style-name="T315">expression-list</text:span><text:span text:style-name="T27"> can contain </text:span><text:span text:style-name="T315">quoted strings</text:span><text:span text:style-name="T27"> to describe what is being printed, </text:span><text:span text:style-name="T315">variables</text:span><text:span text:style-name="T27">, and any other valid </text:span><text:span text:style-name="T315">expression</text:span><text:span text:style-name="T27">. <text:s/></text:span></text:p>
      <text:p text:style-name="P201"><text:span text:style-name="T1">Example : </text:span><text:span text:style-name="T197">action <text:s/>printes( "North Tricks in Spades ", n</text:span><text:span text:style-name="T203">SpT</text:span><text:span text:style-name="T197">rix, </text:span></text:p>
      <text:p text:style-name="P139"><text:span text:style-name="T1"><text:tab/><text:tab/>", <text:s/>NS HCP= ", hcp(north)+</text:span><text:span text:style-name="T33"> </text:span><text:span text:style-name="T1">hcp(south), \n )</text:span></text:p>
      <text:p text:style-name="P68">Will produce output like the following, one line per deal that matches the condition statement.</text:p>
      <text:p text:style-name="P154"><text:soft-page-break/>North Tricks in Spades 8<text:span text:style-name="T594">,</text:span> <text:s/>NS HCP= 25</text:p>
      <text:p text:style-name="P139"><text:span text:style-name="T1">North Tricks in Spades </text:span><text:span text:style-name="T30">9</text:span><text:span text:style-name="T37">,</text:span><text:span text:style-name="T1"> <text:s/>NS HCP= 25</text:span></text:p>
      <text:p text:style-name="P154">North Tricks in Spades 10<text:span text:style-name="T594">,</text:span> <text:s/>NS HCP= 24</text:p>
      <text:p text:style-name="P202"><text:span text:style-name="T404">printes</text:span><text:span text:style-name="T394"> does not automatically format anything for you. If you want spaces </text:span><text:span text:style-name="T395">or commas </text:span><text:span text:style-name="T394">between the expressions you must put them in yourself</text:span><text:span text:style-name="T395">. </text:span><text:span text:style-name="T405">printes</text:span><text:span text:style-name="T395"> also does not put </text:span><text:span text:style-name="T399">out</text:span><text:span text:style-name="T395"> newlines; if you don't put them </text:span><text:span text:style-name="T399">out</text:span><text:span text:style-name="T395"> then all of the output will just be one long line. Notice that the newline expression, </text:span><text:span text:style-name="T616">\n,</text:span><text:span text:style-name="T395"> is NOT between quote marks.</text:span></text:p>
      <text:p text:style-name="P69"/>
      <text:p text:style-name="P12"><text:span text:style-name="T409">export</text:span><text:span text:style-name="T412">( </text:span><text:span text:style-name="T421">side </text:span><text:span text:style-name="T412">) </text:span><text:span text:style-name="T396">or </text:span><text:span text:style-name="T409">export</text:span><text:span text:style-name="T412">( </text:span><text:span text:style-name="T421">compass </text:span><text:span text:style-name="T412">) </text:span><text:span text:style-name="T396">The intent of this action is to output the side, or the compass, in a format that can be re-input </text:span><text:span text:style-name="T398">t</text:span><text:span text:style-name="T396">o Dealer as a predeal argument. This allows the user to generate hands that meet a certain criteria, and then input those same hands into </text:span><text:span text:style-name="T398">D</text:span><text:span text:style-name="T396">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398">D</text:span><text:span text:style-name="T396">ealer to be done via a shell script. </text:span><text:span text:style-name="T412">export</text:span><text:span text:style-name="T396"> will output either a side or a compass, but not a complete deal. However you can have more than one export action if necessary. </text:span></text:p>
      <text:p text:style-name="P70"/>
      <text:p text:style-name="P13"><text:span text:style-name="T387">Example:</text:span><text:span text:style-name="T409"> export( </text:span><text:span text:style-name="T387">EW</text:span><text:span text:style-name="T409"> )</text:span></text:p>
      <text:p text:style-name="P85">-E ST865,HT73,DAJ97,C94 <text:s/>-W SAJ4,HKJ9,D853,CAQT7 </text:p>
      <text:p text:style-name="P85">-E HJT7542,DKJT7,CKT3 <text:s/>-W SKQ9,HA8,DAQ43,CQ985 </text:p>
      <text:p text:style-name="P203"><text:span text:style-name="T396">Example: </text:span><text:span text:style-name="T406">export(</text:span><text:span text:style-name="T396"> south </text:span><text:span text:style-name="T406">)</text:span></text:p>
      <text:p text:style-name="P155">-S SK632,HK654,DA97,C87</text:p>
      <text:p text:style-name="P259">Notice that the format of the output is compatible with the format of the <text:span text:style-name="T144">predeal</text:span> <text:span text:style-name="T287">holding</text:span> specifications.</text:p>
      <text:p text:style-name="P272"><text:span text:style-name="T167">csvrpt(</text:span><text:span text:style-name="T316"> <text:s/>expression-list </text:span><text:span text:style-name="T68">)</text:span><text:span text:style-name="T28"> </text:span><text:span text:style-name="T39"><text:s/>This action is described in its own section later in this document</text:span><text:span text:style-name="T42"> </text:span><text:span text:style-name="T39">(p2</text:span><text:span text:style-name="T45">0</text:span><text:span text:style-name="T39">).</text:span></text:p>
      <text:p text:style-name="P274"><text:span text:style-name="T75">p</text:span><text:span text:style-name="T76">rintrpt</text:span><text:span text:style-name="T47">( </text:span><text:span text:style-name="T324">csvlist</text:span><text:span text:style-name="T47"> ) This action is exactly the same as </text:span><text:span text:style-name="T76">csvrpt</text:span><text:span text:style-name="T47"> but it goes to stdout</text:span><text:span text:style-name="T46"> (the user's screen unless redirected)</text:span><text:span text:style-name="T47"> only. Allows the user to print arbitrary expressions and selections of hands to the screen, while still having a separate file for data output. </text:span><text:span text:style-name="T46">Think of </text:span><text:span text:style-name="T77">printrpt </text:span><text:span text:style-name="T46">as a</text:span><text:span text:style-name="T47"> combination of </text:span><text:span text:style-name="T76">printoneline </text:span><text:span text:style-name="T47">and </text:span><text:span text:style-name="T76">printes</text:span><text:span text:style-name="T47"> in one action.</text:span></text:p>
      <text:p text:style-name="P273"><text:span text:style-name="T1">Example: </text:span><text:span text:style-name="T197">action printrpt(NS, "S:",trix(south), EW,"W:", trix(west) <text:s text:c="2"/>)</text:span></text:p>
      <text:p text:style-name="P260"><text:span text:style-name="T1">Output Result:</text:span><text:span text:style-name="T299">(each deal is on one line. \ means line continued )</text:span><text:span text:style-name="T1"> </text:span></text:p>
      <text:p text:style-name="P162"><text:span text:style-name="T1"><text:s/></text:span><text:span text:style-name="T197">n KQ963.QJ4.J6.Q54 s 52.52.AKQ5.KJT62 ,'S:',9,8,6,8,7,</text:span><text:span text:style-name="T205"> \</text:span></text:p>
      <text:p text:style-name="P162"><text:span text:style-name="T197">e A4.A9873.T72.A83 </text:span><text:span text:style-name="T196">w JT87.KT6.9843.97 ,'W:',4,5,7,5,4</text:span></text:p>
      <text:p text:style-name="P91"><text:s/>n J5.J9753.T.AJT52 s AT76.A8.KQ72.873 ,'S:',9,6,8,7,8,<text:span text:style-name="T627"> \</text:span></text:p>
      <text:p text:style-name="P91">e K92.K6.A8653.964 w Q843.QT42.J94.KQ ,'W:',4,7,5,6,5</text:p>
      <text:h text:style-name="Heading_20_1" text:outline-level="1"><text:bookmark-start text:name="__RefHeading___Toc21319_670075485"/><text:span text:style-name="T44">CSV Report</text:span><text:span text:style-name="T46">s</text:span><text:bookmark-end text:name="__RefHeading___Toc21319_670075485"/></text:h>
      <text:p text:style-name="P270"><text:span text:style-name="T184">csvrpt(</text:span><text:span text:style-name="T600">[</text:span><text:span text:style-name="T296">expr|string|side|compass|</text:span><text:span text:style-name="T184">deal</text:span><text:span text:style-name="T600">]</text:span><text:span text:style-name="T184">) </text:span><text:span text:style-name="T382">and</text:span><text:span text:style-name="T188"> printrpt(</text:span><text:span text:style-name="T375">[</text:span><text:span text:style-name="T322">expr|string|side|compass|</text:span><text:span text:style-name="T184">deal</text:span><text:span text:style-name="T375">]</text:span><text:span text:style-name="T184">)</text:span></text:p>
      <text:p text:style-name="P275">The following description applies to both the <text:span text:style-name="T144">csvrpt</text:span> and the <text:span text:style-name="T144">printrpt</text:span> actions. The sole exception being that the <text:span text:style-name="T144">csvrpt</text:span> action can output to either the screen or a specified file, whereas the <text:span text:style-name="T144">printrpt</text:span> action will only output to the screen.</text:p>
      <text:p text:style-name="P270"><text:soft-page-break/>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144">printoneline</text:span> and<text:span text:style-name="T144"> printes </text:span>actions, but it was somewhat tedious an<text:span text:style-name="T587">d </text:span>awkward. <text:span text:style-name="T597">The PBN report could also be used for this purpose, but to use it needs special PBN input software; you cannot just import the report to a spreadsheet or database.</text:span></text:p>
      <text:p text:style-name="P270">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P270">The file to write the CSV output to, is specified on the command line with the -C option<text:span text:style-name="T586">, <text:s/>for example <text:s/></text:span><text:span text:style-name="T278">-C /tmp/MyDealerRun.csv </text:span><text:span text:style-name="T586">This file is opened in </text:span><text:span text:style-name="T123">append</text:span><text:span text:style-name="T586"> mode by default. This allows the user to first write to this file various heading lines, such as a Title, a Run Date, and various column headings before running the Dealer program. It also allows the user to concatenate several Dealer runs into one file. </text:span></text:p>
      <text:p text:style-name="P271">If the file does not exist then it is created. The user can also force the file to be opened in <text:span text:style-name="T115">write</text:span> mode where any existing file is overwritten and not appended to, by preceding the file name with <text:span text:style-name="T196">w: </text:span><text:span text:style-name="T386">For example </text:span><text:span text:style-name="T196">-C w:/tmp/MyDealerRun.csv</text:span></text:p>
      <text:p text:style-name="P270">The type of action that creates a CSV output line is: <text:span text:style-name="T144">csvrpt</text:span><text:span text:style-name="T189"> </text:span><text:span text:style-name="T383">(or </text:span><text:span text:style-name="T189">printrpt</text:span><text:span text:style-name="T383"> for screen only output). </text:span><text:span text:style-name="T369">The </text:span><text:span text:style-name="T178">csvrpt</text:span><text:span text:style-name="T369"> action will automatically put commas between the fields, quotes around the strings, and a newline at the end of each output record. </text:span><text:span text:style-name="T340">The kinds of output that can be handled by this action are: a) a text string between double quotes, </text:span><text:span text:style-name="T371"><text:s text:c="2"/></text:span><text:span text:style-name="T340">b) </text:span><text:span text:style-name="T369">any valid Dealer expression, c) from 1 to 4 hands from the current deal, d) the number of tricks that a hand, or side, can take</text:span><text:span text:style-name="T370">, </text:span><text:span text:style-name="T369"><text:s/>or </text:span><text:span text:style-name="T383">e) the number of tricks possible in </text:span><text:span text:style-name="T369">all 20 declarer-strain combinations for the deal. </text:span></text:p>
      <text:p text:style-name="P249"><text:span text:style-name="T340">Types (a) and (b) simply duplicate the functionality of the </text:span><text:span text:style-name="T144">printes </text:span><text:span text:style-name="T340">action albeit somewhat more conveniently. Type (c) allows the various hands to be conveniently made part of the output record.</text:span><text:span text:style-name="T369"> Type</text:span><text:span text:style-name="T383">s</text:span><text:span text:style-name="T369"> (d) </text:span><text:span text:style-name="T383">and (e) </text:span><text:span text:style-name="T369">allow the user to get the number of tricks a hand (or all hands) can take in all 5 strains with </text:span><text:span text:style-name="T371">a single action </text:span><text:span text:style-name="T369">clause. Whereas the </text:span><text:span text:style-name="T178">dds </text:span><text:span text:style-name="T369">keyword will return the number of tricks possible for one </text:span><text:span text:style-name="T320">compass</text:span><text:span text:style-name="T369"> direction playing in one </text:span><text:span text:style-name="T320">strain</text:span><text:span text:style-name="T369">, <text:s/></text:span><text:span text:style-name="T178">trix(</text:span><text:span text:style-name="T320">compass</text:span><text:span text:style-name="T178">)</text:span><text:span text:style-name="T369"> <text:s text:c="2"/>will return the number of tricks possible in all 5 strains for that compass direction, and </text:span><text:span text:style-name="T178">trix </text:span><text:span text:style-name="T183">(deal )</text:span><text:span text:style-name="T373"> </text:span><text:span text:style-name="T369">will return all 20 possible results.</text:span><text:span text:style-name="T385"> </text:span><text:span text:style-name="T321">(</text:span><text:span text:style-name="T339">deal</text:span><text:span text:style-name="T321"> is a keyword; compass is one of {</text:span><text:span text:style-name="T339">north,east,south,west</text:span><text:span text:style-name="T321">}</text:span><text:span text:style-name="T323"> )</text:span></text:p>
      <text:p text:style-name="P249"><text:span text:style-name="T372">The order of the strains is from left to right, Clubs, Diamonds, Hearts, Spades, No Trump. The hands are given in the order North, East</text:span><text:span text:style-name="T374">, </text:span><text:span text:style-name="T372">South, West. </text:span><text:span text:style-name="T369"><text:s/>These results will be a list of numbers comma separated so that they can be easily imported into another program. </text:span></text:p>
      <text:p text:style-name="P170"/>
      <text:p text:style-name="P170">Example 1: Print a label, an expression, and the North South Hands</text:p>
      <text:p text:style-name="P101">action csvrpt ("Full Test", hcp(north)+hcp(south), NS <text:s text:c="2"/>)</text:p>
      <text:p text:style-name="P170">Result:</text:p>
      <text:p text:style-name="P170"><text:s text:c="2"/><text:span text:style-name="T196">'Full Test',26,n AKJ3.KJ943.T76.J s T9762.A.Q.AK9842 </text:span></text:p>
      <text:p text:style-name="P102"><text:s/>'Full Test',16,n Q65.T.J98754.J63 s 972.AKQJ986.6.QT</text:p>
      <text:p text:style-name="P172"/>
      <text:p text:style-name="P172"/>
      <text:p text:style-name="P172"/>
      <text:p text:style-name="P241"><text:soft-page-break/><text:span text:style-name="T369">E</text:span><text:span text:style-name="T340">xample </text:span><text:span text:style-name="T374">2: Some labels and expressions mixed including a call to the double dummy solver and showing the actual hands for one side only:</text:span></text:p>
      <text:p text:style-name="P241"><text:span text:style-name="T228"><text:tab/></text:span><text:span text:style-name="T215">action csvrpt("South HCP",</text:span><text:span text:style-name="T228"> </text:span><text:span text:style-name="T215">hcp(south),</text:span></text:p>
      <text:p text:style-name="P100"><text:s text:c="9"/><text:span text:style-name="T598"><text:s text:c="10"/></text:span>"North HCP", hcp(north),</text:p>
      <text:p text:style-name="P100"><text:s text:c="15"/><text:span text:style-name="T598"><text:s text:c="4"/></text:span>"N+S HCP", hcp(south)+hcp(north),</text:p>
      <text:p text:style-name="P100"><text:span text:style-name="T598"><text:s text:c="19"/></text:span>"Tricks S NT= ", dds(south,notrump),</text:p>
      <text:p text:style-name="P100"><text:span text:style-name="T598"><text:s text:c="19"/></text:span>"N S Hands:", NS )</text:p>
      <text:p text:style-name="P249"><text:span text:style-name="T370">will result in output such as the following: </text:span><text:span text:style-name="T371">(each record is all on </text:span><text:span text:style-name="T379">1</text:span><text:span text:style-name="T371"> line</text:span><text:span text:style-name="T379">, shown here on 2 lines</text:span><text:span text:style-name="T371">)</text:span></text:p>
      <text:p text:style-name="P133"><text:s/>'South HCP',13,'North HCP',13,'N+S HCP',26,'Tricks S NT= ',8,<text:span text:style-name="T626"> <text:s text:c="2"/>\</text:span></text:p>
      <text:p text:style-name="P133"><text:span text:style-name="T598"><text:s text:c="9"/></text:span>'N S Hands:',<text:span text:style-name="T598"> </text:span>n AKJ3.KJ943.T76.J s T9762.A.Q.AK9842 </text:p>
      <text:p text:style-name="P133"><text:s/>'South HCP',12,'North HCP',4,'N+S HCP',16,'Tricks S NT= ',6,<text:span text:style-name="T626"> <text:s text:c="3"/>\</text:span></text:p>
      <text:p text:style-name="P133"><text:span text:style-name="T598"><text:s text:c="9"/></text:span>'N S Hands:',n Q65.T.J98754.J63 s 972.AKQJ986.6.QT </text:p>
      <text:p text:style-name="P137"/>
      <text:p text:style-name="P249"><text:span text:style-name="T443">Example </text:span><text:span text:style-name="T445">3</text:span><text:span text:style-name="T443">: Using </text:span><text:span text:style-name="T444">the </text:span><text:span text:style-name="T439">trix</text:span><text:span text:style-name="T444"> clause </text:span><text:span text:style-name="T443">with a compass </text:span><text:span text:style-name="T444">in the </text:span><text:span text:style-name="T439">csvrpt</text:span><text:span text:style-name="T444"> action. </text:span><text:span text:style-name="T446"><text:s/>Showing the four hands, but as two sets of two so each side is together. </text:span><text:span text:style-name="T444">The Input File to Dealer action statement is: </text:span></text:p>
      <text:p text:style-name="P134">action csvrpt (NS,"S:",trix(south), EW, "W:", trix(west) )</text:p>
      <text:p text:style-name="P134"/>
      <text:p text:style-name="P249"><text:span text:style-name="T450">And the CSV output for two deals looks like this (each deal is printed on </text:span><text:span text:style-name="T451">1</text:span><text:span text:style-name="T450"> line</text:span><text:span text:style-name="T451">, shown here on 2 lines</text:span><text:span text:style-name="T450">) </text:span></text:p>
      <text:p text:style-name="P134"><text:s/>n AKJ3.KJ943.T76.J s T9762.A.Q.AK9842 ,'S:',11,6,8,12,8,<text:span text:style-name="T626"> <text:s text:c="2"/>\</text:span></text:p>
      <text:p text:style-name="P134"><text:span text:style-name="T599"><text:s/></text:span>e 854.87.KJ843.T75 w Q.QT652.A952.Q63 ,'W:',1,7,5,0,4</text:p>
      <text:p text:style-name="P134"><text:s/>n Q65.T.J98754.J63 s 972.AKQJ986.6.QT ,'S:',2,5,8,4,6,<text:span text:style-name="T626"> <text:s text:c="4"/>\</text:span></text:p>
      <text:p text:style-name="P134"><text:span text:style-name="T599"><text:s/></text:span>e JT43.4.AK32.A754 w AK8.7532.QT.K982 ,'W:',11,8,5,9,6</text:p>
      <text:p text:style-name="P44"/>
      <text:p text:style-name="P249"><text:span text:style-name="T443">Example </text:span><text:span text:style-name="T446">4</text:span><text:span text:style-name="T443">: Using </text:span><text:span text:style-name="T444">the </text:span><text:span text:style-name="T439">trix</text:span><text:span text:style-name="T444"> clause </text:span><text:span text:style-name="T443">calling for all 20 trick counts, and showing all four hands:</text:span></text:p>
      <text:p text:style-name="P44">Here is the action clause:</text:p>
      <text:p text:style-name="P136">action csvrpt ( deal, trix(deal) )</text:p>
      <text:p text:style-name="P44"/>
      <text:p text:style-name="P44">And this is the output (Again each deal is printed all on one line)</text:p>
      <text:p text:style-name="P136"><text:s/>n AKJ3.KJ943.T76.J e 854.87.KJ843.T75 s T9762.A.Q.AK9842 <text:span text:style-name="T626"><text:s text:c="8"/>\</text:span></text:p>
      <text:p text:style-name="P136">w Q.QT652.A952.Q63 ,11,6,8,12,8,1,7,5,0,4,11,6,8,12,8,1,7,5,0,4</text:p>
      <text:p text:style-name="P136"><text:s/>n Q65.T.J98754.J63 e JT43.4.AK32.A754 s 972.AKQJ986.6.QT <text:span text:style-name="T626"><text:s text:c="8"/>\</text:span></text:p>
      <text:p text:style-name="P136">w AK8.7532.QT.K982 ,2,5,8,4,6,11,8,5,9,6,2,5,8,4,6,10,8,5,9,6</text:p>
      <text:p text:style-name="P43"/>
      <text:p text:style-name="P249"><text:span text:style-name="T447">You may have noticed that in all of the above there are no commas in the hand strings when either a </text:span><text:span text:style-name="T455">side</text:span><text:span text:style-name="T447"> such as </text:span><text:span text:style-name="T440">NS</text:span><text:span text:style-name="T447"> or a </text:span><text:span text:style-name="T440">deal</text:span><text:span text:style-name="T447"> is wanted. The whole hand string is treated as one value for the </text:span><text:span text:style-name="T448">CSV</text:span><text:span text:style-name="T447"> file. If you want each hand string to be a separate value you have to call for them separately. That is </text:span><text:span text:style-name="T440">csvrpt(NS)</text:span><text:span text:style-name="T447"> will print <text:s/></text:span><text:span text:style-name="T267">n AKJ3.KJ943.T76.J s T9762.A.Q.AK9842</text:span><text:span text:style-name="T268"> </text:span><text:span text:style-name="T447">whereas </text:span><text:span text:style-name="T440">csvrpt(north,south)</text:span><text:span text:style-name="T447"> will print: <text:s text:c="2"/></text:span><text:span text:style-name="T267">n AKJ3.KJ943.T76.J</text:span><text:span text:style-name="T615">,</text:span><text:span text:style-name="T267">s T9762.A.Q.AK9842</text:span></text:p>
      <text:p text:style-name="P43">Notice the comma before the 's'.</text:p>
      <text:h text:style-name="Heading_20_1" text:outline-level="1"><text:bookmark-start text:name="__RefHeading___Toc6857_3691053158"/>A Complete Example <text:bookmark-end text:name="__RefHeading___Toc6857_3691053158"/></text:h>
      <text:p text:style-name="Standard">The following complete example is taken verbatim from the original user documentation.<text:span text:style-name="T597"> It shows the use of the most common types of conditions and actions.</text:span></text:p>
      <text:p text:style-name="Standard">The intent of this example (as described therein) is to produce some hands that match this situation:</text:p>
      <text:p text:style-name="Standard"><text:span text:style-name="T566">Y</text:span>ou <text:span text:style-name="T566">south, </text:span>hold SAQ542, HKJ87, D32, CAK and the auction starts 1C on your left, 2D by partner, pass on your left. With the predeal command, you can assign these 13 cards to this player. Then you create <text:soft-page-break/><text:a xlink:type="simple" xlink:href="../../../Debian/dealer/Manual/input.html#expr" text:style-name="Internet_20_link" text:visited-style-name="Visited_20_Internet_20_Link"><text:span text:style-name="T111">expressions</text:span></text:a><text:span text:style-name="T128"> </text:span>describing the 1C opener and the 2D overcall. Finally, you generate a number of hands fitting the conditions and (hopefully) find the solution for your problem. <text:span text:style-name="T566"><text:s/></text:span></text:p>
      <text:p text:style-name="Standard"/>
      <text:p text:style-name="Standard">Here is the final input file to Dealer</text:p>
      <text:p text:style-name="P4"/>
      <text:p text:style-name="P4">generate <text:s text:c="2"/>10000</text:p>
      <text:p text:style-name="P3">produce <text:s text:c="3"/>25</text:p>
      <text:p text:style-name="P3">vulnerable ew</text:p>
      <text:p text:style-name="P3">dealer <text:s text:c="4"/>west</text:p>
      <text:p text:style-name="P3">predeal <text:s text:c="3"/>south SAQ542, HKJ87, D32, CAK</text:p>
      <text:p text:style-name="P3">west1n = shape(west, any 4333 + any 4432 + any 5332 - 5xxx - x5xx) &amp;&amp;</text:p>
      <text:p text:style-name="P3"><text:s text:c="9"/>hcp(west)&gt;14 &amp;&amp; hcp(west)&lt;18</text:p>
      <text:p text:style-name="P3">west1h = hearts(west)&gt;= 5</text:p>
      <text:p text:style-name="P3">west1s = spades(west)&gt;= 5</text:p>
      <text:p text:style-name="P3">west1d = diamonds(west)&gt;clubs(west) || ((diamonds(west)==clubs(west))==4)</text:p>
      <text:p text:style-name="P3">west1c = (not west1n) &amp;&amp; hcp(west)&gt;10 &amp;&amp; clubs(west)&gt;=3</text:p>
      <text:p text:style-name="P3"><text:s text:c="9"/>&amp;&amp; (not west1h) &amp;&amp; (not west1s) &amp;&amp; (not west1d)</text:p>
      <text:p text:style-name="P3">north2d = (hcp(north)&gt;5 &amp;&amp; hcp(north)&lt;12) &amp;&amp;</text:p>
      <text:p text:style-name="P3"><text:s text:c="10"/>shape(north, xx6x + xx7x - any 4xxx - any 5xxx)</text:p>
      <text:p text:style-name="P3">condition <text:s/>west1c &amp;&amp; north2d</text:p>
      <text:p text:style-name="P282">action <text:s text:c="4"/>printall</text:p>
      <text:h text:style-name="P290" text:outline-level="1"><text:bookmark-start text:name="__RefHeading___Toc2494_3691053158"/>End of Run Statistics<text:bookmark-end text:name="__RefHeading___Toc2494_3691053158"/></text:h>
      <text:p text:style-name="P204">The user can control whether he wants the end of run statistics to be printed by means of the -v command line switch. The default is to print them. Setting -v on the command line turns them off.</text:p>
      <text:p text:style-name="P204">The end of run statistics look like this:</text:p>
      <text:p text:style-name="P140">Print All Example</text:p>
      <text:p text:style-name="P140">Generated 599 hands</text:p>
      <text:p text:style-name="P140">Produced <text:s/>3 hands</text:p>
      <text:p text:style-name="P140">Initial random seed 189709657221267</text:p>
      <text:p text:style-name="P140">Time needed <text:s text:c="3"/>0.015 sec</text:p>
      <text:p text:style-name="P52"><text:span text:style-name="T594">The title is "Print All Example". </text:span>No title is printed if none was entered. </text:p>
      <text:h text:style-name="Heading_20_1" text:outline-level="1"><text:bookmark-start text:name="__RefHeading___Toc2496_3691053158"/>Command Line Parameters<text:bookmark-end text:name="__RefHeading___Toc2496_3691053158"/></text:h>
      <text:p text:style-name="P205"><text:span text:style-name="T556">The command line parameters follow the usual Unix/Linux idiom of a dash then a single letter (no space between the dash an</text:span><text:span text:style-name="T594">d</text:span><text:span text:style-name="T556"> the letter). The single letter is known as the command line option or switch. Both terms are used. Some options take a value, some options do not. The -v option referred to earlier is one that does not take a</text:span><text:span text:style-name="T567"> value</text:span><text:span text:style-name="T556">. </text:span><text:span text:style-name="T572">All of the options that Dealer uses are a single character. Some are digits, some are upper or lower case letters. Upper and lower case letters refer to different options. </text:span><text:span text:style-name="T556"><text:s/>For example the option -v will turn off the end of run statistics, while the option <text:s/>-V will print the version information. The options can be in any order, they can come before or after the input filename. Example: </text:span><text:span text:style-name="T282">dealerv2 -p 10 <text:s/>Descr.misfit -s2 </text:span></text:p>
      <text:p text:style-name="P204">This command says to produce 10 deals, that the input file is named Descr.misfit and that the starting seed for the RNG is 2. </text:p>
      <text:p text:style-name="P204"><text:soft-page-break/></text:p>
      <text:p text:style-name="P204">It is common in the Linux/Unix world for the option -h to print a help message and the option -V to print version information.</text:p>
      <text:p text:style-name="P204">Here is the output from <text:span text:style-name="T196">dealerv2 -V</text:span></text:p>
      <text:p text:style-name="P140">Version info....</text:p>
      <text:p text:style-name="P140">Revision: 2.<text:span text:style-name="T557">0.0</text:span> </text:p>
      <text:p text:style-name="P140">Date: 2022/0<text:span text:style-name="T572">2</text:span>/16 </text:p>
      <text:p text:style-name="P140">$Author: Hans, Henk, JGM $</text:p>
      <text:p text:style-name="P205"/>
      <text:p text:style-name="P206"><text:span text:style-name="T557">Here is the help message you get with the -h option</text:span><text:span text:style-name="T572">. The list of valid options is on the line after the Usage text.</text:span></text:p>
      <text:p text:style-name="P107">--- HELP COMING --- </text:p>
      <text:p text:style-name="P107">./deal<text:span text:style-name="T637">erv2</text:span> Usage: -[options] [input_filename | stdin] [&gt;output_file]</text:p>
      <text:p text:style-name="P107">List of Run Time Options (all are optional): [hmquvVg:p:s:x:C:D:M:O:P:R:T:N:E:S:W:X:0:1:2:3:4:5:6:7:8:9:]</text:p>
      <text:p text:style-name="P109">h=Help u=UC_toggle v={Verbose, toggle EOJ stats} m={progress Meter} </text:p>
      <text:p text:style-name="P109">q={PBN Quiet mode} V={show Version info and exit}</text:p>
      <text:p text:style-name="P107"/>
      <text:p text:style-name="P107">These next switches all require values either integers or strings </text:p>
      <text:p text:style-name="P109">g={override Inputfile Generate} p={override Inputfile Produce} </text:p>
      <text:p text:style-name="P109">{s=starting Seed for RNG} {x=eXchangeMode:2|3}</text:p>
      <text:p text:style-name="P107">C={Filename for CSV Report. (Precede with w: to truncate, else opened for append)}</text:p>
      <text:p text:style-name="P107">N:E:S:W ={Compass predeal holding} <text:s/>O={Opener(NSEW) for OPC eval Default=[W|S]}</text:p>
      <text:p text:style-name="P107">M={dds_Mode: 1=single solution, 2=20x solutions} R={Resources/Threads(1..9)}</text:p>
      <text:p text:style-name="P108">P={vulnerability for Par computation: 0=NoneVul, 1=NS, 2=EW, 3=Both} </text:p>
      <text:p text:style-name="P108">T={Title in quotes}X={Filename to open for eXporting predeal holdings} </text:p>
      <text:p text:style-name="P107">D={Debug verbosity level 0-9; (minimal effect in production version)}</text:p>
      <text:p text:style-name="P110">-0 to -9={one word or string in double quotes to set $0 thru $9 <text:span text:style-name="T637"><text:s text:c="11"/>\ </text:span></text:p>
      <text:p text:style-name="P110"><text:span text:style-name="T637"><text:s text:c="5"/></text:span>script parms in Input File}</text:p>
      <text:p text:style-name="P107">--- HELP DONE -</text:p>
      <text:p text:style-name="P161">The first part of the help message lists those options that do not take a value, the next part lists the options that do require a value.<text:span text:style-name="T567"> The ones that take a value have a colon after the option letter. </text:span></text:p>
      <text:p text:style-name="P161">If you set the Debug (-D) option to 1 (or more) you will get the various options and their settings printed out at the start of the run <text:span text:style-name="T558">in alphabetical order</text:span><text:span text:style-name="T572">. </text:span>(There are also some fields shown that are not specifically options but are related to options, for example the length of the title string<text:span text:style-name="T558">, or the MaxRamMB field.</text:span><text:span text:style-name="T572"> Like so:</text:span></text:p>
      <text:p text:style-name="P159">deal<text:span text:style-name="T558">erv2</text:span> -D1 -T"Example Title" -s11 -XExport.dat -M2 -P1 -R6 -OW -x2<text:span text:style-name="T558"> </text:span>-p5 <text:span text:style-name="T623">\</text:span></text:p>
      <text:p text:style-name="P246"><text:span text:style-name="T281"><text:s text:c="9"/></text:span><text:span text:style-name="T280">-g100</text:span><text:span text:style-name="T281"> -0 pt0 -9 hcp</text:span></text:p>
      <text:p text:style-name="P24">The output showing the Options Settings:</text:p>
      <text:p text:style-name="P86">Showing Options with Verbosity = 1</text:p>
      <text:p text:style-name="P86"><text:tab/> g:Maxgenerate=[100]</text:p>
      <text:p text:style-name="P86"><text:tab/> m:ProgressMeter=[1]</text:p>
      <text:p text:style-name="P86"><text:tab/> p:Maxproduce=[5]</text:p>
      <text:p text:style-name="P86"><text:tab/> q:Quiet=[0]</text:p>
      <text:p text:style-name="P86"><text:tab/> s:Seed=[11]</text:p>
      <text:p text:style-name="P90"><text:tab/> u:UpperCase=[1]</text:p>
      <text:p text:style-name="P158"><text:span text:style-name="T513"><text:s text:c="6"/></text:span><text:span text:style-name="T511">v:Verbose=[1 ; 1</text:span><text:span text:style-name="T512">]</text:span></text:p>
      <text:p text:style-name="P86"><text:tab/> x:eXchange aka Swapping=[2]</text:p>
      <text:p text:style-name="P86"><text:soft-page-break/><text:tab/> D:Debug Verbosity=[1] set to 1</text:p>
      <text:p text:style-name="P86"><text:tab/> M:DDS Mode=[2] set to 2</text:p>
      <text:p text:style-name="P86"><text:tab/> O:Opener=[W, 3]</text:p>
      <text:p text:style-name="P86"><text:tab/> P:Par Vuln=[1]</text:p>
      <text:p text:style-name="P86"><text:tab/> R:MaxThreads=[6]</text:p>
      <text:p text:style-name="P86"><text:tab/> R:MaxRamMB=[960]</text:p>
      <text:p text:style-name="P86"><text:tab/> T:Title=[Example Title],len=13</text:p>
      <text:p text:style-name="P86"><text:tab/> N:PreDeal=[]</text:p>
      <text:p text:style-name="P86"><text:tab/> S:PreDeal=[]</text:p>
      <text:p text:style-name="P86"><text:tab/> E:PreDeal=[]</text:p>
      <text:p text:style-name="P86"><text:tab/> W:PreDeal=[]</text:p>
      <text:p text:style-name="P86"><text:tab/> X:Fname=[Export.dat]</text:p>
      <text:p text:style-name="P95">Showing Script Vars with Verbosity = 1</text:p>
      <text:p text:style-name="P95"><text:tab/> [$0]=pt0</text:p>
      <text:p text:style-name="P95"><text:tab/> [$9]=hcp</text:p>
      <text:p text:style-name="P82">You are also shown any script variables that have been set. If none are set then none are shown.</text:p>
      <text:p text:style-name="P82"/>
      <text:p text:style-name="P53">The following describes the effect of each of these option letters in detail.<text:span text:style-name="T559"> One thing to note is that where a value can be specified in the input file and as an option (for example </text:span><text:span text:style-name="T181">generate</text:span><text:span text:style-name="T559"> or </text:span><text:span text:style-name="T181">produce</text:span><text:span text:style-name="T559">) the value set on the command line takes precedence. This saves the user the trouble of opening a text editor and changing the input file when only a minor change such as the number to produce is required.</text:span></text:p>
      <text:p text:style-name="P53"/>
      <text:p text:style-name="P54"><text:span text:style-name="T144">-g </text:span><text:span text:style-name="T168">number</text:span><text:span text:style-name="T174"> </text:span><text:span text:style-name="T560">G</text:span>enerate. This option allows the <text:span text:style-name="T560">user to override the value in the input file or the default value. The option letter </text:span><text:span text:style-name="T604">'</text:span><text:span text:style-name="T560">g</text:span><text:span text:style-name="T604">'</text:span><text:span text:style-name="T560">, must be followed by a numeric value.</text:span></text:p>
      <text:p text:style-name="P55"><text:span text:style-name="T144">-m</text:span> Progress Meter. This option turns on the progress meter. If <text:span text:style-name="T637">the </text:span><text:span text:style-name="T604">run time is long-ish because </text:span>the condition is difficult to meet, or there are many calls to a DDS function the progress meter can print out the percentage completion<text:span text:style-name="T595"> during the run</text:span>. It compares the number of hands produced so far to the number the user has asked for. </text:p>
      <text:p text:style-name="P49">-p number <text:span text:style-name="T340">Produce. This option allows the user to override the value in the input file or the default value. The option letter </text:span><text:span text:style-name="T378">'</text:span><text:span text:style-name="T340">p</text:span><text:span text:style-name="T378">'</text:span><text:span text:style-name="T340"> must be followed by a numeric value.</text:span></text:p>
      <text:p text:style-name="P55"><text:span text:style-name="T144">-q </text:span>Suppress PBN output (useful for testing, then switch it back on when generating the "final" sample). </text:p>
      <text:p text:style-name="P55"><text:span text:style-name="T144">-s number</text:span><text:span text:style-name="T340"> Starting seed for the RNG. By specifying a starting seed you can get repeatable results by specifying the same starting seed the next time. <text:s/>A value of zero, or no -s option uses the Linux Kernel entropy pool to generate a starting seed.</text:span></text:p>
      <text:p text:style-name="P49">-u <text:span text:style-name="T340">Toggle upper case mode. </text:span></text:p>
      <text:p text:style-name="P49">-v <text:span text:style-name="T340">Toggle verbose mode. This will turn off the end of run statistics.</text:span></text:p>
      <text:p text:style-name="P208"><text:span text:style-name="T483">-x 2|3</text:span><text:span text:style-name="T469"> Specify e</text:span><text:span text:style-name="T483">x</text:span><text:span text:style-name="T469">change aka swapping mode. In the previous version of </text:span><text:span text:style-name="T471">D</text:span><text:span text:style-name="T469">ealer this was implemented with 3 separate switches, -0 , -2, -3. Version 2.0 implements swapping/exchange mode with one switch which takes one of two values. </text:span><text:span text:style-name="T483">-x2</text:span><text:span text:style-name="T469"> keeps the </text:span><text:span text:style-name="T470">N/S</text:span><text:span text:style-name="T469"> hands the same while exchanging the E/W hands. </text:span><text:span text:style-name="T483">-x3</text:span><text:span text:style-name="T469"> keeps the </text:span><text:span text:style-name="T472">N</text:span><text:span text:style-name="T469">orth hand the same while permuting the other 3 hands in every way possible. </text:span></text:p>
      <text:p text:style-name="P238"><text:span text:style-name="T407">-</text:span><text:span text:style-name="T408">C</text:span><text:span text:style-name="T407"> filename</text:span><text:span text:style-name="T400"> </text:span><text:span text:style-name="T401">CSV</text:span><text:span text:style-name="T400"> output filename for the</text:span><text:span text:style-name="T401"> </text:span><text:span text:style-name="T408">csvrpt</text:span><text:span text:style-name="T400"> </text:span><text:span text:style-name="T401">command.</text:span><text:span text:style-name="T400"> If no -</text:span><text:span text:style-name="T401">C</text:span><text:span text:style-name="T400"> filename is entered the command will output to stdout (which may be redirected).</text:span><text:span text:style-name="T401"> See the</text:span><text:span text:style-name="T408"> csvrpt</text:span><text:span text:style-name="T401"> description for append or write mode.</text:span></text:p>
      <text:p text:style-name="P209"><text:span text:style-name="T144">-D</text:span><text:span text:style-name="T340"> </text:span><text:span text:style-name="T169">number </text:span><text:span text:style-name="T362">Set the verbosity level for the debugging print statements. The usual range is from 0 to 9. A value of zero will suppress all debugging output. The higher the number the more verbose the debugging output will be. </text:span><text:span text:style-name="T378">With</text:span><text:span text:style-name="T362"> one exception</text:span><text:span text:style-name="T366">,</text:span><text:span text:style-name="T362"> </text:span><text:span text:style-name="T366">unless Dealer was compiled </text:span><text:span text:style-name="T362">with -DJGMDBG as an </text:span><text:soft-page-break/><text:span text:style-name="T362">option to gcc</text:span><text:span text:style-name="T366"> the -D </text:span><text:span text:style-name="T378">switch</text:span><text:span text:style-name="T366"> will have no effect</text:span><text:span text:style-name="T362">, since most of the debugging print statements are conditional on that symbol being defined. The one exception is that if -D1 (or higher) is specified then the list of option settings given earlier is shown. </text:span></text:p>
      <text:p text:style-name="P56"><text:span text:style-name="T144">-M</text:span><text:span text:style-name="T170"> 1|2 </text:span><text:span text:style-name="T363"><text:s/>Set the DDS mode. 1= Single solution per call. 2=all 20 strain-declarer solutions per call.</text:span></text:p>
      <text:p text:style-name="P56"><text:span text:style-name="T144">-O</text:span><text:span text:style-name="T170"> </text:span><text:span text:style-name="T171">N|E|S|W</text:span><text:span text:style-name="T364"> set the Opener to be used in </text:span><text:span text:style-name="T171">opc</text:span><text:span text:style-name="T364"> evaluations. Default is West. </text:span></text:p>
      <text:p text:style-name="P50">-P<text:span text:style-name="T561"> 0|1|2|3 </text:span><text:span text:style-name="T364">Set the vulnerability to use for the Par calculat</text:span><text:span text:style-name="T365">i</text:span><text:span text:style-name="T364">ons</text:span><text:span text:style-name="T365">. 0=none, 1=NS, 2=EW, 3=both.</text:span></text:p>
      <text:p text:style-name="P252"><text:span text:style-name="T487">-R 1</text:span><text:span text:style-name="T488"> - </text:span><text:span text:style-name="T487">9 </text:span><text:span text:style-name="T474">Set the Resources for DDS mode 2 solutions. </text:span><text:span text:style-name="T475">Sets</text:span><text:span text:style-name="T474"> the number of threads</text:span><text:span text:style-name="T476">, and the number of threads also sets the amount of RAM required.</text:span><text:span text:style-name="T475"> Adding threads does not speed up DDS Mode 1.</text:span></text:p>
      <text:p text:style-name="P51"><text:span text:style-name="T340">-T </text:span><text:span text:style-name="T51">quoted-string </text:span><text:span text:style-name="T1">Sets the </text:span><text:span text:style-name="T34">T</text:span><text:span text:style-name="T1">itle to be printed on the reports. The user should limit the title to no more than 100 characters. If no title is entered on the command line or </text:span><text:span text:style-name="T34">in the </text:span><text:span text:style-name="T1">input file then no title is printed.</text:span></text:p>
      <text:p text:style-name="P51"><text:span text:style-name="T51">-X filename</text:span><text:span text:style-name="T1"> Sets the output filename for the </text:span><text:span text:style-name="T51">export</text:span><text:span text:style-name="T1"> </text:span><text:span text:style-name="T38">command.</text:span><text:span text:style-name="T1"> If no -X filename is entered the command</text:span><text:span text:style-name="T40"> </text:span><text:span text:style-name="T1">will output to stdout (which may be redirected).</text:span></text:p>
      <text:p text:style-name="P210"><text:span text:style-name="T407">-N, -S, -E, -W </text:span><text:span text:style-name="T422">holding-list </text:span><text:span text:style-name="T397">These switches allow the user to specify what is to be predealt to any or all of the compass directions. As shown in the example of the export output, a </text:span><text:span text:style-name="T422">holding </text:span><text:span text:style-name="T397">is a suit letter (capitals) followed by the cards in that suit that are to be predealt, in descending order. A </text:span><text:span text:style-name="T422">holding-list</text:span><text:span text:style-name="T397"> </text:span></text:p>
      <text:p text:style-name="P83">is several holdings joined by commas. Any number of cards in any number of suits can be pre-dealt.</text:p>
      <text:p text:style-name="P82"><text:span text:style-name="T144">-0 <text:s/>to -9</text:span><text:span text:style-name="T340"> Gives a value to the script parameter(s) $1 thru $9. The text (or number) that follows this parameter(s) will be substituted for the symbol(s) $1 thru $9 wherever they are found in the input file. See the instructions on using script variables later in the document.</text:span></text:p>
      <text:p text:style-name="P32"/>
      <text:h text:style-name="Heading_20_3" text:outline-level="3"><text:bookmark-start text:name="__RefHeading___Toc2943_3691053158"/>Example Simulation Exercise<text:bookmark-end text:name="__RefHeading___Toc2943_3691053158"/></text:h>
      <text:p text:style-name="P32">An example of the use of these options and the <text:span text:style-name="T144">export</text:span> command is as follows:</text:p>
      <text:p text:style-name="P57"><text:span text:style-name="T514">First run </text:span><text:span text:style-name="T519">D</text:span><text:span text:style-name="T514">ealer to </text:span><text:span text:style-name="T525">produce </text:span><text:span text:style-name="T514">some number (say 100) of NS hands that meet some criteria</text:span><text:span text:style-name="T515"> such as both being balanced with a</text:span><text:span text:style-name="T514"> total of 2</text:span><text:span text:style-name="T516">6.0 to 26.75</text:span><text:span text:style-name="T514"> Optimal </text:span><text:span text:style-name="T521">P</text:span><text:span text:style-name="T514">oints</text:span><text:span text:style-name="T515"> between them</text:span><text:span text:style-name="T514">. </text:span><text:span text:style-name="T515">E</text:span><text:span text:style-name="T514">xport these hands to a file OP</text:span><text:span text:style-name="T516">C</text:span><text:span text:style-name="T514">26NT.exp</text:span></text:p>
      <text:p text:style-name="P57"><text:span text:style-name="T514">Then create another description file that produces </text:span><text:span text:style-name="T520">2</text:span><text:span text:style-name="T514">00 deals where the NS hands are predealt. Average the number of tricks that NS can take</text:span><text:span text:style-name="T515">, in some strain, in this case NoTrump.</text:span></text:p>
      <text:p text:style-name="P59"><text:span text:style-name="T514">Create a shell script that reads the</text:span><text:span text:style-name="T516"> </text:span><text:span text:style-name="T517">OP</text:span><text:span text:style-name="T516">C</text:span><text:span text:style-name="T517">26NT.exp</text:span><text:span text:style-name="T514"> file one line at a time and for each line runs Dealer with the second description file.</text:span><text:span text:style-name="T518"> You will thus create 100 examples of a pair of hands that probably wants to play in 3NT, and you will average the number of tricks that each of those hands can take over </text:span><text:span text:style-name="T520">2</text:span><text:span text:style-name="T518">00 deals. A total of </text:span><text:span text:style-name="T520">2</text:span><text:span text:style-name="T518">0,000 situations analyzed. </text:span></text:p>
      <text:p text:style-name="P33">Here is the sample code:</text:p>
      <text:p text:style-name="P58"><text:span text:style-name="T514">The first Dealer Input </text:span><text:span text:style-name="T519">F</text:span><text:span text:style-name="T514">ile, Descr.26NT</text:span></text:p>
      <text:p text:style-name="P94">generate <text:s text:c="2"/>100000</text:p>
      <text:p text:style-name="P94">produce <text:s text:c="3"/>100</text:p>
      <text:p text:style-name="P239"><text:span text:style-name="T265">title "</text:span><text:span text:style-name="T266">OPC</text:span><text:span text:style-name="T265"> Bal 26opc <text:s/>-s123 -m -v -D0"</text:span></text:p>
      <text:p text:style-name="P94">opener west</text:p>
      <text:p text:style-name="P94">condition ( shape(west, any 4333+any 4432+any 5332 -5xxx -x5xx ) &amp;&amp;</text:p>
      <text:p text:style-name="P94"><text:s text:c="12"/>shape(east, any 4333+any 4432+any 5332 -5xxx -x5xx ) &amp;&amp;</text:p>
      <text:p text:style-name="P94"><text:s text:c="12"/>26.0 &lt;= opc(EW,notrump) &amp;&amp; opc(EW,notrump) &lt;=26.75 )</text:p>
      <text:p text:style-name="P94"/>
      <text:p text:style-name="P94">action export ( EW ),</text:p>
      <text:p text:style-name="P94"><text:s text:c="8"/>printoneline</text:p>
      <text:p text:style-name="P35"/>
      <text:p text:style-name="P34"><text:soft-page-break/>The screen output looks like:<text:span text:style-name="T632"> (100 lines printed)</text:span></text:p>
      <text:p text:style-name="P125">n KJ2.Q52.K87.KJ87 e 8743.A9.642.QT64 s AT.JT874.953.932 w Q965.K63.AQJT.A5 </text:p>
      <text:p text:style-name="P125">n 92.A65.9852.JT92 e J3.Q872.AJ64.AK5 s KQT865.K93.T3.73 w A74.JT4.KQ7.Q864 </text:p>
      <text:p text:style-name="P34">The Export file looks like:</text:p>
      <text:p text:style-name="P125">-E S8743,HA9,D642,CQT64 <text:s/>-W SQ965,HK63,DAQJT,CA5 </text:p>
      <text:p text:style-name="P125">-E SJ3,HQ872,DAJ64,CAK5 <text:s/>-W SA74,HJT4,DKQ7,CQ864</text:p>
      <text:p text:style-name="P38"/>
      <text:p text:style-name="P30"><text:span text:style-name="T129">The second Dealer </text:span><text:span text:style-name="T138">I</text:span><text:span text:style-name="T129">nput </text:span><text:span text:style-name="T138">F</text:span><text:span text:style-name="T129">ile looks like:</text:span></text:p>
      <text:p text:style-name="P125">generate <text:s text:c="2"/>100000</text:p>
      <text:p text:style-name="P119"><text:span text:style-name="T129">produce <text:s text:c="3"/></text:span><text:span text:style-name="T139">2</text:span><text:span text:style-name="T129">00</text:span></text:p>
      <text:p text:style-name="P240"><text:span text:style-name="T253">title "</text:span><text:span text:style-name="T254">OPC</text:span><text:span text:style-name="T253"> Bal 26opc <text:s/>Verify"</text:span></text:p>
      <text:p text:style-name="P125">opener west</text:p>
      <text:p text:style-name="P125"/>
      <text:p text:style-name="P126">action <text:s/>frequency "Bal 2opc" (dds(west,notrump), 6, 12 ),</text:p>
      <text:p text:style-name="P125"><text:s text:c="8"/>average "3NT Success Pct " ( dds(west,notrump) &gt;= 9 )*100,</text:p>
      <text:p text:style-name="P125"/>
      <text:p text:style-name="P37">The shell script that runs this file is:</text:p>
      <text:p text:style-name="P127">#!/bin/bash</text:p>
      <text:p text:style-name="P127">usage() {</text:p>
      <text:p text:style-name="P121"><text:span text:style-name="T129"><text:s/>echo usage: $0 file_of_predeals Ofile_for_append DealerIn_File </text:span><text:span text:style-name="T134">\</text:span></text:p>
      <text:p text:style-name="P121"><text:span text:style-name="T134"><text:tab/><text:tab/></text:span><text:span text:style-name="T129">e.g. DOP26NT.exp DOP26NT.results Check.DOP26NT</text:span></text:p>
      <text:p text:style-name="P127">}</text:p>
      <text:p text:style-name="P127"/>
      <text:p text:style-name="P127">if <text:s text:c="2"/>[ $# -lt 3 ] ; then usage ; exit 0 ; fi</text:p>
      <text:p text:style-name="P127">fin=${1}</text:p>
      <text:p text:style-name="P127">fout=${2}</text:p>
      <text:p text:style-name="P127">fctl=${3}</text:p>
      <text:p text:style-name="P121"><text:span text:style-name="T129">echo "Opening Predeal file ${fin} Appending to Output file ${fout} </text:span><text:span text:style-name="T134">\</text:span></text:p>
      <text:p text:style-name="P121"><text:span text:style-name="T134"><text:tab/><text:tab/></text:span><text:span text:style-name="T129">using control file ${fctl}"</text:span></text:p>
      <text:p text:style-name="P120"><text:span text:style-name="T140">while read predeal</text:span><text:span text:style-name="T129">; do</text:span></text:p>
      <text:p text:style-name="P127"><text:tab/>precnt=$(( $precnt+1 ))</text:p>
      <text:p text:style-name="P127"><text:tab/>echo "Starting Record # $precnt "</text:p>
      <text:p text:style-name="P127"><text:tab/>echo Analyzing EW hands: <text:span text:style-name="T144">${predeal}</text:span> &gt;&gt;${fout}</text:p>
      <text:p text:style-name="P120"><text:span text:style-name="T129"><text:s text:c="8"/>./dealer</text:span><text:span text:style-name="T134">v2</text:span><text:span text:style-name="T129"> -m -s117 -M1 -D0 -v </text:span><text:span text:style-name="T140">${predeal}</text:span><text:span text:style-name="T129"> ${fctl} <text:s text:c="4"/>&gt;&gt;${fout}</text:span></text:p>
      <text:p text:style-name="P127">done &lt;<text:span text:style-name="T144">${fin}</text:span></text:p>
      <text:p text:style-name="P127">echo "Done. Results appended to ${fout}"</text:p>
      <text:p text:style-name="P127"/>
      <text:p text:style-name="P211"><text:span text:style-name="T430">Note how the script reads </text:span><text:span text:style-name="T431">the </text:span><text:span text:style-name="T430">file created earlier by the export command and stores the text in the shell variable </text:span><text:span text:style-name="T618">${predeal}</text:span><text:span text:style-name="T430">. <text:s/>The script then passes that text into the Dealer predeal specification via the command line options -W and -E. </text:span><text:span text:style-name="T432"><text:s/>In effect the line:</text:span></text:p>
      <text:p text:style-name="P122"><text:span text:style-name="T524">./dealer</text:span><text:span text:style-name="T523">v2</text:span><text:span text:style-name="T524"> -m -s117 -M1 -D0 -v </text:span><text:span text:style-name="T619">${predeal}</text:span><text:span text:style-name="T524"> ${fctl} <text:s/>&gt;&gt;${fout}</text:span></text:p>
      <text:p text:style-name="P39">becomes:</text:p>
      <text:p text:style-name="P122"><text:span text:style-name="T522">./dealer</text:span><text:span text:style-name="T523">v2</text:span><text:span text:style-name="T522"> -m -s117 -M1 -D0 -v</text:span><text:span text:style-name="T453"> </text:span><text:span text:style-name="T454"><text:s/></text:span><text:span text:style-name="T136"><text:s/></text:span><text:span text:style-name="T138"><text:s/>\</text:span></text:p>
      <text:p text:style-name="P122"><text:span text:style-name="T138"><text:s text:c="7"/></text:span><text:span text:style-name="T620">-E S8743,HA9,D642,CQT64 </text:span><text:span text:style-name="T621"><text:s/></text:span><text:span text:style-name="T620">-W SQ965,HK63,DAQJT,CA5</text:span><text:span text:style-name="T138"> </text:span><text:span text:style-name="T522">${fctl} <text:s/>&gt;&gt;${fout}</text:span></text:p>
      <text:p text:style-name="P40"/>
      <text:p text:style-name="P281">The results in the output file <text:span text:style-name="T297">(${fout})</text:span><text:span text:style-name="T633"> </text:span>look like:</text:p>
      <text:p text:style-name="P123"><text:span text:style-name="T135">A</text:span><text:span text:style-name="T129">nalyzing EW hands: -E S8743,HA9,D642,CQT64 -W SQ965,HK63,DAQJT,CA5</text:span></text:p>
      <text:p text:style-name="P128">Frequency Bal 2opc:</text:p>
      <text:p text:style-name="P128"><text:s text:c="4"/>6 <text:s text:c="8"/>31</text:p>
      <text:p text:style-name="P128"><text:s text:c="4"/>7 <text:s text:c="8"/>49</text:p>
      <text:p text:style-name="P128"><text:s text:c="4"/>8 <text:s text:c="8"/>15</text:p>
      <text:p text:style-name="P128"><text:s text:c="4"/>9 <text:s text:c="9"/>4</text:p>
      <text:p text:style-name="P128"><text:s text:c="3"/>10 <text:s text:c="9"/>1</text:p>
      <text:p text:style-name="P128"><text:s text:c="3"/>11 <text:s text:c="9"/>0</text:p>
      <text:p text:style-name="P128"><text:s text:c="3"/>12 <text:s text:c="9"/>0</text:p>
      <text:p text:style-name="P124"><text:span text:style-name="T129">3NT Success Pct : Mean=</text:span><text:span text:style-name="T137"> </text:span><text:span text:style-name="T139">6</text:span><text:span text:style-name="T129">3.0000, Std Dev= 25.6432, Var= 657.5758, Sample Size=</text:span><text:span text:style-name="T139">2</text:span><text:span text:style-name="T129">00</text:span></text:p>
      <text:p text:style-name="P128">Analyzing EW hands: -E SJ3,HQ872,DAJ64,CAK5 -W SA74,HJT4,DKQ7,CQ864</text:p>
      <text:p text:style-name="P128">Frequency Bal 2opc:</text:p>
      <text:p text:style-name="P128"><text:s text:c="4"/>6 <text:s text:c="9"/>0</text:p>
      <text:p text:style-name="P128"><text:s text:c="4"/>7 <text:s text:c="9"/>0</text:p>
      <text:p text:style-name="P128"><text:s text:c="4"/>8 <text:s text:c="8"/>46</text:p>
      <text:p text:style-name="P128"><text:s text:c="4"/>9 <text:s text:c="8"/>49</text:p>
      <text:p text:style-name="P128"><text:s text:c="3"/>10 <text:s text:c="9"/>5</text:p>
      <text:p text:style-name="P128"><text:s text:c="3"/>11 <text:s text:c="9"/>0</text:p>
      <text:p text:style-name="P128"><text:s text:c="3"/>12 <text:s text:c="9"/>0</text:p>
      <text:p text:style-name="P216"><text:span text:style-name="T251">3NT Success Pct : Mean=</text:span><text:span text:style-name="T252"> </text:span><text:span text:style-name="T251">54.00, Std Dev= 50.09, Var= <text:s/>2509.09, Sample Size=</text:span><text:span text:style-name="T254">2</text:span><text:span text:style-name="T251">00 </text:span></text:p>
      <text:p text:style-name="P128"/>
      <text:p text:style-name="P22"><text:span text:style-name="T86">T</text:span><text:span text:style-name="T79">here will be one set of such results for each of the EW hands that were exported to the export file.</text:span></text:p>
      <text:p text:style-name="P36">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596">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in at the computer manually editing the Dealer input file to change the predeal specification.</text:p>
      <text:h text:style-name="P291" text:outline-level="1"><text:bookmark-start text:name="__RefHeading___Toc7101_3691053158"/>Scripting the Input File<text:bookmark-end text:name="__RefHeading___Toc7101_3691053158"/></text:h>
      <text:p text:style-name="Standard"/>
      <text:p text:style-name="P219">Using Version 2.0 of Dealer the user has the ability to make the Input File contain some 'variables' that can be specified at run time. <text:span text:style-name="T577">There are 10 of these, and they are written in the Input File as $0 thru $9. When Flex sees one of these in the </text:span><text:span text:style-name="T579">I</text:span><text:span text:style-name="T577">nput </text:span><text:span text:style-name="T579">F</text:span><text:span text:style-name="T577">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span></text:p>
      <text:p text:style-name="P221">The input strings that Flex reads from are filled by specifying their values on the command line with the options -0 thru -9. </text:p>
      <text:p text:style-name="P222"/>
      <text:p text:style-name="P222">Here is an example where we first generate some Weak NT hands<text:span text:style-name="T578"> (12 -14 hcp for West)</text:span> and then some strong ones<text:span text:style-name="T578"> (West has 15 - 17 hcp)</text:span>.<text:span text:style-name="T577"> Notice that the script variables $1, $2, and $3 are just single 'words' </text:span><text:soft-page-break/><text:span text:style-name="T577">aka tokens. But $0 is several 'words' or tokens; however many it takes to specify the shape of the East hand. </text:span></text:p>
      <text:p text:style-name="P222"/>
      <text:p text:style-name="P222"><text:span text:style-name="T577">This is the relevant part of the file</text:span><text:span text:style-name="T579">,</text:span><text:span text:style-name="T577"> </text:span><text:span text:style-name="T579">"</text:span><text:span text:style-name="T577">Descr.NTscript</text:span><text:span text:style-name="T579">"</text:span><text:span text:style-name="T577">. $1 is a compass direction</text:span><text:span text:style-name="T633">(west)</text:span><text:span text:style-name="T577">, $2 and $3 are numbers, and $0 is a shape specification.</text:span></text:p>
      <text:p text:style-name="Standard"/>
      <text:p text:style-name="P85">NTshape = shape(<text:span text:style-name="T144">$1</text:span>, any 4333 + any 4432 + any 5332 - 5xxx - x5xx)</text:p>
      <text:p text:style-name="P222"><text:span text:style-name="T196">condition</text:span><text:span text:style-name="T275"> shape ( east, </text:span><text:span text:style-name="T240">$0</text:span><text:span text:style-name="T275"> ) &amp;&amp; NTshape &amp;&amp; </text:span></text:p>
      <text:p text:style-name="P85"><text:s text:c="3"/>(hcp(<text:span text:style-name="T144">$1</text:span>) &gt;= <text:span text:style-name="T144">$2</text:span>) &amp;&amp; (hcp(<text:span text:style-name="T144">$1</text:span>) &lt;= <text:span text:style-name="T144">$3</text:span> ) </text:p>
      <text:p text:style-name="P85">action printew</text:p>
      <text:p text:style-name="P85"/>
      <text:p text:style-name="P72">We run dealer passing the values of $0 - $3 on the command line:<text:span text:style-name="T575"> </text:span></text:p>
      <text:p text:style-name="P88">./deal<text:span text:style-name="T573">erv2</text:span> Descr.<text:span text:style-name="T573">NT</text:span>scr<text:span text:style-name="T574">ipt</text:span><text:span text:style-name="T575"> </text:span>-s1 <text:span text:style-name="T144">-1</text:span> west <text:span text:style-name="T144">-2</text:span> 12 <text:span text:style-name="T144">-3</text:span> 14 <text:span text:style-name="T625">\</text:span></text:p>
      <text:p text:style-name="P88"><text:span text:style-name="T575"><text:s text:c="26"/></text:span><text:span text:style-name="T144">-0</text:span> "5xxx<text:span text:style-name="T574"> </text:span>+<text:span text:style-name="T574"> </text:span>x5xx - any xxx0 - any xxx1" <text:span text:style-name="T573"><text:s/></text:span></text:p>
      <text:p text:style-name="Standard"/>
      <text:p text:style-name="Standard">A couple of hands produced from the above:</text:p>
      <text:p text:style-name="P217"><text:s text:c="3"/><text:span text:style-name="T196">1. West <text:s text:c="11"/>East </text:span><text:span text:style-name="T257"><text:tab/><text:tab/><text:tab/>2. West <text:s text:c="11"/>East </text:span></text:p>
      <text:p text:style-name="P141"><text:s text:c="5"/>K 5 <text:s text:c="11"/>A Q J 7 3 <text:span text:style-name="T574"><text:tab/> <text:s text:c="7"/>K 7 <text:s text:c="11"/>3 2 </text:span></text:p>
      <text:p text:style-name="P141"><text:s text:c="5"/>K 4 3 <text:s text:c="9"/>A J 8 7 <text:span text:style-name="T574"><text:tab/><text:tab/><text:tab/> <text:s text:c="2"/>A J 2 <text:s text:c="9"/>Q 7 6 5 3</text:span></text:p>
      <text:p text:style-name="P141"><text:s text:c="5"/>K T 8 3 <text:s text:c="7"/>A 6 <text:span text:style-name="T574"><text:tab/><text:tab/><text:tab/> <text:s text:c="2"/></text:span><text:span text:style-name="T579"><text:tab/> <text:s text:c="2"/></text:span><text:span text:style-name="T574">A J 9 3 <text:s text:c="7"/>Q T 5</text:span></text:p>
      <text:p text:style-name="P141"><text:s text:c="5"/>K T 9 5 <text:s text:c="7"/>8 2 <text:span text:style-name="T574"><text:tab/><text:tab/><text:tab/> <text:s text:c="2"/></text:span><text:span text:style-name="T579"><text:tab/> <text:s text:c="2"/></text:span><text:span text:style-name="T574">J 9 3 2 <text:s text:c="7"/>Q 8 6 </text:span></text:p>
      <text:p text:style-name="P85"/>
      <text:p text:style-name="P218"><text:span text:style-name="T491">Next we </text:span><text:span text:style-name="T492">run dealer </text:span><text:span text:style-name="T491">with different </text:span><text:span text:style-name="T492">values of </text:span><text:span text:style-name="T491">hcp</text:span><text:span text:style-name="T492"> on the command line:</text:span></text:p>
      <text:p text:style-name="P88">./deal<text:span text:style-name="T573">erv2</text:span> Descr.<text:span text:style-name="T573">NT</text:span>scr<text:span text:style-name="T574">ipt</text:span><text:span text:style-name="T575"> </text:span>-s1 <text:span text:style-name="T144">-1</text:span> west <text:span text:style-name="T144">-2</text:span> <text:span text:style-name="T575">"15"</text:span> <text:span text:style-name="T144">-3</text:span> <text:span text:style-name="T575">"17"</text:span> <text:span text:style-name="T625"><text:s/>\</text:span></text:p>
      <text:p text:style-name="P88"><text:span text:style-name="T575"><text:s text:c="26"/></text:span><text:span text:style-name="T144">-0</text:span> "5xxx<text:span text:style-name="T574"> </text:span>+<text:span text:style-name="T574"> </text:span>x5xx - any xxx0 - any xxx1" <text:span text:style-name="T573"><text:s/></text:span></text:p>
      <text:p text:style-name="P219"/>
      <text:p text:style-name="P219">And we get hands like these two:</text:p>
      <text:p text:style-name="P142"><text:s text:c="3"/>7. West <text:s text:c="9"/>East <text:tab/><text:tab/> 8. West <text:s text:c="9"/>East</text:p>
      <text:p text:style-name="P142"><text:s text:c="5"/>A K 9 <text:s text:c="9"/>Q 3 2 <text:tab/><text:tab/> <text:s text:c="2"/>K 9 7 <text:s text:c="9"/>Q J 6 2 </text:p>
      <text:p text:style-name="P142"><text:s text:c="5"/>J 9 <text:s text:c="11"/>A Q 8 7 5<text:tab/><text:tab/> <text:s text:c="2"/>A K 6 <text:s text:c="9"/>T 9 8 5 2 <text:s/></text:p>
      <text:p text:style-name="P142"><text:s text:c="5"/>Q T 9 <text:s text:c="9"/>6 4<text:tab/><text:tab/><text:tab/> <text:s text:c="2"/>A T 3 <text:s text:c="9"/>7 6</text:p>
      <text:p text:style-name="P142"><text:s text:c="5"/>A J T 5 3 <text:s text:c="5"/>K 6 4<text:tab/><text:tab/> <text:s text:c="2"/>Q J T 4 <text:s text:c="7"/>8 3 <text:s/></text:p>
      <text:p text:style-name="P142"/>
      <text:p text:style-name="P220"><text:span text:style-name="T493">Since we are just doing text substitution we can even have some keywords be set by variables. For example if we want to switch between </text:span><text:span text:style-name="T484">HCP</text:span><text:span text:style-name="T493"> and '</text:span><text:span text:style-name="T484">C13</text:span><text:span text:style-name="T493">' points we make the condition clause:</text:span></text:p>
      <text:p text:style-name="P144">condition NTshape &amp;&amp; ( <text:span text:style-name="T144">$9</text:span>($1)&gt;=$2) &amp;&amp; ( <text:span text:style-name="T144">$9</text:span>($1)&lt;=$3 )&amp;&amp; shape(east,$0)</text:p>
      <text:p text:style-name="P73">and then run Dealer with either:</text:p>
      <text:p text:style-name="P89">/deal<text:span text:style-name="T573">erv2</text:span> Descr.<text:span text:style-name="T573">NT</text:span>scr<text:span text:style-name="T574">ipt</text:span><text:span text:style-name="T575"> </text:span>-s1 -1 west -2 <text:span text:style-name="T575">"15"</text:span> -3 <text:span text:style-name="T575">"17"</text:span><text:span text:style-name="T576"> </text:span><text:span text:style-name="T176">-9 hcp </text:span><text:span text:style-name="T144"><text:s/></text:span><text:span text:style-name="T380">\</text:span></text:p>
      <text:p text:style-name="P73"><text:span text:style-name="T259"><text:s text:c="26"/></text:span><text:span text:style-name="T258">-0 "5xxx</text:span><text:span text:style-name="T260"> </text:span><text:span text:style-name="T258">+</text:span><text:span text:style-name="T260"> </text:span><text:span text:style-name="T258">x5xx - any xxx0 - any xxx1" </text:span></text:p>
      <text:p text:style-name="P23">or</text:p>
      <text:p text:style-name="P220"><text:span text:style-name="T258">/deal</text:span><text:span text:style-name="T261">erv2</text:span><text:span text:style-name="T258"> Descr.</text:span><text:span text:style-name="T261">NT</text:span><text:span text:style-name="T258">scr</text:span><text:span text:style-name="T260">ipt</text:span><text:span text:style-name="T259"> </text:span><text:span text:style-name="T258">-s1 -1 west -2 </text:span><text:span text:style-name="T259">"15"</text:span><text:span text:style-name="T258"> -3 </text:span><text:span text:style-name="T259">"17"</text:span><text:span text:style-name="T258"> </text:span><text:span text:style-name="T263">-9 pt9 </text:span><text:span text:style-name="T274">\</text:span></text:p>
      <text:p text:style-name="P73"><text:span text:style-name="T259"><text:s text:c="26"/></text:span><text:span text:style-name="T261">-0 "5xxx</text:span><text:span text:style-name="T260"> </text:span><text:span text:style-name="T261">+</text:span><text:span text:style-name="T260"> </text:span><text:span text:style-name="T261">x5xx - any xxx0 - any xxx1" <text:s text:c="2"/></text:span><text:s/></text:p>
      <text:p text:style-name="P81"/>
      <text:p text:style-name="P143"><text:span text:style-name="T494">The first run will of course duplicate the strong NT examples above. </text:span><text:span text:style-name="T495">In the second run, t</text:span><text:span text:style-name="T494">he West hands no longer have 15 - 17 HCP but instead 15 - 17 </text:span><text:span text:style-name="T495">"C</text:span><text:span text:style-name="T494">13</text:span><text:span text:style-name="T495">"</text:span><text:span text:style-name="T494"> points where an Ace=6, King=4, Queen=2 and </text:span><text:soft-page-break/><text:span text:style-name="T494">Jack=1</text:span><text:span text:style-name="T495">.</text:span></text:p>
      <text:p text:style-name="P143"><text:span text:style-name="T495">Here are some </text:span><text:span text:style-name="T494">West hands:</text:span></text:p>
      <text:p text:style-name="P81"/>
      <text:p text:style-name="P223"><text:span text:style-name="T494"><text:s text:c="2"/></text:span><text:span text:style-name="T276"><text:s/>1. <text:s text:c="17"/>2. <text:s text:c="17"/>5. <text:s text:c="17"/>6. <text:s text:c="14"/></text:span></text:p>
      <text:p text:style-name="P156">K 5 <text:s text:c="16"/>T 8 5 <text:s text:c="14"/>K 8 5 2 <text:s text:c="12"/>A 3 <text:s text:c="2"/></text:p>
      <text:p text:style-name="P156">K 4 3 <text:s text:c="14"/>K 8 6 <text:s text:c="14"/>Q T 4 <text:s text:c="14"/>Q 9 2 </text:p>
      <text:p text:style-name="P156">K T 8 3 <text:s text:c="12"/>T 9 <text:s text:c="16"/>K Q T <text:s text:c="14"/>Q J T 4 </text:p>
      <text:p text:style-name="P156">K T 9 5 <text:s text:c="12"/>A K J T 3 <text:s text:c="10"/>K 9 2 <text:s text:c="14"/>K Q 9 6 </text:p>
      <text:p text:style-name="P81"><text:s/>4*4 = 16 <text:s text:c="32"/>4+6+4+1 = 15 <text:s text:c="10"/><text:tab/> <text:s text:c="8"/>4+2+6+4 = 16 <text:s text:c="26"/>6+2+3+6 <text:s/>= 17 <text:s text:c="32"/></text:p>
      <text:p text:style-name="P76"/>
      <text:p text:style-name="P224"><text:span text:style-name="T495">The values taken on by the script variables are simply passed in on the command line; this allows the user to write shell scripts, and to read the script variables from a file, or to be generated via a </text:span><text:span text:style-name="T424">for</text:span><text:span text:style-name="T495"> loop and so on. See the Example Simulation Exercise </text:span><text:span text:style-name="T496">section prior, </text:span><text:span text:style-name="T495">for how this could be done. </text:span></text:p>
      <text:p text:style-name="P74">By harnessing the power of shell scripting, Dealer V2.0 should allow the user to run unattended simulations, quite conveniently.</text:p>
      <text:p text:style-name="P74"/>
      <text:p text:style-name="P225"><text:span text:style-name="T497">Caveat: </text:span><text:span text:style-name="T496">The scripting variables </text:span><text:span text:style-name="T499">in the Input File </text:span><text:span text:style-name="T496">cannot be between quotes; if you </text:span><text:span text:style-name="T498">write</text:span><text:span text:style-name="T496"> "$1" </text:span><text:span text:style-name="T498">for example</text:span><text:span text:style-name="T496">, it loses it's special meaning and just becomes the text string $1. The only case I can think of where this might be a problem is if you want to debug your script and you put the $1 in a </text:span><text:span text:style-name="T485">printes</text:span><text:span text:style-name="T496"> </text:span><text:span text:style-name="T498">statement</text:span><text:span text:style-name="T496">. </text:span></text:p>
      <text:p text:style-name="P77">For example if $1="north" and the North hand has 14 HCP, then the statement:</text:p>
      <text:p text:style-name="P225"><text:span text:style-name="T496"><text:s/></text:span><text:span text:style-name="T277">printes( "HCP for compass $1 = " , hcp($1) , \n )</text:span></text:p>
      <text:p text:style-name="P77">will print out: <text:s/><text:span text:style-name="T196">HCP for compass $1 = 14</text:span> </text:p>
      <text:p text:style-name="P77"/>
      <text:p text:style-name="P77">And if you try it like this: </text:p>
      <text:p text:style-name="P75"><text:span text:style-name="T581"><text:s/></text:span><text:span text:style-name="T277">printes( "HCP for compass ", $1, " = " , hcp($1) , \n )</text:span></text:p>
      <text:p text:style-name="P77">You will get an error because the parser will see the statement:</text:p>
      <text:p text:style-name="P157">printes( "HCP for compass ", north, " = " , hcp(north) , \n )</text:p>
      <text:p text:style-name="P77">and the first <text:s/>'<text:span text:style-name="T196">north</text:span>' is not a valid expression in this context. </text:p>
      <text:p text:style-name="P77"/>
      <text:p text:style-name="P78">Thus far we have seen that it is straightforward to use the script variables in the place of numbers or key words, or even strings where the bare string is valid, such as in a <text:span text:style-name="T144">shape</text:span> statement. However if you want to have the a string appear in a print statement such as <text:span text:style-name="T144">printes</text:span>, or as a label for the <text:span text:style-name="T144">action</text:span> or <text:span text:style-name="T144">frequency</text:span> output, <text:s/>you must resort to a bit of trickery.</text:p>
      <text:p text:style-name="P78"/>
      <text:p text:style-name="P78">In order to be recognized as a string by the lexer, the string must be in double quotes. So this means that <text:span text:style-name="T115">after </text:span>the lexer has made the substitution, there must be double quotes <text:s/>in the result.</text:p>
      <text:p text:style-name="P78">So in order to have for example the date<text:span text:style-name="T583"> as part of your </text:span><text:span text:style-name="T177">average</text:span><text:span text:style-name="T583"> lab</text:span><text:span text:style-name="T605">el</text:span>, your command line would need to be like this:</text:p>
      <text:p text:style-name="P146">./deal<text:span text:style-name="T583">erv2</text:span> -2 '<text:span text:style-name="T583"> </text:span>"Rundate=2022-Feb-12"<text:span text:style-name="T583"> </text:span>' Descr.STRscr</text:p>
      <text:p text:style-name="P79">This wil<text:span text:style-name="T584">l </text:span>save the string between the single quotes, including the double quotes, in the script variable so that after the lexer has substituted the string for the $2 script variable, there is a valid Dealer string there, i.e. text between double quotes.</text:p>
      <text:p text:style-name="P79"/>
      <text:p text:style-name="P79"><text:soft-page-break/>And the Input File could be:</text:p>
      <text:p text:style-name="P145">action</text:p>
      <text:p text:style-name="P145">printoneline, <text:s/>average $2 controls(west)</text:p>
      <text:p text:style-name="P145"/>
      <text:p text:style-name="P79">which would generate output like this:</text:p>
      <text:p text:style-name="P113">n KQ72.JT532.5.KQ4 e J8654.6.K43.AJ93 s T.K.AQJT96.T8752 w A93.AQ9874.872.6 </text:p>
      <text:p text:style-name="P113">n A87653.A4.T5.T93 e KQJT2.963.9643.8 s 4.J872.KQJ872.54 w 9.KQT5.A.AKQJ762 </text:p>
      <text:p text:style-name="P114">Rundate=2022-Feb-12: Mean= 3.0000, Std Dev=1.6997, Var= 2.8889, Sample Size=10 </text:p>
      <text:h text:style-name="P292" text:outline-level="1"><text:bookmark-start text:name="__RefHeading___Toc20444_2914024446"/>Running Dealer<text:bookmark-end text:name="__RefHeading___Toc20444_2914024446"/></text:h>
      <text:p text:style-name="P276">Dealer itself does not need to be installed in any particlar place; you can install it in your home directory or (if you have super user priviledges) in any convenient path such as <text:span text:style-name="T196">/usr/games.</text:span></text:p>
      <text:p text:style-name="P261">The Dealer binary is called: <text:span text:style-name="T196">dealerv2 </text:span>It does not rely on any other files to execute in most cases; the exception(s) being if you want to use the <text:span text:style-name="T144">opc</text:span> function you need to have the external DOP perl program installed in<text:span text:style-name="T196"> /usr/local/bin,</text:span> <text:s/>and if for some obscure reason you want to use GIB as your double dummy solver, you need to have GIB properly installed<text:span text:style-name="T642"> as </text:span><text:span text:style-name="T284">/usr/games/gibcli</text:span> See <text:span text:style-name="T642">the section on Double Dummy functions. </text:span></text:p>
      <text:p text:style-name="P262">At this time Dealer must be installed manually. There is no automatic install script. See the section on installing Dealer in this document. In what follows we assume that Dealer is installed somewhere in your execution path or home directory.</text:p>
      <text:p text:style-name="P262">There is not yet a man page for Dealer<text:span text:style-name="T645"> version 2</text:span>. This document is it. </text:p>
      <text:p text:style-name="P262">Your first Dealer command should probably be <text:span text:style-name="T196">dealerv2 -h - V</text:span><text:span text:style-name="T285"> </text:span><text:span text:style-name="T643">as shown. This will produce a rather extensive help message and the Version information and exit.</text:span><text:span text:style-name="T644"> (See the section on Command line arguments.)</text:span></text:p>
      <text:p text:style-name="P263">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P263"><text:span text:style-name="T286">Prod/</text:span><text:span text:style-name="T196">dealerv2 Descr.2nt </text:span>and you will get some output to the screen.</text:p>
      <text:h text:style-name="P294" text:outline-level="1"><text:bookmark-start text:name="__RefHeading___Toc20446_2914024446"/>Installing and Building Dealer<text:bookmark-end text:name="__RefHeading___Toc20446_2914024446"/></text:h>
      <text:p text:style-name="P331">More detail on installing Dealer is in the Maintainer's guide. This is a quick summary for those that just want to use the program.</text:p>
      <text:p text:style-name="P331">The easiest way <text:span text:style-name="T648">to get DealerV2 is</text:span> to use git and clone the repository. Change to the directory where you would like the copy of the repository to reside, e.g. your Home directory or /usr/games etc and issue the command:</text:p>
      <text:p text:style-name="Standard"><text:span text:style-name="T196">git clone https://github.com/dealerv2/Dealer-Version-2-</text:span></text:p>
      <text:p text:style-name="Standard">Note the dash at the end of the line is required. </text:p>
      <text:p text:style-name="P331">This command will create the directory: Dealer-Version-2-</text:p>
      <text:p text:style-name="P331">To see the structure of this directory you can type: <text:span text:style-name="T196">tree -L 1 -F Dealer-Version-2-</text:span></text:p>
      <text:p text:style-name="P331"><text:soft-page-break/></text:p>
      <text:p text:style-name="P331">The result will be:</text:p>
      <text:p text:style-name="P331">├── DDS_Demo/</text:p>
      <text:p text:style-name="P331">├── Debug/</text:p>
      <text:p text:style-name="P331">├── DebugExamples/</text:p>
      <text:p text:style-name="P331">├── docs/</text:p>
      <text:p text:style-name="P331">├── DOP4DealerV2.tar.gz</text:p>
      <text:p text:style-name="P331">├── Examples/</text:p>
      <text:p text:style-name="P331">├── include/</text:p>
      <text:p text:style-name="P331">├── lib/</text:p>
      <text:p text:style-name="P331">├── LICENSE</text:p>
      <text:p text:style-name="P331">├── Prod/</text:p>
      <text:p text:style-name="P331">├── README.md</text:p>
      <text:p text:style-name="P331">└── src/</text:p>
      <text:p text:style-name="P331">The primary directories of interest are the Prod/ directory and the Examples/ directory.</text:p>
      <text:p text:style-name="P331">The binary for Dealer is Prod/dealerv2. There are many examples of Dealer input files with names beginning with "Descr." in the Examples directory.</text:p>
      <text:p text:style-name="P331">To <text:span text:style-name="T647">(re)-build the binary cd to the Prod directory and type "make". Ignore the warnings about unused variables and the tmpname function and so forth.</text:span></text:p>
      <text:p text:style-name="P332">For further notes on building the Debug version and verifying the functioning of Dealer see the Maintainer's documentation.</text:p>
      <text:p text:style-name="P331"/>
      <text:h text:style-name="P295" text:outline-level="1"><text:bookmark-start text:name="__RefHeading___Toc21295_670075485"/>Glossary of Reserved Words in Dealer<text:bookmark-end text:name="__RefHeading___Toc21295_670075485"/></text:h>
      <text:p text:style-name="Standard">Case matters. Order of cards usually matters. <text:span text:style-name="T502">W</text:span>ords ending in 's' can be reserved.</text:p>
      <text:p text:style-name="Standard"/>
      <text:p text:style-name="Standard"><text:span text:style-name="T533">Here is a list of all the r</text:span><text:span text:style-name="T526">eserved words in</text:span> alphabetical order:</text:p>
      <text:p text:style-name="Standard">ace, aces, action, all, altcount, and, any, average, both, c13, cccc, club, clubs, condition, control, controls, <text:span text:style-name="T585">csvrpt, </text:span>dds, <text:span text:style-name="T585">deal, </text:span>dealer, diamond, diamonds, EW, export, frequency, generate,<text:span text:style-name="T588"> gib, </text:span></text:p>
      <text:p text:style-name="Standard">hascard, hcp, hcps, heart, hearts, imp, imps, jack, jacks, king, kings, loser, losers, ltc, </text:p>
      <text:p text:style-name="P248">none, not, notrump, notrumps, NS, nv, <text:span text:style-name="T559">opener, </text:span>opc, or, </text:p>
      <text:p text:style-name="P248">par, pointcount, predeal, print, printall, printcompact, printes, printew, printns, printoneline, printpbn, <text:span text:style-name="T628">printrpt, </text:span>printside, produce, pt0, pt1, pt2, pt3, pt4, pt5, pt6, pt7, pt8, pt9, </text:p>
      <text:p text:style-name="Standard">quality, queen, queens, rnd, score, shape, spades, spades, </text:p>
      <text:p text:style-name="Standard">ten, tens, title, top2, top3, top4, <text:span text:style-name="T506">top5, </text:span>trick, tricks, <text:span text:style-name="T503"><text:s/></text:span><text:span text:style-name="T588">trix, </text:span>vul, <text:span text:style-name="T503"><text:s/></text:span>vulnerable</text:p>
      <text:p text:style-name="Standard"/>
      <text:p text:style-name="Standard"/>
      <text:p text:style-name="P178"><text:span text:style-name="T526">In addition </text:span><text:span text:style-name="T501">the</text:span><text:span text:style-name="T543">se</text:span><text:span text:style-name="T501"> arithmetic operators and some special characters, have special meaning to </text:span><text:span text:style-name="T507">D</text:span><text:span text:style-name="T501">ealer</text:span><text:span text:style-name="T526">: </text:span></text:p>
      <text:p text:style-name="P178"><text:span text:style-name="T235">+ - * / % = &gt; &lt; &gt;= &lt;= != </text:span><text:span text:style-name="T238">== </text:span><text:span text:style-name="T235">? : " , ( ) </text:span><text:span text:style-name="T236"># /* */ //</text:span><text:span text:style-name="T241"> <text:s/></text:span></text:p>
      <text:p text:style-name="Standard"><text:span text:style-name="T543">The </text:span>scripting variables <text:span text:style-name="T565">$</text:span><text:span text:style-name="T235">0</text:span><text:span text:style-name="T238">,$</text:span><text:span text:style-name="T235">1</text:span><text:span text:style-name="T238">,$</text:span><text:span text:style-name="T235">2</text:span><text:span text:style-name="T238">,$</text:span><text:span text:style-name="T235">3</text:span><text:span text:style-name="T238">,$</text:span><text:span text:style-name="T235">4</text:span><text:span text:style-name="T238">,$</text:span><text:span text:style-name="T235">5</text:span><text:span text:style-name="T238">,$</text:span><text:span text:style-name="T235">6</text:span><text:span text:style-name="T238">,$</text:span><text:span text:style-name="T235">7</text:span><text:span text:style-name="T238">,$</text:span><text:span text:style-name="T235">8</text:span><text:span text:style-name="T238">,$9</text:span><text:span text:style-name="T481"> </text:span><text:span text:style-name="T461">can also be considered to be reserved words.</text:span></text:p>
      <text:p text:style-name="Standard"/>
      <text:p text:style-name="Standard"/>
      <text:p text:style-name="Standard"/>
      <text:h text:style-name="P293" text:outline-level="1"/>
      <text:h text:style-name="P297" text:outline-level="1"><text:bookmark-start text:name="__RefHeading___Toc2945_3691053158"/>Authors<text:bookmark-end text:name="__RefHeading___Toc2945_3691053158"/></text:h>
      <text:p text:style-name="P267">These authors are listed in the original Dealer documentation:</text:p>
      <text:list xml:id="list3867853325" text:style-name="L20">
        <text:list-item>
          <text:p text:style-name="P333"><text:span text:style-name="T562">Original code: Hans van Staveren </text:span><text:a xlink:type="simple" xlink:href="mailto:sater@xs4all.nl" text:style-name="Internet_20_link" text:visited-style-name="Visited_20_Internet_20_Link"><text:span text:style-name="T562">(sater@xs4all.nl)</text:span></text:a><text:span text:style-name="T562"> </text:span></text:p>
        </text:list-item>
      </text:list>
      <text:list xml:id="list1665501750" text:style-name="L21">
        <text:list-item>
          <text:p text:style-name="P336">Modifications such as the "loser" and "control" function by <text:a xlink:type="simple" xlink:href="mailto:henk@ripe.net" text:style-name="Internet_20_link" text:visited-style-name="Visited_20_Internet_20_Link">Henk Uijterwaal</text:a>. </text:p>
        </text:list-item>
        <text:list-item>
          <text:p text:style-name="P336">GNU random generator introduced by <text:a xlink:type="simple" xlink:href="mailto:Bruce.Moore@akamail.com" text:style-name="Internet_20_link" text:visited-style-name="Visited_20_Internet_20_Link">Bruce Moore</text:a>. </text:p>
        </text:list-item>
        <text:list-item>
          <text:p text:style-name="P336">Exhaust Mode by <text:a xlink:type="simple" xlink:href="../../../Debian/dealer/Manual/sr007-2@dial.oleane.com" text:style-name="Internet_20_link" text:visited-style-name="Visited_20_Internet_20_Link">Francois Dellacherie</text:a> </text:p>
        </text:list-item>
        <text:list-item>
          <text:p text:style-name="P336">pbn_to_ascii.pl post-processor by <text:a xlink:type="simple" xlink:href="mailto:Robin.Barker@npl.co.uk" text:style-name="Internet_20_link" text:visited-style-name="Visited_20_Internet_20_Link">Robin Barker</text:a>. </text:p>
        </text:list-item>
        <text:list-item>
          <text:p text:style-name="P336">cccc() and quality() functions by <text:a xlink:type="simple" xlink:href="mailto:DSuits@silknet.com" text:style-name="Internet_20_link" text:visited-style-name="Visited_20_Internet_20_Link">Danil Suits</text:a>. </text:p>
        </text:list-item>
        <text:list-item>
          <text:p text:style-name="P336">bug fixes, caching, new keywords/counts, options -2, -3, -l, by <text:a xlink:type="simple" xlink:href="mailto:alex@magenta.com" text:style-name="Internet_20_link" text:visited-style-name="Visited_20_Internet_20_Link">Alex Martelli</text:a>. </text:p>
        </text:list-item>
        <text:list-item>
          <text:p text:style-name="P336">Tricks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334">Dos/Windows C support, and MSVC++ project files, by <text:a xlink:type="simple" xlink:href="../../../Debian/dealer/Manual/dealer@paje.globalnet.co.uk" text:style-name="Internet_20_link" text:visited-style-name="Visited_20_Internet_20_Link">Paul Baxter</text:a>. </text:p>
        </text:list-item>
      </text:list>
      <text:p text:style-name="Standard">Version 2.0 <text:span text:style-name="T563">(2022) </text:span>Author<text:span text:style-name="T563">: </text:span><text:a xlink:type="simple" xlink:href="mailto:dealerv2@outlook.com?subject=Dealer%20Version%202.x" text:style-name="Internet_20_link" text:visited-style-name="Visited_20_Internet_20_Link"><text:span text:style-name="T635">JG</text:span></text:a><text:a xlink:type="simple" xlink:href="mailto:dealerv2@outlook.com?subject=Dealer%20Version%202.x" text:style-name="Internet_20_link" text:visited-style-name="Visited_20_Internet_20_Link"><text:span text:style-name="T634">M</text:span></text:a></text:p>
      <text:list xml:id="list313660924" text:style-name="L22">
        <text:list-item>
          <text:p text:style-name="P329"><text:span text:style-name="T113">JGM</text:span><text:span text:style-name="T562"> - </text:span><text:span text:style-name="T179">Added</text:span><text:span text:style-name="T568">: </text:span><text:span text:style-name="T563"><text:s/></text:span><text:span text:style-name="T562">Bo Haglund's DDS solver for </text:span><text:span text:style-name="T563">T</text:span><text:span text:style-name="T562">ricks and </text:span><text:span text:style-name="T563">P</text:span><text:span text:style-name="T562">ar calculations</text:span></text:p>
        </text:list-item>
        <text:list-item>
          <text:p text:style-name="P329"><text:span text:style-name="T562">Optimal Point Count</text:span><text:span text:style-name="T563"> evaluation</text:span><text:span text:style-name="T562"> </text:span></text:p>
        </text:list-item>
        <text:list-item>
          <text:p text:style-name="P329">Modern Losing Trick Count </text:p>
        </text:list-item>
        <text:list-item>
          <text:p text:style-name="P329"><text:span text:style-name="T589">Title and </text:span><text:span text:style-name="T562">Improvements to various reports </text:span></text:p>
        </text:list-item>
        <text:list-item>
          <text:p text:style-name="P329"><text:span text:style-name="T563">E</text:span><text:span text:style-name="T562">xport function, </text:span><text:span text:style-name="T589">and </text:span><text:span text:style-name="T563">S</text:span><text:span text:style-name="T562">cripting of predeals </text:span></text:p>
        </text:list-item>
        <text:list-item>
          <text:p text:style-name="P329"><text:span text:style-name="T582">Scripting </text:span><text:span text:style-name="T589">values and keywords in</text:span><text:span text:style-name="T582"> the Input File </text:span></text:p>
        </text:list-item>
        <text:list-item>
          <text:p text:style-name="P329">CSV <text:span text:style-name="T633">R</text:span>eport action<text:span text:style-name="T629">, and Print Report action</text:span></text:p>
        </text:list-item>
        <text:list-item>
          <text:p text:style-name="P329"><text:span text:style-name="T564">D</text:span><text:span text:style-name="T562">oubled and </text:span><text:span text:style-name="T589">R</text:span><text:span text:style-name="T562">edoubled contracts </text:span><text:span text:style-name="T589">for both score and evalcontract</text:span></text:p>
        </text:list-item>
        <text:list-item>
          <text:p text:style-name="P329"><text:span text:style-name="T563">S</text:span><text:span text:style-name="T562">core calculation mods </text:span></text:p>
        </text:list-item>
        <text:list-item>
          <text:p text:style-name="P329"><text:span text:style-name="T564">Decimal point numbers</text:span><text:span text:style-name="T563"> </text:span></text:p>
        </text:list-item>
        <text:list-item>
          <text:p text:style-name="P329"><text:span text:style-name="T564">B</text:span><text:span text:style-name="T563">ug fixes to altcount, and evalcontract</text:span></text:p>
        </text:list-item>
        <text:list-item>
          <text:p text:style-name="P330"><text:span text:style-name="T589">U</text:span><text:span text:style-name="T563">pdated </text:span><text:span text:style-name="T588">the </text:span><text:span text:style-name="T563">RNG to GNU rand48 </text:span></text:p>
        </text:list-item>
        <text:list-item>
          <text:p text:style-name="P330"><text:span text:style-name="T589">M</text:span><text:span text:style-name="T563">odified </text:span><text:span text:style-name="T589">the </text:span><text:span text:style-name="T563">seeding method to use </text:span><text:span text:style-name="T589">the </text:span><text:span text:style-name="T563">Linux kernel entropy pool.</text:span></text:p>
        </text:list-item>
      </text:list>
      <text:p text:style-name="P236"/>
      <text:list xml:id="list210937792373792" text:continue-numbering="true" text:style-name="L22">
        <text:list-item>
          <text:p text:style-name="P329"><text:span text:style-name="T107">JGM</text:span> - <text:span text:style-name="T144">Removed</text:span>: D<text:span text:style-name="T582">OS</text:span>/Windows code, GIB library code, Exhaust mode code, zero52[NRANDVALS] array and code.</text:p>
        </text:list-item>
        <text:list-item>
          <text:p text:style-name="P329"><text:span text:style-name="T107">JGM</text:span> - <text:span text:style-name="T144">Wrote</text:span><text:span text:style-name="T180">:</text:span> <text:span text:style-name="T588">B</text:span>rief manual on operation of Dealer for code maintainers. </text:p>
        </text:list-item>
        <text:list-item>
          <text:p text:style-name="P329">Wrote a new manual for users<text:span text:style-name="T589"> with both old an new functionality described</text:span>.</text:p>
        </text:list-item>
      </text:list>
      <text:p text:style-name="Standard"/>
      <text:h text:style-name="P298" text:outline-level="1"><text:bookmark-start text:name="__RefHeading___Toc6770_3691053158"/>Copyright<text:bookmark-end text:name="__RefHeading___Toc6770_3691053158"/></text:h>
      <text:p text:style-name="P268">Original Copyright Notice from Hans van Staveren</text:p>
      <text:p text:style-name="P212">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588">, </text:span><text:s/>Holland</text:p>
      <text:h text:style-name="P300" text:outline-level="2"><text:bookmark-start text:name="__RefHeading___Toc6772_3691053158"/>Copyright Version 2.0<text:bookmark-end text:name="__RefHeading___Toc6772_3691053158"/></text:h>
      <text:p text:style-name="P269">The code developed by JGM is copyright JGM (2022) and released under the GNU Public License Version 3 or later at your option. </text:p>
      <text:p text:style-name="P269">Copyright (C) 2022, J. G. Morse Richmond B.C. Canada, V7A2R1</text:p>
      <text:p text:style-name="P269"/>
      <text:p text:style-name="P269"><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269"><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269">You should have received a copy of the GNU General Public License along with this program. <text:s/>If not, see &lt;http://www.gnu.org/licenses/&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1" fo:font-family="Arial" style:font-family-generic="swiss" fo:font-size="17pt" fo:font-weight="bold" style:font-size-asian="17pt" style:font-weight-asian="bold"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Author: JGM <text:s/><text:tab/>Page:<text:page-number text:select-page="current">35</text:page-number><text:tab/>Date:<text:date style:data-style-name="N36" text:date-value="2022-02-22T16:30:55.034282687" text:fixed="true">2022-02-22</text:date></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2-22T21:09:36.922358644</dc:date>
    <meta:editing-duration>P6DT18H12M54S</meta:editing-duration>
    <meta:editing-cycles>79</meta:editing-cycles>
    <meta:generator>LibreOffice/6.4.7.2$Linux_X86_64 LibreOffice_project/40$Build-2</meta:generator>
    <meta:document-statistic meta:table-count="0" meta:image-count="0" meta:object-count="0" meta:page-count="35" meta:paragraph-count="785" meta:word-count="14617" meta:character-count="85892" meta:non-whitespace-character-count="67698"/>
  </office:meta>
</office:document-meta>
</file>